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CHAMADAS_TESTE" table:style-name="ta1">
        <table:table-row>
          <table:table-cell office:value-type="string">
            <text:p>DATA_REF</text:p>
          </table:table-cell>
          <table:table-cell office:value-type="string">
            <text:p>HORA_REF</text:p>
          </table:table-cell>
          <table:table-cell office:value-type="string">
            <text:p>DIA_DA_SEMANA</text:p>
          </table:table-cell>
          <table:table-cell office:value-type="string">
            <text:p>HORA_INTEIRA</text:p>
          </table:table-cell>
          <table:table-cell office:value-type="string">
            <text:p>COD_IDENTIFICACAO_LIGACAO</text:p>
          </table:table-cell>
          <table:table-cell office:value-type="string">
            <text:p>NOM_HABILIDADE</text:p>
          </table:table-cell>
          <table:table-cell office:value-type="string">
            <text:p>ENDERECO_ORIGEM</text:p>
          </table:table-cell>
          <table:table-cell office:value-type="string">
            <text:p>COD_URA</text:p>
          </table:table-cell>
          <table:table-cell office:value-type="string">
            <text:p>NOME_URA</text:p>
          </table:table-cell>
          <table:table-cell office:value-type="string">
            <text:p>EVENTOS</text:p>
          </table:table-cell>
          <table:table-cell office:value-type="string">
            <text:p>FLUXO</text:p>
          </table:table-cell>
          <table:table-cell office:value-type="string">
            <text:p>NAVEGACAO</text:p>
          </table:table-cell>
          <table:table-cell office:value-type="string">
            <text:p>VALIDACAO</text:p>
          </table:table-cell>
          <table:table-cell office:value-type="string">
            <text:p>ENTRADAS</text:p>
          </table:table-cell>
          <table:table-cell office:value-type="string">
            <text:p>INDICADOR</text:p>
          </table:table-cell>
          <table:table-cell office:value-type="string">
            <text:p>DURACAO</text:p>
          </table:table-cell>
          <table:table-cell office:value-type="string">
            <text:p>IDENTIFICACAO</text:p>
          </table:table-cell>
          <table:table-cell office:value-type="string">
            <text:p>ULTIMO_PONTO</text:p>
          </table:table-cell>
          <table:table-cell office:value-type="string">
            <text:p>PRODUTO_DEV</text:p>
          </table:table-cell>
          <table:table-cell office:value-type="string">
            <text:p>EMPRESA</text:p>
          </table:table-cell>
          <table:table-cell office:value-type="string">
            <text:p>PRODUTO</text:p>
          </table:table-cell>
          <table:table-cell office:value-type="string">
            <text:p>PROCESSO</text:p>
          </table:table-cell>
          <table:table-cell office:value-type="string">
            <text:p>TIPO_SERVICO</text:p>
          </table:table-cell>
          <table:table-cell office:value-type="string">
            <text:p>TMP_TIMESTAMP</text:p>
          </table:table-cell>
          <table:table-cell office:value-type="string">
            <text:p>DT_PROCESSAMENTO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841550925925926">
            <text:p>0.484155092592592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8000000</text:p>
          </table:table-cell>
          <table:table-cell office:value-type="string">
            <text:p>URA_SEG_E_ASSIST_PORTO</text:p>
          </table:table-cell>
          <table:table-cell office:value-type="string">
            <text:p>+5507141827124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28">
            <text:p>128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11:37:15|01/12/2025 11:37:19|01/12/2025 11:37:22|01/12/2025 11:37:26|01/12/2025 11:37:29|01/12/2025 11:37:32|01/12/2025 11:37:36|01/12/2025 11:37:41|01/12/2025 11:37:46|01/12/2025 11:37:50|01/12/2025 11:37:51|01/12/2025 11:37:54|01/12/2025 11:37:56|01/12/2025 11:37:59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0293981481481483">
            <text:p>0.4029398148148148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764867919638000001</text:p>
          </table:table-cell>
          <table:table-cell office:value-type="string">
            <text:p>URA_SEG_E_ASSIST_PORTO</text:p>
          </table:table-cell>
          <table:table-cell office:value-type="string">
            <text:p>+5505156407775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50">
            <text:p>150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1/12/2025 09:40:18|01/12/2025 09:40:19|01/12/2025 09:40:23|01/12/2025 09:40:26|01/12/2025 09:40:27|01/12/2025 09:40:31|01/12/2025 09:40:35|01/12/2025 09:40:38|01/12/2025 09:40:42|01/12/2025 09:40:45|01/12/2025 09:40:49|01/12/2025 09:40:50|01/12/2025 09:40:55|01/12/2025 09:40:57|01/12/2025 09:40:59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8126157407407405">
            <text:p>0.4812615740740740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8000002</text:p>
          </table:table-cell>
          <table:table-cell office:value-type="string">
            <text:p>URA_SEG_E_ASSIST_PORTO</text:p>
          </table:table-cell>
          <table:table-cell office:value-type="string">
            <text:p>+5506197491310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50">
            <text:p>50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11:33:04|01/12/2025 11:33:08|01/12/2025 11:33:11|01/12/2025 11:33:13|01/12/2025 11:33:17|01/12/2025 11:33:21|01/12/2025 11:33:22|01/12/2025 11:33:26|01/12/2025 11:33:29|01/12/2025 11:33:33|01/12/2025 11:33:37|01/12/2025 11:33:39|01/12/2025 11:33:40|01/12/2025 11:33:44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743518518518519">
            <text:p>0.67435185185185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764867919638000003</text:p>
          </table:table-cell>
          <table:table-cell office:value-type="string">
            <text:p>URA_SEG_E_ASSIST_PORTO</text:p>
          </table:table-cell>
          <table:table-cell office:value-type="string">
            <text:p>+5504135705618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44">
            <text:p>44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6:11:05|01/12/2025 16:11:07|01/12/2025 16:11:11|01/12/2025 16:11:15|01/12/2025 16:11:17|01/12/2025 16:11:18|01/12/2025 16:11:22|01/12/2025 16:11:26|01/12/2025 16:11:28|01/12/2025 16:11:31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765740740740741">
            <text:p>0.776574074074074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764867919638000004</text:p>
          </table:table-cell>
          <table:table-cell office:value-type="string">
            <text:p>URA_SEG_E_ASSIST_PORTO</text:p>
          </table:table-cell>
          <table:table-cell office:value-type="string">
            <text:p>+5505131427010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7">
            <text:p>47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8:38:20|01/12/2025 18:38:21|01/12/2025 18:38:26|01/12/2025 18:38:30|01/12/2025 18:38:33|01/12/2025 18:38:34|01/12/2025 18:38:37|01/12/2025 18:38:39|01/12/2025 18:38:42|01/12/2025 18:38:43|01/12/2025 18:38:47|01/12/2025 18:38:50|01/12/2025 18:38:52|01/12/2025 18:38:55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39537037037037">
            <text:p>0.53953703703703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764867919638000005</text:p>
          </table:table-cell>
          <table:table-cell office:value-type="string">
            <text:p>URA_SEG_E_ASSIST_PORTO</text:p>
          </table:table-cell>
          <table:table-cell office:value-type="string">
            <text:p>+5504149592612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31">
            <text:p>131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1/12/2025 12:56:58|01/12/2025 12:57:00|01/12/2025 12:57:02|01/12/2025 12:57:06|01/12/2025 12:57:07|01/12/2025 12:57:12|01/12/2025 12:57:15|01/12/2025 12:57:17|01/12/2025 12:57:20|01/12/2025 12:57:24|01/12/2025 12:57:28|01/12/2025 12:57:30|01/12/2025 12:57:35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075578703703704">
            <text:p>0.807557870370370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8000006</text:p>
          </table:table-cell>
          <table:table-cell office:value-type="string">
            <text:p>URA_SEG_E_ASSIST_PORTO</text:p>
          </table:table-cell>
          <table:table-cell office:value-type="string">
            <text:p>+5503135476492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8">
            <text:p>98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9:22:56|01/12/2025 19:23:00|01/12/2025 19:23:04|01/12/2025 19:23:06|01/12/2025 19:23:08|01/12/2025 19:23:11|01/12/2025 19:23:15|01/12/2025 19:23:18|01/12/2025 19:23:22|01/12/2025 19:23:25|01/12/2025 19:23:27|01/12/2025 19:23:30|01/12/2025 19:23:34|01/12/2025 19:23:35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144907407407408">
            <text:p>0.814490740740740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8000007</text:p>
          </table:table-cell>
          <table:table-cell office:value-type="string">
            <text:p>URA_SEG_E_ASSIST_PORTO</text:p>
          </table:table-cell>
          <table:table-cell office:value-type="string">
            <text:p>+5506176716616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35">
            <text:p>135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9:32:53|01/12/2025 19:32:55|01/12/2025 19:32:57|01/12/2025 19:33:02|01/12/2025 19:33:04|01/12/2025 19:33:09|01/12/2025 19:33:12|01/12/2025 19:33:14|01/12/2025 19:33:18|01/12/2025 19:33:21|01/12/2025 19:33:25|01/12/2025 19:33:26|01/12/2025 19:33:30|01/12/2025 19:33:33|01/12/2025 19:33:37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9912037037037035">
            <text:p>0.3991203703703703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764867919638000008</text:p>
          </table:table-cell>
          <table:table-cell office:value-type="string">
            <text:p>URA_SEG_E_ASSIST_PORTO</text:p>
          </table:table-cell>
          <table:table-cell office:value-type="string">
            <text:p>+5507196120257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47">
            <text:p>147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09:34:47|01/12/2025 09:34:51|01/12/2025 09:34:56|01/12/2025 09:35:00|01/12/2025 09:35:04|01/12/2025 09:35:07|01/12/2025 09:35:10|01/12/2025 09:35:13|01/12/2025 09:35:15|01/12/2025 09:35:18|01/12/2025 09:35:20|01/12/2025 09:35:24|01/12/2025 09:35:25|01/12/2025 09:35:28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405902777777778">
            <text:p>0.340590277777777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8000009</text:p>
          </table:table-cell>
          <table:table-cell office:value-type="string">
            <text:p>URA_SEG_E_ASSIST_PORTO</text:p>
          </table:table-cell>
          <table:table-cell office:value-type="string">
            <text:p>+5503142947636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53">
            <text:p>153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08:10:31|01/12/2025 08:10:32|01/12/2025 08:10:37|01/12/2025 08:10:39|01/12/2025 08:10:43|01/12/2025 08:10:46|01/12/2025 08:10:50|01/12/2025 08:10:52|01/12/2025 08:10:56|01/12/2025 08:10:57|01/12/2025 08:11:02|01/12/2025 08:11:05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947337962962963">
            <text:p>0.694733796296296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764867919638000010</text:p>
          </table:table-cell>
          <table:table-cell office:value-type="string">
            <text:p>URA_SEG_E_ASSIST_PORTO</text:p>
          </table:table-cell>
          <table:table-cell office:value-type="string">
            <text:p>+5503156790435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1">
            <text:p>6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6:40:27|01/12/2025 16:40:30|01/12/2025 16:40:34|01/12/2025 16:40:38|01/12/2025 16:40:40|01/12/2025 16:40:45|01/12/2025 16:40:48|01/12/2025 16:40:50|01/12/2025 16:40:52|01/12/2025 16:40:55|01/12/2025 16:41:00|01/12/2025 16:41:05|01/12/2025 16:41:08|01/12/2025 16:41:10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9221064814814813">
            <text:p>0.492210648148148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8000011</text:p>
          </table:table-cell>
          <table:table-cell office:value-type="string">
            <text:p>URA_SEG_E_ASSIST_PORTO</text:p>
          </table:table-cell>
          <table:table-cell office:value-type="string">
            <text:p>+5503157903818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15">
            <text:p>115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1:48:48|01/12/2025 11:48:49|01/12/2025 11:48:54|01/12/2025 11:48:58|01/12/2025 11:49:00|01/12/2025 11:49:02|01/12/2025 11:49:06|01/12/2025 11:49:07|01/12/2025 11:49:11|01/12/2025 11:49:14|01/12/2025 11:49:19|01/12/2025 11:49:24|01/12/2025 11:49:26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0827546296296297">
            <text:p>0.4082754629629629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764867919638000012</text:p>
          </table:table-cell>
          <table:table-cell office:value-type="string">
            <text:p>URA_SEG_E_ASSIST_PORTO</text:p>
          </table:table-cell>
          <table:table-cell office:value-type="string">
            <text:p>+5501132991677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9">
            <text:p>69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09:47:56|01/12/2025 09:48:01|01/12/2025 09:48:06|01/12/2025 09:48:08|01/12/2025 09:48:10|01/12/2025 09:48:13|01/12/2025 09:48:17|01/12/2025 09:48:21|01/12/2025 09:48:25|01/12/2025 09:48:30|01/12/2025 09:48:32|01/12/2025 09:48:36|01/12/2025 09:48:37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42800925925926">
            <text:p>0.74280092592592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8000013</text:p>
          </table:table-cell>
          <table:table-cell office:value-type="string">
            <text:p>URA_SEG_E_ASSIST_PORTO</text:p>
          </table:table-cell>
          <table:table-cell office:value-type="string">
            <text:p>+5509171183838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6">
            <text:p>166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7:49:41|01/12/2025 17:49:45|01/12/2025 17:49:47|01/12/2025 17:49:49|01/12/2025 17:49:52|01/12/2025 17:49:54|01/12/2025 17:49:58|01/12/2025 17:50:01|01/12/2025 17:50:03|01/12/2025 17:50:06|01/12/2025 17:50:09|01/12/2025 17:50:14|01/12/2025 17:50:18|01/12/2025 17:50:21|01/12/2025 17:50:24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499074074074075">
            <text:p>0.649907407407407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764867919638000014</text:p>
          </table:table-cell>
          <table:table-cell office:value-type="string">
            <text:p>URA_SEG_E_ASSIST_PORTO</text:p>
          </table:table-cell>
          <table:table-cell office:value-type="string">
            <text:p>+5506184883587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9">
            <text:p>59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5:35:55|01/12/2025 15:36:00|01/12/2025 15:36:03|01/12/2025 15:36:04|01/12/2025 15:36:05|01/12/2025 15:36:10|01/12/2025 15:36:15|01/12/2025 15:36:17|01/12/2025 15:36:20|01/12/2025 15:36:22|01/12/2025 15:36:23|01/12/2025 15:36:27|01/12/2025 15:36:29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578703703703703">
            <text:p>0.557870370370370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8000015</text:p>
          </table:table-cell>
          <table:table-cell office:value-type="string">
            <text:p>URA_SEG_E_ASSIST_PORTO</text:p>
          </table:table-cell>
          <table:table-cell office:value-type="string">
            <text:p>+5509139951496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1">
            <text:p>41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3:23:23|01/12/2025 13:23:25|01/12/2025 13:23:27|01/12/2025 13:23:28|01/12/2025 13:23:31|01/12/2025 13:23:36|01/12/2025 13:23:41|01/12/2025 13:23:43|01/12/2025 13:23:46|01/12/2025 13:23:50|01/12/2025 13:23:54|01/12/2025 13:23:57|01/12/2025 13:23:59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345254629629629">
            <text:p>0.534525462962962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764867919638000016</text:p>
          </table:table-cell>
          <table:table-cell office:value-type="string">
            <text:p>URA_SEG_E_ASSIST_PORTO</text:p>
          </table:table-cell>
          <table:table-cell office:value-type="string">
            <text:p>+5503174891997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12">
            <text:p>112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2:49:44|01/12/2025 12:49:49|01/12/2025 12:49:54|01/12/2025 12:49:55|01/12/2025 12:49:57|01/12/2025 12:49:58|01/12/2025 12:50:03|01/12/2025 12:50:06|01/12/2025 12:50:11|01/12/2025 12:50:14|01/12/2025 12:50:15|01/12/2025 12:50:19|01/12/2025 12:50:23|01/12/2025 12:50:26|01/12/2025 12:50:30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9402777777777773">
            <text:p>0.4940277777777777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8000017</text:p>
          </table:table-cell>
          <table:table-cell office:value-type="string">
            <text:p>URA_SEG_E_ASSIST_PORTO</text:p>
          </table:table-cell>
          <table:table-cell office:value-type="string">
            <text:p>+5507150800655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37">
            <text:p>137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1:51:25|01/12/2025 11:51:27|01/12/2025 11:51:32|01/12/2025 11:51:33|01/12/2025 11:51:36|01/12/2025 11:51:37|01/12/2025 11:51:42|01/12/2025 11:51:45|01/12/2025 11:51:50|01/12/2025 11:51:53|01/12/2025 11:51:54|01/12/2025 11:51:55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026851851851852">
            <text:p>0.702685185185185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764867919638000018</text:p>
          </table:table-cell>
          <table:table-cell office:value-type="string">
            <text:p>URA_SEG_E_ASSIST_PORTO</text:p>
          </table:table-cell>
          <table:table-cell office:value-type="string">
            <text:p>+5507145091645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68">
            <text:p>68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16:51:54|01/12/2025 16:51:59|01/12/2025 16:52:00|01/12/2025 16:52:02|01/12/2025 16:52:07|01/12/2025 16:52:10|01/12/2025 16:52:12|01/12/2025 16:52:15|01/12/2025 16:52:16|01/12/2025 16:52:20|01/12/2025 16:52:23|01/12/2025 16:52:27|01/12/2025 16:52:31|01/12/2025 16:52:36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820717592592592">
            <text:p>0.482071759259259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8000019</text:p>
          </table:table-cell>
          <table:table-cell office:value-type="string">
            <text:p>URA_SEG_E_ASSIST_PORTO</text:p>
          </table:table-cell>
          <table:table-cell office:value-type="string">
            <text:p>+5501112933841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02">
            <text:p>202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1:34:15|01/12/2025 11:34:19|01/12/2025 11:34:23|01/12/2025 11:34:26|01/12/2025 11:34:29|01/12/2025 11:34:30|01/12/2025 11:34:34|01/12/2025 11:34:37|01/12/2025 11:34:41|01/12/2025 11:34:45|01/12/2025 11:34:49|01/12/2025 11:34:53|01/12/2025 11:34:57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666666666666667">
            <text:p>0.566666666666666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8000020</text:p>
          </table:table-cell>
          <table:table-cell office:value-type="string">
            <text:p>URA_SEG_E_ASSIST_PORTO</text:p>
          </table:table-cell>
          <table:table-cell office:value-type="string">
            <text:p>+5503156127241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12">
            <text:p>112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13:36:01|01/12/2025 13:36:05|01/12/2025 13:36:06|01/12/2025 13:36:09|01/12/2025 13:36:14|01/12/2025 13:36:16|01/12/2025 13:36:18|01/12/2025 13:36:19|01/12/2025 13:36:22|01/12/2025 13:36:25|01/12/2025 13:36:27|01/12/2025 13:36:32|01/12/2025 13:36:36|01/12/2025 13:36:37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8047453703703704">
            <text:p>0.3804745370370370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764867919638000021</text:p>
          </table:table-cell>
          <table:table-cell office:value-type="string">
            <text:p>URA_SEG_E_ASSIST_PORTO</text:p>
          </table:table-cell>
          <table:table-cell office:value-type="string">
            <text:p>+5503163740312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313">
            <text:p>313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09:07:55|01/12/2025 09:07:58|01/12/2025 09:08:00|01/12/2025 09:08:01|01/12/2025 09:08:05|01/12/2025 09:08:06|01/12/2025 09:08:07|01/12/2025 09:08:10|01/12/2025 09:08:14|01/12/2025 09:08:16|01/12/2025 09:08:20|01/12/2025 09:08:21|01/12/2025 09:08:22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7696759259259264">
            <text:p>0.4769675925925926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8000022</text:p>
          </table:table-cell>
          <table:table-cell office:value-type="string">
            <text:p>URA_SEG_E_ASSIST_PORTO</text:p>
          </table:table-cell>
          <table:table-cell office:value-type="string">
            <text:p>+5508111036874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91">
            <text:p>191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1:26:52|01/12/2025 11:26:57|01/12/2025 11:27:01|01/12/2025 11:27:06|01/12/2025 11:27:08|01/12/2025 11:27:13|01/12/2025 11:27:15|01/12/2025 11:27:18|01/12/2025 11:27:23|01/12/2025 11:27:24|01/12/2025 11:27:28|01/12/2025 11:27:31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9269675925925926">
            <text:p>0.4926967592592592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8000023</text:p>
          </table:table-cell>
          <table:table-cell office:value-type="string">
            <text:p>URA_SEG_E_ASSIST_PORTO</text:p>
          </table:table-cell>
          <table:table-cell office:value-type="string">
            <text:p>+5502195120613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8">
            <text:p>88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1:49:33|01/12/2025 11:49:36|01/12/2025 11:49:41|01/12/2025 11:49:44|01/12/2025 11:49:48|01/12/2025 11:49:52|01/12/2025 11:49:56|01/12/2025 11:50:00|01/12/2025 11:50:04|01/12/2025 11:50:08|01/12/2025 11:50:09|01/12/2025 11:50:12|01/12/2025 11:50:15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327083333333332">
            <text:p>0.732708333333333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8000024</text:p>
          </table:table-cell>
          <table:table-cell office:value-type="string">
            <text:p>URA_SEG_E_ASSIST_PORTO</text:p>
          </table:table-cell>
          <table:table-cell office:value-type="string">
            <text:p>+5509160042903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48">
            <text:p>148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17:35:09|01/12/2025 17:35:12|01/12/2025 17:35:14|01/12/2025 17:35:19|01/12/2025 17:35:23|01/12/2025 17:35:26|01/12/2025 17:35:29|01/12/2025 17:35:33|01/12/2025 17:35:36|01/12/2025 17:35:38|01/12/2025 17:35:43|01/12/2025 17:35:47|01/12/2025 17:35:51|01/12/2025 17:35:52|01/12/2025 17:35:55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383680555555555">
            <text:p>0.738368055555555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8000025</text:p>
          </table:table-cell>
          <table:table-cell office:value-type="string">
            <text:p>URA_SEG_E_ASSIST_PORTO</text:p>
          </table:table-cell>
          <table:table-cell office:value-type="string">
            <text:p>+5506186756019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75">
            <text:p>75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17:43:19|01/12/2025 17:43:20|01/12/2025 17:43:23|01/12/2025 17:43:28|01/12/2025 17:43:30|01/12/2025 17:43:31|01/12/2025 17:43:34|01/12/2025 17:43:35|01/12/2025 17:43:39|01/12/2025 17:43:42|01/12/2025 17:43:45|01/12/2025 17:43:47|01/12/2025 17:43:49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824189814814814">
            <text:p>0.78241898148148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764867919638000026</text:p>
          </table:table-cell>
          <table:table-cell office:value-type="string">
            <text:p>URA_SEG_E_ASSIST_PORTO</text:p>
          </table:table-cell>
          <table:table-cell office:value-type="string">
            <text:p>+5501130541466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9">
            <text:p>99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8:46:44|01/12/2025 18:46:49|01/12/2025 18:46:51|01/12/2025 18:46:53|01/12/2025 18:46:57|01/12/2025 18:47:01|01/12/2025 18:47:02|01/12/2025 18:47:03|01/12/2025 18:47:08|01/12/2025 18:47:11|01/12/2025 18:47:13|01/12/2025 18:47:18|01/12/2025 18:47:19|01/12/2025 18:47:23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6907407407407405">
            <text:p>0.3690740740740740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8000027</text:p>
          </table:table-cell>
          <table:table-cell office:value-type="string">
            <text:p>URA_SEG_E_ASSIST_PORTO</text:p>
          </table:table-cell>
          <table:table-cell office:value-type="string">
            <text:p>+5502156340896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91">
            <text:p>91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1/12/2025 08:51:30|01/12/2025 08:51:32|01/12/2025 08:51:36|01/12/2025 08:51:39|01/12/2025 08:51:40|01/12/2025 08:51:44|01/12/2025 08:51:48|01/12/2025 08:51:52|01/12/2025 08:51:54|01/12/2025 08:51:59|01/12/2025 08:52:00|01/12/2025 08:52:04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266319444444443">
            <text:p>0.726631944444444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8000028</text:p>
          </table:table-cell>
          <table:table-cell office:value-type="string">
            <text:p>URA_SEG_E_ASSIST_PORTO</text:p>
          </table:table-cell>
          <table:table-cell office:value-type="string">
            <text:p>+5506197890874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74">
            <text:p>74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1/12/2025 17:26:22|01/12/2025 17:26:26|01/12/2025 17:26:28|01/12/2025 17:26:30|01/12/2025 17:26:34|01/12/2025 17:26:36|01/12/2025 17:26:39|01/12/2025 17:26:44|01/12/2025 17:26:46|01/12/2025 17:26:50|01/12/2025 17:26:54|01/12/2025 17:26:56|01/12/2025 17:26:57|01/12/2025 17:26:59|01/12/2025 17:27:00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243518518518519">
            <text:p>0.82435185185185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8000029</text:p>
          </table:table-cell>
          <table:table-cell office:value-type="string">
            <text:p>URA_SEG_E_ASSIST_PORTO</text:p>
          </table:table-cell>
          <table:table-cell office:value-type="string">
            <text:p>+5504143853587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49">
            <text:p>149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9:47:08|01/12/2025 19:47:12|01/12/2025 19:47:16|01/12/2025 19:47:19|01/12/2025 19:47:20|01/12/2025 19:47:21|01/12/2025 19:47:25|01/12/2025 19:47:28|01/12/2025 19:47:32|01/12/2025 19:47:34|01/12/2025 19:47:36|01/12/2025 19:47:41|01/12/2025 19:47:42|01/12/2025 19:47:44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6148148148148144">
            <text:p>0.4614814814814814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8000030</text:p>
          </table:table-cell>
          <table:table-cell office:value-type="string">
            <text:p>URA_SEG_E_ASSIST_PORTO</text:p>
          </table:table-cell>
          <table:table-cell office:value-type="string">
            <text:p>+5502183285121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79">
            <text:p>7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1:04:35|01/12/2025 11:04:37|01/12/2025 11:04:38|01/12/2025 11:04:41|01/12/2025 11:04:46|01/12/2025 11:04:51|01/12/2025 11:04:55|01/12/2025 11:04:58|01/12/2025 11:05:00|01/12/2025 11:05:01|01/12/2025 11:05:03|01/12/2025 11:05:05|01/12/2025 11:05:10|01/12/2025 11:05:12|01/12/2025 11:05:14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697453703703704">
            <text:p>0.469745370370370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8000031</text:p>
          </table:table-cell>
          <table:table-cell office:value-type="string">
            <text:p>URA_SEG_E_ASSIST_PORTO</text:p>
          </table:table-cell>
          <table:table-cell office:value-type="string">
            <text:p>+5503171547583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60">
            <text:p>60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1:16:28|01/12/2025 11:16:32|01/12/2025 11:16:36|01/12/2025 11:16:41|01/12/2025 11:16:45|01/12/2025 11:16:47|01/12/2025 11:16:49|01/12/2025 11:16:52|01/12/2025 11:16:56|01/12/2025 11:17:00|01/12/2025 11:17:04|01/12/2025 11:17:07|01/12/2025 11:17:11|01/12/2025 11:17:14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420601851851852">
            <text:p>0.742060185185185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8000032</text:p>
          </table:table-cell>
          <table:table-cell office:value-type="string">
            <text:p>URA_SEG_E_ASSIST_PORTO</text:p>
          </table:table-cell>
          <table:table-cell office:value-type="string">
            <text:p>+5508116956516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69">
            <text:p>69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7:48:38|01/12/2025 17:48:42|01/12/2025 17:48:43|01/12/2025 17:48:45|01/12/2025 17:48:48|01/12/2025 17:48:51|01/12/2025 17:48:53|01/12/2025 17:48:55|01/12/2025 17:48:59|01/12/2025 17:49:03|01/12/2025 17:49:06|01/12/2025 17:49:11|01/12/2025 17:49:13|01/12/2025 17:49:17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841666666666667">
            <text:p>0.384166666666666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764867919638000033</text:p>
          </table:table-cell>
          <table:table-cell office:value-type="string">
            <text:p>URA_SEG_E_ASSIST_PORTO</text:p>
          </table:table-cell>
          <table:table-cell office:value-type="string">
            <text:p>+5507166596892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56">
            <text:p>156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1/12/2025 09:13:16|01/12/2025 09:13:19|01/12/2025 09:13:21|01/12/2025 09:13:25|01/12/2025 09:13:26|01/12/2025 09:13:31|01/12/2025 09:13:33|01/12/2025 09:13:36|01/12/2025 09:13:41|01/12/2025 09:13:45|01/12/2025 09:13:50|01/12/2025 09:13:51|01/12/2025 09:13:55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50625">
            <text:p>0.65062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764867919638000034</text:p>
          </table:table-cell>
          <table:table-cell office:value-type="string">
            <text:p>URA_SEG_E_ASSIST_PORTO</text:p>
          </table:table-cell>
          <table:table-cell office:value-type="string">
            <text:p>+5504172057773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09">
            <text:p>209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5:36:56|01/12/2025 15:37:00|01/12/2025 15:37:03|01/12/2025 15:37:04|01/12/2025 15:37:07|01/12/2025 15:37:10|01/12/2025 15:37:11|01/12/2025 15:37:15|01/12/2025 15:37:18|01/12/2025 15:37:22|01/12/2025 15:37:26|01/12/2025 15:37:30|01/12/2025 15:37:33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815046296296297">
            <text:p>0.681504629629629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764867919638000035</text:p>
          </table:table-cell>
          <table:table-cell office:value-type="string">
            <text:p>URA_SEG_E_ASSIST_PORTO</text:p>
          </table:table-cell>
          <table:table-cell office:value-type="string">
            <text:p>+5502141833647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4">
            <text:p>8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6:21:23|01/12/2025 16:21:26|01/12/2025 16:21:27|01/12/2025 16:21:30|01/12/2025 16:21:33|01/12/2025 16:21:35|01/12/2025 16:21:38|01/12/2025 16:21:41|01/12/2025 16:21:44|01/12/2025 16:21:45|01/12/2025 16:21:47|01/12/2025 16:21:51|01/12/2025 16:21:55|01/12/2025 16:21:56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034837962962964">
            <text:p>0.803483796296296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8000036</text:p>
          </table:table-cell>
          <table:table-cell office:value-type="string">
            <text:p>URA_SEG_E_ASSIST_PORTO</text:p>
          </table:table-cell>
          <table:table-cell office:value-type="string">
            <text:p>+5507138111616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49">
            <text:p>149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9:17:02|01/12/2025 19:17:05|01/12/2025 19:17:06|01/12/2025 19:17:07|01/12/2025 19:17:10|01/12/2025 19:17:13|01/12/2025 19:17:16|01/12/2025 19:17:21|01/12/2025 19:17:26|01/12/2025 19:17:30|01/12/2025 19:17:32|01/12/2025 19:17:36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21400462962963">
            <text:p>0.72140046296296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8000037</text:p>
          </table:table-cell>
          <table:table-cell office:value-type="string">
            <text:p>URA_SEG_E_ASSIST_PORTO</text:p>
          </table:table-cell>
          <table:table-cell office:value-type="string">
            <text:p>+5503186569123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0">
            <text:p>40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7:18:51|01/12/2025 17:18:53|01/12/2025 17:18:55|01/12/2025 17:18:58|01/12/2025 17:19:01|01/12/2025 17:19:04|01/12/2025 17:19:07|01/12/2025 17:19:08|01/12/2025 17:19:11|01/12/2025 17:19:14|01/12/2025 17:19:18|01/12/2025 17:19:23|01/12/2025 17:19:24|01/12/2025 17:19:29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7202546296296294">
            <text:p>0.4720254629629629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8000038</text:p>
          </table:table-cell>
          <table:table-cell office:value-type="string">
            <text:p>URA_SEG_E_ASSIST_PORTO</text:p>
          </table:table-cell>
          <table:table-cell office:value-type="string">
            <text:p>+5502184450580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2">
            <text:p>162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1:19:45|01/12/2025 11:19:48|01/12/2025 11:19:50|01/12/2025 11:19:52|01/12/2025 11:19:56|01/12/2025 11:19:58|01/12/2025 11:19:59|01/12/2025 11:20:03|01/12/2025 11:20:06|01/12/2025 11:20:09|01/12/2025 11:20:13|01/12/2025 11:20:15|01/12/2025 11:20:18|01/12/2025 11:20:20|01/12/2025 11:20:25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00474537037037">
            <text:p>0.80047453703703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8000039</text:p>
          </table:table-cell>
          <table:table-cell office:value-type="string">
            <text:p>URA_SEG_E_ASSIST_PORTO</text:p>
          </table:table-cell>
          <table:table-cell office:value-type="string">
            <text:p>+5505132110895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16">
            <text:p>116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9:12:45|01/12/2025 19:12:50|01/12/2025 19:12:51|01/12/2025 19:12:53|01/12/2025 19:12:54|01/12/2025 19:12:57|01/12/2025 19:12:59|01/12/2025 19:13:03|01/12/2025 19:13:05|01/12/2025 19:13:08|01/12/2025 19:13:11|01/12/2025 19:13:14|01/12/2025 19:13:17|01/12/2025 19:13:21|01/12/2025 19:13:25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390509259259259">
            <text:p>0.639050925925925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764867919638000040</text:p>
          </table:table-cell>
          <table:table-cell office:value-type="string">
            <text:p>URA_SEG_E_ASSIST_PORTO</text:p>
          </table:table-cell>
          <table:table-cell office:value-type="string">
            <text:p>+5502142674340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7">
            <text:p>87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5:20:15|01/12/2025 15:20:18|01/12/2025 15:20:23|01/12/2025 15:20:26|01/12/2025 15:20:29|01/12/2025 15:20:31|01/12/2025 15:20:35|01/12/2025 15:20:40|01/12/2025 15:20:43|01/12/2025 15:20:47|01/12/2025 15:20:49|01/12/2025 15:20:52|01/12/2025 15:20:55|01/12/2025 15:20:59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204166666666667">
            <text:p>0.820416666666666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8000041</text:p>
          </table:table-cell>
          <table:table-cell office:value-type="string">
            <text:p>URA_SEG_E_ASSIST_PORTO</text:p>
          </table:table-cell>
          <table:table-cell office:value-type="string">
            <text:p>+5508159000895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48">
            <text:p>148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1/12/2025 19:41:27|01/12/2025 19:41:29|01/12/2025 19:41:33|01/12/2025 19:41:38|01/12/2025 19:41:40|01/12/2025 19:41:43|01/12/2025 19:41:45|01/12/2025 19:41:50|01/12/2025 19:41:53|01/12/2025 19:41:55|01/12/2025 19:41:59|01/12/2025 19:42:01|01/12/2025 19:42:04|01/12/2025 19:42:06|01/12/2025 19:42:09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913194444444444">
            <text:p>0.491319444444444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8000042</text:p>
          </table:table-cell>
          <table:table-cell office:value-type="string">
            <text:p>URA_SEG_E_ASSIST_PORTO</text:p>
          </table:table-cell>
          <table:table-cell office:value-type="string">
            <text:p>+5506153973966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53">
            <text:p>53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11:47:34|01/12/2025 11:47:37|01/12/2025 11:47:41|01/12/2025 11:47:46|01/12/2025 11:47:48|01/12/2025 11:47:53|01/12/2025 11:47:55|01/12/2025 11:48:00|01/12/2025 11:48:02|01/12/2025 11:48:04|01/12/2025 11:48:05|01/12/2025 11:48:10|01/12/2025 11:48:12|01/12/2025 11:48:15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742708333333334">
            <text:p>0.774270833333333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764867919638000043</text:p>
          </table:table-cell>
          <table:table-cell office:value-type="string">
            <text:p>URA_SEG_E_ASSIST_PORTO</text:p>
          </table:table-cell>
          <table:table-cell office:value-type="string">
            <text:p>+5508175649563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1">
            <text:p>5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8:34:59|01/12/2025 18:35:02|01/12/2025 18:35:06|01/12/2025 18:35:08|01/12/2025 18:35:11|01/12/2025 18:35:13|01/12/2025 18:35:14|01/12/2025 18:35:19|01/12/2025 18:35:20|01/12/2025 18:35:23|01/12/2025 18:35:26|01/12/2025 18:35:27|01/12/2025 18:35:29|01/12/2025 18:35:33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8012731481481485">
            <text:p>0.4801273148148148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8000044</text:p>
          </table:table-cell>
          <table:table-cell office:value-type="string">
            <text:p>URA_SEG_E_ASSIST_PORTO</text:p>
          </table:table-cell>
          <table:table-cell office:value-type="string">
            <text:p>+5503146406609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82">
            <text:p>182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1:31:24|01/12/2025 11:31:27|01/12/2025 11:31:30|01/12/2025 11:31:32|01/12/2025 11:31:34|01/12/2025 11:31:38|01/12/2025 11:31:41|01/12/2025 11:31:44|01/12/2025 11:31:45|01/12/2025 11:31:49|01/12/2025 11:31:51|01/12/2025 11:31:54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0050925925925923">
            <text:p>0.4005092592592592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764867919638000045</text:p>
          </table:table-cell>
          <table:table-cell office:value-type="string">
            <text:p>URA_SEG_E_ASSIST_PORTO</text:p>
          </table:table-cell>
          <table:table-cell office:value-type="string">
            <text:p>+5501140875605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74">
            <text:p>74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09:36:48|01/12/2025 09:36:51|01/12/2025 09:36:55|01/12/2025 09:36:57|01/12/2025 09:36:58|01/12/2025 09:37:01|01/12/2025 09:37:03|01/12/2025 09:37:05|01/12/2025 09:37:09|01/12/2025 09:37:12|01/12/2025 09:37:17|01/12/2025 09:37:18|01/12/2025 09:37:21|01/12/2025 09:37:23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673842592592593">
            <text:p>0.567384259259259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8000046</text:p>
          </table:table-cell>
          <table:table-cell office:value-type="string">
            <text:p>URA_SEG_E_ASSIST_PORTO</text:p>
          </table:table-cell>
          <table:table-cell office:value-type="string">
            <text:p>+5505162586121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6">
            <text:p>66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3:37:06|01/12/2025 13:37:09|01/12/2025 13:37:10|01/12/2025 13:37:13|01/12/2025 13:37:15|01/12/2025 13:37:17|01/12/2025 13:37:19|01/12/2025 13:37:24|01/12/2025 13:37:27|01/12/2025 13:37:31|01/12/2025 13:37:35|01/12/2025 13:37:37|01/12/2025 13:37:42|01/12/2025 13:37:45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023263888888889">
            <text:p>0.702326388888888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764867919638000047</text:p>
          </table:table-cell>
          <table:table-cell office:value-type="string">
            <text:p>URA_SEG_E_ASSIST_PORTO</text:p>
          </table:table-cell>
          <table:table-cell office:value-type="string">
            <text:p>+5505139152330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32">
            <text:p>132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6:51:24|01/12/2025 16:51:25|01/12/2025 16:51:30|01/12/2025 16:51:32|01/12/2025 16:51:33|01/12/2025 16:51:36|01/12/2025 16:51:41|01/12/2025 16:51:43|01/12/2025 16:51:47|01/12/2025 16:51:52|01/12/2025 16:51:56|01/12/2025 16:51:57|01/12/2025 16:52:01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34212962962963">
            <text:p>0.53421296296296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764867919638000048</text:p>
          </table:table-cell>
          <table:table-cell office:value-type="string">
            <text:p>URA_SEG_E_ASSIST_PORTO</text:p>
          </table:table-cell>
          <table:table-cell office:value-type="string">
            <text:p>+5506174880685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35">
            <text:p>135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12:49:17|01/12/2025 12:49:18|01/12/2025 12:49:20|01/12/2025 12:49:23|01/12/2025 12:49:27|01/12/2025 12:49:32|01/12/2025 12:49:33|01/12/2025 12:49:35|01/12/2025 12:49:37|01/12/2025 12:49:38|01/12/2025 12:49:41|01/12/2025 12:49:45|01/12/2025 12:49:47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406597222222222">
            <text:p>0.540659722222222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764867919638000049</text:p>
          </table:table-cell>
          <table:table-cell office:value-type="string">
            <text:p>URA_SEG_E_ASSIST_PORTO</text:p>
          </table:table-cell>
          <table:table-cell office:value-type="string">
            <text:p>+5503153597116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85">
            <text:p>185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2:58:35|01/12/2025 12:58:37|01/12/2025 12:58:41|01/12/2025 12:58:46|01/12/2025 12:58:50|01/12/2025 12:58:53|01/12/2025 12:58:57|01/12/2025 12:59:01|01/12/2025 12:59:04|01/12/2025 12:59:08|01/12/2025 12:59:10|01/12/2025 12:59:15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845486111111111">
            <text:p>0.48454861111111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8000050</text:p>
          </table:table-cell>
          <table:table-cell office:value-type="string">
            <text:p>URA_SEG_E_ASSIST_PORTO</text:p>
          </table:table-cell>
          <table:table-cell office:value-type="string">
            <text:p>+5502146934045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9">
            <text:p>69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1:37:47|01/12/2025 11:37:48|01/12/2025 11:37:50|01/12/2025 11:37:51|01/12/2025 11:37:55|01/12/2025 11:37:58|01/12/2025 11:38:02|01/12/2025 11:38:06|01/12/2025 11:38:09|01/12/2025 11:38:13|01/12/2025 11:38:14|01/12/2025 11:38:17|01/12/2025 11:38:21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078587962962964">
            <text:p>0.607858796296296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764867919638000051</text:p>
          </table:table-cell>
          <table:table-cell office:value-type="string">
            <text:p>URA_SEG_E_ASSIST_PORTO</text:p>
          </table:table-cell>
          <table:table-cell office:value-type="string">
            <text:p>+5503168640931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86">
            <text:p>86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14:35:21|01/12/2025 14:35:26|01/12/2025 14:35:30|01/12/2025 14:35:34|01/12/2025 14:35:38|01/12/2025 14:35:42|01/12/2025 14:35:47|01/12/2025 14:35:51|01/12/2025 14:35:53|01/12/2025 14:35:57|01/12/2025 14:35:58|01/12/2025 14:36:01|01/12/2025 14:36:06|01/12/2025 14:36:10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305208333333334">
            <text:p>0.83052083333333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8000052</text:p>
          </table:table-cell>
          <table:table-cell office:value-type="string">
            <text:p>URA_SEG_E_ASSIST_PORTO</text:p>
          </table:table-cell>
          <table:table-cell office:value-type="string">
            <text:p>+5506169570140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43">
            <text:p>143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9:55:58|01/12/2025 19:56:03|01/12/2025 19:56:06|01/12/2025 19:56:09|01/12/2025 19:56:11|01/12/2025 19:56:14|01/12/2025 19:56:19|01/12/2025 19:56:21|01/12/2025 19:56:23|01/12/2025 19:56:27|01/12/2025 19:56:31|01/12/2025 19:56:34|01/12/2025 19:56:38|01/12/2025 19:56:40|01/12/2025 19:56:45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161689814814815">
            <text:p>0.81616898148148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8000053</text:p>
          </table:table-cell>
          <table:table-cell office:value-type="string">
            <text:p>URA_SEG_E_ASSIST_PORTO</text:p>
          </table:table-cell>
          <table:table-cell office:value-type="string">
            <text:p>+5506113052125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02">
            <text:p>202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9:35:20|01/12/2025 19:35:22|01/12/2025 19:35:26|01/12/2025 19:35:28|01/12/2025 19:35:29|01/12/2025 19:35:33|01/12/2025 19:35:38|01/12/2025 19:35:41|01/12/2025 19:35:42|01/12/2025 19:35:46|01/12/2025 19:35:47|01/12/2025 19:35:49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801736111111111">
            <text:p>0.68017361111111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764867919638000054</text:p>
          </table:table-cell>
          <table:table-cell office:value-type="string">
            <text:p>URA_SEG_E_ASSIST_PORTO</text:p>
          </table:table-cell>
          <table:table-cell office:value-type="string">
            <text:p>+5502155831619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7">
            <text:p>117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6:19:29|01/12/2025 16:19:33|01/12/2025 16:19:35|01/12/2025 16:19:39|01/12/2025 16:19:42|01/12/2025 16:19:45|01/12/2025 16:19:49|01/12/2025 16:19:52|01/12/2025 16:19:56|01/12/2025 16:20:01|01/12/2025 16:20:02|01/12/2025 16:20:05|01/12/2025 16:20:07|01/12/2025 16:20:09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634606481481481">
            <text:p>0.663460648148148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764867919638000055</text:p>
          </table:table-cell>
          <table:table-cell office:value-type="string">
            <text:p>URA_SEG_E_ASSIST_PORTO</text:p>
          </table:table-cell>
          <table:table-cell office:value-type="string">
            <text:p>+5506189846656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94">
            <text:p>94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5:55:27|01/12/2025 15:55:30|01/12/2025 15:55:32|01/12/2025 15:55:35|01/12/2025 15:55:37|01/12/2025 15:55:41|01/12/2025 15:55:46|01/12/2025 15:55:49|01/12/2025 15:55:51|01/12/2025 15:55:53|01/12/2025 15:55:57|01/12/2025 15:55:58|01/12/2025 15:56:00|01/12/2025 15:56:02|01/12/2025 15:56:04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506597222222222">
            <text:p>0.650659722222222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764867919638000056</text:p>
          </table:table-cell>
          <table:table-cell office:value-type="string">
            <text:p>URA_SEG_E_ASSIST_PORTO</text:p>
          </table:table-cell>
          <table:table-cell office:value-type="string">
            <text:p>+5505168906337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05">
            <text:p>105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1/12/2025 15:37:00|01/12/2025 15:37:05|01/12/2025 15:37:09|01/12/2025 15:37:13|01/12/2025 15:37:16|01/12/2025 15:37:17|01/12/2025 15:37:19|01/12/2025 15:37:23|01/12/2025 15:37:26|01/12/2025 15:37:31|01/12/2025 15:37:32|01/12/2025 15:37:34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284953703703704">
            <text:p>0.428495370370370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764867919638000057</text:p>
          </table:table-cell>
          <table:table-cell office:value-type="string">
            <text:p>URA_SEG_E_ASSIST_PORTO</text:p>
          </table:table-cell>
          <table:table-cell office:value-type="string">
            <text:p>+5501188172560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9">
            <text:p>99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0:17:05|01/12/2025 10:17:09|01/12/2025 10:17:12|01/12/2025 10:17:13|01/12/2025 10:17:15|01/12/2025 10:17:18|01/12/2025 10:17:19|01/12/2025 10:17:23|01/12/2025 10:17:26|01/12/2025 10:17:30|01/12/2025 10:17:35|01/12/2025 10:17:38|01/12/2025 10:17:39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471412037037037">
            <text:p>0.747141203703703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8000058</text:p>
          </table:table-cell>
          <table:table-cell office:value-type="string">
            <text:p>URA_SEG_E_ASSIST_PORTO</text:p>
          </table:table-cell>
          <table:table-cell office:value-type="string">
            <text:p>+5509177098428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22">
            <text:p>122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17:55:56|01/12/2025 17:55:59|01/12/2025 17:56:03|01/12/2025 17:56:04|01/12/2025 17:56:07|01/12/2025 17:56:10|01/12/2025 17:56:12|01/12/2025 17:56:15|01/12/2025 17:56:19|01/12/2025 17:56:22|01/12/2025 17:56:27|01/12/2025 17:56:31|01/12/2025 17:56:33|01/12/2025 17:56:38|01/12/2025 17:56:43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268981481481482">
            <text:p>0.526898148148148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764867919638000059</text:p>
          </table:table-cell>
          <table:table-cell office:value-type="string">
            <text:p>URA_SEG_E_ASSIST_PORTO</text:p>
          </table:table-cell>
          <table:table-cell office:value-type="string">
            <text:p>+5506170300880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60">
            <text:p>60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12:38:46|01/12/2025 12:38:47|01/12/2025 12:38:49|01/12/2025 12:38:50|01/12/2025 12:38:54|01/12/2025 12:38:57|01/12/2025 12:38:59|01/12/2025 12:39:03|01/12/2025 12:39:06|01/12/2025 12:39:07|01/12/2025 12:39:10|01/12/2025 12:39:12|01/12/2025 12:39:17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049421296296296">
            <text:p>0.804942129629629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8000060</text:p>
          </table:table-cell>
          <table:table-cell office:value-type="string">
            <text:p>URA_SEG_E_ASSIST_PORTO</text:p>
          </table:table-cell>
          <table:table-cell office:value-type="string">
            <text:p>+5503167333367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7">
            <text:p>57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9:19:10|01/12/2025 19:19:13|01/12/2025 19:19:16|01/12/2025 19:19:21|01/12/2025 19:19:23|01/12/2025 19:19:27|01/12/2025 19:19:30|01/12/2025 19:19:31|01/12/2025 19:19:33|01/12/2025 19:19:35|01/12/2025 19:19:37|01/12/2025 19:19:42|01/12/2025 19:19:44|01/12/2025 19:19:46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84074074074074">
            <text:p>0.78407407407407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764867919638000061</text:p>
          </table:table-cell>
          <table:table-cell office:value-type="string">
            <text:p>URA_SEG_E_ASSIST_PORTO</text:p>
          </table:table-cell>
          <table:table-cell office:value-type="string">
            <text:p>+5503164507727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6">
            <text:p>96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8:49:06|01/12/2025 18:49:10|01/12/2025 18:49:12|01/12/2025 18:49:14|01/12/2025 18:49:16|01/12/2025 18:49:21|01/12/2025 18:49:25|01/12/2025 18:49:30|01/12/2025 18:49:31|01/12/2025 18:49:33|01/12/2025 18:49:38|01/12/2025 18:49:41|01/12/2025 18:49:46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410069444444444">
            <text:p>0.541006944444444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764867919638000062</text:p>
          </table:table-cell>
          <table:table-cell office:value-type="string">
            <text:p>URA_SEG_E_ASSIST_PORTO</text:p>
          </table:table-cell>
          <table:table-cell office:value-type="string">
            <text:p>+5509142938792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4">
            <text:p>4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2:59:06|01/12/2025 12:59:10|01/12/2025 12:59:14|01/12/2025 12:59:18|01/12/2025 12:59:20|01/12/2025 12:59:24|01/12/2025 12:59:27|01/12/2025 12:59:31|01/12/2025 12:59:33|01/12/2025 12:59:37|01/12/2025 12:59:41|01/12/2025 12:59:43|01/12/2025 12:59:45|01/12/2025 12:59:47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874305555555555">
            <text:p>0.787430555555555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764867919638000063</text:p>
          </table:table-cell>
          <table:table-cell office:value-type="string">
            <text:p>URA_SEG_E_ASSIST_PORTO</text:p>
          </table:table-cell>
          <table:table-cell office:value-type="string">
            <text:p>+5504194632979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3">
            <text:p>5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8:53:58|01/12/2025 18:54:00|01/12/2025 18:54:04|01/12/2025 18:54:08|01/12/2025 18:54:12|01/12/2025 18:54:13|01/12/2025 18:54:15|01/12/2025 18:54:19|01/12/2025 18:54:22|01/12/2025 18:54:26|01/12/2025 18:54:29|01/12/2025 18:54:33|01/12/2025 18:54:38|01/12/2025 18:54:39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829513888888889">
            <text:p>0.582951388888888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8000064</text:p>
          </table:table-cell>
          <table:table-cell office:value-type="string">
            <text:p>URA_SEG_E_ASSIST_PORTO</text:p>
          </table:table-cell>
          <table:table-cell office:value-type="string">
            <text:p>+5503141668700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01">
            <text:p>101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3:59:31|01/12/2025 13:59:34|01/12/2025 13:59:36|01/12/2025 13:59:38|01/12/2025 13:59:40|01/12/2025 13:59:43|01/12/2025 13:59:46|01/12/2025 13:59:49|01/12/2025 13:59:52|01/12/2025 13:59:55|01/12/2025 13:59:59|01/12/2025 14:00:00|01/12/2025 14:00:01|01/12/2025 14:00:05|01/12/2025 14:00:09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018865740740742">
            <text:p>0.801886574074074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8000065</text:p>
          </table:table-cell>
          <table:table-cell office:value-type="string">
            <text:p>URA_SEG_E_ASSIST_PORTO</text:p>
          </table:table-cell>
          <table:table-cell office:value-type="string">
            <text:p>+5502188878433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38">
            <text:p>238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9:14:47|01/12/2025 19:14:49|01/12/2025 19:14:54|01/12/2025 19:14:58|01/12/2025 19:15:02|01/12/2025 19:15:05|01/12/2025 19:15:09|01/12/2025 19:15:12|01/12/2025 19:15:13|01/12/2025 19:15:18|01/12/2025 19:15:19|01/12/2025 19:15:21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4550925925925927">
            <text:p>0.445509259259259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764867919638000066</text:p>
          </table:table-cell>
          <table:table-cell office:value-type="string">
            <text:p>URA_SEG_E_ASSIST_PORTO</text:p>
          </table:table-cell>
          <table:table-cell office:value-type="string">
            <text:p>+5503111055827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73">
            <text:p>73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10:41:33|01/12/2025 10:41:34|01/12/2025 10:41:37|01/12/2025 10:41:38|01/12/2025 10:41:40|01/12/2025 10:41:42|01/12/2025 10:41:45|01/12/2025 10:41:49|01/12/2025 10:41:54|01/12/2025 10:41:58|01/12/2025 10:42:00|01/12/2025 10:42:04|01/12/2025 10:42:06|01/12/2025 10:42:08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4100694444444444">
            <text:p>0.4410069444444444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764867919638000067</text:p>
          </table:table-cell>
          <table:table-cell office:value-type="string">
            <text:p>URA_SEG_E_ASSIST_PORTO</text:p>
          </table:table-cell>
          <table:table-cell office:value-type="string">
            <text:p>+5508155874753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96">
            <text:p>96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0:35:07|01/12/2025 10:35:11|01/12/2025 10:35:14|01/12/2025 10:35:17|01/12/2025 10:35:20|01/12/2025 10:35:23|01/12/2025 10:35:26|01/12/2025 10:35:28|01/12/2025 10:35:30|01/12/2025 10:35:33|01/12/2025 10:35:35|01/12/2025 10:35:39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6732638888888883">
            <text:p>0.4673263888888888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8000068</text:p>
          </table:table-cell>
          <table:table-cell office:value-type="string">
            <text:p>URA_SEG_E_ASSIST_PORTO</text:p>
          </table:table-cell>
          <table:table-cell office:value-type="string">
            <text:p>+5509168618593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31">
            <text:p>231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1:12:59|01/12/2025 11:13:02|01/12/2025 11:13:03|01/12/2025 11:13:05|01/12/2025 11:13:10|01/12/2025 11:13:13|01/12/2025 11:13:15|01/12/2025 11:13:19|01/12/2025 11:13:23|01/12/2025 11:13:25|01/12/2025 11:13:28|01/12/2025 11:13:32|01/12/2025 11:13:37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603240740740741">
            <text:p>0.560324074074074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8000069</text:p>
          </table:table-cell>
          <table:table-cell office:value-type="string">
            <text:p>URA_SEG_E_ASSIST_PORTO</text:p>
          </table:table-cell>
          <table:table-cell office:value-type="string">
            <text:p>+5509150217519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305">
            <text:p>305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3:26:53|01/12/2025 13:26:57|01/12/2025 13:27:00|01/12/2025 13:27:03|01/12/2025 13:27:06|01/12/2025 13:27:08|01/12/2025 13:27:13|01/12/2025 13:27:14|01/12/2025 13:27:17|01/12/2025 13:27:22|01/12/2025 13:27:26|01/12/2025 13:27:30|01/12/2025 13:27:33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706481481481481">
            <text:p>0.370648148148148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8000070</text:p>
          </table:table-cell>
          <table:table-cell office:value-type="string">
            <text:p>URA_SEG_E_ASSIST_PORTO</text:p>
          </table:table-cell>
          <table:table-cell office:value-type="string">
            <text:p>+5504149598293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2">
            <text:p>92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08:53:46|01/12/2025 08:53:51|01/12/2025 08:53:55|01/12/2025 08:53:59|01/12/2025 08:54:02|01/12/2025 08:54:06|01/12/2025 08:54:08|01/12/2025 08:54:11|01/12/2025 08:54:12|01/12/2025 08:54:15|01/12/2025 08:54:19|01/12/2025 08:54:20|01/12/2025 08:54:23|01/12/2025 08:54:25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7173611111111113">
            <text:p>0.471736111111111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8000071</text:p>
          </table:table-cell>
          <table:table-cell office:value-type="string">
            <text:p>URA_SEG_E_ASSIST_PORTO</text:p>
          </table:table-cell>
          <table:table-cell office:value-type="string">
            <text:p>+5505157260179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66">
            <text:p>66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11:19:21|01/12/2025 11:19:25|01/12/2025 11:19:29|01/12/2025 11:19:32|01/12/2025 11:19:35|01/12/2025 11:19:38|01/12/2025 11:19:42|01/12/2025 11:19:44|01/12/2025 11:19:49|01/12/2025 11:19:50|01/12/2025 11:19:53|01/12/2025 11:19:58|01/12/2025 11:20:00|01/12/2025 11:20:03|01/12/2025 11:20:05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501851851851852">
            <text:p>0.650185185185185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764867919638000072</text:p>
          </table:table-cell>
          <table:table-cell office:value-type="string">
            <text:p>URA_SEG_E_ASSIST_PORTO</text:p>
          </table:table-cell>
          <table:table-cell office:value-type="string">
            <text:p>+5509157742033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68">
            <text:p>68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15:36:20|01/12/2025 15:36:22|01/12/2025 15:36:24|01/12/2025 15:36:27|01/12/2025 15:36:31|01/12/2025 15:36:35|01/12/2025 15:36:38|01/12/2025 15:36:42|01/12/2025 15:36:47|01/12/2025 15:36:50|01/12/2025 15:36:54|01/12/2025 15:36:57|01/12/2025 15:36:59|01/12/2025 15:37:03</text:p>
          </table:table-cell>
          <table:table-cell office:value-type="float" office:value="45995.58254210648">
            <text:p>45995.58254210648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280555555555557">
            <text:p>0.828055555555555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9000073</text:p>
          </table:table-cell>
          <table:table-cell office:value-type="string">
            <text:p>URA_SEG_E_ASSIST_PORTO</text:p>
          </table:table-cell>
          <table:table-cell office:value-type="string">
            <text:p>+5507130834517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97">
            <text:p>97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9:52:28|01/12/2025 19:52:32|01/12/2025 19:52:35|01/12/2025 19:52:38|01/12/2025 19:52:40|01/12/2025 19:52:42|01/12/2025 19:52:45|01/12/2025 19:52:47|01/12/2025 19:52:48|01/12/2025 19:52:52|01/12/2025 19:52:57|01/12/2025 19:52:58|01/12/2025 19:53:00|01/12/2025 19:53:03|01/12/2025 19:53:06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993287037037037">
            <text:p>0.599328703703703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764867919639000074</text:p>
          </table:table-cell>
          <table:table-cell office:value-type="string">
            <text:p>URA_SEG_E_ASSIST_PORTO</text:p>
          </table:table-cell>
          <table:table-cell office:value-type="string">
            <text:p>+5503114606692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03">
            <text:p>10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4:23:05|01/12/2025 14:23:07|01/12/2025 14:23:08|01/12/2025 14:23:12|01/12/2025 14:23:17|01/12/2025 14:23:20|01/12/2025 14:23:21|01/12/2025 14:23:25|01/12/2025 14:23:30|01/12/2025 14:23:32|01/12/2025 14:23:35|01/12/2025 14:23:38|01/12/2025 14:23:41|01/12/2025 14:23:43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232986111111111">
            <text:p>0.62329861111111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764867919639000075</text:p>
          </table:table-cell>
          <table:table-cell office:value-type="string">
            <text:p>URA_SEG_E_ASSIST_PORTO</text:p>
          </table:table-cell>
          <table:table-cell office:value-type="string">
            <text:p>+5502141929272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alteracao|inclusao_dependente|dados_dependente|validacao_dados|dependente_incluido</text:p>
          </table:table-cell>
          <table:table-cell office:value-type="string">
            <text:p>Inicio_Ura_Seguros_Assistencias|Identificacao_Telefone|Menu_Identificacao_Cliente|Menu_Alteracao_Cadastral|Menu_Inclusao_Dependente|Confirmacao_Inclusao</text:p>
          </table:table-cell>
          <table:table-cell office:value-type="string">
            <text:p>10023|10589|50013|10551|15001|10647|10858</text:p>
          </table:table-cell>
          <table:table-cell office:value-type="string">
            <text:p>333_Porto|PORTO|Bom_Dia|Cpf|Sucesso|Dependente|Inclui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79">
            <text:p>179</text:p>
          </table:table-cell>
          <table:table-cell office:value-type="string">
            <text:p>014XXXXXXXX</text:p>
          </table:table-cell>
          <table:table-cell office:value-type="string">
            <text:p>10858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14:57:34|01/12/2025 14:57:36|01/12/2025 14:57:41|01/12/2025 14:57:43|01/12/2025 14:57:48|01/12/2025 14:57:49|01/12/2025 14:57:50|01/12/2025 14:57:53|01/12/2025 14:57:54|01/12/2025 14:57:57|01/12/2025 14:58:01|01/12/2025 14:58:04|01/12/2025 14:58:0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7652777777777783">
            <text:p>0.4765277777777778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9000076</text:p>
          </table:table-cell>
          <table:table-cell office:value-type="string">
            <text:p>URA_SEG_E_ASSIST_PORTO</text:p>
          </table:table-cell>
          <table:table-cell office:value-type="string">
            <text:p>+5507128296561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52">
            <text:p>252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1:26:15|01/12/2025 11:26:18|01/12/2025 11:26:22|01/12/2025 11:26:26|01/12/2025 11:26:31|01/12/2025 11:26:34|01/12/2025 11:26:38|01/12/2025 11:26:39|01/12/2025 11:26:42|01/12/2025 11:26:46|01/12/2025 11:26:51|01/12/2025 11:26:55|01/12/2025 11:27:00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829861111111112">
            <text:p>0.78298611111111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764867919639000077</text:p>
          </table:table-cell>
          <table:table-cell office:value-type="string">
            <text:p>URA_SEG_E_ASSIST_PORTO</text:p>
          </table:table-cell>
          <table:table-cell office:value-type="string">
            <text:p>+5509149261610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44">
            <text:p>144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8:47:32|01/12/2025 18:47:36|01/12/2025 18:47:38|01/12/2025 18:47:41|01/12/2025 18:47:45|01/12/2025 18:47:47|01/12/2025 18:47:50|01/12/2025 18:47:53|01/12/2025 18:47:57|01/12/2025 18:47:59|01/12/2025 18:48:03|01/12/2025 18:48:05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1875">
            <text:p>0.6187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764867919639000078</text:p>
          </table:table-cell>
          <table:table-cell office:value-type="string">
            <text:p>URA_SEG_E_ASSIST_PORTO</text:p>
          </table:table-cell>
          <table:table-cell office:value-type="string">
            <text:p>+5504168665726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52">
            <text:p>252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4:51:02|01/12/2025 14:51:06|01/12/2025 14:51:10|01/12/2025 14:51:13|01/12/2025 14:51:16|01/12/2025 14:51:19|01/12/2025 14:51:24|01/12/2025 14:51:25|01/12/2025 14:51:28|01/12/2025 14:51:31|01/12/2025 14:51:35|01/12/2025 14:51:38|01/12/2025 14:51:41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318634259259259">
            <text:p>0.731863425925925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9000079</text:p>
          </table:table-cell>
          <table:table-cell office:value-type="string">
            <text:p>URA_SEG_E_ASSIST_PORTO</text:p>
          </table:table-cell>
          <table:table-cell office:value-type="string">
            <text:p>+5502161380006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8">
            <text:p>168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7:33:55|01/12/2025 17:33:57|01/12/2025 17:34:00|01/12/2025 17:34:04|01/12/2025 17:34:06|01/12/2025 17:34:09|01/12/2025 17:34:13|01/12/2025 17:34:17|01/12/2025 17:34:19|01/12/2025 17:34:22|01/12/2025 17:34:26|01/12/2025 17:34:30|01/12/2025 17:34:34|01/12/2025 17:34:39|01/12/2025 17:34:41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461226851851852">
            <text:p>0.646122685185185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764867919639000080</text:p>
          </table:table-cell>
          <table:table-cell office:value-type="string">
            <text:p>URA_SEG_E_ASSIST_PORTO</text:p>
          </table:table-cell>
          <table:table-cell office:value-type="string">
            <text:p>+5508139755673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1">
            <text:p>41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5:30:29|01/12/2025 15:30:31|01/12/2025 15:30:32|01/12/2025 15:30:36|01/12/2025 15:30:39|01/12/2025 15:30:41|01/12/2025 15:30:43|01/12/2025 15:30:46|01/12/2025 15:30:48|01/12/2025 15:30:50|01/12/2025 15:30:55|01/12/2025 15:30:56|01/12/2025 15:30:58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43275462962963">
            <text:p>0.64327546296296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764867919639000081</text:p>
          </table:table-cell>
          <table:table-cell office:value-type="string">
            <text:p>URA_SEG_E_ASSIST_PORTO</text:p>
          </table:table-cell>
          <table:table-cell office:value-type="string">
            <text:p>+5505193040440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64">
            <text:p>164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5:26:21|01/12/2025 15:26:23|01/12/2025 15:26:26|01/12/2025 15:26:27|01/12/2025 15:26:30|01/12/2025 15:26:35|01/12/2025 15:26:40|01/12/2025 15:26:44|01/12/2025 15:26:49|01/12/2025 15:26:53|01/12/2025 15:26:56|01/12/2025 15:26:59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6942129629629633">
            <text:p>0.3694212962962963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082</text:p>
          </table:table-cell>
          <table:table-cell office:value-type="string">
            <text:p>URA_SEG_E_ASSIST_PORTO</text:p>
          </table:table-cell>
          <table:table-cell office:value-type="string">
            <text:p>+5503147323031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15">
            <text:p>115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08:51:59|01/12/2025 08:52:04|01/12/2025 08:52:06|01/12/2025 08:52:07|01/12/2025 08:52:11|01/12/2025 08:52:15|01/12/2025 08:52:19|01/12/2025 08:52:23|01/12/2025 08:52:24|01/12/2025 08:52:27|01/12/2025 08:52:29|01/12/2025 08:52:33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225">
            <text:p>0.722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9000083</text:p>
          </table:table-cell>
          <table:table-cell office:value-type="string">
            <text:p>URA_SEG_E_ASSIST_PORTO</text:p>
          </table:table-cell>
          <table:table-cell office:value-type="string">
            <text:p>+5504127905699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43">
            <text:p>143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7:20:26|01/12/2025 17:20:29|01/12/2025 17:20:30|01/12/2025 17:20:33|01/12/2025 17:20:38|01/12/2025 17:20:42|01/12/2025 17:20:45|01/12/2025 17:20:47|01/12/2025 17:20:49|01/12/2025 17:20:53|01/12/2025 17:20:54|01/12/2025 17:20:5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9844907407407407">
            <text:p>0.4984490740740740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9000084</text:p>
          </table:table-cell>
          <table:table-cell office:value-type="string">
            <text:p>URA_SEG_E_ASSIST_PORTO</text:p>
          </table:table-cell>
          <table:table-cell office:value-type="string">
            <text:p>+5506134024066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29">
            <text:p>129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1:57:50|01/12/2025 11:57:52|01/12/2025 11:57:54|01/12/2025 11:57:58|01/12/2025 11:58:00|01/12/2025 11:58:03|01/12/2025 11:58:06|01/12/2025 11:58:10|01/12/2025 11:58:13|01/12/2025 11:58:15|01/12/2025 11:58:16|01/12/2025 11:58:20|01/12/2025 11:58:24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3394675925925924">
            <text:p>0.433946759259259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764867919639000085</text:p>
          </table:table-cell>
          <table:table-cell office:value-type="string">
            <text:p>URA_SEG_E_ASSIST_PORTO</text:p>
          </table:table-cell>
          <table:table-cell office:value-type="string">
            <text:p>+5504183459017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0">
            <text:p>80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0:24:54|01/12/2025 10:24:57|01/12/2025 10:24:59|01/12/2025 10:25:03|01/12/2025 10:25:07|01/12/2025 10:25:09|01/12/2025 10:25:10|01/12/2025 10:25:15|01/12/2025 10:25:19|01/12/2025 10:25:21|01/12/2025 10:25:25|01/12/2025 10:25:30|01/12/2025 10:25:31|01/12/2025 10:25:32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283680555555555">
            <text:p>0.528368055555555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764867919639000086</text:p>
          </table:table-cell>
          <table:table-cell office:value-type="string">
            <text:p>URA_SEG_E_ASSIST_PORTO</text:p>
          </table:table-cell>
          <table:table-cell office:value-type="string">
            <text:p>+5505198167671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75">
            <text:p>175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2:40:55|01/12/2025 12:40:58|01/12/2025 12:41:02|01/12/2025 12:41:04|01/12/2025 12:41:06|01/12/2025 12:41:11|01/12/2025 12:41:13|01/12/2025 12:41:16|01/12/2025 12:41:20|01/12/2025 12:41:22|01/12/2025 12:41:26|01/12/2025 12:41:31|01/12/2025 12:41:33|01/12/2025 12:41:38|01/12/2025 12:41:40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622916666666667">
            <text:p>0.362291666666666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087</text:p>
          </table:table-cell>
          <table:table-cell office:value-type="string">
            <text:p>URA_SEG_E_ASSIST_PORTO</text:p>
          </table:table-cell>
          <table:table-cell office:value-type="string">
            <text:p>+5506182333237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60">
            <text:p>60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08:41:45|01/12/2025 08:41:48|01/12/2025 08:41:53|01/12/2025 08:41:55|01/12/2025 08:41:57|01/12/2025 08:41:59|01/12/2025 08:42:02|01/12/2025 08:42:07|01/12/2025 08:42:08|01/12/2025 08:42:11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742013888888889">
            <text:p>0.774201388888888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764867919639000088</text:p>
          </table:table-cell>
          <table:table-cell office:value-type="string">
            <text:p>URA_SEG_E_ASSIST_PORTO</text:p>
          </table:table-cell>
          <table:table-cell office:value-type="string">
            <text:p>+5502170191307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73">
            <text:p>273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18:34:55|01/12/2025 18:34:59|01/12/2025 18:35:01|01/12/2025 18:35:03|01/12/2025 18:35:07|01/12/2025 18:35:11|01/12/2025 18:35:14|01/12/2025 18:35:18|01/12/2025 18:35:21|01/12/2025 18:35:22|01/12/2025 18:35:24|01/12/2025 18:35:27|01/12/2025 18:35:30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650231481481481">
            <text:p>0.365023148148148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089</text:p>
          </table:table-cell>
          <table:table-cell office:value-type="string">
            <text:p>URA_SEG_E_ASSIST_PORTO</text:p>
          </table:table-cell>
          <table:table-cell office:value-type="string">
            <text:p>+5502146738026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302">
            <text:p>302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08:45:39|01/12/2025 08:45:44|01/12/2025 08:45:45|01/12/2025 08:45:49|01/12/2025 08:45:52|01/12/2025 08:45:56|01/12/2025 08:45:59|01/12/2025 08:46:00|01/12/2025 08:46:03|01/12/2025 08:46:04|01/12/2025 08:46:09|01/12/2025 08:46:11|01/12/2025 08:46:13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60474537037037">
            <text:p>0.66047453703703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764867919639000090</text:p>
          </table:table-cell>
          <table:table-cell office:value-type="string">
            <text:p>URA_SEG_E_ASSIST_PORTO</text:p>
          </table:table-cell>
          <table:table-cell office:value-type="string">
            <text:p>+5507176357911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63">
            <text:p>263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5:51:08|01/12/2025 15:51:12|01/12/2025 15:51:14|01/12/2025 15:51:18|01/12/2025 15:51:21|01/12/2025 15:51:26|01/12/2025 15:51:27|01/12/2025 15:51:30|01/12/2025 15:51:33|01/12/2025 15:51:35|01/12/2025 15:51:37|01/12/2025 15:51:40|01/12/2025 15:51:43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427662037037038">
            <text:p>0.542766203703703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9000091</text:p>
          </table:table-cell>
          <table:table-cell office:value-type="string">
            <text:p>URA_SEG_E_ASSIST_PORTO</text:p>
          </table:table-cell>
          <table:table-cell office:value-type="string">
            <text:p>+5506186297079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68">
            <text:p>68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3:01:39|01/12/2025 13:01:42|01/12/2025 13:01:46|01/12/2025 13:01:49|01/12/2025 13:01:53|01/12/2025 13:01:57|01/12/2025 13:01:59|01/12/2025 13:02:01|01/12/2025 13:02:02|01/12/2025 13:02:07|01/12/2025 13:02:09|01/12/2025 13:02:12|01/12/2025 13:02:14|01/12/2025 13:02:15|01/12/2025 13:02:19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2853009259259256">
            <text:p>0.4285300925925925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764867919639000092</text:p>
          </table:table-cell>
          <table:table-cell office:value-type="string">
            <text:p>URA_SEG_E_ASSIST_PORTO</text:p>
          </table:table-cell>
          <table:table-cell office:value-type="string">
            <text:p>+5501183947313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4">
            <text:p>4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0:17:07|01/12/2025 10:17:08|01/12/2025 10:17:10|01/12/2025 10:17:12|01/12/2025 10:17:16|01/12/2025 10:17:19|01/12/2025 10:17:22|01/12/2025 10:17:26|01/12/2025 10:17:28|01/12/2025 10:17:29|01/12/2025 10:17:31|01/12/2025 10:17:34|01/12/2025 10:17:36|01/12/2025 10:17:38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7321759259259255">
            <text:p>0.4732175925925925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9000093</text:p>
          </table:table-cell>
          <table:table-cell office:value-type="string">
            <text:p>URA_SEG_E_ASSIST_PORTO</text:p>
          </table:table-cell>
          <table:table-cell office:value-type="string">
            <text:p>+5508170882793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04">
            <text:p>104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1:21:28|01/12/2025 11:21:29|01/12/2025 11:21:34|01/12/2025 11:21:36|01/12/2025 11:21:38|01/12/2025 11:21:41|01/12/2025 11:21:45|01/12/2025 11:21:49|01/12/2025 11:21:50|01/12/2025 11:21:52|01/12/2025 11:21:55|01/12/2025 11:21:5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893055555555556">
            <text:p>0.789305555555555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764867919639000094</text:p>
          </table:table-cell>
          <table:table-cell office:value-type="string">
            <text:p>URA_SEG_E_ASSIST_PORTO</text:p>
          </table:table-cell>
          <table:table-cell office:value-type="string">
            <text:p>+5508154947783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46">
            <text:p>246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18:56:39|01/12/2025 18:56:42|01/12/2025 18:56:45|01/12/2025 18:56:48|01/12/2025 18:56:52|01/12/2025 18:56:56|01/12/2025 18:56:58|01/12/2025 18:57:00|01/12/2025 18:57:01|01/12/2025 18:57:06|01/12/2025 18:57:08|01/12/2025 18:57:13|01/12/2025 18:57:16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978356481481481">
            <text:p>0.797835648148148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9000095</text:p>
          </table:table-cell>
          <table:table-cell office:value-type="string">
            <text:p>URA_SEG_E_ASSIST_PORTO</text:p>
          </table:table-cell>
          <table:table-cell office:value-type="string">
            <text:p>+5502149518783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38">
            <text:p>238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9:08:55|01/12/2025 19:08:58|01/12/2025 19:09:02|01/12/2025 19:09:05|01/12/2025 19:09:10|01/12/2025 19:09:15|01/12/2025 19:09:19|01/12/2025 19:09:22|01/12/2025 19:09:26|01/12/2025 19:09:31|01/12/2025 19:09:36|01/12/2025 19:09:3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712037037037037">
            <text:p>0.371203703703703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096</text:p>
          </table:table-cell>
          <table:table-cell office:value-type="string">
            <text:p>URA_SEG_E_ASSIST_PORTO</text:p>
          </table:table-cell>
          <table:table-cell office:value-type="string">
            <text:p>+5501198496443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1">
            <text:p>6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08:54:35|01/12/2025 08:54:38|01/12/2025 08:54:40|01/12/2025 08:54:44|01/12/2025 08:54:48|01/12/2025 08:54:52|01/12/2025 08:54:54|01/12/2025 08:54:55|01/12/2025 08:54:57|01/12/2025 08:55:02|01/12/2025 08:55:05|01/12/2025 08:55:09|01/12/2025 08:55:11|01/12/2025 08:55:16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606365740740741">
            <text:p>0.560636574074074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9000097</text:p>
          </table:table-cell>
          <table:table-cell office:value-type="string">
            <text:p>URA_SEG_E_ASSIST_PORTO</text:p>
          </table:table-cell>
          <table:table-cell office:value-type="string">
            <text:p>+5504149353085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37">
            <text:p>137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13:27:22|01/12/2025 13:27:23|01/12/2025 13:27:26|01/12/2025 13:27:27|01/12/2025 13:27:30|01/12/2025 13:27:34|01/12/2025 13:27:36|01/12/2025 13:27:39|01/12/2025 13:27:40|01/12/2025 13:27:42|01/12/2025 13:27:45|01/12/2025 13:27:4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254513888888889">
            <text:p>0.825451388888888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9000098</text:p>
          </table:table-cell>
          <table:table-cell office:value-type="string">
            <text:p>URA_SEG_E_ASSIST_PORTO</text:p>
          </table:table-cell>
          <table:table-cell office:value-type="string">
            <text:p>+5505128090941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08">
            <text:p>208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19:48:41|01/12/2025 19:48:44|01/12/2025 19:48:47|01/12/2025 19:48:49|01/12/2025 19:48:51|01/12/2025 19:48:53|01/12/2025 19:48:54|01/12/2025 19:48:56|01/12/2025 19:49:00|01/12/2025 19:49:03|01/12/2025 19:49:08|01/12/2025 19:49:10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125810185185185">
            <text:p>0.412581018518518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764867919639000099</text:p>
          </table:table-cell>
          <table:table-cell office:value-type="string">
            <text:p>URA_SEG_E_ASSIST_PORTO</text:p>
          </table:table-cell>
          <table:table-cell office:value-type="string">
            <text:p>+5506192883606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00">
            <text:p>100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09:54:10|01/12/2025 09:54:11|01/12/2025 09:54:16|01/12/2025 09:54:20|01/12/2025 09:54:22|01/12/2025 09:54:25|01/12/2025 09:54:30|01/12/2025 09:54:34|01/12/2025 09:54:38|01/12/2025 09:54:41|01/12/2025 09:54:46|01/12/2025 09:54:50|01/12/2025 09:54:54|01/12/2025 09:54:56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3723379629629635">
            <text:p>0.3372337962962963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100</text:p>
          </table:table-cell>
          <table:table-cell office:value-type="string">
            <text:p>URA_SEG_E_ASSIST_PORTO</text:p>
          </table:table-cell>
          <table:table-cell office:value-type="string">
            <text:p>+5508196300208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4">
            <text:p>4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08:05:39|01/12/2025 08:05:41|01/12/2025 08:05:44|01/12/2025 08:05:47|01/12/2025 08:05:49|01/12/2025 08:05:53|01/12/2025 08:05:55|01/12/2025 08:05:58|01/12/2025 08:06:02|01/12/2025 08:06:06|01/12/2025 08:06:08|01/12/2025 08:06:12|01/12/2025 08:06:16|01/12/2025 08:06:21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145949074074074">
            <text:p>0.614594907407407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764867919639000101</text:p>
          </table:table-cell>
          <table:table-cell office:value-type="string">
            <text:p>URA_SEG_E_ASSIST_PORTO</text:p>
          </table:table-cell>
          <table:table-cell office:value-type="string">
            <text:p>+5507159633100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7">
            <text:p>167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1/12/2025 14:45:05|01/12/2025 14:45:08|01/12/2025 14:45:10|01/12/2025 14:45:14|01/12/2025 14:45:19|01/12/2025 14:45:21|01/12/2025 14:45:25|01/12/2025 14:45:29|01/12/2025 14:45:33|01/12/2025 14:45:36|01/12/2025 14:45:39|01/12/2025 14:45:41|01/12/2025 14:45:44|01/12/2025 14:45:45|01/12/2025 14:45:50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842592592592593">
            <text:p>0.784259259259259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764867919639000102</text:p>
          </table:table-cell>
          <table:table-cell office:value-type="string">
            <text:p>URA_SEG_E_ASSIST_PORTO</text:p>
          </table:table-cell>
          <table:table-cell office:value-type="string">
            <text:p>+5507176897242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5">
            <text:p>45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8:49:23|01/12/2025 18:49:25|01/12/2025 18:49:29|01/12/2025 18:49:31|01/12/2025 18:49:36|01/12/2025 18:49:38|01/12/2025 18:49:41|01/12/2025 18:49:44|01/12/2025 18:49:46|01/12/2025 18:49:51|01/12/2025 18:49:53|01/12/2025 18:49:57|01/12/2025 18:49:59|01/12/2025 18:50:03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257638888888889">
            <text:p>0.525763888888888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764867919639000103</text:p>
          </table:table-cell>
          <table:table-cell office:value-type="string">
            <text:p>URA_SEG_E_ASSIST_PORTO</text:p>
          </table:table-cell>
          <table:table-cell office:value-type="string">
            <text:p>+5507140054928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4">
            <text:p>4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2:37:07|01/12/2025 12:37:10|01/12/2025 12:37:13|01/12/2025 12:37:16|01/12/2025 12:37:21|01/12/2025 12:37:25|01/12/2025 12:37:28|01/12/2025 12:37:31|01/12/2025 12:37:33|01/12/2025 12:37:34|01/12/2025 12:37:38|01/12/2025 12:37:39|01/12/2025 12:37:40|01/12/2025 12:37:43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655555555555555">
            <text:p>0.465555555555555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9000104</text:p>
          </table:table-cell>
          <table:table-cell office:value-type="string">
            <text:p>URA_SEG_E_ASSIST_PORTO</text:p>
          </table:table-cell>
          <table:table-cell office:value-type="string">
            <text:p>+5502148956007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02">
            <text:p>202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1:10:26|01/12/2025 11:10:29|01/12/2025 11:10:31|01/12/2025 11:10:35|01/12/2025 11:10:36|01/12/2025 11:10:38|01/12/2025 11:10:40|01/12/2025 11:10:43|01/12/2025 11:10:44|01/12/2025 11:10:45|01/12/2025 11:10:48|01/12/2025 11:10:50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133912037037037">
            <text:p>0.413391203703703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764867919639000105</text:p>
          </table:table-cell>
          <table:table-cell office:value-type="string">
            <text:p>URA_SEG_E_ASSIST_PORTO</text:p>
          </table:table-cell>
          <table:table-cell office:value-type="string">
            <text:p>+5501183218462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39">
            <text:p>239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09:55:18|01/12/2025 09:55:19|01/12/2025 09:55:22|01/12/2025 09:55:23|01/12/2025 09:55:25|01/12/2025 09:55:28|01/12/2025 09:55:29|01/12/2025 09:55:33|01/12/2025 09:55:37|01/12/2025 09:55:39|01/12/2025 09:55:42|01/12/2025 09:55:46|01/12/2025 09:55:4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814351851851852">
            <text:p>0.781435185185185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764867919639000106</text:p>
          </table:table-cell>
          <table:table-cell office:value-type="string">
            <text:p>URA_SEG_E_ASSIST_PORTO</text:p>
          </table:table-cell>
          <table:table-cell office:value-type="string">
            <text:p>+5506147568901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5">
            <text:p>45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8:45:19|01/12/2025 18:45:24|01/12/2025 18:45:26|01/12/2025 18:45:29|01/12/2025 18:45:33|01/12/2025 18:45:36|01/12/2025 18:45:38|01/12/2025 18:45:41|01/12/2025 18:45:46|01/12/2025 18:45:50|01/12/2025 18:45:51|01/12/2025 18:45:56|01/12/2025 18:45:57|01/12/2025 18:46:01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795138888888889">
            <text:p>0.679513888888888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764867919639000107</text:p>
          </table:table-cell>
          <table:table-cell office:value-type="string">
            <text:p>URA_SEG_E_ASSIST_PORTO</text:p>
          </table:table-cell>
          <table:table-cell office:value-type="string">
            <text:p>+5508191524502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alteracao|inclusao_dependente|dados_dependente|validacao_dados|dependente_incluido</text:p>
          </table:table-cell>
          <table:table-cell office:value-type="string">
            <text:p>Inicio_Ura_Seguros_Assistencias|Identificacao_Telefone|Menu_Identificacao_Cliente|Menu_Alteracao_Cadastral|Menu_Inclusao_Dependente|Confirmacao_Inclusao</text:p>
          </table:table-cell>
          <table:table-cell office:value-type="string">
            <text:p>10023|10589|50013|10551|15001|10647|10858</text:p>
          </table:table-cell>
          <table:table-cell office:value-type="string">
            <text:p>333_Porto|PORTO|Bom_Dia|Cpf|Sucesso|Dependente|Inclui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74">
            <text:p>174</text:p>
          </table:table-cell>
          <table:table-cell office:value-type="string">
            <text:p>014XXXXXXXX</text:p>
          </table:table-cell>
          <table:table-cell office:value-type="string">
            <text:p>10858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6:18:34|01/12/2025 16:18:36|01/12/2025 16:18:40|01/12/2025 16:18:43|01/12/2025 16:18:46|01/12/2025 16:18:50|01/12/2025 16:18:51|01/12/2025 16:18:54|01/12/2025 16:18:58|01/12/2025 16:19:01|01/12/2025 16:19:04|01/12/2025 16:19:06|01/12/2025 16:19:08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663194444444445">
            <text:p>0.566319444444444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9000108</text:p>
          </table:table-cell>
          <table:table-cell office:value-type="string">
            <text:p>URA_SEG_E_ASSIST_PORTO</text:p>
          </table:table-cell>
          <table:table-cell office:value-type="string">
            <text:p>+550915011774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19">
            <text:p>219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3:35:32|01/12/2025 13:35:34|01/12/2025 13:35:37|01/12/2025 13:35:38|01/12/2025 13:35:43|01/12/2025 13:35:45|01/12/2025 13:35:47|01/12/2025 13:35:52|01/12/2025 13:35:56|01/12/2025 13:36:01|01/12/2025 13:36:05|01/12/2025 13:36:08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0072916666666664">
            <text:p>0.4007291666666666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764867919639000109</text:p>
          </table:table-cell>
          <table:table-cell office:value-type="string">
            <text:p>URA_SEG_E_ASSIST_PORTO</text:p>
          </table:table-cell>
          <table:table-cell office:value-type="string">
            <text:p>+5508117403034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39">
            <text:p>13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1/12/2025 09:37:07|01/12/2025 09:37:10|01/12/2025 09:37:13|01/12/2025 09:37:17|01/12/2025 09:37:22|01/12/2025 09:37:23|01/12/2025 09:37:24|01/12/2025 09:37:29|01/12/2025 09:37:32|01/12/2025 09:37:35|01/12/2025 09:37:38|01/12/2025 09:37:42|01/12/2025 09:37:44|01/12/2025 09:37:48|01/12/2025 09:37:51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5869212962962965">
            <text:p>0.3586921296296296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110</text:p>
          </table:table-cell>
          <table:table-cell office:value-type="string">
            <text:p>URA_SEG_E_ASSIST_PORTO</text:p>
          </table:table-cell>
          <table:table-cell office:value-type="string">
            <text:p>+5501124014997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27">
            <text:p>127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08:36:32|01/12/2025 08:36:33|01/12/2025 08:36:36|01/12/2025 08:36:41|01/12/2025 08:36:43|01/12/2025 08:36:46|01/12/2025 08:36:50|01/12/2025 08:36:52|01/12/2025 08:36:54|01/12/2025 08:36:58|01/12/2025 08:37:01|01/12/2025 08:37:05|01/12/2025 08:37:06|01/12/2025 08:37:11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128703703703704">
            <text:p>0.512870370370370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764867919639000111</text:p>
          </table:table-cell>
          <table:table-cell office:value-type="string">
            <text:p>URA_SEG_E_ASSIST_PORTO</text:p>
          </table:table-cell>
          <table:table-cell office:value-type="string">
            <text:p>+5503172279745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9">
            <text:p>69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2:18:36|01/12/2025 12:18:38|01/12/2025 12:18:43|01/12/2025 12:18:46|01/12/2025 12:18:48|01/12/2025 12:18:53|01/12/2025 12:18:57|01/12/2025 12:19:00|01/12/2025 12:19:01|01/12/2025 12:19:04|01/12/2025 12:19:07|01/12/2025 12:19:10|01/12/2025 12:19:13|01/12/2025 12:19:1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238888888888888">
            <text:p>0.423888888888888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764867919639000112</text:p>
          </table:table-cell>
          <table:table-cell office:value-type="string">
            <text:p>URA_SEG_E_ASSIST_PORTO</text:p>
          </table:table-cell>
          <table:table-cell office:value-type="string">
            <text:p>+5509172576039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18">
            <text:p>118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0:10:28|01/12/2025 10:10:33|01/12/2025 10:10:36|01/12/2025 10:10:41|01/12/2025 10:10:45|01/12/2025 10:10:48|01/12/2025 10:10:50|01/12/2025 10:10:52|01/12/2025 10:10:55|01/12/2025 10:10:58|01/12/2025 10:11:00|01/12/2025 10:11:04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617476851851851">
            <text:p>0.561747685185185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9000113</text:p>
          </table:table-cell>
          <table:table-cell office:value-type="string">
            <text:p>URA_SEG_E_ASSIST_PORTO</text:p>
          </table:table-cell>
          <table:table-cell office:value-type="string">
            <text:p>+5505115620921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76">
            <text:p>76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3:28:57|01/12/2025 13:28:59|01/12/2025 13:29:01|01/12/2025 13:29:02|01/12/2025 13:29:04|01/12/2025 13:29:07|01/12/2025 13:29:10|01/12/2025 13:29:14|01/12/2025 13:29:18|01/12/2025 13:29:23|01/12/2025 13:29:27|01/12/2025 13:29:31|01/12/2025 13:29:35|01/12/2025 13:29:36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123379629629629">
            <text:p>0.712337962962962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9000114</text:p>
          </table:table-cell>
          <table:table-cell office:value-type="string">
            <text:p>URA_SEG_E_ASSIST_PORTO</text:p>
          </table:table-cell>
          <table:table-cell office:value-type="string">
            <text:p>+5509148600871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4">
            <text:p>11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7:05:47|01/12/2025 17:05:52|01/12/2025 17:05:53|01/12/2025 17:05:56|01/12/2025 17:05:58|01/12/2025 17:06:02|01/12/2025 17:06:04|01/12/2025 17:06:05|01/12/2025 17:06:09|01/12/2025 17:06:11|01/12/2025 17:06:15|01/12/2025 17:06:16|01/12/2025 17:06:21|01/12/2025 17:06:23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068402777777779">
            <text:p>0.806840277777777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9000115</text:p>
          </table:table-cell>
          <table:table-cell office:value-type="string">
            <text:p>URA_SEG_E_ASSIST_PORTO</text:p>
          </table:table-cell>
          <table:table-cell office:value-type="string">
            <text:p>+5509124046317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73">
            <text:p>73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9:21:52|01/12/2025 19:21:55|01/12/2025 19:22:00|01/12/2025 19:22:04|01/12/2025 19:22:06|01/12/2025 19:22:09|01/12/2025 19:22:10|01/12/2025 19:22:14|01/12/2025 19:22:16|01/12/2025 19:22:21|01/12/2025 19:22:24|01/12/2025 19:22:26|01/12/2025 19:22:29|01/12/2025 19:22:33|01/12/2025 19:22:38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42974537037037">
            <text:p>0.34297453703703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116</text:p>
          </table:table-cell>
          <table:table-cell office:value-type="string">
            <text:p>URA_SEG_E_ASSIST_PORTO</text:p>
          </table:table-cell>
          <table:table-cell office:value-type="string">
            <text:p>+5504178787091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98">
            <text:p>98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08:13:56|01/12/2025 08:13:59|01/12/2025 08:14:02|01/12/2025 08:14:03|01/12/2025 08:14:04|01/12/2025 08:14:06|01/12/2025 08:14:10|01/12/2025 08:14:14|01/12/2025 08:14:19|01/12/2025 08:14:22|01/12/2025 08:14:27|01/12/2025 08:14:30|01/12/2025 08:14:35|01/12/2025 08:14:37|01/12/2025 08:14:38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666203703703704">
            <text:p>0.366620370370370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117</text:p>
          </table:table-cell>
          <table:table-cell office:value-type="string">
            <text:p>URA_SEG_E_ASSIST_PORTO</text:p>
          </table:table-cell>
          <table:table-cell office:value-type="string">
            <text:p>+5505165606751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25">
            <text:p>125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08:47:57|01/12/2025 08:48:01|01/12/2025 08:48:02|01/12/2025 08:48:03|01/12/2025 08:48:05|01/12/2025 08:48:06|01/12/2025 08:48:08|01/12/2025 08:48:12|01/12/2025 08:48:14|01/12/2025 08:48:15|01/12/2025 08:48:18|01/12/2025 08:48:22|01/12/2025 08:48:27|01/12/2025 08:48:31|01/12/2025 08:48:34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968055555555557">
            <text:p>0.796805555555555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9000118</text:p>
          </table:table-cell>
          <table:table-cell office:value-type="string">
            <text:p>URA_SEG_E_ASSIST_PORTO</text:p>
          </table:table-cell>
          <table:table-cell office:value-type="string">
            <text:p>+5505168252894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9">
            <text:p>89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9:07:27|01/12/2025 19:07:29|01/12/2025 19:07:33|01/12/2025 19:07:34|01/12/2025 19:07:35|01/12/2025 19:07:38|01/12/2025 19:07:41|01/12/2025 19:07:42|01/12/2025 19:07:44|01/12/2025 19:07:47|01/12/2025 19:07:49|01/12/2025 19:07:53|01/12/2025 19:07:58|01/12/2025 19:08:01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318518518518519">
            <text:p>0.531851851851851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764867919639000119</text:p>
          </table:table-cell>
          <table:table-cell office:value-type="string">
            <text:p>URA_SEG_E_ASSIST_PORTO</text:p>
          </table:table-cell>
          <table:table-cell office:value-type="string">
            <text:p>+5502121384268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59">
            <text:p>15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2:45:54|01/12/2025 12:45:56|01/12/2025 12:46:00|01/12/2025 12:46:04|01/12/2025 12:46:08|01/12/2025 12:46:12|01/12/2025 12:46:16|01/12/2025 12:46:19|01/12/2025 12:46:22|01/12/2025 12:46:27|01/12/2025 12:46:31|01/12/2025 12:46:35|01/12/2025 12:46:38|01/12/2025 12:46:40|01/12/2025 12:46:42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715162037037037">
            <text:p>0.371516203703703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120</text:p>
          </table:table-cell>
          <table:table-cell office:value-type="string">
            <text:p>URA_SEG_E_ASSIST_PORTO</text:p>
          </table:table-cell>
          <table:table-cell office:value-type="string">
            <text:p>+5507110435783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08">
            <text:p>108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08:55:03|01/12/2025 08:55:06|01/12/2025 08:55:08|01/12/2025 08:55:13|01/12/2025 08:55:15|01/12/2025 08:55:17|01/12/2025 08:55:18|01/12/2025 08:55:21|01/12/2025 08:55:24|01/12/2025 08:55:29|01/12/2025 08:55:31|01/12/2025 08:55:33|01/12/2025 08:55:38|01/12/2025 08:55:43|01/12/2025 08:55:4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057291666666666">
            <text:p>0.805729166666666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9000121</text:p>
          </table:table-cell>
          <table:table-cell office:value-type="string">
            <text:p>URA_SEG_E_ASSIST_PORTO</text:p>
          </table:table-cell>
          <table:table-cell office:value-type="string">
            <text:p>+5504150733805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26">
            <text:p>126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1/12/2025 19:20:18|01/12/2025 19:20:20|01/12/2025 19:20:23|01/12/2025 19:20:27|01/12/2025 19:20:29|01/12/2025 19:20:33|01/12/2025 19:20:36|01/12/2025 19:20:40|01/12/2025 19:20:41|01/12/2025 19:20:46|01/12/2025 19:20:47|01/12/2025 19:20:50|01/12/2025 19:20:54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162962962962962">
            <text:p>0.616296296296296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764867919639000122</text:p>
          </table:table-cell>
          <table:table-cell office:value-type="string">
            <text:p>URA_SEG_E_ASSIST_PORTO</text:p>
          </table:table-cell>
          <table:table-cell office:value-type="string">
            <text:p>+5503143211581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16">
            <text:p>116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4:47:31|01/12/2025 14:47:35|01/12/2025 14:47:38|01/12/2025 14:47:39|01/12/2025 14:47:42|01/12/2025 14:47:46|01/12/2025 14:47:50|01/12/2025 14:47:54|01/12/2025 14:47:58|01/12/2025 14:48:03|01/12/2025 14:48:06|01/12/2025 14:48:09|01/12/2025 14:48:13|01/12/2025 14:48:1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61886574074074">
            <text:p>0.56188657407407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9000123</text:p>
          </table:table-cell>
          <table:table-cell office:value-type="string">
            <text:p>URA_SEG_E_ASSIST_PORTO</text:p>
          </table:table-cell>
          <table:table-cell office:value-type="string">
            <text:p>+5506169932124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7">
            <text:p>67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3:29:09|01/12/2025 13:29:14|01/12/2025 13:29:15|01/12/2025 13:29:19|01/12/2025 13:29:23|01/12/2025 13:29:24|01/12/2025 13:29:27|01/12/2025 13:29:28|01/12/2025 13:29:33|01/12/2025 13:29:36|01/12/2025 13:29:38|01/12/2025 13:29:41|01/12/2025 13:29:45|01/12/2025 13:29:49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7226851851851853">
            <text:p>0.4722685185185185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9000124</text:p>
          </table:table-cell>
          <table:table-cell office:value-type="string">
            <text:p>URA_SEG_E_ASSIST_PORTO</text:p>
          </table:table-cell>
          <table:table-cell office:value-type="string">
            <text:p>+5508134095306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12">
            <text:p>212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1:20:07|01/12/2025 11:20:12|01/12/2025 11:20:16|01/12/2025 11:20:19|01/12/2025 11:20:22|01/12/2025 11:20:24|01/12/2025 11:20:27|01/12/2025 11:20:29|01/12/2025 11:20:31|01/12/2025 11:20:33|01/12/2025 11:20:36|01/12/2025 11:20:40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204861111111111">
            <text:p>0.82048611111111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9000125</text:p>
          </table:table-cell>
          <table:table-cell office:value-type="string">
            <text:p>URA_SEG_E_ASSIST_PORTO</text:p>
          </table:table-cell>
          <table:table-cell office:value-type="string">
            <text:p>+5503139902018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17">
            <text:p>117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9:41:33|01/12/2025 19:41:36|01/12/2025 19:41:38|01/12/2025 19:41:43|01/12/2025 19:41:47|01/12/2025 19:41:49|01/12/2025 19:41:53|01/12/2025 19:41:55|01/12/2025 19:41:57|01/12/2025 19:42:00|01/12/2025 19:42:03|01/12/2025 19:42:07|01/12/2025 19:42:09|01/12/2025 19:42:12|01/12/2025 19:42:1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98587962962963">
            <text:p>0.39858796296296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764867919639000126</text:p>
          </table:table-cell>
          <table:table-cell office:value-type="string">
            <text:p>URA_SEG_E_ASSIST_PORTO</text:p>
          </table:table-cell>
          <table:table-cell office:value-type="string">
            <text:p>+5501172479634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46">
            <text:p>146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09:34:01|01/12/2025 09:34:04|01/12/2025 09:34:09|01/12/2025 09:34:10|01/12/2025 09:34:14|01/12/2025 09:34:19|01/12/2025 09:34:21|01/12/2025 09:34:24|01/12/2025 09:34:27|01/12/2025 09:34:31|01/12/2025 09:34:32|01/12/2025 09:34:36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314004629629629">
            <text:p>0.631400462962962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764867919639000127</text:p>
          </table:table-cell>
          <table:table-cell office:value-type="string">
            <text:p>URA_SEG_E_ASSIST_PORTO</text:p>
          </table:table-cell>
          <table:table-cell office:value-type="string">
            <text:p>+5507155674792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50">
            <text:p>150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5:09:17|01/12/2025 15:09:18|01/12/2025 15:09:20|01/12/2025 15:09:24|01/12/2025 15:09:26|01/12/2025 15:09:30|01/12/2025 15:09:33|01/12/2025 15:09:36|01/12/2025 15:09:38|01/12/2025 15:09:43|01/12/2025 15:09:47|01/12/2025 15:09:50|01/12/2025 15:09:52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687962962962963">
            <text:p>0.668796296296296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764867919639000128</text:p>
          </table:table-cell>
          <table:table-cell office:value-type="string">
            <text:p>URA_SEG_E_ASSIST_PORTO</text:p>
          </table:table-cell>
          <table:table-cell office:value-type="string">
            <text:p>+5508147243905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87">
            <text:p>87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6:03:06|01/12/2025 16:03:09|01/12/2025 16:03:11|01/12/2025 16:03:12|01/12/2025 16:03:16|01/12/2025 16:03:20|01/12/2025 16:03:24|01/12/2025 16:03:28|01/12/2025 16:03:30|01/12/2025 16:03:31|01/12/2025 16:03:36|01/12/2025 16:03:40|01/12/2025 16:03:42|01/12/2025 16:03:44|01/12/2025 16:03:49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6712962962962964">
            <text:p>0.3671296296296296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129</text:p>
          </table:table-cell>
          <table:table-cell office:value-type="string">
            <text:p>URA_SEG_E_ASSIST_PORTO</text:p>
          </table:table-cell>
          <table:table-cell office:value-type="string">
            <text:p>+5503113204458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75">
            <text:p>75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08:48:42|01/12/2025 08:48:46|01/12/2025 08:48:51|01/12/2025 08:48:55|01/12/2025 08:48:57|01/12/2025 08:49:01|01/12/2025 08:49:04|01/12/2025 08:49:07|01/12/2025 08:49:10|01/12/2025 08:49:13|01/12/2025 08:49:17|01/12/2025 08:49:20|01/12/2025 08:49:22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888310185185185">
            <text:p>0.488831018518518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9000130</text:p>
          </table:table-cell>
          <table:table-cell office:value-type="string">
            <text:p>URA_SEG_E_ASSIST_PORTO</text:p>
          </table:table-cell>
          <table:table-cell office:value-type="string">
            <text:p>+5507131890314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96">
            <text:p>96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1:43:56|01/12/2025 11:43:57|01/12/2025 11:43:58|01/12/2025 11:44:02|01/12/2025 11:44:06|01/12/2025 11:44:11|01/12/2025 11:44:13|01/12/2025 11:44:17|01/12/2025 11:44:21|01/12/2025 11:44:24|01/12/2025 11:44:28|01/12/2025 11:44:30|01/12/2025 11:44:34|01/12/2025 11:44:39|01/12/2025 11:44:41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359837962962962">
            <text:p>0.535983796296296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764867919639000131</text:p>
          </table:table-cell>
          <table:table-cell office:value-type="string">
            <text:p>URA_SEG_E_ASSIST_PORTO</text:p>
          </table:table-cell>
          <table:table-cell office:value-type="string">
            <text:p>+5503162371007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76">
            <text:p>76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2:51:52|01/12/2025 12:51:55|01/12/2025 12:52:00|01/12/2025 12:52:02|01/12/2025 12:52:05|01/12/2025 12:52:09|01/12/2025 12:52:12|01/12/2025 12:52:14|01/12/2025 12:52:17|01/12/2025 12:52:20|01/12/2025 12:52:21|01/12/2025 12:52:26|01/12/2025 12:52:28|01/12/2025 12:52:31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033101851851852">
            <text:p>0.603310185185185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764867919639000132</text:p>
          </table:table-cell>
          <table:table-cell office:value-type="string">
            <text:p>URA_SEG_E_ASSIST_PORTO</text:p>
          </table:table-cell>
          <table:table-cell office:value-type="string">
            <text:p>+5508167370853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42">
            <text:p>142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14:28:50|01/12/2025 14:28:55|01/12/2025 14:28:58|01/12/2025 14:29:02|01/12/2025 14:29:07|01/12/2025 14:29:09|01/12/2025 14:29:12|01/12/2025 14:29:16|01/12/2025 14:29:19|01/12/2025 14:29:23|01/12/2025 14:29:27|01/12/2025 14:29:28|01/12/2025 14:29:31|01/12/2025 14:29:33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021180555555555">
            <text:p>0.802118055555555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9000133</text:p>
          </table:table-cell>
          <table:table-cell office:value-type="string">
            <text:p>URA_SEG_E_ASSIST_PORTO</text:p>
          </table:table-cell>
          <table:table-cell office:value-type="string">
            <text:p>+5509132740278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44">
            <text:p>44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9:15:04|01/12/2025 19:15:07|01/12/2025 19:15:11|01/12/2025 19:15:13|01/12/2025 19:15:15|01/12/2025 19:15:19|01/12/2025 19:15:22|01/12/2025 19:15:27|01/12/2025 19:15:28|01/12/2025 19:15:30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0625">
            <text:p>0.4062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764867919639000134</text:p>
          </table:table-cell>
          <table:table-cell office:value-type="string">
            <text:p>URA_SEG_E_ASSIST_PORTO</text:p>
          </table:table-cell>
          <table:table-cell office:value-type="string">
            <text:p>+5501175330895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06">
            <text:p>106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09:45:04|01/12/2025 09:45:07|01/12/2025 09:45:10|01/12/2025 09:45:15|01/12/2025 09:45:17|01/12/2025 09:45:21|01/12/2025 09:45:26|01/12/2025 09:45:29|01/12/2025 09:45:32|01/12/2025 09:45:33|01/12/2025 09:45:38|01/12/2025 09:45:43|01/12/2025 09:45:47|01/12/2025 09:45:50|01/12/2025 09:45:54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555671296296296">
            <text:p>0.555567129629629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9000135</text:p>
          </table:table-cell>
          <table:table-cell office:value-type="string">
            <text:p>URA_SEG_E_ASSIST_PORTO</text:p>
          </table:table-cell>
          <table:table-cell office:value-type="string">
            <text:p>+5501155981852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75">
            <text:p>75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3:20:02|01/12/2025 13:20:05|01/12/2025 13:20:08|01/12/2025 13:20:09|01/12/2025 13:20:14|01/12/2025 13:20:16|01/12/2025 13:20:20|01/12/2025 13:20:22|01/12/2025 13:20:25|01/12/2025 13:20:29|01/12/2025 13:20:32|01/12/2025 13:20:34|01/12/2025 13:20:39|01/12/2025 13:20:41|01/12/2025 13:20:44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206134259259259">
            <text:p>0.520613425925925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764867919639000136</text:p>
          </table:table-cell>
          <table:table-cell office:value-type="string">
            <text:p>URA_SEG_E_ASSIST_PORTO</text:p>
          </table:table-cell>
          <table:table-cell office:value-type="string">
            <text:p>+5503164054542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37">
            <text:p>137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2:29:43|01/12/2025 12:29:47|01/12/2025 12:29:48|01/12/2025 12:29:51|01/12/2025 12:29:53|01/12/2025 12:29:55|01/12/2025 12:30:00|01/12/2025 12:30:02|01/12/2025 12:30:07|01/12/2025 12:30:11|01/12/2025 12:30:14|01/12/2025 12:30:17|01/12/2025 12:30:19|01/12/2025 12:30:21|01/12/2025 12:30:24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806018518518518">
            <text:p>0.68060185185185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764867919639000137</text:p>
          </table:table-cell>
          <table:table-cell office:value-type="string">
            <text:p>URA_SEG_E_ASSIST_PORTO</text:p>
          </table:table-cell>
          <table:table-cell office:value-type="string">
            <text:p>+5509194799626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75">
            <text:p>75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16:20:06|01/12/2025 16:20:08|01/12/2025 16:20:12|01/12/2025 16:20:14|01/12/2025 16:20:18|01/12/2025 16:20:23|01/12/2025 16:20:28|01/12/2025 16:20:31|01/12/2025 16:20:35|01/12/2025 16:20:37|01/12/2025 16:20:40|01/12/2025 16:20:42|01/12/2025 16:20:44|01/12/2025 16:20:49|01/12/2025 16:20:51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198958333333334">
            <text:p>0.81989583333333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9000138</text:p>
          </table:table-cell>
          <table:table-cell office:value-type="string">
            <text:p>URA_SEG_E_ASSIST_PORTO</text:p>
          </table:table-cell>
          <table:table-cell office:value-type="string">
            <text:p>+5507163571243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82">
            <text:p>82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9:40:43|01/12/2025 19:40:44|01/12/2025 19:40:46|01/12/2025 19:40:51|01/12/2025 19:40:52|01/12/2025 19:40:53|01/12/2025 19:40:55|01/12/2025 19:40:58|01/12/2025 19:41:03|01/12/2025 19:41:06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063888888888889">
            <text:p>0.506388888888888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764867919639000139</text:p>
          </table:table-cell>
          <table:table-cell office:value-type="string">
            <text:p>URA_SEG_E_ASSIST_PORTO</text:p>
          </table:table-cell>
          <table:table-cell office:value-type="string">
            <text:p>+5507158738310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0">
            <text:p>50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2:09:13|01/12/2025 12:09:18|01/12/2025 12:09:22|01/12/2025 12:09:26|01/12/2025 12:09:30|01/12/2025 12:09:31|01/12/2025 12:09:33|01/12/2025 12:09:36|01/12/2025 12:09:38|01/12/2025 12:09:40|01/12/2025 12:09:43|01/12/2025 12:09:47|01/12/2025 12:09:49|01/12/2025 12:09:54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283564814814815">
            <text:p>0.62835648148148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764867919639000140</text:p>
          </table:table-cell>
          <table:table-cell office:value-type="string">
            <text:p>URA_SEG_E_ASSIST_PORTO</text:p>
          </table:table-cell>
          <table:table-cell office:value-type="string">
            <text:p>+5504139609950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04">
            <text:p>104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15:04:54|01/12/2025 15:04:56|01/12/2025 15:05:00|01/12/2025 15:05:03|01/12/2025 15:05:05|01/12/2025 15:05:07|01/12/2025 15:05:12|01/12/2025 15:05:14|01/12/2025 15:05:17|01/12/2025 15:05:21|01/12/2025 15:05:23|01/12/2025 15:05:24|01/12/2025 15:05:26|01/12/2025 15:05:2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268055555555556">
            <text:p>0.726805555555555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9000141</text:p>
          </table:table-cell>
          <table:table-cell office:value-type="string">
            <text:p>URA_SEG_E_ASSIST_PORTO</text:p>
          </table:table-cell>
          <table:table-cell office:value-type="string">
            <text:p>+5508195011480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7">
            <text:p>87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7:26:39|01/12/2025 17:26:42|01/12/2025 17:26:47|01/12/2025 17:26:50|01/12/2025 17:26:52|01/12/2025 17:26:56|01/12/2025 17:26:59|01/12/2025 17:27:03|01/12/2025 17:27:07|01/12/2025 17:27:10|01/12/2025 17:27:12|01/12/2025 17:27:14|01/12/2025 17:27:1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4744212962962967">
            <text:p>0.3474421296296296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142</text:p>
          </table:table-cell>
          <table:table-cell office:value-type="string">
            <text:p>URA_SEG_E_ASSIST_PORTO</text:p>
          </table:table-cell>
          <table:table-cell office:value-type="string">
            <text:p>+5507148486064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90">
            <text:p>90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08:20:22|01/12/2025 08:20:26|01/12/2025 08:20:28|01/12/2025 08:20:31|01/12/2025 08:20:34|01/12/2025 08:20:37|01/12/2025 08:20:39|01/12/2025 08:20:43|01/12/2025 08:20:45|01/12/2025 08:20:47|01/12/2025 08:20:49|01/12/2025 08:20:50|01/12/2025 08:20:51|01/12/2025 08:20:54|01/12/2025 08:20:58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403935185185186">
            <text:p>0.640393518518518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764867919639000143</text:p>
          </table:table-cell>
          <table:table-cell office:value-type="string">
            <text:p>URA_SEG_E_ASSIST_PORTO</text:p>
          </table:table-cell>
          <table:table-cell office:value-type="string">
            <text:p>+5506157726595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99">
            <text:p>99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1/12/2025 15:22:13|01/12/2025 15:22:18|01/12/2025 15:22:21|01/12/2025 15:22:25|01/12/2025 15:22:26|01/12/2025 15:22:29|01/12/2025 15:22:31|01/12/2025 15:22:36|01/12/2025 15:22:41|01/12/2025 15:22:44|01/12/2025 15:22:47|01/12/2025 15:22:52|01/12/2025 15:22:56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832175925925926">
            <text:p>0.683217592592592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764867919639000144</text:p>
          </table:table-cell>
          <table:table-cell office:value-type="string">
            <text:p>URA_SEG_E_ASSIST_PORTO</text:p>
          </table:table-cell>
          <table:table-cell office:value-type="string">
            <text:p>+5507128921786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2">
            <text:p>62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6:23:51|01/12/2025 16:23:54|01/12/2025 16:23:58|01/12/2025 16:24:02|01/12/2025 16:24:06|01/12/2025 16:24:09|01/12/2025 16:24:13|01/12/2025 16:24:16|01/12/2025 16:24:20|01/12/2025 16:24:22|01/12/2025 16:24:26|01/12/2025 16:24:29|01/12/2025 16:24:34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303125000000001">
            <text:p>0.530312500000000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764867919639000145</text:p>
          </table:table-cell>
          <table:table-cell office:value-type="string">
            <text:p>URA_SEG_E_ASSIST_PORTO</text:p>
          </table:table-cell>
          <table:table-cell office:value-type="string">
            <text:p>+5503133853592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76">
            <text:p>76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2:43:41|01/12/2025 12:43:46|01/12/2025 12:43:47|01/12/2025 12:43:49|01/12/2025 12:43:53|01/12/2025 12:43:56|01/12/2025 12:43:58|01/12/2025 12:44:01|01/12/2025 12:44:02|01/12/2025 12:44:04|01/12/2025 12:44:09|01/12/2025 12:44:11|01/12/2025 12:44:15|01/12/2025 12:44:17|01/12/2025 12:44:18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697800925925926">
            <text:p>0.469780092592592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9000146</text:p>
          </table:table-cell>
          <table:table-cell office:value-type="string">
            <text:p>URA_SEG_E_ASSIST_PORTO</text:p>
          </table:table-cell>
          <table:table-cell office:value-type="string">
            <text:p>+5502173549760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24">
            <text:p>124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1:16:30|01/12/2025 11:16:32|01/12/2025 11:16:34|01/12/2025 11:16:36|01/12/2025 11:16:38|01/12/2025 11:16:42|01/12/2025 11:16:44|01/12/2025 11:16:46|01/12/2025 11:16:50|01/12/2025 11:16:54|01/12/2025 11:16:56|01/12/2025 11:17:00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872222222222222">
            <text:p>0.487222222222222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9000147</text:p>
          </table:table-cell>
          <table:table-cell office:value-type="string">
            <text:p>URA_SEG_E_ASSIST_PORTO</text:p>
          </table:table-cell>
          <table:table-cell office:value-type="string">
            <text:p>+5503134454277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sac|tipo_reclamacao|descricao_problema|protocolo_sac|prazo_resposta</text:p>
          </table:table-cell>
          <table:table-cell office:value-type="string">
            <text:p>Inicio_Ura_Seguros_Assistencias|Identificacao_Telefone|Menu_SAC|Tipo_Reclamacao|Registro_Protocolo</text:p>
          </table:table-cell>
          <table:table-cell office:value-type="string">
            <text:p>10023|10589|11567|11612|15003</text:p>
          </table:table-cell>
          <table:table-cell office:value-type="string">
            <text:p>333_Porto|PORTO|Ola|SAC|Protocolo_Registrado</text:p>
          </table:table-cell>
          <table:table-cell office:value-type="string">
            <text:p>||||</text:p>
          </table:table-cell>
          <table:table-cell office:value-type="string">
            <text:p>Transferencia</text:p>
          </table:table-cell>
          <table:table-cell office:value-type="float" office:value="165">
            <text:p>165</text:p>
          </table:table-cell>
          <table:table-cell office:value-type="string">
            <text:p>014XXXXXXXX</text:p>
          </table:table-cell>
          <table:table-cell office:value-type="string">
            <text:p>1500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1:41:37|01/12/2025 11:41:42|01/12/2025 11:41:46|01/12/2025 11:41:49|01/12/2025 11:41:53|01/12/2025 11:41:55|01/12/2025 11:42:00|01/12/2025 11:42:01|01/12/2025 11:42:06|01/12/2025 11:42:09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143981481481481">
            <text:p>0.714398148148148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9000148</text:p>
          </table:table-cell>
          <table:table-cell office:value-type="string">
            <text:p>URA_SEG_E_ASSIST_PORTO</text:p>
          </table:table-cell>
          <table:table-cell office:value-type="string">
            <text:p>+5507148166331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7">
            <text:p>67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7:08:46|01/12/2025 17:08:50|01/12/2025 17:08:53|01/12/2025 17:08:56|01/12/2025 17:09:00|01/12/2025 17:09:05|01/12/2025 17:09:09|01/12/2025 17:09:11|01/12/2025 17:09:12|01/12/2025 17:09:16|01/12/2025 17:09:18|01/12/2025 17:09:19|01/12/2025 17:09:22|01/12/2025 17:09:2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727893518518519">
            <text:p>0.772789351851851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764867919639000149</text:p>
          </table:table-cell>
          <table:table-cell office:value-type="string">
            <text:p>URA_SEG_E_ASSIST_PORTO</text:p>
          </table:table-cell>
          <table:table-cell office:value-type="string">
            <text:p>+5509144872265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87">
            <text:p>187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8:32:51|01/12/2025 18:32:55|01/12/2025 18:32:58|01/12/2025 18:33:02|01/12/2025 18:33:07|01/12/2025 18:33:11|01/12/2025 18:33:15|01/12/2025 18:33:19|01/12/2025 18:33:21|01/12/2025 18:33:25|01/12/2025 18:33:28|01/12/2025 18:33:29|01/12/2025 18:33:34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591203703703703">
            <text:p>0.559120370370370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9000150</text:p>
          </table:table-cell>
          <table:table-cell office:value-type="string">
            <text:p>URA_SEG_E_ASSIST_PORTO</text:p>
          </table:table-cell>
          <table:table-cell office:value-type="string">
            <text:p>+5508175727849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09">
            <text:p>109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3:25:10|01/12/2025 13:25:12|01/12/2025 13:25:16|01/12/2025 13:25:19|01/12/2025 13:25:24|01/12/2025 13:25:25|01/12/2025 13:25:27|01/12/2025 13:25:32|01/12/2025 13:25:37|01/12/2025 13:25:39|01/12/2025 13:25:41|01/12/2025 13:25:43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792708333333333">
            <text:p>0.379270833333333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764867919639000151</text:p>
          </table:table-cell>
          <table:table-cell office:value-type="string">
            <text:p>URA_SEG_E_ASSIST_PORTO</text:p>
          </table:table-cell>
          <table:table-cell office:value-type="string">
            <text:p>+5503191930971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59">
            <text:p>159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09:06:10|01/12/2025 09:06:14|01/12/2025 09:06:19|01/12/2025 09:06:24|01/12/2025 09:06:26|01/12/2025 09:06:31|01/12/2025 09:06:33|01/12/2025 09:06:35|01/12/2025 09:06:38|01/12/2025 09:06:41|01/12/2025 09:06:46|01/12/2025 09:06:49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1375">
            <text:p>0.6137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764867919639000152</text:p>
          </table:table-cell>
          <table:table-cell office:value-type="string">
            <text:p>URA_SEG_E_ASSIST_PORTO</text:p>
          </table:table-cell>
          <table:table-cell office:value-type="string">
            <text:p>+5505153637408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63">
            <text:p>163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4:43:52|01/12/2025 14:43:55|01/12/2025 14:44:00|01/12/2025 14:44:05|01/12/2025 14:44:08|01/12/2025 14:44:12|01/12/2025 14:44:17|01/12/2025 14:44:21|01/12/2025 14:44:25|01/12/2025 14:44:30|01/12/2025 14:44:31|01/12/2025 14:44:33|01/12/2025 14:44:35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743518518518518">
            <text:p>0.374351851851851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153</text:p>
          </table:table-cell>
          <table:table-cell office:value-type="string">
            <text:p>URA_SEG_E_ASSIST_PORTO</text:p>
          </table:table-cell>
          <table:table-cell office:value-type="string">
            <text:p>+5508149571244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5">
            <text:p>95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08:59:06|01/12/2025 08:59:10|01/12/2025 08:59:14|01/12/2025 08:59:15|01/12/2025 08:59:20|01/12/2025 08:59:21|01/12/2025 08:59:23|01/12/2025 08:59:27|01/12/2025 08:59:30|01/12/2025 08:59:32|01/12/2025 08:59:33|01/12/2025 08:59:37|01/12/2025 08:59:39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905439814814814">
            <text:p>0.690543981481481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764867919639000154</text:p>
          </table:table-cell>
          <table:table-cell office:value-type="string">
            <text:p>URA_SEG_E_ASSIST_PORTO</text:p>
          </table:table-cell>
          <table:table-cell office:value-type="string">
            <text:p>+5501191117438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03">
            <text:p>103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6:34:24|01/12/2025 16:34:26|01/12/2025 16:34:29|01/12/2025 16:34:31|01/12/2025 16:34:33|01/12/2025 16:34:36|01/12/2025 16:34:40|01/12/2025 16:34:44|01/12/2025 16:34:45|01/12/2025 16:34:48|01/12/2025 16:34:52|01/12/2025 16:34:54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6949074074074076">
            <text:p>0.4694907407407407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9000155</text:p>
          </table:table-cell>
          <table:table-cell office:value-type="string">
            <text:p>URA_SEG_E_ASSIST_PORTO</text:p>
          </table:table-cell>
          <table:table-cell office:value-type="string">
            <text:p>+5501157045698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39">
            <text:p>139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1:16:07|01/12/2025 11:16:09|01/12/2025 11:16:13|01/12/2025 11:16:17|01/12/2025 11:16:19|01/12/2025 11:16:22|01/12/2025 11:16:26|01/12/2025 11:16:30|01/12/2025 11:16:35|01/12/2025 11:16:37|01/12/2025 11:16:40|01/12/2025 11:16:44|01/12/2025 11:16:48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364467592592593">
            <text:p>0.736446759259259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9000156</text:p>
          </table:table-cell>
          <table:table-cell office:value-type="string">
            <text:p>URA_SEG_E_ASSIST_PORTO</text:p>
          </table:table-cell>
          <table:table-cell office:value-type="string">
            <text:p>+5508115330738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17">
            <text:p>117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17:40:31|01/12/2025 17:40:35|01/12/2025 17:40:39|01/12/2025 17:40:42|01/12/2025 17:40:45|01/12/2025 17:40:47|01/12/2025 17:40:51|01/12/2025 17:40:55|01/12/2025 17:40:59|01/12/2025 17:41:01|01/12/2025 17:41:02|01/12/2025 17:41:07|01/12/2025 17:41:11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765162037037037">
            <text:p>0.476516203703703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9000157</text:p>
          </table:table-cell>
          <table:table-cell office:value-type="string">
            <text:p>URA_SEG_E_ASSIST_PORTO</text:p>
          </table:table-cell>
          <table:table-cell office:value-type="string">
            <text:p>+5504190449889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30">
            <text:p>130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1:26:14|01/12/2025 11:26:19|01/12/2025 11:26:23|01/12/2025 11:26:27|01/12/2025 11:26:31|01/12/2025 11:26:35|01/12/2025 11:26:37|01/12/2025 11:26:39|01/12/2025 11:26:43|01/12/2025 11:26:46|01/12/2025 11:26:50|01/12/2025 11:26:54|01/12/2025 11:26:5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679398148148148">
            <text:p>0.567939814814814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9000158</text:p>
          </table:table-cell>
          <table:table-cell office:value-type="string">
            <text:p>URA_SEG_E_ASSIST_PORTO</text:p>
          </table:table-cell>
          <table:table-cell office:value-type="string">
            <text:p>+5506194941223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33">
            <text:p>133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3:37:51|01/12/2025 13:37:55|01/12/2025 13:37:59|01/12/2025 13:38:01|01/12/2025 13:38:04|01/12/2025 13:38:06|01/12/2025 13:38:09|01/12/2025 13:38:11|01/12/2025 13:38:13|01/12/2025 13:38:14|01/12/2025 13:38:16|01/12/2025 13:38:1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025694444444445">
            <text:p>0.702569444444444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764867919639000159</text:p>
          </table:table-cell>
          <table:table-cell office:value-type="string">
            <text:p>URA_SEG_E_ASSIST_PORTO</text:p>
          </table:table-cell>
          <table:table-cell office:value-type="string">
            <text:p>+5501170529957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33">
            <text:p>233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6:51:44|01/12/2025 16:51:48|01/12/2025 16:51:51|01/12/2025 16:51:55|01/12/2025 16:51:59|01/12/2025 16:52:03|01/12/2025 16:52:07|01/12/2025 16:52:11|01/12/2025 16:52:13|01/12/2025 16:52:16|01/12/2025 16:52:18|01/12/2025 16:52:22|01/12/2025 16:52:23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433217592592593">
            <text:p>0.643321759259259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764867919639000160</text:p>
          </table:table-cell>
          <table:table-cell office:value-type="string">
            <text:p>URA_SEG_E_ASSIST_PORTO</text:p>
          </table:table-cell>
          <table:table-cell office:value-type="string">
            <text:p>+5506150828883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90">
            <text:p>90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5:26:27|01/12/2025 15:26:29|01/12/2025 15:26:30|01/12/2025 15:26:32|01/12/2025 15:26:36|01/12/2025 15:26:38|01/12/2025 15:26:43|01/12/2025 15:26:44|01/12/2025 15:26:49|01/12/2025 15:26:51|01/12/2025 15:26:52|01/12/2025 15:26:53|01/12/2025 15:26:58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859837962962962">
            <text:p>0.685983796296296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764867919639000161</text:p>
          </table:table-cell>
          <table:table-cell office:value-type="string">
            <text:p>URA_SEG_E_ASSIST_PORTO</text:p>
          </table:table-cell>
          <table:table-cell office:value-type="string">
            <text:p>+5508136570053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1">
            <text:p>8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6:27:53|01/12/2025 16:27:55|01/12/2025 16:27:59|01/12/2025 16:28:02|01/12/2025 16:28:05|01/12/2025 16:28:06|01/12/2025 16:28:08|01/12/2025 16:28:13|01/12/2025 16:28:18|01/12/2025 16:28:19|01/12/2025 16:28:24|01/12/2025 16:28:28|01/12/2025 16:28:30|01/12/2025 16:28:35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885185185185186">
            <text:p>0.588518518518518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764867919639000162</text:p>
          </table:table-cell>
          <table:table-cell office:value-type="string">
            <text:p>URA_SEG_E_ASSIST_PORTO</text:p>
          </table:table-cell>
          <table:table-cell office:value-type="string">
            <text:p>+5506158791654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95">
            <text:p>95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4:07:31|01/12/2025 14:07:35|01/12/2025 14:07:37|01/12/2025 14:07:38|01/12/2025 14:07:42|01/12/2025 14:07:44|01/12/2025 14:07:46|01/12/2025 14:07:50|01/12/2025 14:07:55|01/12/2025 14:07:59|01/12/2025 14:08:02|01/12/2025 14:08:04|01/12/2025 14:08:09|01/12/2025 14:08:10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2645833333333333">
            <text:p>0.4264583333333333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764867919639000163</text:p>
          </table:table-cell>
          <table:table-cell office:value-type="string">
            <text:p>URA_SEG_E_ASSIST_PORTO</text:p>
          </table:table-cell>
          <table:table-cell office:value-type="string">
            <text:p>+5505140030035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81">
            <text:p>81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0:14:07|01/12/2025 10:14:09|01/12/2025 10:14:10|01/12/2025 10:14:15|01/12/2025 10:14:17|01/12/2025 10:14:20|01/12/2025 10:14:22|01/12/2025 10:14:25|01/12/2025 10:14:26|01/12/2025 10:14:30|01/12/2025 10:14:34|01/12/2025 10:14:37|01/12/2025 10:14:41|01/12/2025 10:14:44|01/12/2025 10:14:48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523611111111111">
            <text:p>0.75236111111111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764867919639000164</text:p>
          </table:table-cell>
          <table:table-cell office:value-type="string">
            <text:p>URA_SEG_E_ASSIST_PORTO</text:p>
          </table:table-cell>
          <table:table-cell office:value-type="string">
            <text:p>+5503198796584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1">
            <text:p>11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8:03:26|01/12/2025 18:03:28|01/12/2025 18:03:31|01/12/2025 18:03:35|01/12/2025 18:03:39|01/12/2025 18:03:42|01/12/2025 18:03:43|01/12/2025 18:03:47|01/12/2025 18:03:50|01/12/2025 18:03:52|01/12/2025 18:03:54|01/12/2025 18:03:58|01/12/2025 18:04:00|01/12/2025 18:04:05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2725694444444445">
            <text:p>0.4272569444444444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764867919639000165</text:p>
          </table:table-cell>
          <table:table-cell office:value-type="string">
            <text:p>URA_SEG_E_ASSIST_PORTO</text:p>
          </table:table-cell>
          <table:table-cell office:value-type="string">
            <text:p>+5503170971054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90">
            <text:p>90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10:15:17|01/12/2025 10:15:22|01/12/2025 10:15:24|01/12/2025 10:15:29|01/12/2025 10:15:30|01/12/2025 10:15:34|01/12/2025 10:15:38|01/12/2025 10:15:43|01/12/2025 10:15:46|01/12/2025 10:15:48|01/12/2025 10:15:50|01/12/2025 10:15:52|01/12/2025 10:15:53|01/12/2025 10:15:5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5967592592592595">
            <text:p>0.3596759259259259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166</text:p>
          </table:table-cell>
          <table:table-cell office:value-type="string">
            <text:p>URA_SEG_E_ASSIST_PORTO</text:p>
          </table:table-cell>
          <table:table-cell office:value-type="string">
            <text:p>+5502159835763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72">
            <text:p>72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08:38:00|01/12/2025 08:38:05|01/12/2025 08:38:07|01/12/2025 08:38:09|01/12/2025 08:38:13|01/12/2025 08:38:14|01/12/2025 08:38:19|01/12/2025 08:38:20|01/12/2025 08:38:24|01/12/2025 08:38:27|01/12/2025 08:38:31|01/12/2025 08:38:33|01/12/2025 08:38:35|01/12/2025 08:38:39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837615740740741">
            <text:p>0.483761574074074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9000167</text:p>
          </table:table-cell>
          <table:table-cell office:value-type="string">
            <text:p>URA_SEG_E_ASSIST_PORTO</text:p>
          </table:table-cell>
          <table:table-cell office:value-type="string">
            <text:p>+5505193332277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2">
            <text:p>42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1:36:39|01/12/2025 11:36:43|01/12/2025 11:36:47|01/12/2025 11:36:50|01/12/2025 11:36:53|01/12/2025 11:36:57|01/12/2025 11:37:02|01/12/2025 11:37:03|01/12/2025 11:37:06|01/12/2025 11:37:09|01/12/2025 11:37:11|01/12/2025 11:37:14|01/12/2025 11:37:16|01/12/2025 11:37:20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211342592592592">
            <text:p>0.721134259259259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9000168</text:p>
          </table:table-cell>
          <table:table-cell office:value-type="string">
            <text:p>URA_SEG_E_ASSIST_PORTO</text:p>
          </table:table-cell>
          <table:table-cell office:value-type="string">
            <text:p>+5501181798819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69">
            <text:p>6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7:18:27|01/12/2025 17:18:31|01/12/2025 17:18:34|01/12/2025 17:18:37|01/12/2025 17:18:42|01/12/2025 17:18:45|01/12/2025 17:18:48|01/12/2025 17:18:51|01/12/2025 17:18:55|01/12/2025 17:18:58|01/12/2025 17:19:02|01/12/2025 17:19:04|01/12/2025 17:19:09|01/12/2025 17:19:14|01/12/2025 17:19:15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49212962962963">
            <text:p>0.54921296296296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9000169</text:p>
          </table:table-cell>
          <table:table-cell office:value-type="string">
            <text:p>URA_SEG_E_ASSIST_PORTO</text:p>
          </table:table-cell>
          <table:table-cell office:value-type="string">
            <text:p>+5509110973743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7">
            <text:p>57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3:10:53|01/12/2025 13:10:57|01/12/2025 13:11:00|01/12/2025 13:11:05|01/12/2025 13:11:06|01/12/2025 13:11:08|01/12/2025 13:11:12|01/12/2025 13:11:15|01/12/2025 13:11:19|01/12/2025 13:11:20|01/12/2025 13:11:22|01/12/2025 13:11:23|01/12/2025 13:11:28|01/12/2025 13:11:33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9400462962962957">
            <text:p>0.3940046296296295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764867919639000170</text:p>
          </table:table-cell>
          <table:table-cell office:value-type="string">
            <text:p>URA_SEG_E_ASSIST_PORTO</text:p>
          </table:table-cell>
          <table:table-cell office:value-type="string">
            <text:p>+5503174715459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3">
            <text:p>63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09:27:26|01/12/2025 09:27:28|01/12/2025 09:27:29|01/12/2025 09:27:33|01/12/2025 09:27:37|01/12/2025 09:27:39|01/12/2025 09:27:41|01/12/2025 09:27:42|01/12/2025 09:27:47|01/12/2025 09:27:49|01/12/2025 09:27:53|01/12/2025 09:27:58|01/12/2025 09:28:00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977662037037038">
            <text:p>0.697766203703703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764867919639000171</text:p>
          </table:table-cell>
          <table:table-cell office:value-type="string">
            <text:p>URA_SEG_E_ASSIST_PORTO</text:p>
          </table:table-cell>
          <table:table-cell office:value-type="string">
            <text:p>+5505147264032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2">
            <text:p>112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6:44:48|01/12/2025 16:44:50|01/12/2025 16:44:51|01/12/2025 16:44:54|01/12/2025 16:44:58|01/12/2025 16:45:02|01/12/2025 16:45:05|01/12/2025 16:45:07|01/12/2025 16:45:11|01/12/2025 16:45:15|01/12/2025 16:45:16|01/12/2025 16:45:20|01/12/2025 16:45:24|01/12/2025 16:45:29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51261574074074">
            <text:p>0.75126157407407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764867919639000172</text:p>
          </table:table-cell>
          <table:table-cell office:value-type="string">
            <text:p>URA_SEG_E_ASSIST_PORTO</text:p>
          </table:table-cell>
          <table:table-cell office:value-type="string">
            <text:p>+5509189779399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8">
            <text:p>58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8:01:50|01/12/2025 18:01:52|01/12/2025 18:01:54|01/12/2025 18:01:58|01/12/2025 18:02:00|01/12/2025 18:02:02|01/12/2025 18:02:04|01/12/2025 18:02:06|01/12/2025 18:02:09|01/12/2025 18:02:12|01/12/2025 18:02:15|01/12/2025 18:02:18|01/12/2025 18:02:21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440856481481481">
            <text:p>0.744085648148148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9000173</text:p>
          </table:table-cell>
          <table:table-cell office:value-type="string">
            <text:p>URA_SEG_E_ASSIST_PORTO</text:p>
          </table:table-cell>
          <table:table-cell office:value-type="string">
            <text:p>+5504187179425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1">
            <text:p>11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7:51:31|01/12/2025 17:51:32|01/12/2025 17:51:35|01/12/2025 17:51:37|01/12/2025 17:51:41|01/12/2025 17:51:42|01/12/2025 17:51:45|01/12/2025 17:51:48|01/12/2025 17:51:49|01/12/2025 17:51:52|01/12/2025 17:51:53|01/12/2025 17:51:58|01/12/2025 17:52:00|01/12/2025 17:52:02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582060185185185">
            <text:p>0.558206018518518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9000174</text:p>
          </table:table-cell>
          <table:table-cell office:value-type="string">
            <text:p>URA_SEG_E_ASSIST_PORTO</text:p>
          </table:table-cell>
          <table:table-cell office:value-type="string">
            <text:p>+5507119202588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33">
            <text:p>133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3:23:53|01/12/2025 13:23:56|01/12/2025 13:24:00|01/12/2025 13:24:04|01/12/2025 13:24:09|01/12/2025 13:24:11|01/12/2025 13:24:14|01/12/2025 13:24:18|01/12/2025 13:24:19|01/12/2025 13:24:24|01/12/2025 13:24:25|01/12/2025 13:24:26|01/12/2025 13:24:28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010763888888888">
            <text:p>0.701076388888888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764867919639000175</text:p>
          </table:table-cell>
          <table:table-cell office:value-type="string">
            <text:p>URA_SEG_E_ASSIST_PORTO</text:p>
          </table:table-cell>
          <table:table-cell office:value-type="string">
            <text:p>+5502174612694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00">
            <text:p>200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6:49:37|01/12/2025 16:49:40|01/12/2025 16:49:44|01/12/2025 16:49:48|01/12/2025 16:49:51|01/12/2025 16:49:55|01/12/2025 16:49:59|01/12/2025 16:50:02|01/12/2025 16:50:05|01/12/2025 16:50:09|01/12/2025 16:50:13|01/12/2025 16:50:15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3730324074074075">
            <text:p>0.3373032407407407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176</text:p>
          </table:table-cell>
          <table:table-cell office:value-type="string">
            <text:p>URA_SEG_E_ASSIST_PORTO</text:p>
          </table:table-cell>
          <table:table-cell office:value-type="string">
            <text:p>+5508196228551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83">
            <text:p>83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08:05:47|01/12/2025 08:05:49|01/12/2025 08:05:51|01/12/2025 08:05:54|01/12/2025 08:05:56|01/12/2025 08:05:59|01/12/2025 08:06:03|01/12/2025 08:06:06|01/12/2025 08:06:08|01/12/2025 08:06:12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483564814814815">
            <text:p>0.74835648148148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9000177</text:p>
          </table:table-cell>
          <table:table-cell office:value-type="string">
            <text:p>URA_SEG_E_ASSIST_PORTO</text:p>
          </table:table-cell>
          <table:table-cell office:value-type="string">
            <text:p>+5502174270637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55">
            <text:p>55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17:57:41|01/12/2025 17:57:42|01/12/2025 17:57:43|01/12/2025 17:57:46|01/12/2025 17:57:48|01/12/2025 17:57:50|01/12/2025 17:57:54|01/12/2025 17:57:59|01/12/2025 17:58:01|01/12/2025 17:58:05|01/12/2025 17:58:07|01/12/2025 17:58:08|01/12/2025 17:58:12|01/12/2025 17:58:13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834953703703704">
            <text:p>0.583495370370370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764867919639000178</text:p>
          </table:table-cell>
          <table:table-cell office:value-type="string">
            <text:p>URA_SEG_E_ASSIST_PORTO</text:p>
          </table:table-cell>
          <table:table-cell office:value-type="string">
            <text:p>+5505162887964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02">
            <text:p>202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4:00:16|01/12/2025 14:00:21|01/12/2025 14:00:26|01/12/2025 14:00:29|01/12/2025 14:00:30|01/12/2025 14:00:32|01/12/2025 14:00:34|01/12/2025 14:00:37|01/12/2025 14:00:40|01/12/2025 14:00:45|01/12/2025 14:00:47|01/12/2025 14:00:51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740856481481481">
            <text:p>0.774085648148148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764867919639000179</text:p>
          </table:table-cell>
          <table:table-cell office:value-type="string">
            <text:p>URA_SEG_E_ASSIST_PORTO</text:p>
          </table:table-cell>
          <table:table-cell office:value-type="string">
            <text:p>+5504171796193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79">
            <text:p>7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1/12/2025 18:34:44|01/12/2025 18:34:46|01/12/2025 18:34:50|01/12/2025 18:34:51|01/12/2025 18:34:53|01/12/2025 18:34:57|01/12/2025 18:34:58|01/12/2025 18:35:00|01/12/2025 18:35:02|01/12/2025 18:35:04|01/12/2025 18:35:07|01/12/2025 18:35:12|01/12/2025 18:35:14|01/12/2025 18:35:17|01/12/2025 18:35:18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6791666666666667">
            <text:p>0.3679166666666666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180</text:p>
          </table:table-cell>
          <table:table-cell office:value-type="string">
            <text:p>URA_SEG_E_ASSIST_PORTO</text:p>
          </table:table-cell>
          <table:table-cell office:value-type="string">
            <text:p>+5507145485113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62">
            <text:p>62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08:49:50|01/12/2025 08:49:54|01/12/2025 08:49:56|01/12/2025 08:50:01|01/12/2025 08:50:03|01/12/2025 08:50:05|01/12/2025 08:50:07|01/12/2025 08:50:10|01/12/2025 08:50:11|01/12/2025 08:50:14|01/12/2025 08:50:18|01/12/2025 08:50:19|01/12/2025 08:50:21|01/12/2025 08:50:26|01/12/2025 08:50:2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361111111111111">
            <text:p>0.43611111111111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764867919639000181</text:p>
          </table:table-cell>
          <table:table-cell office:value-type="string">
            <text:p>URA_SEG_E_ASSIST_PORTO</text:p>
          </table:table-cell>
          <table:table-cell office:value-type="string">
            <text:p>+5506127630117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48">
            <text:p>148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0:28:02|01/12/2025 10:28:07|01/12/2025 10:28:09|01/12/2025 10:28:14|01/12/2025 10:28:15|01/12/2025 10:28:18|01/12/2025 10:28:21|01/12/2025 10:28:23|01/12/2025 10:28:28|01/12/2025 10:28:31|01/12/2025 10:28:36|01/12/2025 10:28:40|01/12/2025 10:28:44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159375">
            <text:p>0.815937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9000182</text:p>
          </table:table-cell>
          <table:table-cell office:value-type="string">
            <text:p>URA_SEG_E_ASSIST_PORTO</text:p>
          </table:table-cell>
          <table:table-cell office:value-type="string">
            <text:p>+5508154196882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1">
            <text:p>5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9:34:58|01/12/2025 19:35:01|01/12/2025 19:35:04|01/12/2025 19:35:08|01/12/2025 19:35:12|01/12/2025 19:35:14|01/12/2025 19:35:17|01/12/2025 19:35:21|01/12/2025 19:35:22|01/12/2025 19:35:27|01/12/2025 19:35:31|01/12/2025 19:35:34|01/12/2025 19:35:38|01/12/2025 19:35:42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7363425925925925">
            <text:p>0.3736342592592592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183</text:p>
          </table:table-cell>
          <table:table-cell office:value-type="string">
            <text:p>URA_SEG_E_ASSIST_PORTO</text:p>
          </table:table-cell>
          <table:table-cell office:value-type="string">
            <text:p>+5502149689439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45">
            <text:p>145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08:58:06|01/12/2025 08:58:09|01/12/2025 08:58:14|01/12/2025 08:58:18|01/12/2025 08:58:22|01/12/2025 08:58:25|01/12/2025 08:58:27|01/12/2025 08:58:29|01/12/2025 08:58:32|01/12/2025 08:58:33|01/12/2025 08:58:34|01/12/2025 08:58:37|01/12/2025 08:58:38|01/12/2025 08:58:41|01/12/2025 08:58:44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190740740740741">
            <text:p>0.819074074074074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9000184</text:p>
          </table:table-cell>
          <table:table-cell office:value-type="string">
            <text:p>URA_SEG_E_ASSIST_PORTO</text:p>
          </table:table-cell>
          <table:table-cell office:value-type="string">
            <text:p>+5504194798627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75">
            <text:p>75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9:39:30|01/12/2025 19:39:33|01/12/2025 19:39:35|01/12/2025 19:39:37|01/12/2025 19:39:41|01/12/2025 19:39:44|01/12/2025 19:39:46|01/12/2025 19:39:49|01/12/2025 19:39:52|01/12/2025 19:39:53|01/12/2025 19:39:55|01/12/2025 19:39:59|01/12/2025 19:40:03|01/12/2025 19:40:06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116782407407407">
            <text:p>0.611678240740740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764867919639000185</text:p>
          </table:table-cell>
          <table:table-cell office:value-type="string">
            <text:p>URA_SEG_E_ASSIST_PORTO</text:p>
          </table:table-cell>
          <table:table-cell office:value-type="string">
            <text:p>+5502110103224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1">
            <text:p>8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4:40:52|01/12/2025 14:40:53|01/12/2025 14:40:58|01/12/2025 14:41:03|01/12/2025 14:41:04|01/12/2025 14:41:08|01/12/2025 14:41:11|01/12/2025 14:41:14|01/12/2025 14:41:18|01/12/2025 14:41:23|01/12/2025 14:41:27|01/12/2025 14:41:28|01/12/2025 14:41:31|01/12/2025 14:41:35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212152777777779">
            <text:p>0.621215277777777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764867919639000186</text:p>
          </table:table-cell>
          <table:table-cell office:value-type="string">
            <text:p>URA_SEG_E_ASSIST_PORTO</text:p>
          </table:table-cell>
          <table:table-cell office:value-type="string">
            <text:p>+5509130910860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2">
            <text:p>112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1/12/2025 14:54:34|01/12/2025 14:54:37|01/12/2025 14:54:40|01/12/2025 14:54:44|01/12/2025 14:54:47|01/12/2025 14:54:50|01/12/2025 14:54:53|01/12/2025 14:54:58|01/12/2025 14:54:59|01/12/2025 14:55:02|01/12/2025 14:55:04|01/12/2025 14:55:08|01/12/2025 14:55:13|01/12/2025 14:55:18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342476851851852">
            <text:p>0.734247685185185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9000187</text:p>
          </table:table-cell>
          <table:table-cell office:value-type="string">
            <text:p>URA_SEG_E_ASSIST_PORTO</text:p>
          </table:table-cell>
          <table:table-cell office:value-type="string">
            <text:p>+5501179278382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86">
            <text:p>86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17:37:23|01/12/2025 17:37:27|01/12/2025 17:37:31|01/12/2025 17:37:33|01/12/2025 17:37:36|01/12/2025 17:37:39|01/12/2025 17:37:40|01/12/2025 17:37:42|01/12/2025 17:37:47|01/12/2025 17:37:49|01/12/2025 17:37:53|01/12/2025 17:37:58|01/12/2025 17:38:01|01/12/2025 17:38:06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6013888888888884">
            <text:p>0.3601388888888888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764867919639000188</text:p>
          </table:table-cell>
          <table:table-cell office:value-type="string">
            <text:p>URA_SEG_E_ASSIST_PORTO</text:p>
          </table:table-cell>
          <table:table-cell office:value-type="string">
            <text:p>+5501125010178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33">
            <text:p>133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08:38:38|01/12/2025 08:38:41|01/12/2025 08:38:44|01/12/2025 08:38:47|01/12/2025 08:38:50|01/12/2025 08:38:53|01/12/2025 08:38:55|01/12/2025 08:38:58|01/12/2025 08:39:01|01/12/2025 08:39:02|01/12/2025 08:39:07|01/12/2025 08:39:09|01/12/2025 08:39:10|01/12/2025 08:39:15|01/12/2025 08:39:19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215624999999999">
            <text:p>0.621562499999999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764867919639000189</text:p>
          </table:table-cell>
          <table:table-cell office:value-type="string">
            <text:p>URA_SEG_E_ASSIST_PORTO</text:p>
          </table:table-cell>
          <table:table-cell office:value-type="string">
            <text:p>+5505173881792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37">
            <text:p>137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1/12/2025 14:55:07|01/12/2025 14:55:11|01/12/2025 14:55:12|01/12/2025 14:55:16|01/12/2025 14:55:18|01/12/2025 14:55:22|01/12/2025 14:55:25|01/12/2025 14:55:29|01/12/2025 14:55:34|01/12/2025 14:55:37|01/12/2025 14:55:38|01/12/2025 14:55:40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8613425925925924">
            <text:p>0.486134259259259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9000190</text:p>
          </table:table-cell>
          <table:table-cell office:value-type="string">
            <text:p>URA_SEG_E_ASSIST_PORTO</text:p>
          </table:table-cell>
          <table:table-cell office:value-type="string">
            <text:p>+5502193939128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6">
            <text:p>46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1:40:03|01/12/2025 11:40:05|01/12/2025 11:40:06|01/12/2025 11:40:10|01/12/2025 11:40:15|01/12/2025 11:40:19|01/12/2025 11:40:23|01/12/2025 11:40:28|01/12/2025 11:40:29|01/12/2025 11:40:32|01/12/2025 11:40:36|01/12/2025 11:40:38|01/12/2025 11:40:41|01/12/2025 11:40:45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948611111111111">
            <text:p>0.79486111111111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9000191</text:p>
          </table:table-cell>
          <table:table-cell office:value-type="string">
            <text:p>URA_SEG_E_ASSIST_PORTO</text:p>
          </table:table-cell>
          <table:table-cell office:value-type="string">
            <text:p>+5507165605551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34">
            <text:p>134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19:04:39|01/12/2025 19:04:44|01/12/2025 19:04:46|01/12/2025 19:04:50|01/12/2025 19:04:52|01/12/2025 19:04:56|01/12/2025 19:04:59|01/12/2025 19:05:00|01/12/2025 19:05:05|01/12/2025 19:05:08|01/12/2025 19:05:12|01/12/2025 19:05:14|01/12/2025 19:05:18|01/12/2025 19:05:23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046990740740741">
            <text:p>0.504699074074074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764867919639000192</text:p>
          </table:table-cell>
          <table:table-cell office:value-type="string">
            <text:p>URA_SEG_E_ASSIST_PORTO</text:p>
          </table:table-cell>
          <table:table-cell office:value-type="string">
            <text:p>+5504161253722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32">
            <text:p>132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2:06:47|01/12/2025 12:06:50|01/12/2025 12:06:54|01/12/2025 12:06:56|01/12/2025 12:07:00|01/12/2025 12:07:04|01/12/2025 12:07:09|01/12/2025 12:07:11|01/12/2025 12:07:13|01/12/2025 12:07:15|01/12/2025 12:07:19|01/12/2025 12:07:22|01/12/2025 12:07:26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3864351851851852">
            <text:p>0.386435185185185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764867919639000193</text:p>
          </table:table-cell>
          <table:table-cell office:value-type="string">
            <text:p>URA_SEG_E_ASSIST_PORTO</text:p>
          </table:table-cell>
          <table:table-cell office:value-type="string">
            <text:p>+5504165231835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6">
            <text:p>166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09:16:31|01/12/2025 09:16:35|01/12/2025 09:16:38|01/12/2025 09:16:42|01/12/2025 09:16:46|01/12/2025 09:16:50|01/12/2025 09:16:53|01/12/2025 09:16:54|01/12/2025 09:16:59|01/12/2025 09:17:02|01/12/2025 09:17:06|01/12/2025 09:17:09|01/12/2025 09:17:11|01/12/2025 09:17:15|01/12/2025 09:17:17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4996875">
            <text:p>0.499687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764867919639000194</text:p>
          </table:table-cell>
          <table:table-cell office:value-type="string">
            <text:p>URA_SEG_E_ASSIST_PORTO</text:p>
          </table:table-cell>
          <table:table-cell office:value-type="string">
            <text:p>+5508197392892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1">
            <text:p>9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1:59:35|01/12/2025 11:59:36|01/12/2025 11:59:39|01/12/2025 11:59:42|01/12/2025 11:59:45|01/12/2025 11:59:49|01/12/2025 11:59:51|01/12/2025 11:59:53|01/12/2025 11:59:58|01/12/2025 12:00:00|01/12/2025 12:00:03|01/12/2025 12:00:08|01/12/2025 12:00:10|01/12/2025 12:00:11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7307870370370372">
            <text:p>0.730787037037037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764867919639000195</text:p>
          </table:table-cell>
          <table:table-cell office:value-type="string">
            <text:p>URA_SEG_E_ASSIST_PORTO</text:p>
          </table:table-cell>
          <table:table-cell office:value-type="string">
            <text:p>+5504166811272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74">
            <text:p>7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1/12/2025 17:32:21|01/12/2025 17:32:22|01/12/2025 17:32:27|01/12/2025 17:32:31|01/12/2025 17:32:35|01/12/2025 17:32:37|01/12/2025 17:32:40|01/12/2025 17:32:42|01/12/2025 17:32:45|01/12/2025 17:32:50|01/12/2025 17:32:52|01/12/2025 17:32:54|01/12/2025 17:32:58|01/12/2025 17:33:01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696527777777778">
            <text:p>0.569652777777777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9000196</text:p>
          </table:table-cell>
          <table:table-cell office:value-type="string">
            <text:p>URA_SEG_E_ASSIST_PORTO</text:p>
          </table:table-cell>
          <table:table-cell office:value-type="string">
            <text:p>+5506179563855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44">
            <text:p>144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1/12/2025 13:40:20|01/12/2025 13:40:21|01/12/2025 13:40:22|01/12/2025 13:40:26|01/12/2025 13:40:27|01/12/2025 13:40:31|01/12/2025 13:40:35|01/12/2025 13:40:39|01/12/2025 13:40:43|01/12/2025 13:40:47|01/12/2025 13:40:49|01/12/2025 13:40:54|01/12/2025 13:40:57|01/12/2025 13:41:00|01/12/2025 13:41:03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6546875">
            <text:p>0.654687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764867919639000197</text:p>
          </table:table-cell>
          <table:table-cell office:value-type="string">
            <text:p>URA_SEG_E_ASSIST_PORTO</text:p>
          </table:table-cell>
          <table:table-cell office:value-type="string">
            <text:p>+5501180494214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30">
            <text:p>230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1/12/2025 15:42:49|01/12/2025 15:42:53|01/12/2025 15:42:57|01/12/2025 15:43:00|01/12/2025 15:43:02|01/12/2025 15:43:06|01/12/2025 15:43:09|01/12/2025 15:43:14|01/12/2025 15:43:16|01/12/2025 15:43:17|01/12/2025 15:43:22|01/12/2025 15:43:24|01/12/2025 15:43:28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5445023148148148">
            <text:p>0.544502314814814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764867919639000198</text:p>
          </table:table-cell>
          <table:table-cell office:value-type="string">
            <text:p>URA_SEG_E_ASSIST_PORTO</text:p>
          </table:table-cell>
          <table:table-cell office:value-type="string">
            <text:p>+5506197345780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42">
            <text:p>142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1/12/2025 13:04:09|01/12/2025 13:04:12|01/12/2025 13:04:13|01/12/2025 13:04:18|01/12/2025 13:04:19|01/12/2025 13:04:22|01/12/2025 13:04:26|01/12/2025 13:04:27|01/12/2025 13:04:29|01/12/2025 13:04:33|01/12/2025 13:04:37|01/12/2025 13:04:40|01/12/2025 13:04:43|01/12/2025 13:04:48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1.99550925926">
            <text:p>45991.99550925926</text:p>
          </table:table-cell>
          <table:table-cell office:value-type="float" office:value="0.8198611111111113">
            <text:p>0.81986111111111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764867919639000199</text:p>
          </table:table-cell>
          <table:table-cell office:value-type="string">
            <text:p>URA_SEG_E_ASSIST_PORTO</text:p>
          </table:table-cell>
          <table:table-cell office:value-type="string">
            <text:p>+5503168850484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43">
            <text:p>143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1/12/2025 19:40:39|01/12/2025 19:40:43|01/12/2025 19:40:46|01/12/2025 19:40:50|01/12/2025 19:40:54|01/12/2025 19:40:59|01/12/2025 19:41:03|01/12/2025 19:41:06|01/12/2025 19:41:10|01/12/2025 19:41:11|01/12/2025 19:41:13|01/12/2025 19:41:16</text:p>
          </table:table-cell>
          <table:table-cell office:value-type="float" office:value="45995.582542118056">
            <text:p>45995.582542118056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4137731481481485">
            <text:p>0.4413773148148148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0000200</text:p>
          </table:table-cell>
          <table:table-cell office:value-type="string">
            <text:p>URA_SEG_E_ASSIST_PORTO</text:p>
          </table:table-cell>
          <table:table-cell office:value-type="string">
            <text:p>+5502176391946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1">
            <text:p>11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0:35:37|02/12/2025 10:35:41|02/12/2025 10:35:44|02/12/2025 10:35:47|02/12/2025 10:35:50|02/12/2025 10:35:52|02/12/2025 10:35:56|02/12/2025 10:35:58|02/12/2025 10:36:00|02/12/2025 10:36:03|02/12/2025 10:36:05|02/12/2025 10:36:07|02/12/2025 10:36:10|02/12/2025 10:36:11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8172222222222222">
            <text:p>0.817222222222222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0000201</text:p>
          </table:table-cell>
          <table:table-cell office:value-type="string">
            <text:p>URA_SEG_E_ASSIST_PORTO</text:p>
          </table:table-cell>
          <table:table-cell office:value-type="string">
            <text:p>+5502129294171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29">
            <text:p>129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9:36:50|02/12/2025 19:36:55|02/12/2025 19:36:58|02/12/2025 19:37:02|02/12/2025 19:37:03|02/12/2025 19:37:07|02/12/2025 19:37:09|02/12/2025 19:37:13|02/12/2025 19:37:15|02/12/2025 19:37:16|02/12/2025 19:37:19|02/12/2025 19:37:2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834375">
            <text:p>0.683437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0000202</text:p>
          </table:table-cell>
          <table:table-cell office:value-type="string">
            <text:p>URA_SEG_E_ASSIST_PORTO</text:p>
          </table:table-cell>
          <table:table-cell office:value-type="string">
            <text:p>+5509181528053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95">
            <text:p>95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6:24:10|02/12/2025 16:24:13|02/12/2025 16:24:17|02/12/2025 16:24:21|02/12/2025 16:24:26|02/12/2025 16:24:28|02/12/2025 16:24:32|02/12/2025 16:24:34|02/12/2025 16:24:36|02/12/2025 16:24:38|02/12/2025 16:24:42|02/12/2025 16:24:46|02/12/2025 16:24:50|02/12/2025 16:24:51|02/12/2025 16:24:5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393055555555556">
            <text:p>0.639305555555555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203</text:p>
          </table:table-cell>
          <table:table-cell office:value-type="string">
            <text:p>URA_SEG_E_ASSIST_PORTO</text:p>
          </table:table-cell>
          <table:table-cell office:value-type="string">
            <text:p>+5509184054536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43">
            <text:p>243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5:20:39|02/12/2025 15:20:41|02/12/2025 15:20:43|02/12/2025 15:20:45|02/12/2025 15:20:46|02/12/2025 15:20:48|02/12/2025 15:20:52|02/12/2025 15:20:57|02/12/2025 15:20:59|02/12/2025 15:21:03|02/12/2025 15:21:04|02/12/2025 15:21:09|02/12/2025 15:21:14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371527777777777">
            <text:p>0.437152777777777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0000204</text:p>
          </table:table-cell>
          <table:table-cell office:value-type="string">
            <text:p>URA_SEG_E_ASSIST_PORTO</text:p>
          </table:table-cell>
          <table:table-cell office:value-type="string">
            <text:p>+5503177787776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2">
            <text:p>92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0:29:34|02/12/2025 10:29:39|02/12/2025 10:29:41|02/12/2025 10:29:45|02/12/2025 10:29:49|02/12/2025 10:29:50|02/12/2025 10:29:52|02/12/2025 10:29:56|02/12/2025 10:30:01|02/12/2025 10:30:06|02/12/2025 10:30:07|02/12/2025 10:30:12|02/12/2025 10:30:16|02/12/2025 10:30:18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849652777777777">
            <text:p>0.384965277777777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764867919640000205</text:p>
          </table:table-cell>
          <table:table-cell office:value-type="string">
            <text:p>URA_SEG_E_ASSIST_PORTO</text:p>
          </table:table-cell>
          <table:table-cell office:value-type="string">
            <text:p>+5501112912719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61">
            <text:p>61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09:14:24|02/12/2025 09:14:29|02/12/2025 09:14:33|02/12/2025 09:14:38|02/12/2025 09:14:41|02/12/2025 09:14:44|02/12/2025 09:14:45|02/12/2025 09:14:47|02/12/2025 09:14:48|02/12/2025 09:14:52|02/12/2025 09:14:56|02/12/2025 09:14:58|02/12/2025 09:15:00|02/12/2025 09:15:04|02/12/2025 09:15:05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025347222222223">
            <text:p>0.602534722222222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764867919640000206</text:p>
          </table:table-cell>
          <table:table-cell office:value-type="string">
            <text:p>URA_SEG_E_ASSIST_PORTO</text:p>
          </table:table-cell>
          <table:table-cell office:value-type="string">
            <text:p>+5507182745780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29">
            <text:p>229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4:27:43|02/12/2025 14:27:47|02/12/2025 14:27:51|02/12/2025 14:27:55|02/12/2025 14:28:00|02/12/2025 14:28:01|02/12/2025 14:28:03|02/12/2025 14:28:08|02/12/2025 14:28:11|02/12/2025 14:28:14|02/12/2025 14:28:17|02/12/2025 14:28:21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016782407407406">
            <text:p>0.701678240740740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0000207</text:p>
          </table:table-cell>
          <table:table-cell office:value-type="string">
            <text:p>URA_SEG_E_ASSIST_PORTO</text:p>
          </table:table-cell>
          <table:table-cell office:value-type="string">
            <text:p>+5501155845915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10">
            <text:p>110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6:50:26|02/12/2025 16:50:30|02/12/2025 16:50:35|02/12/2025 16:50:38|02/12/2025 16:50:40|02/12/2025 16:50:41|02/12/2025 16:50:44|02/12/2025 16:50:49|02/12/2025 16:50:53|02/12/2025 16:50:56|02/12/2025 16:50:58|02/12/2025 16:51:0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530787037037037">
            <text:p>0.753078703703703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1764867919640000208</text:p>
          </table:table-cell>
          <table:table-cell office:value-type="string">
            <text:p>URA_SEG_E_ASSIST_PORTO</text:p>
          </table:table-cell>
          <table:table-cell office:value-type="string">
            <text:p>+5502136807889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90">
            <text:p>90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8:04:28|02/12/2025 18:04:31|02/12/2025 18:04:35|02/12/2025 18:04:38|02/12/2025 18:04:39|02/12/2025 18:04:40|02/12/2025 18:04:42|02/12/2025 18:04:43|02/12/2025 18:04:47|02/12/2025 18:04:50|02/12/2025 18:04:53|02/12/2025 18:04:55|02/12/2025 18:04:57|02/12/2025 18:04:58|02/12/2025 18:05:0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621759259259259">
            <text:p>0.562175925925925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0000209</text:p>
          </table:table-cell>
          <table:table-cell office:value-type="string">
            <text:p>URA_SEG_E_ASSIST_PORTO</text:p>
          </table:table-cell>
          <table:table-cell office:value-type="string">
            <text:p>+5508110071938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08">
            <text:p>108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3:29:33|02/12/2025 13:29:34|02/12/2025 13:29:38|02/12/2025 13:29:41|02/12/2025 13:29:44|02/12/2025 13:29:45|02/12/2025 13:29:50|02/12/2025 13:29:51|02/12/2025 13:29:53|02/12/2025 13:29:56|02/12/2025 13:30:01|02/12/2025 13:30:02|02/12/2025 13:30:06|02/12/2025 13:30:1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187152777777778">
            <text:p>0.518715277777777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0000210</text:p>
          </table:table-cell>
          <table:table-cell office:value-type="string">
            <text:p>URA_SEG_E_ASSIST_PORTO</text:p>
          </table:table-cell>
          <table:table-cell office:value-type="string">
            <text:p>+5504134145042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75">
            <text:p>175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2/12/2025 12:26:58|02/12/2025 12:27:03|02/12/2025 12:27:07|02/12/2025 12:27:12|02/12/2025 12:27:16|02/12/2025 12:27:18|02/12/2025 12:27:20|02/12/2025 12:27:23|02/12/2025 12:27:27|02/12/2025 12:27:30|02/12/2025 12:27:31|02/12/2025 12:27:3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342013888888889">
            <text:p>0.634201388888888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211</text:p>
          </table:table-cell>
          <table:table-cell office:value-type="string">
            <text:p>URA_SEG_E_ASSIST_PORTO</text:p>
          </table:table-cell>
          <table:table-cell office:value-type="string">
            <text:p>+5508131823709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61">
            <text:p>61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5:13:18|02/12/2025 15:13:23|02/12/2025 15:13:26|02/12/2025 15:13:28|02/12/2025 15:13:31|02/12/2025 15:13:33|02/12/2025 15:13:36|02/12/2025 15:13:40|02/12/2025 15:13:41|02/12/2025 15:13:43|02/12/2025 15:13:47|02/12/2025 15:13:51|02/12/2025 15:13:53|02/12/2025 15:13:54|02/12/2025 15:13:58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27349537037037">
            <text:p>0.72734953703703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0000212</text:p>
          </table:table-cell>
          <table:table-cell office:value-type="string">
            <text:p>URA_SEG_E_ASSIST_PORTO</text:p>
          </table:table-cell>
          <table:table-cell office:value-type="string">
            <text:p>+5502148274322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57">
            <text:p>57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7:27:27|02/12/2025 17:27:31|02/12/2025 17:27:35|02/12/2025 17:27:36|02/12/2025 17:27:38|02/12/2025 17:27:42|02/12/2025 17:27:44|02/12/2025 17:27:48|02/12/2025 17:27:51|02/12/2025 17:27:54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861458333333332">
            <text:p>0.686145833333333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0000213</text:p>
          </table:table-cell>
          <table:table-cell office:value-type="string">
            <text:p>URA_SEG_E_ASSIST_PORTO</text:p>
          </table:table-cell>
          <table:table-cell office:value-type="string">
            <text:p>+5502171035381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69">
            <text:p>6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6:28:06|02/12/2025 16:28:08|02/12/2025 16:28:13|02/12/2025 16:28:15|02/12/2025 16:28:18|02/12/2025 16:28:22|02/12/2025 16:28:27|02/12/2025 16:28:29|02/12/2025 16:28:33|02/12/2025 16:28:36|02/12/2025 16:28:38|02/12/2025 16:28:42|02/12/2025 16:28:44|02/12/2025 16:28:48|02/12/2025 16:28:5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252662037037036">
            <text:p>0.725266203703703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0000214</text:p>
          </table:table-cell>
          <table:table-cell office:value-type="string">
            <text:p>URA_SEG_E_ASSIST_PORTO</text:p>
          </table:table-cell>
          <table:table-cell office:value-type="string">
            <text:p>+5504140845103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38">
            <text:p>238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7:24:26|02/12/2025 17:24:29|02/12/2025 17:24:30|02/12/2025 17:24:35|02/12/2025 17:24:38|02/12/2025 17:24:42|02/12/2025 17:24:47|02/12/2025 17:24:50|02/12/2025 17:24:54|02/12/2025 17:24:56|02/12/2025 17:25:00|02/12/2025 17:25:05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499421296296296">
            <text:p>0.349942129629629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1764867919640000215</text:p>
          </table:table-cell>
          <table:table-cell office:value-type="string">
            <text:p>URA_SEG_E_ASSIST_PORTO</text:p>
          </table:table-cell>
          <table:table-cell office:value-type="string">
            <text:p>+5504194160788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62">
            <text:p>62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2/12/2025 08:23:56|02/12/2025 08:24:01|02/12/2025 08:24:06|02/12/2025 08:24:08|02/12/2025 08:24:12|02/12/2025 08:24:16|02/12/2025 08:24:21|02/12/2025 08:24:23|02/12/2025 08:24:28|02/12/2025 08:24:31|02/12/2025 08:24:34|02/12/2025 08:24:37|02/12/2025 08:24:41|02/12/2025 08:24:45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542592592592593">
            <text:p>0.554259259259259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0000216</text:p>
          </table:table-cell>
          <table:table-cell office:value-type="string">
            <text:p>URA_SEG_E_ASSIST_PORTO</text:p>
          </table:table-cell>
          <table:table-cell office:value-type="string">
            <text:p>+5507163600754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00">
            <text:p>100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3:18:12|02/12/2025 13:18:15|02/12/2025 13:18:18|02/12/2025 13:18:23|02/12/2025 13:18:27|02/12/2025 13:18:31|02/12/2025 13:18:35|02/12/2025 13:18:36|02/12/2025 13:18:40|02/12/2025 13:18:43|02/12/2025 13:18:47|02/12/2025 13:18:48|02/12/2025 13:18:52|02/12/2025 13:18:56|02/12/2025 13:19:0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800787037037037">
            <text:p>0.80078703703703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0000217</text:p>
          </table:table-cell>
          <table:table-cell office:value-type="string">
            <text:p>URA_SEG_E_ASSIST_PORTO</text:p>
          </table:table-cell>
          <table:table-cell office:value-type="string">
            <text:p>+5504135246463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53">
            <text:p>53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2/12/2025 19:13:12|02/12/2025 19:13:15|02/12/2025 19:13:19|02/12/2025 19:13:24|02/12/2025 19:13:28|02/12/2025 19:13:32|02/12/2025 19:13:37|02/12/2025 19:13:40|02/12/2025 19:13:42|02/12/2025 19:13:46|02/12/2025 19:13:47|02/12/2025 19:13:49|02/12/2025 19:13:52|02/12/2025 19:13:55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63587962962963">
            <text:p>0.66358796296296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218</text:p>
          </table:table-cell>
          <table:table-cell office:value-type="string">
            <text:p>URA_SEG_E_ASSIST_PORTO</text:p>
          </table:table-cell>
          <table:table-cell office:value-type="string">
            <text:p>+5504144900857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2">
            <text:p>162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5:55:38|02/12/2025 15:55:39|02/12/2025 15:55:42|02/12/2025 15:55:45|02/12/2025 15:55:47|02/12/2025 15:55:50|02/12/2025 15:55:54|02/12/2025 15:55:57|02/12/2025 15:56:00|02/12/2025 15:56:01|02/12/2025 15:56:04|02/12/2025 15:56:08|02/12/2025 15:56:10|02/12/2025 15:56:12|02/12/2025 15:56:1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8119907407407408">
            <text:p>0.811990740740740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0000219</text:p>
          </table:table-cell>
          <table:table-cell office:value-type="string">
            <text:p>URA_SEG_E_ASSIST_PORTO</text:p>
          </table:table-cell>
          <table:table-cell office:value-type="string">
            <text:p>+5502129351317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44">
            <text:p>144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9:29:19|02/12/2025 19:29:22|02/12/2025 19:29:26|02/12/2025 19:29:27|02/12/2025 19:29:32|02/12/2025 19:29:34|02/12/2025 19:29:38|02/12/2025 19:29:40|02/12/2025 19:29:42|02/12/2025 19:29:43|02/12/2025 19:29:47|02/12/2025 19:29:50|02/12/2025 19:29:53|02/12/2025 19:29:57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796180555555557">
            <text:p>0.679618055555555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0000220</text:p>
          </table:table-cell>
          <table:table-cell office:value-type="string">
            <text:p>URA_SEG_E_ASSIST_PORTO</text:p>
          </table:table-cell>
          <table:table-cell office:value-type="string">
            <text:p>+5509131327260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9">
            <text:p>16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6:18:40|02/12/2025 16:18:43|02/12/2025 16:18:45|02/12/2025 16:18:49|02/12/2025 16:18:53|02/12/2025 16:18:58|02/12/2025 16:19:02|02/12/2025 16:19:03|02/12/2025 16:19:04|02/12/2025 16:19:07|02/12/2025 16:19:09|02/12/2025 16:19:13|02/12/2025 16:19:16|02/12/2025 16:19:19|02/12/2025 16:19:22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677546296296297">
            <text:p>0.767754629629629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1764867919640000221</text:p>
          </table:table-cell>
          <table:table-cell office:value-type="string">
            <text:p>URA_SEG_E_ASSIST_PORTO</text:p>
          </table:table-cell>
          <table:table-cell office:value-type="string">
            <text:p>+5505198555440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23">
            <text:p>223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8:25:38|02/12/2025 18:25:43|02/12/2025 18:25:45|02/12/2025 18:25:48|02/12/2025 18:25:50|02/12/2025 18:25:55|02/12/2025 18:25:57|02/12/2025 18:26:00|02/12/2025 18:26:04|02/12/2025 18:26:05|02/12/2025 18:26:10|02/12/2025 18:26:14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917939814814815">
            <text:p>0.791793981481481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0000222</text:p>
          </table:table-cell>
          <table:table-cell office:value-type="string">
            <text:p>URA_SEG_E_ASSIST_PORTO</text:p>
          </table:table-cell>
          <table:table-cell office:value-type="string">
            <text:p>+5505159848338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69">
            <text:p>6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9:00:13|02/12/2025 19:00:17|02/12/2025 19:00:20|02/12/2025 19:00:25|02/12/2025 19:00:29|02/12/2025 19:00:31|02/12/2025 19:00:34|02/12/2025 19:00:35|02/12/2025 19:00:38|02/12/2025 19:00:43|02/12/2025 19:00:44|02/12/2025 19:00:49|02/12/2025 19:00:53|02/12/2025 19:00:55|02/12/2025 19:01:0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3094907407407407">
            <text:p>0.4309490740740740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0000223</text:p>
          </table:table-cell>
          <table:table-cell office:value-type="string">
            <text:p>URA_SEG_E_ASSIST_PORTO</text:p>
          </table:table-cell>
          <table:table-cell office:value-type="string">
            <text:p>+5504171442259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45">
            <text:p>145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2/12/2025 10:20:37|02/12/2025 10:20:38|02/12/2025 10:20:40|02/12/2025 10:20:43|02/12/2025 10:20:46|02/12/2025 10:20:50|02/12/2025 10:20:52|02/12/2025 10:20:55|02/12/2025 10:20:58|02/12/2025 10:21:02|02/12/2025 10:21:06|02/12/2025 10:21:07|02/12/2025 10:21:09|02/12/2025 10:21:11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739930555555556">
            <text:p>0.473993055555555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1764867919640000224</text:p>
          </table:table-cell>
          <table:table-cell office:value-type="string">
            <text:p>URA_SEG_E_ASSIST_PORTO</text:p>
          </table:table-cell>
          <table:table-cell office:value-type="string">
            <text:p>+5505189049970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72">
            <text:p>72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1:22:36|02/12/2025 11:22:40|02/12/2025 11:22:45|02/12/2025 11:22:49|02/12/2025 11:22:52|02/12/2025 11:22:55|02/12/2025 11:22:58|02/12/2025 11:23:02|02/12/2025 11:23:07|02/12/2025 11:23:09|02/12/2025 11:23:14|02/12/2025 11:23:15|02/12/2025 11:23:19|02/12/2025 11:23:24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808333333333333">
            <text:p>0.380833333333333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764867919640000225</text:p>
          </table:table-cell>
          <table:table-cell office:value-type="string">
            <text:p>URA_SEG_E_ASSIST_PORTO</text:p>
          </table:table-cell>
          <table:table-cell office:value-type="string">
            <text:p>+5501138023225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46">
            <text:p>146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09:08:28|02/12/2025 09:08:31|02/12/2025 09:08:33|02/12/2025 09:08:36|02/12/2025 09:08:37|02/12/2025 09:08:40|02/12/2025 09:08:41|02/12/2025 09:08:45|02/12/2025 09:08:48|02/12/2025 09:08:50|02/12/2025 09:08:54|02/12/2025 09:08:56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004976851851852">
            <text:p>0.600497685185185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764867919640000226</text:p>
          </table:table-cell>
          <table:table-cell office:value-type="string">
            <text:p>URA_SEG_E_ASSIST_PORTO</text:p>
          </table:table-cell>
          <table:table-cell office:value-type="string">
            <text:p>+5503121733494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3">
            <text:p>11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4:24:47|02/12/2025 14:24:52|02/12/2025 14:24:56|02/12/2025 14:25:01|02/12/2025 14:25:05|02/12/2025 14:25:08|02/12/2025 14:25:12|02/12/2025 14:25:16|02/12/2025 14:25:21|02/12/2025 14:25:25|02/12/2025 14:25:26|02/12/2025 14:25:28|02/12/2025 14:25:32|02/12/2025 14:25:34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640856481481482">
            <text:p>0.664085648148148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227</text:p>
          </table:table-cell>
          <table:table-cell office:value-type="string">
            <text:p>URA_SEG_E_ASSIST_PORTO</text:p>
          </table:table-cell>
          <table:table-cell office:value-type="string">
            <text:p>+5501143499009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13">
            <text:p>113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5:56:21|02/12/2025 15:56:25|02/12/2025 15:56:28|02/12/2025 15:56:32|02/12/2025 15:56:36|02/12/2025 15:56:37|02/12/2025 15:56:40|02/12/2025 15:56:41|02/12/2025 15:56:44|02/12/2025 15:56:45|02/12/2025 15:56:47|02/12/2025 15:56:5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803472222222222">
            <text:p>0.380347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764867919640000228</text:p>
          </table:table-cell>
          <table:table-cell office:value-type="string">
            <text:p>URA_SEG_E_ASSIST_PORTO</text:p>
          </table:table-cell>
          <table:table-cell office:value-type="string">
            <text:p>+5509136315675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4">
            <text:p>8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09:07:45|02/12/2025 09:07:49|02/12/2025 09:07:51|02/12/2025 09:07:53|02/12/2025 09:07:58|02/12/2025 09:08:01|02/12/2025 09:08:04|02/12/2025 09:08:06|02/12/2025 09:08:11|02/12/2025 09:08:12|02/12/2025 09:08:15|02/12/2025 09:08:19|02/12/2025 09:08:22|02/12/2025 09:08:2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507870370370371">
            <text:p>0.650787037037037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229</text:p>
          </table:table-cell>
          <table:table-cell office:value-type="string">
            <text:p>URA_SEG_E_ASSIST_PORTO</text:p>
          </table:table-cell>
          <table:table-cell office:value-type="string">
            <text:p>+5505164782725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1">
            <text:p>8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5:37:11|02/12/2025 15:37:13|02/12/2025 15:37:14|02/12/2025 15:37:18|02/12/2025 15:37:19|02/12/2025 15:37:22|02/12/2025 15:37:26|02/12/2025 15:37:28|02/12/2025 15:37:30|02/12/2025 15:37:33|02/12/2025 15:37:38|02/12/2025 15:37:40|02/12/2025 15:37:41|02/12/2025 15:37:45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277314814814815">
            <text:p>0.42773148148148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0000230</text:p>
          </table:table-cell>
          <table:table-cell office:value-type="string">
            <text:p>URA_SEG_E_ASSIST_PORTO</text:p>
          </table:table-cell>
          <table:table-cell office:value-type="string">
            <text:p>+5505130560473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05">
            <text:p>105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0:16:00|02/12/2025 10:16:02|02/12/2025 10:16:06|02/12/2025 10:16:09|02/12/2025 10:16:10|02/12/2025 10:16:13|02/12/2025 10:16:16|02/12/2025 10:16:19|02/12/2025 10:16:21|02/12/2025 10:16:25|02/12/2025 10:16:29|02/12/2025 10:16:32|02/12/2025 10:16:37|02/12/2025 10:16:4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03761574074074">
            <text:p>0.70376157407407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0000231</text:p>
          </table:table-cell>
          <table:table-cell office:value-type="string">
            <text:p>URA_SEG_E_ASSIST_PORTO</text:p>
          </table:table-cell>
          <table:table-cell office:value-type="string">
            <text:p>+5508133049678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72">
            <text:p>72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2/12/2025 16:53:26|02/12/2025 16:53:30|02/12/2025 16:53:35|02/12/2025 16:53:36|02/12/2025 16:53:40|02/12/2025 16:53:43|02/12/2025 16:53:45|02/12/2025 16:53:50|02/12/2025 16:53:52|02/12/2025 16:53:55|02/12/2025 16:53:59|02/12/2025 16:54:00|02/12/2025 16:54:04|02/12/2025 16:54:07|02/12/2025 16:54:1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8276157407407408">
            <text:p>0.827615740740740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0000232</text:p>
          </table:table-cell>
          <table:table-cell office:value-type="string">
            <text:p>URA_SEG_E_ASSIST_PORTO</text:p>
          </table:table-cell>
          <table:table-cell office:value-type="string">
            <text:p>+5504132801260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0">
            <text:p>40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9:51:47|02/12/2025 19:51:51|02/12/2025 19:51:53|02/12/2025 19:51:54|02/12/2025 19:51:56|02/12/2025 19:51:57|02/12/2025 19:52:02|02/12/2025 19:52:05|02/12/2025 19:52:09|02/12/2025 19:52:12|02/12/2025 19:52:15|02/12/2025 19:52:19|02/12/2025 19:52:21|02/12/2025 19:52:25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626041666666667">
            <text:p>0.562604166666666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0000233</text:p>
          </table:table-cell>
          <table:table-cell office:value-type="string">
            <text:p>URA_SEG_E_ASSIST_PORTO</text:p>
          </table:table-cell>
          <table:table-cell office:value-type="string">
            <text:p>+5502186232507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51">
            <text:p>151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3:30:10|02/12/2025 13:30:11|02/12/2025 13:30:15|02/12/2025 13:30:18|02/12/2025 13:30:20|02/12/2025 13:30:24|02/12/2025 13:30:28|02/12/2025 13:30:29|02/12/2025 13:30:30|02/12/2025 13:30:35|02/12/2025 13:30:37|02/12/2025 13:30:39|02/12/2025 13:30:43|02/12/2025 13:30:47|02/12/2025 13:30:51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259837962962963">
            <text:p>0.425983796296296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0000234</text:p>
          </table:table-cell>
          <table:table-cell office:value-type="string">
            <text:p>URA_SEG_E_ASSIST_PORTO</text:p>
          </table:table-cell>
          <table:table-cell office:value-type="string">
            <text:p>+5502116944937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11">
            <text:p>211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0:13:28|02/12/2025 10:13:30|02/12/2025 10:13:32|02/12/2025 10:13:34|02/12/2025 10:13:36|02/12/2025 10:13:38|02/12/2025 10:13:39|02/12/2025 10:13:41|02/12/2025 10:13:45|02/12/2025 10:13:48|02/12/2025 10:13:51|02/12/2025 10:13:56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777314814814815">
            <text:p>0.57773148148148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0000235</text:p>
          </table:table-cell>
          <table:table-cell office:value-type="string">
            <text:p>URA_SEG_E_ASSIST_PORTO</text:p>
          </table:table-cell>
          <table:table-cell office:value-type="string">
            <text:p>+5501110281071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27">
            <text:p>127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3:51:59|02/12/2025 13:52:00|02/12/2025 13:52:02|02/12/2025 13:52:05|02/12/2025 13:52:06|02/12/2025 13:52:09|02/12/2025 13:52:13|02/12/2025 13:52:14|02/12/2025 13:52:17|02/12/2025 13:52:21|02/12/2025 13:52:24|02/12/2025 13:52:26|02/12/2025 13:52:3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328703703703704">
            <text:p>0.532870370370370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0000236</text:p>
          </table:table-cell>
          <table:table-cell office:value-type="string">
            <text:p>URA_SEG_E_ASSIST_PORTO</text:p>
          </table:table-cell>
          <table:table-cell office:value-type="string">
            <text:p>+5508130486771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80">
            <text:p>80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2:47:24|02/12/2025 12:47:26|02/12/2025 12:47:31|02/12/2025 12:47:35|02/12/2025 12:47:39|02/12/2025 12:47:40|02/12/2025 12:47:42|02/12/2025 12:47:45|02/12/2025 12:47:47|02/12/2025 12:47:48|02/12/2025 12:47:50|02/12/2025 12:47:52|02/12/2025 12:47:56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145370370370371">
            <text:p>0.414537037037037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764867919640000237</text:p>
          </table:table-cell>
          <table:table-cell office:value-type="string">
            <text:p>URA_SEG_E_ASSIST_PORTO</text:p>
          </table:table-cell>
          <table:table-cell office:value-type="string">
            <text:p>+5501174134793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3">
            <text:p>53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09:56:58|02/12/2025 09:57:01|02/12/2025 09:57:05|02/12/2025 09:57:08|02/12/2025 09:57:10|02/12/2025 09:57:14|02/12/2025 09:57:16|02/12/2025 09:57:21|02/12/2025 09:57:23|02/12/2025 09:57:26|02/12/2025 09:57:29|02/12/2025 09:57:31|02/12/2025 09:57:35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39988425925926">
            <text:p>0.73998842592592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0000238</text:p>
          </table:table-cell>
          <table:table-cell office:value-type="string">
            <text:p>URA_SEG_E_ASSIST_PORTO</text:p>
          </table:table-cell>
          <table:table-cell office:value-type="string">
            <text:p>+5508192147315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14">
            <text:p>214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2/12/2025 17:45:38|02/12/2025 17:45:41|02/12/2025 17:45:45|02/12/2025 17:45:47|02/12/2025 17:45:49|02/12/2025 17:45:53|02/12/2025 17:45:54|02/12/2025 17:45:58|02/12/2025 17:46:01|02/12/2025 17:46:03|02/12/2025 17:46:05|02/12/2025 17:46:07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272222222222222">
            <text:p>0.427222222222222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0000239</text:p>
          </table:table-cell>
          <table:table-cell office:value-type="string">
            <text:p>URA_SEG_E_ASSIST_PORTO</text:p>
          </table:table-cell>
          <table:table-cell office:value-type="string">
            <text:p>+5505140667240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7">
            <text:p>57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0:15:15|02/12/2025 10:15:17|02/12/2025 10:15:19|02/12/2025 10:15:20|02/12/2025 10:15:24|02/12/2025 10:15:26|02/12/2025 10:15:31|02/12/2025 10:15:35|02/12/2025 10:15:39|02/12/2025 10:15:43|02/12/2025 10:15:46|02/12/2025 10:15:48|02/12/2025 10:15:52|02/12/2025 10:15:55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003935185185185">
            <text:p>0.500393518518518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0000240</text:p>
          </table:table-cell>
          <table:table-cell office:value-type="string">
            <text:p>URA_SEG_E_ASSIST_PORTO</text:p>
          </table:table-cell>
          <table:table-cell office:value-type="string">
            <text:p>+5506133395634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91">
            <text:p>191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2:00:37|02/12/2025 12:00:42|02/12/2025 12:00:44|02/12/2025 12:00:47|02/12/2025 12:00:50|02/12/2025 12:00:54|02/12/2025 12:00:58|02/12/2025 12:00:59|02/12/2025 12:01:01|02/12/2025 12:01:06|02/12/2025 12:01:11|02/12/2025 12:01:12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550810185185185">
            <text:p>0.555081018518518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0000241</text:p>
          </table:table-cell>
          <table:table-cell office:value-type="string">
            <text:p>URA_SEG_E_ASSIST_PORTO</text:p>
          </table:table-cell>
          <table:table-cell office:value-type="string">
            <text:p>+5507179656369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23">
            <text:p>123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2/12/2025 13:19:20|02/12/2025 13:19:24|02/12/2025 13:19:27|02/12/2025 13:19:31|02/12/2025 13:19:34|02/12/2025 13:19:39|02/12/2025 13:19:42|02/12/2025 13:19:45|02/12/2025 13:19:49|02/12/2025 13:19:51|02/12/2025 13:19:54|02/12/2025 13:19:58|02/12/2025 13:19:59|02/12/2025 13:20:0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3629629629629635">
            <text:p>0.4362962962962963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0000242</text:p>
          </table:table-cell>
          <table:table-cell office:value-type="string">
            <text:p>URA_SEG_E_ASSIST_PORTO</text:p>
          </table:table-cell>
          <table:table-cell office:value-type="string">
            <text:p>+5506153375745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72">
            <text:p>72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2/12/2025 10:28:20|02/12/2025 10:28:22|02/12/2025 10:28:27|02/12/2025 10:28:30|02/12/2025 10:28:32|02/12/2025 10:28:34|02/12/2025 10:28:37|02/12/2025 10:28:41|02/12/2025 10:28:44|02/12/2025 10:28:48|02/12/2025 10:28:52|02/12/2025 10:28:55|02/12/2025 10:28:57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213310185185186">
            <text:p>0.721331018518518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0000243</text:p>
          </table:table-cell>
          <table:table-cell office:value-type="string">
            <text:p>URA_SEG_E_ASSIST_PORTO</text:p>
          </table:table-cell>
          <table:table-cell office:value-type="string">
            <text:p>+5501112048252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81">
            <text:p>81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7:18:47|02/12/2025 17:18:50|02/12/2025 17:18:52|02/12/2025 17:18:54|02/12/2025 17:18:58|02/12/2025 17:19:02|02/12/2025 17:19:04|02/12/2025 17:19:06|02/12/2025 17:19:08|02/12/2025 17:19:12|02/12/2025 17:19:16|02/12/2025 17:19:18|02/12/2025 17:19:20|02/12/2025 17:19:21|02/12/2025 17:19:26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409606481481481">
            <text:p>0.540960648148148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0000244</text:p>
          </table:table-cell>
          <table:table-cell office:value-type="string">
            <text:p>URA_SEG_E_ASSIST_PORTO</text:p>
          </table:table-cell>
          <table:table-cell office:value-type="string">
            <text:p>+5508194257823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18">
            <text:p>218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2:59:01|02/12/2025 12:59:04|02/12/2025 12:59:09|02/12/2025 12:59:11|02/12/2025 12:59:16|02/12/2025 12:59:19|02/12/2025 12:59:22|02/12/2025 12:59:26|02/12/2025 12:59:30|02/12/2025 12:59:33|02/12/2025 12:59:35|02/12/2025 12:59:39|02/12/2025 12:59:41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484606481481482">
            <text:p>0.648460648148148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245</text:p>
          </table:table-cell>
          <table:table-cell office:value-type="string">
            <text:p>URA_SEG_E_ASSIST_PORTO</text:p>
          </table:table-cell>
          <table:table-cell office:value-type="string">
            <text:p>+5505111969938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49">
            <text:p>14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5:33:50|02/12/2025 15:33:52|02/12/2025 15:33:56|02/12/2025 15:33:59|02/12/2025 15:34:01|02/12/2025 15:34:02|02/12/2025 15:34:06|02/12/2025 15:34:08|02/12/2025 15:34:12|02/12/2025 15:34:16|02/12/2025 15:34:17|02/12/2025 15:34:20|02/12/2025 15:34:22|02/12/2025 15:34:24|02/12/2025 15:34:29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7349537037037034">
            <text:p>0.3734953703703703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1764867919640000246</text:p>
          </table:table-cell>
          <table:table-cell office:value-type="string">
            <text:p>URA_SEG_E_ASSIST_PORTO</text:p>
          </table:table-cell>
          <table:table-cell office:value-type="string">
            <text:p>+5503136864152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41">
            <text:p>141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08:57:54|02/12/2025 08:57:57|02/12/2025 08:58:01|02/12/2025 08:58:03|02/12/2025 08:58:06|02/12/2025 08:58:08|02/12/2025 08:58:10|02/12/2025 08:58:13|02/12/2025 08:58:15|02/12/2025 08:58:16|02/12/2025 08:58:18|02/12/2025 08:58:20|02/12/2025 08:58:2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111689814814815">
            <text:p>0.511168981481481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0000247</text:p>
          </table:table-cell>
          <table:table-cell office:value-type="string">
            <text:p>URA_SEG_E_ASSIST_PORTO</text:p>
          </table:table-cell>
          <table:table-cell office:value-type="string">
            <text:p>+5506172424303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43">
            <text:p>143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2:16:08|02/12/2025 12:16:13|02/12/2025 12:16:15|02/12/2025 12:16:19|02/12/2025 12:16:21|02/12/2025 12:16:23|02/12/2025 12:16:28|02/12/2025 12:16:29|02/12/2025 12:16:33|02/12/2025 12:16:38|02/12/2025 12:16:41|02/12/2025 12:16:45|02/12/2025 12:16:49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87337962962963">
            <text:p>0.48733796296296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1764867919640000248</text:p>
          </table:table-cell>
          <table:table-cell office:value-type="string">
            <text:p>URA_SEG_E_ASSIST_PORTO</text:p>
          </table:table-cell>
          <table:table-cell office:value-type="string">
            <text:p>+5501185249407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64">
            <text:p>64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2/12/2025 11:41:49|02/12/2025 11:41:51|02/12/2025 11:41:55|02/12/2025 11:41:57|02/12/2025 11:42:01|02/12/2025 11:42:06|02/12/2025 11:42:11|02/12/2025 11:42:12|02/12/2025 11:42:16|02/12/2025 11:42:20|02/12/2025 11:42:25|02/12/2025 11:42:29|02/12/2025 11:42:32|02/12/2025 11:42:34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838425925925926">
            <text:p>0.783842592592592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1764867919640000249</text:p>
          </table:table-cell>
          <table:table-cell office:value-type="string">
            <text:p>URA_SEG_E_ASSIST_PORTO</text:p>
          </table:table-cell>
          <table:table-cell office:value-type="string">
            <text:p>+5509185709014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4">
            <text:p>5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8:48:48|02/12/2025 18:48:51|02/12/2025 18:48:52|02/12/2025 18:48:55|02/12/2025 18:48:59|02/12/2025 18:49:03|02/12/2025 18:49:05|02/12/2025 18:49:08|02/12/2025 18:49:12|02/12/2025 18:49:14|02/12/2025 18:49:17|02/12/2025 18:49:18|02/12/2025 18:49:19|02/12/2025 18:49:2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5495370370370377">
            <text:p>0.3549537037037037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1764867919640000250</text:p>
          </table:table-cell>
          <table:table-cell office:value-type="string">
            <text:p>URA_SEG_E_ASSIST_PORTO</text:p>
          </table:table-cell>
          <table:table-cell office:value-type="string">
            <text:p>+5502136991119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1">
            <text:p>9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08:31:09|02/12/2025 08:31:12|02/12/2025 08:31:15|02/12/2025 08:31:19|02/12/2025 08:31:21|02/12/2025 08:31:22|02/12/2025 08:31:24|02/12/2025 08:31:29|02/12/2025 08:31:34|02/12/2025 08:31:35|02/12/2025 08:31:38|02/12/2025 08:31:41|02/12/2025 08:31:46|02/12/2025 08:31:47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774189814814815">
            <text:p>0.57741898148148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0000251</text:p>
          </table:table-cell>
          <table:table-cell office:value-type="string">
            <text:p>URA_SEG_E_ASSIST_PORTO</text:p>
          </table:table-cell>
          <table:table-cell office:value-type="string">
            <text:p>+5506178394106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23">
            <text:p>123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2/12/2025 13:51:33|02/12/2025 13:51:35|02/12/2025 13:51:40|02/12/2025 13:51:43|02/12/2025 13:51:46|02/12/2025 13:51:50|02/12/2025 13:51:52|02/12/2025 13:51:54|02/12/2025 13:51:56|02/12/2025 13:51:59|02/12/2025 13:52:02|02/12/2025 13:52:03|02/12/2025 13:52:07|02/12/2025 13:52:11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737152777777778">
            <text:p>0.773715277777777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1764867919640000252</text:p>
          </table:table-cell>
          <table:table-cell office:value-type="string">
            <text:p>URA_SEG_E_ASSIST_PORTO</text:p>
          </table:table-cell>
          <table:table-cell office:value-type="string">
            <text:p>+5506135249316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9">
            <text:p>16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8:34:12|02/12/2025 18:34:13|02/12/2025 18:34:17|02/12/2025 18:34:18|02/12/2025 18:34:20|02/12/2025 18:34:25|02/12/2025 18:34:29|02/12/2025 18:34:33|02/12/2025 18:34:36|02/12/2025 18:34:40|02/12/2025 18:34:41|02/12/2025 18:34:46|02/12/2025 18:34:50|02/12/2025 18:34:54|02/12/2025 18:34:56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368402777777777">
            <text:p>0.636840277777777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253</text:p>
          </table:table-cell>
          <table:table-cell office:value-type="string">
            <text:p>URA_SEG_E_ASSIST_PORTO</text:p>
          </table:table-cell>
          <table:table-cell office:value-type="string">
            <text:p>+5503194726547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9">
            <text:p>119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5:17:05|02/12/2025 15:17:10|02/12/2025 15:17:11|02/12/2025 15:17:14|02/12/2025 15:17:19|02/12/2025 15:17:21|02/12/2025 15:17:24|02/12/2025 15:17:27|02/12/2025 15:17:30|02/12/2025 15:17:34|02/12/2025 15:17:38|02/12/2025 15:17:40|02/12/2025 15:17:43|02/12/2025 15:17:48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172453703703704">
            <text:p>0.417245370370370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0000254</text:p>
          </table:table-cell>
          <table:table-cell office:value-type="string">
            <text:p>URA_SEG_E_ASSIST_PORTO</text:p>
          </table:table-cell>
          <table:table-cell office:value-type="string">
            <text:p>+5505182724852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34">
            <text:p>134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0:00:54|02/12/2025 10:00:58|02/12/2025 10:01:00|02/12/2025 10:01:03|02/12/2025 10:01:07|02/12/2025 10:01:10|02/12/2025 10:01:14|02/12/2025 10:01:18|02/12/2025 10:01:20|02/12/2025 10:01:22|02/12/2025 10:01:24|02/12/2025 10:01:29|02/12/2025 10:01:3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212152777777778">
            <text:p>0.521215277777777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0000255</text:p>
          </table:table-cell>
          <table:table-cell office:value-type="string">
            <text:p>URA_SEG_E_ASSIST_PORTO</text:p>
          </table:table-cell>
          <table:table-cell office:value-type="string">
            <text:p>+5503191373845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6">
            <text:p>96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2:30:37|02/12/2025 12:30:40|02/12/2025 12:30:43|02/12/2025 12:30:44|02/12/2025 12:30:46|02/12/2025 12:30:51|02/12/2025 12:30:54|02/12/2025 12:30:57|02/12/2025 12:30:59|02/12/2025 12:31:01|02/12/2025 12:31:06|02/12/2025 12:31:07|02/12/2025 12:31:11|02/12/2025 12:31:15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8328356481481483">
            <text:p>0.832835648148148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0000256</text:p>
          </table:table-cell>
          <table:table-cell office:value-type="string">
            <text:p>URA_SEG_E_ASSIST_PORTO</text:p>
          </table:table-cell>
          <table:table-cell office:value-type="string">
            <text:p>+5502141291548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3">
            <text:p>6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9:59:18|02/12/2025 19:59:21|02/12/2025 19:59:25|02/12/2025 19:59:26|02/12/2025 19:59:28|02/12/2025 19:59:32|02/12/2025 19:59:34|02/12/2025 19:59:36|02/12/2025 19:59:39|02/12/2025 19:59:44|02/12/2025 19:59:45|02/12/2025 19:59:48|02/12/2025 19:59:52|02/12/2025 19:59:54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515162037037037">
            <text:p>0.351516203703703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1764867919640000257</text:p>
          </table:table-cell>
          <table:table-cell office:value-type="string">
            <text:p>URA_SEG_E_ASSIST_PORTO</text:p>
          </table:table-cell>
          <table:table-cell office:value-type="string">
            <text:p>+5507129187240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3">
            <text:p>9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08:26:15|02/12/2025 08:26:18|02/12/2025 08:26:20|02/12/2025 08:26:24|02/12/2025 08:26:28|02/12/2025 08:26:31|02/12/2025 08:26:34|02/12/2025 08:26:37|02/12/2025 08:26:40|02/12/2025 08:26:44|02/12/2025 08:26:45|02/12/2025 08:26:49|02/12/2025 08:26:51|02/12/2025 08:26:52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888773148148149">
            <text:p>0.588877314814814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764867919640000258</text:p>
          </table:table-cell>
          <table:table-cell office:value-type="string">
            <text:p>URA_SEG_E_ASSIST_PORTO</text:p>
          </table:table-cell>
          <table:table-cell office:value-type="string">
            <text:p>+5505183336490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3">
            <text:p>163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4:08:03|02/12/2025 14:08:06|02/12/2025 14:08:09|02/12/2025 14:08:14|02/12/2025 14:08:17|02/12/2025 14:08:19|02/12/2025 14:08:21|02/12/2025 14:08:24|02/12/2025 14:08:25|02/12/2025 14:08:29|02/12/2025 14:08:32|02/12/2025 14:08:37|02/12/2025 14:08:41|02/12/2025 14:08:42|02/12/2025 14:08:47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290740740740741">
            <text:p>0.729074074074074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0000259</text:p>
          </table:table-cell>
          <table:table-cell office:value-type="string">
            <text:p>URA_SEG_E_ASSIST_PORTO</text:p>
          </table:table-cell>
          <table:table-cell office:value-type="string">
            <text:p>+5505131663179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09">
            <text:p>10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7:29:55|02/12/2025 17:29:58|02/12/2025 17:30:00|02/12/2025 17:30:03|02/12/2025 17:30:07|02/12/2025 17:30:11|02/12/2025 17:30:15|02/12/2025 17:30:20|02/12/2025 17:30:22|02/12/2025 17:30:24|02/12/2025 17:30:29|02/12/2025 17:30:31|02/12/2025 17:30:34|02/12/2025 17:30:39|02/12/2025 17:30:4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5959490740740744">
            <text:p>0.4595949074074074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1764867919640000260</text:p>
          </table:table-cell>
          <table:table-cell office:value-type="string">
            <text:p>URA_SEG_E_ASSIST_PORTO</text:p>
          </table:table-cell>
          <table:table-cell office:value-type="string">
            <text:p>+5505162834229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7">
            <text:p>57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1:01:52|02/12/2025 11:01:53|02/12/2025 11:01:54|02/12/2025 11:01:58|02/12/2025 11:02:00|02/12/2025 11:02:02|02/12/2025 11:02:06|02/12/2025 11:02:08|02/12/2025 11:02:11|02/12/2025 11:02:16|02/12/2025 11:02:18|02/12/2025 11:02:22|02/12/2025 11:02:25|02/12/2025 11:02:26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7144675925925924">
            <text:p>0.371446759259259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1764867919640000261</text:p>
          </table:table-cell>
          <table:table-cell office:value-type="string">
            <text:p>URA_SEG_E_ASSIST_PORTO</text:p>
          </table:table-cell>
          <table:table-cell office:value-type="string">
            <text:p>+5506170695485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62">
            <text:p>62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08:54:55|02/12/2025 08:54:58|02/12/2025 08:55:00|02/12/2025 08:55:04|02/12/2025 08:55:08|02/12/2025 08:55:12|02/12/2025 08:55:14|02/12/2025 08:55:17|02/12/2025 08:55:22|02/12/2025 08:55:26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10324074074074">
            <text:p>0.71032407407407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0000262</text:p>
          </table:table-cell>
          <table:table-cell office:value-type="string">
            <text:p>URA_SEG_E_ASSIST_PORTO</text:p>
          </table:table-cell>
          <table:table-cell office:value-type="string">
            <text:p>+5508171158355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3">
            <text:p>9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7:02:56|02/12/2025 17:02:57|02/12/2025 17:03:01|02/12/2025 17:03:05|02/12/2025 17:03:07|02/12/2025 17:03:10|02/12/2025 17:03:15|02/12/2025 17:03:17|02/12/2025 17:03:20|02/12/2025 17:03:23|02/12/2025 17:03:27|02/12/2025 17:03:30|02/12/2025 17:03:32|02/12/2025 17:03:34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5018518518518524">
            <text:p>0.4501851851851852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0000263</text:p>
          </table:table-cell>
          <table:table-cell office:value-type="string">
            <text:p>URA_SEG_E_ASSIST_PORTO</text:p>
          </table:table-cell>
          <table:table-cell office:value-type="string">
            <text:p>+5506111087260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2">
            <text:p>92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0:48:18|02/12/2025 10:48:19|02/12/2025 10:48:21|02/12/2025 10:48:25|02/12/2025 10:48:29|02/12/2025 10:48:31|02/12/2025 10:48:36|02/12/2025 10:48:40|02/12/2025 10:48:41|02/12/2025 10:48:46|02/12/2025 10:48:50|02/12/2025 10:48:52|02/12/2025 10:48:56|02/12/2025 10:49:0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394791666666666">
            <text:p>0.339479166666666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1764867919640000264</text:p>
          </table:table-cell>
          <table:table-cell office:value-type="string">
            <text:p>URA_SEG_E_ASSIST_PORTO</text:p>
          </table:table-cell>
          <table:table-cell office:value-type="string">
            <text:p>+5504147581857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2">
            <text:p>42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08:08:54|02/12/2025 08:08:57|02/12/2025 08:08:59|02/12/2025 08:09:01|02/12/2025 08:09:04|02/12/2025 08:09:06|02/12/2025 08:09:08|02/12/2025 08:09:11|02/12/2025 08:09:13|02/12/2025 08:09:15|02/12/2025 08:09:19|02/12/2025 08:09:22|02/12/2025 08:09:26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597800925925925">
            <text:p>0.559780092592592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0000265</text:p>
          </table:table-cell>
          <table:table-cell office:value-type="string">
            <text:p>URA_SEG_E_ASSIST_PORTO</text:p>
          </table:table-cell>
          <table:table-cell office:value-type="string">
            <text:p>+5508198351392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3">
            <text:p>6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3:26:09|02/12/2025 13:26:12|02/12/2025 13:26:14|02/12/2025 13:26:17|02/12/2025 13:26:18|02/12/2025 13:26:22|02/12/2025 13:26:24|02/12/2025 13:26:28|02/12/2025 13:26:30|02/12/2025 13:26:35|02/12/2025 13:26:37|02/12/2025 13:26:41|02/12/2025 13:26:43|02/12/2025 13:26:46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937731481481481">
            <text:p>0.693773148148148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0000266</text:p>
          </table:table-cell>
          <table:table-cell office:value-type="string">
            <text:p>URA_SEG_E_ASSIST_PORTO</text:p>
          </table:table-cell>
          <table:table-cell office:value-type="string">
            <text:p>+5506143106783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86">
            <text:p>86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6:39:04|02/12/2025 16:39:08|02/12/2025 16:39:10|02/12/2025 16:39:13|02/12/2025 16:39:17|02/12/2025 16:39:21|02/12/2025 16:39:22|02/12/2025 16:39:27|02/12/2025 16:39:31|02/12/2025 16:39:32|02/12/2025 16:39:34|02/12/2025 16:39:37|02/12/2025 16:39:39|02/12/2025 16:39:42|02/12/2025 16:39:44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241435185185185">
            <text:p>0.424143518518518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0000267</text:p>
          </table:table-cell>
          <table:table-cell office:value-type="string">
            <text:p>URA_SEG_E_ASSIST_PORTO</text:p>
          </table:table-cell>
          <table:table-cell office:value-type="string">
            <text:p>+5501198768738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73">
            <text:p>173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0:10:50|02/12/2025 10:10:55|02/12/2025 10:10:56|02/12/2025 10:10:59|02/12/2025 10:11:03|02/12/2025 10:11:06|02/12/2025 10:11:10|02/12/2025 10:11:12|02/12/2025 10:11:14|02/12/2025 10:11:18|02/12/2025 10:11:19|02/12/2025 10:11:21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718287037037036">
            <text:p>0.571828703703703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0000268</text:p>
          </table:table-cell>
          <table:table-cell office:value-type="string">
            <text:p>URA_SEG_E_ASSIST_PORTO</text:p>
          </table:table-cell>
          <table:table-cell office:value-type="string">
            <text:p>+5503110167547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98">
            <text:p>298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3:43:28|02/12/2025 13:43:30|02/12/2025 13:43:31|02/12/2025 13:43:36|02/12/2025 13:43:38|02/12/2025 13:43:42|02/12/2025 13:43:45|02/12/2025 13:43:48|02/12/2025 13:43:51|02/12/2025 13:43:56|02/12/2025 13:43:58|02/12/2025 13:44:02|02/12/2025 13:44:0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649537037037037">
            <text:p>0.56495370370370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0000269</text:p>
          </table:table-cell>
          <table:table-cell office:value-type="string">
            <text:p>URA_SEG_E_ASSIST_PORTO</text:p>
          </table:table-cell>
          <table:table-cell office:value-type="string">
            <text:p>+5507174178258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06">
            <text:p>106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3:33:35|02/12/2025 13:33:39|02/12/2025 13:33:42|02/12/2025 13:33:44|02/12/2025 13:33:46|02/12/2025 13:33:49|02/12/2025 13:33:51|02/12/2025 13:33:52|02/12/2025 13:33:55|02/12/2025 13:33:58|02/12/2025 13:34:01|02/12/2025 13:34:05|02/12/2025 13:34:08|02/12/2025 13:34:11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794444444444445">
            <text:p>0.679444444444444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0000270</text:p>
          </table:table-cell>
          <table:table-cell office:value-type="string">
            <text:p>URA_SEG_E_ASSIST_PORTO</text:p>
          </table:table-cell>
          <table:table-cell office:value-type="string">
            <text:p>+5509152803841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8">
            <text:p>168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6:18:28|02/12/2025 16:18:33|02/12/2025 16:18:35|02/12/2025 16:18:38|02/12/2025 16:18:42|02/12/2025 16:18:46|02/12/2025 16:18:51|02/12/2025 16:18:55|02/12/2025 16:18:58|02/12/2025 16:19:01|02/12/2025 16:19:06|02/12/2025 16:19:09|02/12/2025 16:19:13|02/12/2025 16:19:15|02/12/2025 16:19:18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353009259259259">
            <text:p>0.535300925925925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0000271</text:p>
          </table:table-cell>
          <table:table-cell office:value-type="string">
            <text:p>URA_SEG_E_ASSIST_PORTO</text:p>
          </table:table-cell>
          <table:table-cell office:value-type="string">
            <text:p>+5504130613094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80">
            <text:p>80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2:50:51|02/12/2025 12:50:53|02/12/2025 12:50:58|02/12/2025 12:51:01|02/12/2025 12:51:05|02/12/2025 12:51:09|02/12/2025 12:51:14|02/12/2025 12:51:17|02/12/2025 12:51:22|02/12/2025 12:51:24|02/12/2025 12:51:26|02/12/2025 12:51:28|02/12/2025 12:51:3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4105324074074076">
            <text:p>0.4410532407407407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0000272</text:p>
          </table:table-cell>
          <table:table-cell office:value-type="string">
            <text:p>URA_SEG_E_ASSIST_PORTO</text:p>
          </table:table-cell>
          <table:table-cell office:value-type="string">
            <text:p>+5505192433402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7">
            <text:p>67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0:35:08|02/12/2025 10:35:11|02/12/2025 10:35:13|02/12/2025 10:35:16|02/12/2025 10:35:21|02/12/2025 10:35:24|02/12/2025 10:35:26|02/12/2025 10:35:28|02/12/2025 10:35:31|02/12/2025 10:35:35|02/12/2025 10:35:37|02/12/2025 10:35:41|02/12/2025 10:35:44|02/12/2025 10:35:48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231828703703704">
            <text:p>0.423182870370370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0000273</text:p>
          </table:table-cell>
          <table:table-cell office:value-type="string">
            <text:p>URA_SEG_E_ASSIST_PORTO</text:p>
          </table:table-cell>
          <table:table-cell office:value-type="string">
            <text:p>+5507114750151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47">
            <text:p>147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0:09:27|02/12/2025 10:09:32|02/12/2025 10:09:37|02/12/2025 10:09:41|02/12/2025 10:09:42|02/12/2025 10:09:47|02/12/2025 10:09:48|02/12/2025 10:09:50|02/12/2025 10:09:51|02/12/2025 10:09:55|02/12/2025 10:09:58|02/12/2025 10:10:02|02/12/2025 10:10:03|02/12/2025 10:10:06|02/12/2025 10:10:09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047685185185185">
            <text:p>0.404768518518518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764867919640000274</text:p>
          </table:table-cell>
          <table:table-cell office:value-type="string">
            <text:p>URA_SEG_E_ASSIST_PORTO</text:p>
          </table:table-cell>
          <table:table-cell office:value-type="string">
            <text:p>+5508139876825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43">
            <text:p>243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09:42:54|02/12/2025 09:42:56|02/12/2025 09:42:58|02/12/2025 09:43:01|02/12/2025 09:43:03|02/12/2025 09:43:08|02/12/2025 09:43:12|02/12/2025 09:43:16|02/12/2025 09:43:20|02/12/2025 09:43:22|02/12/2025 09:43:24|02/12/2025 09:43:25|02/12/2025 09:43:27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883449074074074">
            <text:p>0.388344907407407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764867919640000275</text:p>
          </table:table-cell>
          <table:table-cell office:value-type="string">
            <text:p>URA_SEG_E_ASSIST_PORTO</text:p>
          </table:table-cell>
          <table:table-cell office:value-type="string">
            <text:p>+5505183864682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2">
            <text:p>82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09:19:15|02/12/2025 09:19:19|02/12/2025 09:19:22|02/12/2025 09:19:24|02/12/2025 09:19:28|02/12/2025 09:19:29|02/12/2025 09:19:33|02/12/2025 09:19:37|02/12/2025 09:19:39|02/12/2025 09:19:41|02/12/2025 09:19:44|02/12/2025 09:19:46|02/12/2025 09:19:49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352430555555555">
            <text:p>0.335243055555555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1764867919640000276</text:p>
          </table:table-cell>
          <table:table-cell office:value-type="string">
            <text:p>URA_SEG_E_ASSIST_PORTO</text:p>
          </table:table-cell>
          <table:table-cell office:value-type="string">
            <text:p>+5501198731744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9">
            <text:p>69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08:02:48|02/12/2025 08:02:52|02/12/2025 08:02:54|02/12/2025 08:02:59|02/12/2025 08:03:02|02/12/2025 08:03:04|02/12/2025 08:03:07|02/12/2025 08:03:09|02/12/2025 08:03:13|02/12/2025 08:03:15|02/12/2025 08:03:17|02/12/2025 08:03:19|02/12/2025 08:03:21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542361111111111">
            <text:p>0.65423611111111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277</text:p>
          </table:table-cell>
          <table:table-cell office:value-type="string">
            <text:p>URA_SEG_E_ASSIST_PORTO</text:p>
          </table:table-cell>
          <table:table-cell office:value-type="string">
            <text:p>+5509149149309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3">
            <text:p>5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5:42:09|02/12/2025 15:42:13|02/12/2025 15:42:17|02/12/2025 15:42:18|02/12/2025 15:42:20|02/12/2025 15:42:23|02/12/2025 15:42:26|02/12/2025 15:42:28|02/12/2025 15:42:29|02/12/2025 15:42:32|02/12/2025 15:42:36|02/12/2025 15:42:39|02/12/2025 15:42:43|02/12/2025 15:42:46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803703703703703">
            <text:p>0.680370370370370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0000278</text:p>
          </table:table-cell>
          <table:table-cell office:value-type="string">
            <text:p>URA_SEG_E_ASSIST_PORTO</text:p>
          </table:table-cell>
          <table:table-cell office:value-type="string">
            <text:p>+5504145978508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92">
            <text:p>92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6:19:46|02/12/2025 16:19:48|02/12/2025 16:19:51|02/12/2025 16:19:55|02/12/2025 16:19:57|02/12/2025 16:20:00|02/12/2025 16:20:04|02/12/2025 16:20:06|02/12/2025 16:20:11|02/12/2025 16:20:14|02/12/2025 16:20:15|02/12/2025 16:20:19|02/12/2025 16:20:21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885300925925926">
            <text:p>0.488530092592592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1764867919640000279</text:p>
          </table:table-cell>
          <table:table-cell office:value-type="string">
            <text:p>URA_SEG_E_ASSIST_PORTO</text:p>
          </table:table-cell>
          <table:table-cell office:value-type="string">
            <text:p>+5501142952324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74">
            <text:p>74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1:43:31|02/12/2025 11:43:34|02/12/2025 11:43:39|02/12/2025 11:43:41|02/12/2025 11:43:45|02/12/2025 11:43:49|02/12/2025 11:43:50|02/12/2025 11:43:53|02/12/2025 11:43:55|02/12/2025 11:43:57|02/12/2025 11:43:58|02/12/2025 11:44:01|02/12/2025 11:44:04|02/12/2025 11:44:06|02/12/2025 11:44:1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539583333333333">
            <text:p>0.453958333333333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0000280</text:p>
          </table:table-cell>
          <table:table-cell office:value-type="string">
            <text:p>URA_SEG_E_ASSIST_PORTO</text:p>
          </table:table-cell>
          <table:table-cell office:value-type="string">
            <text:p>+5509177234993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15">
            <text:p>115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0:53:43|02/12/2025 10:53:45|02/12/2025 10:53:47|02/12/2025 10:53:52|02/12/2025 10:53:54|02/12/2025 10:53:56|02/12/2025 10:53:58|02/12/2025 10:54:00|02/12/2025 10:54:04|02/12/2025 10:54:06|02/12/2025 10:54:09|02/12/2025 10:54:13|02/12/2025 10:54:17|02/12/2025 10:54:20|02/12/2025 10:54:24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499768518518519">
            <text:p>0.749976851851851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0000281</text:p>
          </table:table-cell>
          <table:table-cell office:value-type="string">
            <text:p>URA_SEG_E_ASSIST_PORTO</text:p>
          </table:table-cell>
          <table:table-cell office:value-type="string">
            <text:p>+5501174826248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2">
            <text:p>52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8:00:00|02/12/2025 18:00:05|02/12/2025 18:00:09|02/12/2025 18:00:14|02/12/2025 18:00:17|02/12/2025 18:00:21|02/12/2025 18:00:24|02/12/2025 18:00:28|02/12/2025 18:00:31|02/12/2025 18:00:35|02/12/2025 18:00:37|02/12/2025 18:00:42|02/12/2025 18:00:45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426388888888889">
            <text:p>0.542638888888888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0000282</text:p>
          </table:table-cell>
          <table:table-cell office:value-type="string">
            <text:p>URA_SEG_E_ASSIST_PORTO</text:p>
          </table:table-cell>
          <table:table-cell office:value-type="string">
            <text:p>+5504188294778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20">
            <text:p>120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3:01:27|02/12/2025 13:01:29|02/12/2025 13:01:31|02/12/2025 13:01:33|02/12/2025 13:01:37|02/12/2025 13:01:38|02/12/2025 13:01:43|02/12/2025 13:01:47|02/12/2025 13:01:48|02/12/2025 13:01:50|02/12/2025 13:01:53|02/12/2025 13:01:57|02/12/2025 13:02:02|02/12/2025 13:02:05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761921296296296">
            <text:p>0.576192129629629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0000283</text:p>
          </table:table-cell>
          <table:table-cell office:value-type="string">
            <text:p>URA_SEG_E_ASSIST_PORTO</text:p>
          </table:table-cell>
          <table:table-cell office:value-type="string">
            <text:p>+5503198270269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02">
            <text:p>102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3:49:44|02/12/2025 13:49:49|02/12/2025 13:49:54|02/12/2025 13:49:56|02/12/2025 13:49:59|02/12/2025 13:50:00|02/12/2025 13:50:02|02/12/2025 13:50:06|02/12/2025 13:50:09|02/12/2025 13:50:13|02/12/2025 13:50:15|02/12/2025 13:50:17|02/12/2025 13:50:20|02/12/2025 13:50:22|02/12/2025 13:50:24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6625">
            <text:p>0.5662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0000284</text:p>
          </table:table-cell>
          <table:table-cell office:value-type="string">
            <text:p>URA_SEG_E_ASSIST_PORTO</text:p>
          </table:table-cell>
          <table:table-cell office:value-type="string">
            <text:p>+5508133491759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69">
            <text:p>169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3:35:28|02/12/2025 13:35:30|02/12/2025 13:35:34|02/12/2025 13:35:36|02/12/2025 13:35:41|02/12/2025 13:35:45|02/12/2025 13:35:48|02/12/2025 13:35:50|02/12/2025 13:35:54|02/12/2025 13:35:58|02/12/2025 13:36:01|02/12/2025 13:36:06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769675925925927">
            <text:p>0.576967592592592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0000285</text:p>
          </table:table-cell>
          <table:table-cell office:value-type="string">
            <text:p>URA_SEG_E_ASSIST_PORTO</text:p>
          </table:table-cell>
          <table:table-cell office:value-type="string">
            <text:p>+5507194561217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61">
            <text:p>161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3:50:51|02/12/2025 13:50:54|02/12/2025 13:50:59|02/12/2025 13:51:02|02/12/2025 13:51:04|02/12/2025 13:51:06|02/12/2025 13:51:08|02/12/2025 13:51:12|02/12/2025 13:51:13|02/12/2025 13:51:18|02/12/2025 13:51:19|02/12/2025 13:51:21|02/12/2025 13:51:25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347916666666666">
            <text:p>0.734791666666666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0000286</text:p>
          </table:table-cell>
          <table:table-cell office:value-type="string">
            <text:p>URA_SEG_E_ASSIST_PORTO</text:p>
          </table:table-cell>
          <table:table-cell office:value-type="string">
            <text:p>+5503198924384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92">
            <text:p>192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7:38:10|02/12/2025 17:38:15|02/12/2025 17:38:16|02/12/2025 17:38:19|02/12/2025 17:38:23|02/12/2025 17:38:25|02/12/2025 17:38:30|02/12/2025 17:38:34|02/12/2025 17:38:36|02/12/2025 17:38:41|02/12/2025 17:38:42|02/12/2025 17:38:46|02/12/2025 17:38:48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324305555555556">
            <text:p>0.532430555555555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0000287</text:p>
          </table:table-cell>
          <table:table-cell office:value-type="string">
            <text:p>URA_SEG_E_ASSIST_PORTO</text:p>
          </table:table-cell>
          <table:table-cell office:value-type="string">
            <text:p>+5505152058300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1">
            <text:p>11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2:46:43|02/12/2025 12:46:47|02/12/2025 12:46:51|02/12/2025 12:46:53|02/12/2025 12:46:55|02/12/2025 12:46:56|02/12/2025 12:47:00|02/12/2025 12:47:04|02/12/2025 12:47:05|02/12/2025 12:47:10|02/12/2025 12:47:11|02/12/2025 12:47:12|02/12/2025 12:47:15|02/12/2025 12:47:17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374189814814815">
            <text:p>0.63741898148148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288</text:p>
          </table:table-cell>
          <table:table-cell office:value-type="string">
            <text:p>URA_SEG_E_ASSIST_PORTO</text:p>
          </table:table-cell>
          <table:table-cell office:value-type="string">
            <text:p>+5505131783088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06">
            <text:p>106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5:17:54|02/12/2025 15:17:56|02/12/2025 15:18:00|02/12/2025 15:18:02|02/12/2025 15:18:07|02/12/2025 15:18:10|02/12/2025 15:18:14|02/12/2025 15:18:18|02/12/2025 15:18:22|02/12/2025 15:18:25|02/12/2025 15:18:28|02/12/2025 15:18:3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791782407407407">
            <text:p>0.779178240740740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1764867919640000289</text:p>
          </table:table-cell>
          <table:table-cell office:value-type="string">
            <text:p>URA_SEG_E_ASSIST_PORTO</text:p>
          </table:table-cell>
          <table:table-cell office:value-type="string">
            <text:p>+5501166978323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72">
            <text:p>72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8:42:03|02/12/2025 18:42:06|02/12/2025 18:42:10|02/12/2025 18:42:14|02/12/2025 18:42:17|02/12/2025 18:42:22|02/12/2025 18:42:26|02/12/2025 18:42:29|02/12/2025 18:42:32|02/12/2025 18:42:37|02/12/2025 18:42:38|02/12/2025 18:42:39|02/12/2025 18:42:43|02/12/2025 18:42:48|02/12/2025 18:42:49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137268518518519">
            <text:p>0.513726851851851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0000290</text:p>
          </table:table-cell>
          <table:table-cell office:value-type="string">
            <text:p>URA_SEG_E_ASSIST_PORTO</text:p>
          </table:table-cell>
          <table:table-cell office:value-type="string">
            <text:p>+5503115220402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3">
            <text:p>8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2:19:49|02/12/2025 12:19:51|02/12/2025 12:19:54|02/12/2025 12:19:55|02/12/2025 12:19:59|02/12/2025 12:20:03|02/12/2025 12:20:04|02/12/2025 12:20:08|02/12/2025 12:20:09|02/12/2025 12:20:11|02/12/2025 12:20:13|02/12/2025 12:20:16|02/12/2025 12:20:20|02/12/2025 12:20:2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306944444444444">
            <text:p>0.630694444444444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291</text:p>
          </table:table-cell>
          <table:table-cell office:value-type="string">
            <text:p>URA_SEG_E_ASSIST_PORTO</text:p>
          </table:table-cell>
          <table:table-cell office:value-type="string">
            <text:p>+5504115967115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8">
            <text:p>88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5:08:15|02/12/2025 15:08:19|02/12/2025 15:08:21|02/12/2025 15:08:24|02/12/2025 15:08:28|02/12/2025 15:08:30|02/12/2025 15:08:32|02/12/2025 15:08:35|02/12/2025 15:08:36|02/12/2025 15:08:40|02/12/2025 15:08:43|02/12/2025 15:08:46|02/12/2025 15:08:50|02/12/2025 15:08:5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763310185185185">
            <text:p>0.376331018518518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764867919640000292</text:p>
          </table:table-cell>
          <table:table-cell office:value-type="string">
            <text:p>URA_SEG_E_ASSIST_PORTO</text:p>
          </table:table-cell>
          <table:table-cell office:value-type="string">
            <text:p>+5508196760652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60">
            <text:p>60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09:01:57|02/12/2025 09:02:00|02/12/2025 09:02:01|02/12/2025 09:02:06|02/12/2025 09:02:08|02/12/2025 09:02:13|02/12/2025 09:02:18|02/12/2025 09:02:22|02/12/2025 09:02:23|02/12/2025 09:02:25|02/12/2025 09:02:27|02/12/2025 09:02:30|02/12/2025 09:02:35|02/12/2025 09:02:39|02/12/2025 09:02:4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262037037037037">
            <text:p>0.626203703703703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293</text:p>
          </table:table-cell>
          <table:table-cell office:value-type="string">
            <text:p>URA_SEG_E_ASSIST_PORTO</text:p>
          </table:table-cell>
          <table:table-cell office:value-type="string">
            <text:p>+5503180161430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48">
            <text:p>148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5:01:46|02/12/2025 15:01:50|02/12/2025 15:01:54|02/12/2025 15:01:59|02/12/2025 15:02:02|02/12/2025 15:02:05|02/12/2025 15:02:09|02/12/2025 15:02:14|02/12/2025 15:02:15|02/12/2025 15:02:20|02/12/2025 15:02:22|02/12/2025 15:02:23|02/12/2025 15:02:25|02/12/2025 15:02:27|02/12/2025 15:02:32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374537037037037">
            <text:p>0.437453703703703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0000294</text:p>
          </table:table-cell>
          <table:table-cell office:value-type="string">
            <text:p>URA_SEG_E_ASSIST_PORTO</text:p>
          </table:table-cell>
          <table:table-cell office:value-type="string">
            <text:p>+5502183532004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9">
            <text:p>59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0:30:00|02/12/2025 10:30:04|02/12/2025 10:30:08|02/12/2025 10:30:12|02/12/2025 10:30:16|02/12/2025 10:30:21|02/12/2025 10:30:24|02/12/2025 10:30:27|02/12/2025 10:30:30|02/12/2025 10:30:32|02/12/2025 10:30:34|02/12/2025 10:30:35|02/12/2025 10:30:38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887037037037036">
            <text:p>0.688703703703703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0000295</text:p>
          </table:table-cell>
          <table:table-cell office:value-type="string">
            <text:p>URA_SEG_E_ASSIST_PORTO</text:p>
          </table:table-cell>
          <table:table-cell office:value-type="string">
            <text:p>+5503162196517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94">
            <text:p>94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2/12/2025 16:31:48|02/12/2025 16:31:52|02/12/2025 16:31:55|02/12/2025 16:32:00|02/12/2025 16:32:01|02/12/2025 16:32:06|02/12/2025 16:32:08|02/12/2025 16:32:11|02/12/2025 16:32:13|02/12/2025 16:32:16|02/12/2025 16:32:20|02/12/2025 16:32:24|02/12/2025 16:32:26|02/12/2025 16:32:29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5530092592592594">
            <text:p>0.3553009259259259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1764867919640000296</text:p>
          </table:table-cell>
          <table:table-cell office:value-type="string">
            <text:p>URA_SEG_E_ASSIST_PORTO</text:p>
          </table:table-cell>
          <table:table-cell office:value-type="string">
            <text:p>+5504155644955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02">
            <text:p>102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08:31:42|02/12/2025 08:31:46|02/12/2025 08:31:50|02/12/2025 08:31:51|02/12/2025 08:31:56|02/12/2025 08:31:59|02/12/2025 08:32:01|02/12/2025 08:32:06|02/12/2025 08:32:08|02/12/2025 08:32:13|02/12/2025 08:32:16|02/12/2025 08:32:19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309953703703704">
            <text:p>0.730995370370370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0000297</text:p>
          </table:table-cell>
          <table:table-cell office:value-type="string">
            <text:p>URA_SEG_E_ASSIST_PORTO</text:p>
          </table:table-cell>
          <table:table-cell office:value-type="string">
            <text:p>+5508193019170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7">
            <text:p>57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7:32:39|02/12/2025 17:32:40|02/12/2025 17:32:43|02/12/2025 17:32:44|02/12/2025 17:32:49|02/12/2025 17:32:52|02/12/2025 17:32:55|02/12/2025 17:32:58|02/12/2025 17:33:00|02/12/2025 17:33:04|02/12/2025 17:33:06|02/12/2025 17:33:09|02/12/2025 17:33:1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203356481481483">
            <text:p>0.720335648148148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0000298</text:p>
          </table:table-cell>
          <table:table-cell office:value-type="string">
            <text:p>URA_SEG_E_ASSIST_PORTO</text:p>
          </table:table-cell>
          <table:table-cell office:value-type="string">
            <text:p>+5508151146665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313">
            <text:p>313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7:17:19|02/12/2025 17:17:23|02/12/2025 17:17:26|02/12/2025 17:17:28|02/12/2025 17:17:31|02/12/2025 17:17:33|02/12/2025 17:17:37|02/12/2025 17:17:39|02/12/2025 17:17:42|02/12/2025 17:17:44|02/12/2025 17:17:47|02/12/2025 17:17:50|02/12/2025 17:17:5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509837962962963">
            <text:p>0.550983796296296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0000299</text:p>
          </table:table-cell>
          <table:table-cell office:value-type="string">
            <text:p>URA_SEG_E_ASSIST_PORTO</text:p>
          </table:table-cell>
          <table:table-cell office:value-type="string">
            <text:p>+5506143316020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6">
            <text:p>56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3:13:28|02/12/2025 13:13:32|02/12/2025 13:13:34|02/12/2025 13:13:36|02/12/2025 13:13:38|02/12/2025 13:13:41|02/12/2025 13:13:44|02/12/2025 13:13:47|02/12/2025 13:13:49|02/12/2025 13:13:53|02/12/2025 13:13:56|02/12/2025 13:14:00|02/12/2025 13:14:04|02/12/2025 13:14:05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621875">
            <text:p>0.662187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300</text:p>
          </table:table-cell>
          <table:table-cell office:value-type="string">
            <text:p>URA_SEG_E_ASSIST_PORTO</text:p>
          </table:table-cell>
          <table:table-cell office:value-type="string">
            <text:p>+5509173769043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15">
            <text:p>215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2/12/2025 15:53:34|02/12/2025 15:53:39|02/12/2025 15:53:42|02/12/2025 15:53:46|02/12/2025 15:53:50|02/12/2025 15:53:51|02/12/2025 15:53:55|02/12/2025 15:53:57|02/12/2025 15:53:58|02/12/2025 15:54:03|02/12/2025 15:54:07|02/12/2025 15:54:11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9048611111111114">
            <text:p>0.390486111111111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764867919640000301</text:p>
          </table:table-cell>
          <table:table-cell office:value-type="string">
            <text:p>URA_SEG_E_ASSIST_PORTO</text:p>
          </table:table-cell>
          <table:table-cell office:value-type="string">
            <text:p>+5507172574401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65">
            <text:p>165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09:22:22|02/12/2025 09:22:27|02/12/2025 09:22:28|02/12/2025 09:22:30|02/12/2025 09:22:34|02/12/2025 09:22:39|02/12/2025 09:22:43|02/12/2025 09:22:45|02/12/2025 09:22:47|02/12/2025 09:22:52|02/12/2025 09:22:53|02/12/2025 09:22:58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353703703703704">
            <text:p>0.635370370370370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302</text:p>
          </table:table-cell>
          <table:table-cell office:value-type="string">
            <text:p>URA_SEG_E_ASSIST_PORTO</text:p>
          </table:table-cell>
          <table:table-cell office:value-type="string">
            <text:p>+5508117795894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88">
            <text:p>188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5:14:59|02/12/2025 15:15:01|02/12/2025 15:15:06|02/12/2025 15:15:07|02/12/2025 15:15:10|02/12/2025 15:15:15|02/12/2025 15:15:17|02/12/2025 15:15:20|02/12/2025 15:15:25|02/12/2025 15:15:27|02/12/2025 15:15:30|02/12/2025 15:15:32|02/12/2025 15:15:34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930208333333333">
            <text:p>0.593020833333333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764867919640000303</text:p>
          </table:table-cell>
          <table:table-cell office:value-type="string">
            <text:p>URA_SEG_E_ASSIST_PORTO</text:p>
          </table:table-cell>
          <table:table-cell office:value-type="string">
            <text:p>+5507196019986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27">
            <text:p>127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2/12/2025 14:13:58|02/12/2025 14:13:59|02/12/2025 14:14:02|02/12/2025 14:14:05|02/12/2025 14:14:06|02/12/2025 14:14:08|02/12/2025 14:14:12|02/12/2025 14:14:15|02/12/2025 14:14:20|02/12/2025 14:14:23|02/12/2025 14:14:27|02/12/2025 14:14:31|02/12/2025 14:14:32|02/12/2025 14:14:34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8136574074074076">
            <text:p>0.3813657407407407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764867919640000304</text:p>
          </table:table-cell>
          <table:table-cell office:value-type="string">
            <text:p>URA_SEG_E_ASSIST_PORTO</text:p>
          </table:table-cell>
          <table:table-cell office:value-type="string">
            <text:p>+5501140852898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72">
            <text:p>72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09:09:11|02/12/2025 09:09:16|02/12/2025 09:09:20|02/12/2025 09:09:22|02/12/2025 09:09:25|02/12/2025 09:09:29|02/12/2025 09:09:34|02/12/2025 09:09:39|02/12/2025 09:09:40|02/12/2025 09:09:43|02/12/2025 09:09:44|02/12/2025 09:09:47|02/12/2025 09:09:51|02/12/2025 09:09:5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984722222222222">
            <text:p>0.698472222222222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0000305</text:p>
          </table:table-cell>
          <table:table-cell office:value-type="string">
            <text:p>URA_SEG_E_ASSIST_PORTO</text:p>
          </table:table-cell>
          <table:table-cell office:value-type="string">
            <text:p>+5505112656750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95">
            <text:p>195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6:45:52|02/12/2025 16:45:55|02/12/2025 16:45:59|02/12/2025 16:46:03|02/12/2025 16:46:07|02/12/2025 16:46:11|02/12/2025 16:46:16|02/12/2025 16:46:20|02/12/2025 16:46:22|02/12/2025 16:46:26|02/12/2025 16:46:28|02/12/2025 16:46:32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868634259259259">
            <text:p>0.586863425925925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764867919640000306</text:p>
          </table:table-cell>
          <table:table-cell office:value-type="string">
            <text:p>URA_SEG_E_ASSIST_PORTO</text:p>
          </table:table-cell>
          <table:table-cell office:value-type="string">
            <text:p>+5502147314069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74">
            <text:p>74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4:05:08|02/12/2025 14:05:12|02/12/2025 14:05:16|02/12/2025 14:05:20|02/12/2025 14:05:25|02/12/2025 14:05:29|02/12/2025 14:05:34|02/12/2025 14:05:35|02/12/2025 14:05:38|02/12/2025 14:05:4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525925925925926">
            <text:p>0.652592592592592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307</text:p>
          </table:table-cell>
          <table:table-cell office:value-type="string">
            <text:p>URA_SEG_E_ASSIST_PORTO</text:p>
          </table:table-cell>
          <table:table-cell office:value-type="string">
            <text:p>+5505146606350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77">
            <text:p>177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2/12/2025 15:39:46|02/12/2025 15:39:47|02/12/2025 15:39:49|02/12/2025 15:39:52|02/12/2025 15:39:53|02/12/2025 15:39:57|02/12/2025 15:40:01|02/12/2025 15:40:05|02/12/2025 15:40:07|02/12/2025 15:40:09|02/12/2025 15:40:11|02/12/2025 15:40:13|02/12/2025 15:40:18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304166666666666">
            <text:p>0.530416666666666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0000308</text:p>
          </table:table-cell>
          <table:table-cell office:value-type="string">
            <text:p>URA_SEG_E_ASSIST_PORTO</text:p>
          </table:table-cell>
          <table:table-cell office:value-type="string">
            <text:p>+5505126645346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7">
            <text:p>67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2:43:51|02/12/2025 12:43:55|02/12/2025 12:43:58|02/12/2025 12:44:02|02/12/2025 12:44:06|02/12/2025 12:44:09|02/12/2025 12:44:13|02/12/2025 12:44:15|02/12/2025 12:44:19|02/12/2025 12:44:22|02/12/2025 12:44:25|02/12/2025 12:44:28|02/12/2025 12:44:32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561226851851851">
            <text:p>0.756122685185185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1764867919640000309</text:p>
          </table:table-cell>
          <table:table-cell office:value-type="string">
            <text:p>URA_SEG_E_ASSIST_PORTO</text:p>
          </table:table-cell>
          <table:table-cell office:value-type="string">
            <text:p>+5509193370020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96">
            <text:p>96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8:08:50|02/12/2025 18:08:52|02/12/2025 18:08:56|02/12/2025 18:08:57|02/12/2025 18:08:59|02/12/2025 18:09:04|02/12/2025 18:09:06|02/12/2025 18:09:08|02/12/2025 18:09:10|02/12/2025 18:09:15|02/12/2025 18:09:16|02/12/2025 18:09:20|02/12/2025 18:09:23|02/12/2025 18:09:28|02/12/2025 18:09:3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990162037037038">
            <text:p>0.599016203703703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764867919640000310</text:p>
          </table:table-cell>
          <table:table-cell office:value-type="string">
            <text:p>URA_SEG_E_ASSIST_PORTO</text:p>
          </table:table-cell>
          <table:table-cell office:value-type="string">
            <text:p>+5503161881529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62">
            <text:p>62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2/12/2025 14:22:36|02/12/2025 14:22:37|02/12/2025 14:22:40|02/12/2025 14:22:44|02/12/2025 14:22:49|02/12/2025 14:22:52|02/12/2025 14:22:54|02/12/2025 14:22:56|02/12/2025 14:22:59|02/12/2025 14:23:04|02/12/2025 14:23:06|02/12/2025 14:23:11|02/12/2025 14:23:15|02/12/2025 14:23:18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326851851851851">
            <text:p>0.732685185185185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0000311</text:p>
          </table:table-cell>
          <table:table-cell office:value-type="string">
            <text:p>URA_SEG_E_ASSIST_PORTO</text:p>
          </table:table-cell>
          <table:table-cell office:value-type="string">
            <text:p>+5502132347685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9">
            <text:p>99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7:35:06|02/12/2025 17:35:10|02/12/2025 17:35:12|02/12/2025 17:35:13|02/12/2025 17:35:15|02/12/2025 17:35:19|02/12/2025 17:35:24|02/12/2025 17:35:25|02/12/2025 17:35:28|02/12/2025 17:35:29|02/12/2025 17:35:33|02/12/2025 17:35:35|02/12/2025 17:35:38|02/12/2025 17:35:4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465856481481481">
            <text:p>0.646585648148148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312</text:p>
          </table:table-cell>
          <table:table-cell office:value-type="string">
            <text:p>URA_SEG_E_ASSIST_PORTO</text:p>
          </table:table-cell>
          <table:table-cell office:value-type="string">
            <text:p>+5504166933482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02">
            <text:p>102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2/12/2025 15:31:09|02/12/2025 15:31:11|02/12/2025 15:31:13|02/12/2025 15:31:17|02/12/2025 15:31:19|02/12/2025 15:31:20|02/12/2025 15:31:22|02/12/2025 15:31:23|02/12/2025 15:31:27|02/12/2025 15:31:32|02/12/2025 15:31:35|02/12/2025 15:31:39|02/12/2025 15:31:43|02/12/2025 15:31:45|02/12/2025 15:31:49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38425925925926">
            <text:p>0.43842592592592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0000313</text:p>
          </table:table-cell>
          <table:table-cell office:value-type="string">
            <text:p>URA_SEG_E_ASSIST_PORTO</text:p>
          </table:table-cell>
          <table:table-cell office:value-type="string">
            <text:p>+5509172242773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11">
            <text:p>111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0:31:24|02/12/2025 10:31:25|02/12/2025 10:31:26|02/12/2025 10:31:28|02/12/2025 10:31:30|02/12/2025 10:31:33|02/12/2025 10:31:35|02/12/2025 10:31:39|02/12/2025 10:31:40|02/12/2025 10:31:42|02/12/2025 10:31:46|02/12/2025 10:31:51|02/12/2025 10:31:55|02/12/2025 10:31:59|02/12/2025 10:32:02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635069444444444">
            <text:p>0.763506944444444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1764867919640000314</text:p>
          </table:table-cell>
          <table:table-cell office:value-type="string">
            <text:p>URA_SEG_E_ASSIST_PORTO</text:p>
          </table:table-cell>
          <table:table-cell office:value-type="string">
            <text:p>+5502189262415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74">
            <text:p>7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8:19:31|02/12/2025 18:19:35|02/12/2025 18:19:37|02/12/2025 18:19:42|02/12/2025 18:19:44|02/12/2025 18:19:47|02/12/2025 18:19:51|02/12/2025 18:19:53|02/12/2025 18:19:56|02/12/2025 18:20:00|02/12/2025 18:20:03|02/12/2025 18:20:06|02/12/2025 18:20:10|02/12/2025 18:20:11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931597222222221">
            <text:p>0.593159722222222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764867919640000315</text:p>
          </table:table-cell>
          <table:table-cell office:value-type="string">
            <text:p>URA_SEG_E_ASSIST_PORTO</text:p>
          </table:table-cell>
          <table:table-cell office:value-type="string">
            <text:p>+5504194075867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2">
            <text:p>82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4:14:10|02/12/2025 14:14:13|02/12/2025 14:14:16|02/12/2025 14:14:17|02/12/2025 14:14:20|02/12/2025 14:14:24|02/12/2025 14:14:27|02/12/2025 14:14:31|02/12/2025 14:14:33|02/12/2025 14:14:35|02/12/2025 14:14:38|02/12/2025 14:14:42|02/12/2025 14:14:44|02/12/2025 14:14:45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077430555555555">
            <text:p>0.607743055555555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764867919640000316</text:p>
          </table:table-cell>
          <table:table-cell office:value-type="string">
            <text:p>URA_SEG_E_ASSIST_PORTO</text:p>
          </table:table-cell>
          <table:table-cell office:value-type="string">
            <text:p>+5506160373778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38">
            <text:p>138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4:35:12|02/12/2025 14:35:16|02/12/2025 14:35:19|02/12/2025 14:35:21|02/12/2025 14:35:24|02/12/2025 14:35:29|02/12/2025 14:35:33|02/12/2025 14:35:35|02/12/2025 14:35:39|02/12/2025 14:35:40|02/12/2025 14:35:45|02/12/2025 14:35:49|02/12/2025 14:35:53|02/12/2025 14:35:57|02/12/2025 14:35:58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997222222222223">
            <text:p>0.799722222222222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0000317</text:p>
          </table:table-cell>
          <table:table-cell office:value-type="string">
            <text:p>URA_SEG_E_ASSIST_PORTO</text:p>
          </table:table-cell>
          <table:table-cell office:value-type="string">
            <text:p>+5505149213480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alteracao|inclusao_dependente|dados_dependente|validacao_dados|dependente_incluido</text:p>
          </table:table-cell>
          <table:table-cell office:value-type="string">
            <text:p>Inicio_Ura_Seguros_Assistencias|Identificacao_Telefone|Menu_Identificacao_Cliente|Menu_Alteracao_Cadastral|Menu_Inclusao_Dependente|Confirmacao_Inclusao</text:p>
          </table:table-cell>
          <table:table-cell office:value-type="string">
            <text:p>10023|10589|50013|10551|15001|10647|10858</text:p>
          </table:table-cell>
          <table:table-cell office:value-type="string">
            <text:p>333_Porto|PORTO|Bom_Dia|Cpf|Sucesso|Dependente|Inclui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8">
            <text:p>88</text:p>
          </table:table-cell>
          <table:table-cell office:value-type="string">
            <text:p>014XXXXXXXX</text:p>
          </table:table-cell>
          <table:table-cell office:value-type="string">
            <text:p>10858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2/12/2025 19:11:40|02/12/2025 19:11:41|02/12/2025 19:11:44|02/12/2025 19:11:49|02/12/2025 19:11:52|02/12/2025 19:11:57|02/12/2025 19:12:01|02/12/2025 19:12:04|02/12/2025 19:12:07|02/12/2025 19:12:12|02/12/2025 19:12:13|02/12/2025 19:12:16|02/12/2025 19:12:18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126273148148148">
            <text:p>0.512627314814814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0000318</text:p>
          </table:table-cell>
          <table:table-cell office:value-type="string">
            <text:p>URA_SEG_E_ASSIST_PORTO</text:p>
          </table:table-cell>
          <table:table-cell office:value-type="string">
            <text:p>+5507151835875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86">
            <text:p>286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2:18:12|02/12/2025 12:18:17|02/12/2025 12:18:20|02/12/2025 12:18:22|02/12/2025 12:18:24|02/12/2025 12:18:26|02/12/2025 12:18:27|02/12/2025 12:18:31|02/12/2025 12:18:36|02/12/2025 12:18:38|02/12/2025 12:18:40|02/12/2025 12:18:43|02/12/2025 12:18:44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315393518518518">
            <text:p>0.631539351851851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319</text:p>
          </table:table-cell>
          <table:table-cell office:value-type="string">
            <text:p>URA_SEG_E_ASSIST_PORTO</text:p>
          </table:table-cell>
          <table:table-cell office:value-type="string">
            <text:p>+5501191455295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03">
            <text:p>10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5:09:26|02/12/2025 15:09:29|02/12/2025 15:09:32|02/12/2025 15:09:36|02/12/2025 15:09:41|02/12/2025 15:09:43|02/12/2025 15:09:44|02/12/2025 15:09:47|02/12/2025 15:09:52|02/12/2025 15:09:55|02/12/2025 15:09:56|02/12/2025 15:09:58|02/12/2025 15:10:02|02/12/2025 15:10:06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761805555555556">
            <text:p>0.576180555555555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0000320</text:p>
          </table:table-cell>
          <table:table-cell office:value-type="string">
            <text:p>URA_SEG_E_ASSIST_PORTO</text:p>
          </table:table-cell>
          <table:table-cell office:value-type="string">
            <text:p>+5506166687991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08">
            <text:p>208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3:49:43|02/12/2025 13:49:45|02/12/2025 13:49:49|02/12/2025 13:49:52|02/12/2025 13:49:54|02/12/2025 13:49:56|02/12/2025 13:49:59|02/12/2025 13:50:01|02/12/2025 13:50:02|02/12/2025 13:50:06|02/12/2025 13:50:11|02/12/2025 13:50:1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262037037037037">
            <text:p>0.526203703703703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0000321</text:p>
          </table:table-cell>
          <table:table-cell office:value-type="string">
            <text:p>URA_SEG_E_ASSIST_PORTO</text:p>
          </table:table-cell>
          <table:table-cell office:value-type="string">
            <text:p>+5506112868507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6">
            <text:p>166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2:37:48|02/12/2025 12:37:52|02/12/2025 12:37:54|02/12/2025 12:37:58|02/12/2025 12:38:03|02/12/2025 12:38:07|02/12/2025 12:38:10|02/12/2025 12:38:13|02/12/2025 12:38:16|02/12/2025 12:38:20|02/12/2025 12:38:22|02/12/2025 12:38:24|02/12/2025 12:38:29|02/12/2025 12:38:33|02/12/2025 12:38:35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4960648148148147">
            <text:p>0.4496064814814814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0000322</text:p>
          </table:table-cell>
          <table:table-cell office:value-type="string">
            <text:p>URA_SEG_E_ASSIST_PORTO</text:p>
          </table:table-cell>
          <table:table-cell office:value-type="string">
            <text:p>+5501134114787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19">
            <text:p>11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0:47:30|02/12/2025 10:47:32|02/12/2025 10:47:34|02/12/2025 10:47:36|02/12/2025 10:47:39|02/12/2025 10:47:44|02/12/2025 10:47:45|02/12/2025 10:47:47|02/12/2025 10:47:49|02/12/2025 10:47:50|02/12/2025 10:47:55|02/12/2025 10:47:58|02/12/2025 10:48:02|02/12/2025 10:48:06|02/12/2025 10:48:09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056018518518518">
            <text:p>0.40560185185185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764867919640000323</text:p>
          </table:table-cell>
          <table:table-cell office:value-type="string">
            <text:p>URA_SEG_E_ASSIST_PORTO</text:p>
          </table:table-cell>
          <table:table-cell office:value-type="string">
            <text:p>+5501125523713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35">
            <text:p>135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09:44:05|02/12/2025 09:44:08|02/12/2025 09:44:10|02/12/2025 09:44:14|02/12/2025 09:44:16|02/12/2025 09:44:20|02/12/2025 09:44:22|02/12/2025 09:44:25|02/12/2025 09:44:30|02/12/2025 09:44:33|02/12/2025 09:44:36|02/12/2025 09:44:40|02/12/2025 09:44:42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292708333333334">
            <text:p>0.729270833333333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0000324</text:p>
          </table:table-cell>
          <table:table-cell office:value-type="string">
            <text:p>URA_SEG_E_ASSIST_PORTO</text:p>
          </table:table-cell>
          <table:table-cell office:value-type="string">
            <text:p>+550919987386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85">
            <text:p>85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7:30:13|02/12/2025 17:30:16|02/12/2025 17:30:19|02/12/2025 17:30:22|02/12/2025 17:30:27|02/12/2025 17:30:29|02/12/2025 17:30:32|02/12/2025 17:30:34|02/12/2025 17:30:36|02/12/2025 17:30:41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309490740740741">
            <text:p>0.630949074074074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0000325</text:p>
          </table:table-cell>
          <table:table-cell office:value-type="string">
            <text:p>URA_SEG_E_ASSIST_PORTO</text:p>
          </table:table-cell>
          <table:table-cell office:value-type="string">
            <text:p>+5501119383272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44">
            <text:p>144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5:08:37|02/12/2025 15:08:40|02/12/2025 15:08:45|02/12/2025 15:08:48|02/12/2025 15:08:51|02/12/2025 15:08:54|02/12/2025 15:08:55|02/12/2025 15:08:58|02/12/2025 15:09:01|02/12/2025 15:09:05|02/12/2025 15:09:09|02/12/2025 15:09:12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47662037037037">
            <text:p>0.74766203703703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0000326</text:p>
          </table:table-cell>
          <table:table-cell office:value-type="string">
            <text:p>URA_SEG_E_ASSIST_PORTO</text:p>
          </table:table-cell>
          <table:table-cell office:value-type="string">
            <text:p>+5505158860893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91">
            <text:p>291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2/12/2025 17:56:40|02/12/2025 17:56:43|02/12/2025 17:56:45|02/12/2025 17:56:48|02/12/2025 17:56:50|02/12/2025 17:56:51|02/12/2025 17:56:53|02/12/2025 17:56:56|02/12/2025 17:56:57|02/12/2025 17:56:59|02/12/2025 17:57:03|02/12/2025 17:57:07|02/12/2025 17:57:11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8151736111111112">
            <text:p>0.815173611111111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0000327</text:p>
          </table:table-cell>
          <table:table-cell office:value-type="string">
            <text:p>URA_SEG_E_ASSIST_PORTO</text:p>
          </table:table-cell>
          <table:table-cell office:value-type="string">
            <text:p>+5505110345269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58">
            <text:p>58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2/12/2025 19:33:52|02/12/2025 19:33:53|02/12/2025 19:33:58|02/12/2025 19:34:01|02/12/2025 19:34:05|02/12/2025 19:34:09|02/12/2025 19:34:13|02/12/2025 19:34:14|02/12/2025 19:34:16|02/12/2025 19:34:17|02/12/2025 19:34:22|02/12/2025 19:34:24|02/12/2025 19:34:27|02/12/2025 19:34:30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110069444444444">
            <text:p>0.511006944444444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0000328</text:p>
          </table:table-cell>
          <table:table-cell office:value-type="string">
            <text:p>URA_SEG_E_ASSIST_PORTO</text:p>
          </table:table-cell>
          <table:table-cell office:value-type="string">
            <text:p>+5502151902610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29">
            <text:p>129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2:15:55|02/12/2025 12:15:59|02/12/2025 12:16:04|02/12/2025 12:16:07|02/12/2025 12:16:08|02/12/2025 12:16:09|02/12/2025 12:16:10|02/12/2025 12:16:13|02/12/2025 12:16:15|02/12/2025 12:16:16|02/12/2025 12:16:19|02/12/2025 12:16:21|02/12/2025 12:16:24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821180555555555">
            <text:p>0.782118055555555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1764867919640000329</text:p>
          </table:table-cell>
          <table:table-cell office:value-type="string">
            <text:p>URA_SEG_E_ASSIST_PORTO</text:p>
          </table:table-cell>
          <table:table-cell office:value-type="string">
            <text:p>+5509133903177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52">
            <text:p>152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8:46:18|02/12/2025 18:46:23|02/12/2025 18:46:26|02/12/2025 18:46:28|02/12/2025 18:46:32|02/12/2025 18:46:33|02/12/2025 18:46:37|02/12/2025 18:46:41|02/12/2025 18:46:44|02/12/2025 18:46:45|02/12/2025 18:46:49|02/12/2025 18:46:51|02/12/2025 18:46:54|02/12/2025 18:46:56|02/12/2025 18:46:58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117476851851852">
            <text:p>0.511747685185185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0000330</text:p>
          </table:table-cell>
          <table:table-cell office:value-type="string">
            <text:p>URA_SEG_E_ASSIST_PORTO</text:p>
          </table:table-cell>
          <table:table-cell office:value-type="string">
            <text:p>+5509192866376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32">
            <text:p>132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2/12/2025 12:16:58|02/12/2025 12:17:01|02/12/2025 12:17:02|02/12/2025 12:17:07|02/12/2025 12:17:08|02/12/2025 12:17:11|02/12/2025 12:17:16|02/12/2025 12:17:20|02/12/2025 12:17:22|02/12/2025 12:17:27|02/12/2025 12:17:31|02/12/2025 12:17:32|02/12/2025 12:17:35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809722222222222">
            <text:p>0.480972222222222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1764867919640000331</text:p>
          </table:table-cell>
          <table:table-cell office:value-type="string">
            <text:p>URA_SEG_E_ASSIST_PORTO</text:p>
          </table:table-cell>
          <table:table-cell office:value-type="string">
            <text:p>+5502148712077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03">
            <text:p>203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1:32:37|02/12/2025 11:32:39|02/12/2025 11:32:44|02/12/2025 11:32:45|02/12/2025 11:32:48|02/12/2025 11:32:51|02/12/2025 11:32:53|02/12/2025 11:32:57|02/12/2025 11:33:01|02/12/2025 11:33:05|02/12/2025 11:33:09|02/12/2025 11:33:11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8215856481481482">
            <text:p>0.821585648148148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0000332</text:p>
          </table:table-cell>
          <table:table-cell office:value-type="string">
            <text:p>URA_SEG_E_ASSIST_PORTO</text:p>
          </table:table-cell>
          <table:table-cell office:value-type="string">
            <text:p>+5503119096286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5">
            <text:p>165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9:43:07|02/12/2025 19:43:12|02/12/2025 19:43:14|02/12/2025 19:43:19|02/12/2025 19:43:22|02/12/2025 19:43:24|02/12/2025 19:43:28|02/12/2025 19:43:32|02/12/2025 19:43:37|02/12/2025 19:43:38|02/12/2025 19:43:42|02/12/2025 19:43:44|02/12/2025 19:43:48|02/12/2025 19:43:50|02/12/2025 19:43:53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222569444444443">
            <text:p>0.722256944444444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0000333</text:p>
          </table:table-cell>
          <table:table-cell office:value-type="string">
            <text:p>URA_SEG_E_ASSIST_PORTO</text:p>
          </table:table-cell>
          <table:table-cell office:value-type="string">
            <text:p>+5509196445295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55">
            <text:p>155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7:20:06|02/12/2025 17:20:08|02/12/2025 17:20:10|02/12/2025 17:20:13|02/12/2025 17:20:15|02/12/2025 17:20:18|02/12/2025 17:20:19|02/12/2025 17:20:22|02/12/2025 17:20:24|02/12/2025 17:20:25|02/12/2025 17:20:29|02/12/2025 17:20:30|02/12/2025 17:20:32|02/12/2025 17:20:34|02/12/2025 17:20:39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157523148148148">
            <text:p>0.415752314814814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764867919640000334</text:p>
          </table:table-cell>
          <table:table-cell office:value-type="string">
            <text:p>URA_SEG_E_ASSIST_PORTO</text:p>
          </table:table-cell>
          <table:table-cell office:value-type="string">
            <text:p>+5509133181830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8">
            <text:p>58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09:58:45|02/12/2025 09:58:47|02/12/2025 09:58:51|02/12/2025 09:58:56|02/12/2025 09:58:57|02/12/2025 09:59:00|02/12/2025 09:59:02|02/12/2025 09:59:05|02/12/2025 09:59:07|02/12/2025 09:59:09|02/12/2025 09:59:14|02/12/2025 09:59:16|02/12/2025 09:59:17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869444444444445">
            <text:p>0.586944444444444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764867919640000335</text:p>
          </table:table-cell>
          <table:table-cell office:value-type="string">
            <text:p>URA_SEG_E_ASSIST_PORTO</text:p>
          </table:table-cell>
          <table:table-cell office:value-type="string">
            <text:p>+5502148873828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92">
            <text:p>92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4:05:15|02/12/2025 14:05:17|02/12/2025 14:05:18|02/12/2025 14:05:23|02/12/2025 14:05:25|02/12/2025 14:05:26|02/12/2025 14:05:30|02/12/2025 14:05:32|02/12/2025 14:05:34|02/12/2025 14:05:37|02/12/2025 14:05:39|02/12/2025 14:05:44|02/12/2025 14:05:49|02/12/2025 14:05:52|02/12/2025 14:05:54</text:p>
          </table:table-cell>
          <table:table-cell office:value-type="float" office:value="45995.58254212963">
            <text:p>45995.58254212963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006597222222223">
            <text:p>0.700659722222222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1000336</text:p>
          </table:table-cell>
          <table:table-cell office:value-type="string">
            <text:p>URA_SEG_E_ASSIST_PORTO</text:p>
          </table:table-cell>
          <table:table-cell office:value-type="string">
            <text:p>+5503182912663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8">
            <text:p>118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6:49:01|02/12/2025 16:49:04|02/12/2025 16:49:07|02/12/2025 16:49:10|02/12/2025 16:49:13|02/12/2025 16:49:15|02/12/2025 16:49:17|02/12/2025 16:49:19|02/12/2025 16:49:20|02/12/2025 16:49:23|02/12/2025 16:49:28|02/12/2025 16:49:30|02/12/2025 16:49:33|02/12/2025 16:49:3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968634259259258">
            <text:p>0.696863425925925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1000337</text:p>
          </table:table-cell>
          <table:table-cell office:value-type="string">
            <text:p>URA_SEG_E_ASSIST_PORTO</text:p>
          </table:table-cell>
          <table:table-cell office:value-type="string">
            <text:p>+5508176773715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54">
            <text:p>254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6:43:31|02/12/2025 16:43:32|02/12/2025 16:43:34|02/12/2025 16:43:36|02/12/2025 16:43:37|02/12/2025 16:43:41|02/12/2025 16:43:44|02/12/2025 16:43:48|02/12/2025 16:43:52|02/12/2025 16:43:55|02/12/2025 16:43:59|02/12/2025 16:44:02|02/12/2025 16:44:0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157638888888889">
            <text:p>0.615763888888888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764867919641000338</text:p>
          </table:table-cell>
          <table:table-cell office:value-type="string">
            <text:p>URA_SEG_E_ASSIST_PORTO</text:p>
          </table:table-cell>
          <table:table-cell office:value-type="string">
            <text:p>+5501157771456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00">
            <text:p>100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4:46:46|02/12/2025 14:46:50|02/12/2025 14:46:53|02/12/2025 14:46:57|02/12/2025 14:46:59|02/12/2025 14:47:00|02/12/2025 14:47:02|02/12/2025 14:47:04|02/12/2025 14:47:09|02/12/2025 14:47:12|02/12/2025 14:47:15|02/12/2025 14:47:18|02/12/2025 14:47:23|02/12/2025 14:47:2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111921296296295">
            <text:p>0.611192129629629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764867919641000339</text:p>
          </table:table-cell>
          <table:table-cell office:value-type="string">
            <text:p>URA_SEG_E_ASSIST_PORTO</text:p>
          </table:table-cell>
          <table:table-cell office:value-type="string">
            <text:p>+5505166302067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3">
            <text:p>4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4:40:09|02/12/2025 14:40:13|02/12/2025 14:40:18|02/12/2025 14:40:22|02/12/2025 14:40:26|02/12/2025 14:40:31|02/12/2025 14:40:35|02/12/2025 14:40:39|02/12/2025 14:40:42|02/12/2025 14:40:46|02/12/2025 14:40:49|02/12/2025 14:40:51|02/12/2025 14:40:55|02/12/2025 14:40:5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067361111111111">
            <text:p>0.70673611111111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1000340</text:p>
          </table:table-cell>
          <table:table-cell office:value-type="string">
            <text:p>URA_SEG_E_ASSIST_PORTO</text:p>
          </table:table-cell>
          <table:table-cell office:value-type="string">
            <text:p>+5502157509985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92">
            <text:p>192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6:57:43|02/12/2025 16:57:46|02/12/2025 16:57:49|02/12/2025 16:57:53|02/12/2025 16:57:54|02/12/2025 16:57:58|02/12/2025 16:58:01|02/12/2025 16:58:05|02/12/2025 16:58:10|02/12/2025 16:58:14|02/12/2025 16:58:15|02/12/2025 16:58:1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368287037037037">
            <text:p>0.536828703703703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1000341</text:p>
          </table:table-cell>
          <table:table-cell office:value-type="string">
            <text:p>URA_SEG_E_ASSIST_PORTO</text:p>
          </table:table-cell>
          <table:table-cell office:value-type="string">
            <text:p>+5507183286593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69">
            <text:p>6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2:53:03|02/12/2025 12:53:04|02/12/2025 12:53:08|02/12/2025 12:53:10|02/12/2025 12:53:13|02/12/2025 12:53:16|02/12/2025 12:53:21|02/12/2025 12:53:26|02/12/2025 12:53:28|02/12/2025 12:53:30|02/12/2025 12:53:35|02/12/2025 12:53:37|02/12/2025 12:53:41|02/12/2025 12:53:43|02/12/2025 12:53:4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330208333333334">
            <text:p>0.533020833333333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1000342</text:p>
          </table:table-cell>
          <table:table-cell office:value-type="string">
            <text:p>URA_SEG_E_ASSIST_PORTO</text:p>
          </table:table-cell>
          <table:table-cell office:value-type="string">
            <text:p>+5501189871984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04">
            <text:p>104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2:47:37|02/12/2025 12:47:39|02/12/2025 12:47:41|02/12/2025 12:47:43|02/12/2025 12:47:46|02/12/2025 12:47:50|02/12/2025 12:47:53|02/12/2025 12:47:58|02/12/2025 12:47:59|02/12/2025 12:48:02|02/12/2025 12:48:04|02/12/2025 12:48:05|02/12/2025 12:48:0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762268518518519">
            <text:p>0.776226851851851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1764867919641000343</text:p>
          </table:table-cell>
          <table:table-cell office:value-type="string">
            <text:p>URA_SEG_E_ASSIST_PORTO</text:p>
          </table:table-cell>
          <table:table-cell office:value-type="string">
            <text:p>+5503169800456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95">
            <text:p>195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8:37:48|02/12/2025 18:37:50|02/12/2025 18:37:52|02/12/2025 18:37:57|02/12/2025 18:37:58|02/12/2025 18:38:00|02/12/2025 18:38:05|02/12/2025 18:38:08|02/12/2025 18:38:11|02/12/2025 18:38:14|02/12/2025 18:38:19|02/12/2025 18:38:20|02/12/2025 18:38:2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417013888888889">
            <text:p>0.541701388888888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1000344</text:p>
          </table:table-cell>
          <table:table-cell office:value-type="string">
            <text:p>URA_SEG_E_ASSIST_PORTO</text:p>
          </table:table-cell>
          <table:table-cell office:value-type="string">
            <text:p>+5501148315511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6">
            <text:p>86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3:00:07|02/12/2025 13:00:11|02/12/2025 13:00:16|02/12/2025 13:00:17|02/12/2025 13:00:18|02/12/2025 13:00:23|02/12/2025 13:00:27|02/12/2025 13:00:29|02/12/2025 13:00:32|02/12/2025 13:00:34|02/12/2025 13:00:38|02/12/2025 13:00:43|02/12/2025 13:00:45|02/12/2025 13:00:4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8195601851851851">
            <text:p>0.819560185185185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1000345</text:p>
          </table:table-cell>
          <table:table-cell office:value-type="string">
            <text:p>URA_SEG_E_ASSIST_PORTO</text:p>
          </table:table-cell>
          <table:table-cell office:value-type="string">
            <text:p>+5507119075733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72">
            <text:p>72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9:40:11|02/12/2025 19:40:13|02/12/2025 19:40:16|02/12/2025 19:40:19|02/12/2025 19:40:22|02/12/2025 19:40:26|02/12/2025 19:40:29|02/12/2025 19:40:32|02/12/2025 19:40:34|02/12/2025 19:40:38|02/12/2025 19:40:42|02/12/2025 19:40:47|02/12/2025 19:40:49|02/12/2025 19:40:51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181134259259259">
            <text:p>0.418113425925925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1000346</text:p>
          </table:table-cell>
          <table:table-cell office:value-type="string">
            <text:p>URA_SEG_E_ASSIST_PORTO</text:p>
          </table:table-cell>
          <table:table-cell office:value-type="string">
            <text:p>+5505142607207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303">
            <text:p>303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0:02:06|02/12/2025 10:02:10|02/12/2025 10:02:14|02/12/2025 10:02:15|02/12/2025 10:02:20|02/12/2025 10:02:24|02/12/2025 10:02:29|02/12/2025 10:02:30|02/12/2025 10:02:33|02/12/2025 10:02:36|02/12/2025 10:02:39|02/12/2025 10:02:40|02/12/2025 10:02:41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8296874999999999">
            <text:p>0.829687499999999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1000347</text:p>
          </table:table-cell>
          <table:table-cell office:value-type="string">
            <text:p>URA_SEG_E_ASSIST_PORTO</text:p>
          </table:table-cell>
          <table:table-cell office:value-type="string">
            <text:p>+5508176879491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93">
            <text:p>93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9:54:47|02/12/2025 19:54:50|02/12/2025 19:54:52|02/12/2025 19:54:55|02/12/2025 19:54:59|02/12/2025 19:55:01|02/12/2025 19:55:05|02/12/2025 19:55:07|02/12/2025 19:55:11|02/12/2025 19:55:12|02/12/2025 19:55:17|02/12/2025 19:55:21|02/12/2025 19:55:24|02/12/2025 19:55:26|02/12/2025 19:55:30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8165162037037037">
            <text:p>0.816516203703703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1000348</text:p>
          </table:table-cell>
          <table:table-cell office:value-type="string">
            <text:p>URA_SEG_E_ASSIST_PORTO</text:p>
          </table:table-cell>
          <table:table-cell office:value-type="string">
            <text:p>+5503137386554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46">
            <text:p>146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9:35:48|02/12/2025 19:35:52|02/12/2025 19:35:54|02/12/2025 19:35:58|02/12/2025 19:36:03|02/12/2025 19:36:07|02/12/2025 19:36:11|02/12/2025 19:36:14|02/12/2025 19:36:17|02/12/2025 19:36:18|02/12/2025 19:36:22|02/12/2025 19:36:26|02/12/2025 19:36:2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277199074074074">
            <text:p>0.727719907407407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1000349</text:p>
          </table:table-cell>
          <table:table-cell office:value-type="string">
            <text:p>URA_SEG_E_ASSIST_PORTO</text:p>
          </table:table-cell>
          <table:table-cell office:value-type="string">
            <text:p>+5502187679697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9">
            <text:p>119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7:27:59|02/12/2025 17:28:03|02/12/2025 17:28:05|02/12/2025 17:28:09|02/12/2025 17:28:14|02/12/2025 17:28:15|02/12/2025 17:28:20|02/12/2025 17:28:21|02/12/2025 17:28:26|02/12/2025 17:28:29|02/12/2025 17:28:34|02/12/2025 17:28:35|02/12/2025 17:28:37|02/12/2025 17:28:41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252199074074074">
            <text:p>0.525219907407407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1000350</text:p>
          </table:table-cell>
          <table:table-cell office:value-type="string">
            <text:p>URA_SEG_E_ASSIST_PORTO</text:p>
          </table:table-cell>
          <table:table-cell office:value-type="string">
            <text:p>+5506136306016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73">
            <text:p>173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2:36:21|02/12/2025 12:36:26|02/12/2025 12:36:29|02/12/2025 12:36:34|02/12/2025 12:36:38|02/12/2025 12:36:41|02/12/2025 12:36:43|02/12/2025 12:36:47|02/12/2025 12:36:50|02/12/2025 12:36:52|02/12/2025 12:36:55|02/12/2025 12:36:5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999074074074074">
            <text:p>0.799907407407407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1000351</text:p>
          </table:table-cell>
          <table:table-cell office:value-type="string">
            <text:p>URA_SEG_E_ASSIST_PORTO</text:p>
          </table:table-cell>
          <table:table-cell office:value-type="string">
            <text:p>+5504162233680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07">
            <text:p>107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9:11:55|02/12/2025 19:11:57|02/12/2025 19:11:58|02/12/2025 19:12:01|02/12/2025 19:12:03|02/12/2025 19:12:06|02/12/2025 19:12:08|02/12/2025 19:12:11|02/12/2025 19:12:16|02/12/2025 19:12:17|02/12/2025 19:12:22|02/12/2025 19:12:24|02/12/2025 19:12:26|02/12/2025 19:12:28|02/12/2025 19:12:30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482175925925926">
            <text:p>0.648217592592592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1000352</text:p>
          </table:table-cell>
          <table:table-cell office:value-type="string">
            <text:p>URA_SEG_E_ASSIST_PORTO</text:p>
          </table:table-cell>
          <table:table-cell office:value-type="string">
            <text:p>+5501163724712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313">
            <text:p>313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5:33:28|02/12/2025 15:33:32|02/12/2025 15:33:35|02/12/2025 15:33:40|02/12/2025 15:33:42|02/12/2025 15:33:43|02/12/2025 15:33:46|02/12/2025 15:33:50|02/12/2025 15:33:53|02/12/2025 15:33:55|02/12/2025 15:34:00|02/12/2025 15:34:01|02/12/2025 15:34:0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148958333333333">
            <text:p>0.514895833333333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1000353</text:p>
          </table:table-cell>
          <table:table-cell office:value-type="string">
            <text:p>URA_SEG_E_ASSIST_PORTO</text:p>
          </table:table-cell>
          <table:table-cell office:value-type="string">
            <text:p>+5508115036835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90">
            <text:p>190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2:21:29|02/12/2025 12:21:31|02/12/2025 12:21:32|02/12/2025 12:21:36|02/12/2025 12:21:38|02/12/2025 12:21:43|02/12/2025 12:21:48|02/12/2025 12:21:52|02/12/2025 12:21:55|02/12/2025 12:21:59|02/12/2025 12:22:01|02/12/2025 12:22:0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8172800925925926">
            <text:p>0.817280092592592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1000354</text:p>
          </table:table-cell>
          <table:table-cell office:value-type="string">
            <text:p>URA_SEG_E_ASSIST_PORTO</text:p>
          </table:table-cell>
          <table:table-cell office:value-type="string">
            <text:p>+5502160621998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28">
            <text:p>128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9:36:55|02/12/2025 19:36:59|02/12/2025 19:37:03|02/12/2025 19:37:07|02/12/2025 19:37:10|02/12/2025 19:37:15|02/12/2025 19:37:16|02/12/2025 19:37:18|02/12/2025 19:37:22|02/12/2025 19:37:24|02/12/2025 19:37:29|02/12/2025 19:37:32|02/12/2025 19:37:3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487731481481481">
            <text:p>0.648773148148148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1000355</text:p>
          </table:table-cell>
          <table:table-cell office:value-type="string">
            <text:p>URA_SEG_E_ASSIST_PORTO</text:p>
          </table:table-cell>
          <table:table-cell office:value-type="string">
            <text:p>+5501145988603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5">
            <text:p>45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5:34:16|02/12/2025 15:34:18|02/12/2025 15:34:22|02/12/2025 15:34:26|02/12/2025 15:34:29|02/12/2025 15:34:33|02/12/2025 15:34:35|02/12/2025 15:34:37|02/12/2025 15:34:41|02/12/2025 15:34:45|02/12/2025 15:34:47|02/12/2025 15:34:48|02/12/2025 15:34:53|02/12/2025 15:34:5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160069444444444">
            <text:p>0.616006944444444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764867919641000356</text:p>
          </table:table-cell>
          <table:table-cell office:value-type="string">
            <text:p>URA_SEG_E_ASSIST_PORTO</text:p>
          </table:table-cell>
          <table:table-cell office:value-type="string">
            <text:p>+5507146999339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44">
            <text:p>144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2/12/2025 14:47:05|02/12/2025 14:47:07|02/12/2025 14:47:08|02/12/2025 14:47:11|02/12/2025 14:47:14|02/12/2025 14:47:17|02/12/2025 14:47:19|02/12/2025 14:47:20|02/12/2025 14:47:25|02/12/2025 14:47:28|02/12/2025 14:47:30|02/12/2025 14:47:34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250347222222221">
            <text:p>0.725034722222222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1000357</text:p>
          </table:table-cell>
          <table:table-cell office:value-type="string">
            <text:p>URA_SEG_E_ASSIST_PORTO</text:p>
          </table:table-cell>
          <table:table-cell office:value-type="string">
            <text:p>+5508190581846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3">
            <text:p>4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7:24:05|02/12/2025 17:24:09|02/12/2025 17:24:12|02/12/2025 17:24:16|02/12/2025 17:24:19|02/12/2025 17:24:22|02/12/2025 17:24:26|02/12/2025 17:24:30|02/12/2025 17:24:33|02/12/2025 17:24:35|02/12/2025 17:24:40|02/12/2025 17:24:41|02/12/2025 17:24:45|02/12/2025 17:24:4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549652777777778">
            <text:p>0.654965277777777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1000358</text:p>
          </table:table-cell>
          <table:table-cell office:value-type="string">
            <text:p>URA_SEG_E_ASSIST_PORTO</text:p>
          </table:table-cell>
          <table:table-cell office:value-type="string">
            <text:p>+5509188954897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8">
            <text:p>48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5:43:12|02/12/2025 15:43:17|02/12/2025 15:43:22|02/12/2025 15:43:24|02/12/2025 15:43:26|02/12/2025 15:43:29|02/12/2025 15:43:33|02/12/2025 15:43:35|02/12/2025 15:43:36|02/12/2025 15:43:37|02/12/2025 15:43:42|02/12/2025 15:43:46|02/12/2025 15:43:51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214236111111111">
            <text:p>0.521423611111111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1000359</text:p>
          </table:table-cell>
          <table:table-cell office:value-type="string">
            <text:p>URA_SEG_E_ASSIST_PORTO</text:p>
          </table:table-cell>
          <table:table-cell office:value-type="string">
            <text:p>+5502140735497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39">
            <text:p>139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2:30:55|02/12/2025 12:30:59|02/12/2025 12:31:01|02/12/2025 12:31:05|02/12/2025 12:31:07|02/12/2025 12:31:08|02/12/2025 12:31:13|02/12/2025 12:31:16|02/12/2025 12:31:20|02/12/2025 12:31:25|02/12/2025 12:31:27|02/12/2025 12:31:31|02/12/2025 12:31:34|02/12/2025 12:31:3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780092592592593">
            <text:p>0.778009259259259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1764867919641000360</text:p>
          </table:table-cell>
          <table:table-cell office:value-type="string">
            <text:p>URA_SEG_E_ASSIST_PORTO</text:p>
          </table:table-cell>
          <table:table-cell office:value-type="string">
            <text:p>+5509113884640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61">
            <text:p>61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8:40:24|02/12/2025 18:40:25|02/12/2025 18:40:29|02/12/2025 18:40:32|02/12/2025 18:40:34|02/12/2025 18:40:39|02/12/2025 18:40:42|02/12/2025 18:40:46|02/12/2025 18:40:51|02/12/2025 18:40:55|02/12/2025 18:40:58|02/12/2025 18:41:00|02/12/2025 18:41:02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3511574074074074">
            <text:p>0.3351157407407407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1764867919641000361</text:p>
          </table:table-cell>
          <table:table-cell office:value-type="string">
            <text:p>URA_SEG_E_ASSIST_PORTO</text:p>
          </table:table-cell>
          <table:table-cell office:value-type="string">
            <text:p>+5501169345394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19">
            <text:p>119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2/12/2025 08:02:35|02/12/2025 08:02:38|02/12/2025 08:02:43|02/12/2025 08:02:44|02/12/2025 08:02:48|02/12/2025 08:02:53|02/12/2025 08:02:56|02/12/2025 08:02:57|02/12/2025 08:03:00|02/12/2025 08:03:04|02/12/2025 08:03:08|02/12/2025 08:03:12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9857638888888883">
            <text:p>0.4985763888888888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1764867919641000362</text:p>
          </table:table-cell>
          <table:table-cell office:value-type="string">
            <text:p>URA_SEG_E_ASSIST_PORTO</text:p>
          </table:table-cell>
          <table:table-cell office:value-type="string">
            <text:p>+5502189566734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29">
            <text:p>129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2/12/2025 11:58:01|02/12/2025 11:58:02|02/12/2025 11:58:06|02/12/2025 11:58:09|02/12/2025 11:58:11|02/12/2025 11:58:13|02/12/2025 11:58:15|02/12/2025 11:58:19|02/12/2025 11:58:21|02/12/2025 11:58:25|02/12/2025 11:58:29|02/12/2025 11:58:31|02/12/2025 11:58:35|02/12/2025 11:58:3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322106481481481">
            <text:p>0.632210648148148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1000363</text:p>
          </table:table-cell>
          <table:table-cell office:value-type="string">
            <text:p>URA_SEG_E_ASSIST_PORTO</text:p>
          </table:table-cell>
          <table:table-cell office:value-type="string">
            <text:p>+5501170330304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24">
            <text:p>124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5:10:24|02/12/2025 15:10:27|02/12/2025 15:10:29|02/12/2025 15:10:31|02/12/2025 15:10:34|02/12/2025 15:10:38|02/12/2025 15:10:42|02/12/2025 15:10:45|02/12/2025 15:10:48|02/12/2025 15:10:50|02/12/2025 15:10:53|02/12/2025 15:10:5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096527777777778">
            <text:p>0.709652777777777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1000364</text:p>
          </table:table-cell>
          <table:table-cell office:value-type="string">
            <text:p>URA_SEG_E_ASSIST_PORTO</text:p>
          </table:table-cell>
          <table:table-cell office:value-type="string">
            <text:p>+5504165559283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8">
            <text:p>118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7:01:55|02/12/2025 17:01:58|02/12/2025 17:02:00|02/12/2025 17:02:05|02/12/2025 17:02:08|02/12/2025 17:02:12|02/12/2025 17:02:15|02/12/2025 17:02:19|02/12/2025 17:02:23|02/12/2025 17:02:26|02/12/2025 17:02:30|02/12/2025 17:02:34|02/12/2025 17:02:38|02/12/2025 17:02:43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62650462962963">
            <text:p>0.76265046296296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1764867919641000365</text:p>
          </table:table-cell>
          <table:table-cell office:value-type="string">
            <text:p>URA_SEG_E_ASSIST_PORTO</text:p>
          </table:table-cell>
          <table:table-cell office:value-type="string">
            <text:p>+5502143416285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0">
            <text:p>90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8:18:17|02/12/2025 18:18:20|02/12/2025 18:18:24|02/12/2025 18:18:27|02/12/2025 18:18:30|02/12/2025 18:18:35|02/12/2025 18:18:36|02/12/2025 18:18:37|02/12/2025 18:18:41|02/12/2025 18:18:46|02/12/2025 18:18:50|02/12/2025 18:18:53|02/12/2025 18:18:55|02/12/2025 18:18:5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340277777777778">
            <text:p>0.334027777777777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1764867919641000366</text:p>
          </table:table-cell>
          <table:table-cell office:value-type="string">
            <text:p>URA_SEG_E_ASSIST_PORTO</text:p>
          </table:table-cell>
          <table:table-cell office:value-type="string">
            <text:p>+5503124881407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alteracao|inclusao_dependente|dados_dependente|validacao_dados|dependente_incluido</text:p>
          </table:table-cell>
          <table:table-cell office:value-type="string">
            <text:p>Inicio_Ura_Seguros_Assistencias|Identificacao_Telefone|Menu_Identificacao_Cliente|Menu_Alteracao_Cadastral|Menu_Inclusao_Dependente|Confirmacao_Inclusao</text:p>
          </table:table-cell>
          <table:table-cell office:value-type="string">
            <text:p>10023|10589|50013|10551|15001|10647|10858</text:p>
          </table:table-cell>
          <table:table-cell office:value-type="string">
            <text:p>333_Porto|PORTO|Bom_Dia|Cpf|Sucesso|Dependente|Inclui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59">
            <text:p>159</text:p>
          </table:table-cell>
          <table:table-cell office:value-type="string">
            <text:p>014XXXXXXXX</text:p>
          </table:table-cell>
          <table:table-cell office:value-type="string">
            <text:p>10858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2/12/2025 08:01:04|02/12/2025 08:01:09|02/12/2025 08:01:13|02/12/2025 08:01:17|02/12/2025 08:01:21|02/12/2025 08:01:26|02/12/2025 08:01:29|02/12/2025 08:01:31|02/12/2025 08:01:35|02/12/2025 08:01:37|02/12/2025 08:01:40|02/12/2025 08:01:43|02/12/2025 08:01:4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748148148148148">
            <text:p>0.574814814814814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1000367</text:p>
          </table:table-cell>
          <table:table-cell office:value-type="string">
            <text:p>URA_SEG_E_ASSIST_PORTO</text:p>
          </table:table-cell>
          <table:table-cell office:value-type="string">
            <text:p>+5503196454448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75">
            <text:p>175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3:47:46|02/12/2025 13:47:49|02/12/2025 13:47:51|02/12/2025 13:47:54|02/12/2025 13:47:55|02/12/2025 13:48:00|02/12/2025 13:48:04|02/12/2025 13:48:08|02/12/2025 13:48:11|02/12/2025 13:48:16|02/12/2025 13:48:17|02/12/2025 13:48:21|02/12/2025 13:48:25|02/12/2025 13:48:30|02/12/2025 13:48:31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823298611111111">
            <text:p>0.82329861111111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1000368</text:p>
          </table:table-cell>
          <table:table-cell office:value-type="string">
            <text:p>URA_SEG_E_ASSIST_PORTO</text:p>
          </table:table-cell>
          <table:table-cell office:value-type="string">
            <text:p>+5501195553130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00">
            <text:p>100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9:45:36|02/12/2025 19:45:41|02/12/2025 19:45:45|02/12/2025 19:45:49|02/12/2025 19:45:51|02/12/2025 19:45:55|02/12/2025 19:45:57|02/12/2025 19:46:01|02/12/2025 19:46:05|02/12/2025 19:46:07|02/12/2025 19:46:12|02/12/2025 19:46:15|02/12/2025 19:46:18|02/12/2025 19:46:22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442592592592593">
            <text:p>0.444259259259259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1000369</text:p>
          </table:table-cell>
          <table:table-cell office:value-type="string">
            <text:p>URA_SEG_E_ASSIST_PORTO</text:p>
          </table:table-cell>
          <table:table-cell office:value-type="string">
            <text:p>+5508127172240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17">
            <text:p>117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0:39:45|02/12/2025 10:39:47|02/12/2025 10:39:50|02/12/2025 10:39:53|02/12/2025 10:39:55|02/12/2025 10:39:59|02/12/2025 10:40:02|02/12/2025 10:40:05|02/12/2025 10:40:09|02/12/2025 10:40:14|02/12/2025 10:40:15|02/12/2025 10:40:1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019097222222222">
            <text:p>0.501909722222222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1000370</text:p>
          </table:table-cell>
          <table:table-cell office:value-type="string">
            <text:p>URA_SEG_E_ASSIST_PORTO</text:p>
          </table:table-cell>
          <table:table-cell office:value-type="string">
            <text:p>+5508151194807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57">
            <text:p>157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2/12/2025 12:02:46|02/12/2025 12:02:49|02/12/2025 12:02:52|02/12/2025 12:02:56|02/12/2025 12:03:01|02/12/2025 12:03:03|02/12/2025 12:03:05|02/12/2025 12:03:07|02/12/2025 12:03:11|02/12/2025 12:03:13|02/12/2025 12:03:17|02/12/2025 12:03:18|02/12/2025 12:03:22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131828703703705">
            <text:p>0.713182870370370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1000371</text:p>
          </table:table-cell>
          <table:table-cell office:value-type="string">
            <text:p>URA_SEG_E_ASSIST_PORTO</text:p>
          </table:table-cell>
          <table:table-cell office:value-type="string">
            <text:p>+5505150490803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0">
            <text:p>60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7:07:01|02/12/2025 17:07:02|02/12/2025 17:07:04|02/12/2025 17:07:09|02/12/2025 17:07:12|02/12/2025 17:07:14|02/12/2025 17:07:17|02/12/2025 17:07:19|02/12/2025 17:07:23|02/12/2025 17:07:27|02/12/2025 17:07:29|02/12/2025 17:07:31|02/12/2025 17:07:33|02/12/2025 17:07:34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728472222222223">
            <text:p>0.372847222222222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1764867919641000372</text:p>
          </table:table-cell>
          <table:table-cell office:value-type="string">
            <text:p>URA_SEG_E_ASSIST_PORTO</text:p>
          </table:table-cell>
          <table:table-cell office:value-type="string">
            <text:p>+5509187988313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06">
            <text:p>106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08:56:55|02/12/2025 08:56:57|02/12/2025 08:57:01|02/12/2025 08:57:05|02/12/2025 08:57:07|02/12/2025 08:57:09|02/12/2025 08:57:14|02/12/2025 08:57:15|02/12/2025 08:57:19|02/12/2025 08:57:20|02/12/2025 08:57:23|02/12/2025 08:57:26|02/12/2025 08:57:2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966782407407407">
            <text:p>0.696678240740740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1000373</text:p>
          </table:table-cell>
          <table:table-cell office:value-type="string">
            <text:p>URA_SEG_E_ASSIST_PORTO</text:p>
          </table:table-cell>
          <table:table-cell office:value-type="string">
            <text:p>+5502176432683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78">
            <text:p>178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6:43:17|02/12/2025 16:43:21|02/12/2025 16:43:25|02/12/2025 16:43:26|02/12/2025 16:43:28|02/12/2025 16:43:30|02/12/2025 16:43:32|02/12/2025 16:43:34|02/12/2025 16:43:39|02/12/2025 16:43:43|02/12/2025 16:43:45|02/12/2025 16:43:4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298263888888889">
            <text:p>0.429826388888888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764867919641000374</text:p>
          </table:table-cell>
          <table:table-cell office:value-type="string">
            <text:p>URA_SEG_E_ASSIST_PORTO</text:p>
          </table:table-cell>
          <table:table-cell office:value-type="string">
            <text:p>+5504161859284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01">
            <text:p>10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0:19:00|02/12/2025 10:19:02|02/12/2025 10:19:05|02/12/2025 10:19:08|02/12/2025 10:19:10|02/12/2025 10:19:14|02/12/2025 10:19:15|02/12/2025 10:19:17|02/12/2025 10:19:21|02/12/2025 10:19:22|02/12/2025 10:19:25|02/12/2025 10:19:27|02/12/2025 10:19:32|02/12/2025 10:19:3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446527777777779">
            <text:p>0.644652777777777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1000375</text:p>
          </table:table-cell>
          <table:table-cell office:value-type="string">
            <text:p>URA_SEG_E_ASSIST_PORTO</text:p>
          </table:table-cell>
          <table:table-cell office:value-type="string">
            <text:p>+5505194952320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23">
            <text:p>223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5:28:22|02/12/2025 15:28:23|02/12/2025 15:28:27|02/12/2025 15:28:29|02/12/2025 15:28:32|02/12/2025 15:28:35|02/12/2025 15:28:37|02/12/2025 15:28:40|02/12/2025 15:28:43|02/12/2025 15:28:44|02/12/2025 15:28:46|02/12/2025 15:28:48|02/12/2025 15:28:51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785532407407407">
            <text:p>0.678553240740740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1000376</text:p>
          </table:table-cell>
          <table:table-cell office:value-type="string">
            <text:p>URA_SEG_E_ASSIST_PORTO</text:p>
          </table:table-cell>
          <table:table-cell office:value-type="string">
            <text:p>+5503151354018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1">
            <text:p>9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6:17:11|02/12/2025 16:17:16|02/12/2025 16:17:20|02/12/2025 16:17:24|02/12/2025 16:17:25|02/12/2025 16:17:29|02/12/2025 16:17:32|02/12/2025 16:17:36|02/12/2025 16:17:41|02/12/2025 16:17:44|02/12/2025 16:17:48|02/12/2025 16:17:53|02/12/2025 16:17:56|02/12/2025 16:18:00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197916666666666">
            <text:p>0.619791666666666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764867919641000377</text:p>
          </table:table-cell>
          <table:table-cell office:value-type="string">
            <text:p>URA_SEG_E_ASSIST_PORTO</text:p>
          </table:table-cell>
          <table:table-cell office:value-type="string">
            <text:p>+5505158478165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73">
            <text:p>173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4:52:32|02/12/2025 14:52:35|02/12/2025 14:52:38|02/12/2025 14:52:40|02/12/2025 14:52:44|02/12/2025 14:52:48|02/12/2025 14:52:49|02/12/2025 14:52:51|02/12/2025 14:52:54|02/12/2025 14:52:57|02/12/2025 14:53:00|02/12/2025 14:53:02|02/12/2025 14:53:05|02/12/2025 14:53:09|02/12/2025 14:53:10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64513888888889">
            <text:p>0.66451388888888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1000378</text:p>
          </table:table-cell>
          <table:table-cell office:value-type="string">
            <text:p>URA_SEG_E_ASSIST_PORTO</text:p>
          </table:table-cell>
          <table:table-cell office:value-type="string">
            <text:p>+5505116053352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85">
            <text:p>185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5:56:56|02/12/2025 15:57:01|02/12/2025 15:57:03|02/12/2025 15:57:05|02/12/2025 15:57:08|02/12/2025 15:57:10|02/12/2025 15:57:14|02/12/2025 15:57:17|02/12/2025 15:57:20|02/12/2025 15:57:23|02/12/2025 15:57:27|02/12/2025 15:57:30|02/12/2025 15:57:3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0523148148148147">
            <text:p>0.4052314814814814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764867919641000379</text:p>
          </table:table-cell>
          <table:table-cell office:value-type="string">
            <text:p>URA_SEG_E_ASSIST_PORTO</text:p>
          </table:table-cell>
          <table:table-cell office:value-type="string">
            <text:p>+5507131327100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42">
            <text:p>242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09:43:34|02/12/2025 09:43:35|02/12/2025 09:43:38|02/12/2025 09:43:40|02/12/2025 09:43:43|02/12/2025 09:43:46|02/12/2025 09:43:49|02/12/2025 09:43:52|02/12/2025 09:43:54|02/12/2025 09:43:57|02/12/2025 09:44:01|02/12/2025 09:44:03|02/12/2025 09:44:0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071874999999999">
            <text:p>0.707187499999999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1000380</text:p>
          </table:table-cell>
          <table:table-cell office:value-type="string">
            <text:p>URA_SEG_E_ASSIST_PORTO</text:p>
          </table:table-cell>
          <table:table-cell office:value-type="string">
            <text:p>+5505164905256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13">
            <text:p>113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6:58:22|02/12/2025 16:58:23|02/12/2025 16:58:27|02/12/2025 16:58:30|02/12/2025 16:58:31|02/12/2025 16:58:33|02/12/2025 16:58:35|02/12/2025 16:58:38|02/12/2025 16:58:43|02/12/2025 16:58:47|02/12/2025 16:58:50|02/12/2025 16:58:52|02/12/2025 16:58:55|02/12/2025 16:58:57|02/12/2025 16:58:5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550115740740741">
            <text:p>0.655011574074074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764867919641000381</text:p>
          </table:table-cell>
          <table:table-cell office:value-type="string">
            <text:p>URA_SEG_E_ASSIST_PORTO</text:p>
          </table:table-cell>
          <table:table-cell office:value-type="string">
            <text:p>+5501131152909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83">
            <text:p>83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5:43:15|02/12/2025 15:43:18|02/12/2025 15:43:23|02/12/2025 15:43:26|02/12/2025 15:43:29|02/12/2025 15:43:32|02/12/2025 15:43:34|02/12/2025 15:43:37|02/12/2025 15:43:41|02/12/2025 15:43:46|02/12/2025 15:43:51|02/12/2025 15:43:55|02/12/2025 15:43:5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438078703703704">
            <text:p>0.543807870370370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1000382</text:p>
          </table:table-cell>
          <table:table-cell office:value-type="string">
            <text:p>URA_SEG_E_ASSIST_PORTO</text:p>
          </table:table-cell>
          <table:table-cell office:value-type="string">
            <text:p>+5508116613477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85">
            <text:p>185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3:03:06|02/12/2025 13:03:07|02/12/2025 13:03:12|02/12/2025 13:03:16|02/12/2025 13:03:18|02/12/2025 13:03:19|02/12/2025 13:03:24|02/12/2025 13:03:29|02/12/2025 13:03:31|02/12/2025 13:03:34|02/12/2025 13:03:38|02/12/2025 13:03:41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8137847222222222">
            <text:p>0.813784722222222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1000383</text:p>
          </table:table-cell>
          <table:table-cell office:value-type="string">
            <text:p>URA_SEG_E_ASSIST_PORTO</text:p>
          </table:table-cell>
          <table:table-cell office:value-type="string">
            <text:p>+5509136250426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37">
            <text:p>137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9:31:53|02/12/2025 19:31:55|02/12/2025 19:31:58|02/12/2025 19:31:59|02/12/2025 19:32:03|02/12/2025 19:32:06|02/12/2025 19:32:09|02/12/2025 19:32:14|02/12/2025 19:32:17|02/12/2025 19:32:22|02/12/2025 19:32:24|02/12/2025 19:32:25|02/12/2025 19:32:2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736574074074074">
            <text:p>0.473657407407407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1764867919641000384</text:p>
          </table:table-cell>
          <table:table-cell office:value-type="string">
            <text:p>URA_SEG_E_ASSIST_PORTO</text:p>
          </table:table-cell>
          <table:table-cell office:value-type="string">
            <text:p>+5508147833819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2">
            <text:p>52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1:22:05|02/12/2025 11:22:06|02/12/2025 11:22:11|02/12/2025 11:22:14|02/12/2025 11:22:16|02/12/2025 11:22:21|02/12/2025 11:22:24|02/12/2025 11:22:26|02/12/2025 11:22:29|02/12/2025 11:22:32|02/12/2025 11:22:34|02/12/2025 11:22:35|02/12/2025 11:22:40|02/12/2025 11:22:41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8280092592592593">
            <text:p>0.828009259259259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1000385</text:p>
          </table:table-cell>
          <table:table-cell office:value-type="string">
            <text:p>URA_SEG_E_ASSIST_PORTO</text:p>
          </table:table-cell>
          <table:table-cell office:value-type="string">
            <text:p>+5504145911407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80">
            <text:p>180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9:52:21|02/12/2025 19:52:23|02/12/2025 19:52:27|02/12/2025 19:52:31|02/12/2025 19:52:36|02/12/2025 19:52:38|02/12/2025 19:52:42|02/12/2025 19:52:46|02/12/2025 19:52:50|02/12/2025 19:52:52|02/12/2025 19:52:53|02/12/2025 19:52:54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098958333333333">
            <text:p>0.609895833333333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764867919641000386</text:p>
          </table:table-cell>
          <table:table-cell office:value-type="string">
            <text:p>URA_SEG_E_ASSIST_PORTO</text:p>
          </table:table-cell>
          <table:table-cell office:value-type="string">
            <text:p>+5507181480555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04">
            <text:p>104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4:38:16|02/12/2025 14:38:20|02/12/2025 14:38:24|02/12/2025 14:38:29|02/12/2025 14:38:33|02/12/2025 14:38:34|02/12/2025 14:38:36|02/12/2025 14:38:39|02/12/2025 14:38:41|02/12/2025 14:38:44|02/12/2025 14:38:46|02/12/2025 14:38:50|02/12/2025 14:38:52|02/12/2025 14:38:54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79363425925926">
            <text:p>0.67936342592592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764867919641000387</text:p>
          </table:table-cell>
          <table:table-cell office:value-type="string">
            <text:p>URA_SEG_E_ASSIST_PORTO</text:p>
          </table:table-cell>
          <table:table-cell office:value-type="string">
            <text:p>+5501131145483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47">
            <text:p>147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6:18:21|02/12/2025 16:18:25|02/12/2025 16:18:28|02/12/2025 16:18:30|02/12/2025 16:18:31|02/12/2025 16:18:35|02/12/2025 16:18:36|02/12/2025 16:18:40|02/12/2025 16:18:42|02/12/2025 16:18:44|02/12/2025 16:18:49|02/12/2025 16:18:50|02/12/2025 16:18:52|02/12/2025 16:18:55|02/12/2025 16:18:5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4309027777777773">
            <text:p>0.3430902777777777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1764867919641000388</text:p>
          </table:table-cell>
          <table:table-cell office:value-type="string">
            <text:p>URA_SEG_E_ASSIST_PORTO</text:p>
          </table:table-cell>
          <table:table-cell office:value-type="string">
            <text:p>+5502148551636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84">
            <text:p>84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08:14:07|02/12/2025 08:14:11|02/12/2025 08:14:14|02/12/2025 08:14:16|02/12/2025 08:14:21|02/12/2025 08:14:25|02/12/2025 08:14:30|02/12/2025 08:14:33|02/12/2025 08:14:35|02/12/2025 08:14:38|02/12/2025 08:14:43|02/12/2025 08:14:45|02/12/2025 08:14:50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3383449074074074">
            <text:p>0.338344907407407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1764867919641000389</text:p>
          </table:table-cell>
          <table:table-cell office:value-type="string">
            <text:p>URA_SEG_E_ASSIST_PORTO</text:p>
          </table:table-cell>
          <table:table-cell office:value-type="string">
            <text:p>+5501197325923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8">
            <text:p>98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08:07:16|02/12/2025 08:07:19|02/12/2025 08:07:24|02/12/2025 08:07:27|02/12/2025 08:07:30|02/12/2025 08:07:35|02/12/2025 08:07:37|02/12/2025 08:07:39|02/12/2025 08:07:43|02/12/2025 08:07:45|02/12/2025 08:07:47|02/12/2025 08:07:50|02/12/2025 08:07:54|02/12/2025 08:07:5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778819444444444">
            <text:p>0.577881944444444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1000390</text:p>
          </table:table-cell>
          <table:table-cell office:value-type="string">
            <text:p>URA_SEG_E_ASSIST_PORTO</text:p>
          </table:table-cell>
          <table:table-cell office:value-type="string">
            <text:p>+5506181863833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27">
            <text:p>227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3:52:13|02/12/2025 13:52:17|02/12/2025 13:52:21|02/12/2025 13:52:24|02/12/2025 13:52:26|02/12/2025 13:52:28|02/12/2025 13:52:30|02/12/2025 13:52:32|02/12/2025 13:52:35|02/12/2025 13:52:39|02/12/2025 13:52:42|02/12/2025 13:52:44|02/12/2025 13:52:4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462037037037036">
            <text:p>0.546203703703703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764867919641000391</text:p>
          </table:table-cell>
          <table:table-cell office:value-type="string">
            <text:p>URA_SEG_E_ASSIST_PORTO</text:p>
          </table:table-cell>
          <table:table-cell office:value-type="string">
            <text:p>+5502112914791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40">
            <text:p>140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2/12/2025 13:06:33|02/12/2025 13:06:34|02/12/2025 13:06:38|02/12/2025 13:06:41|02/12/2025 13:06:45|02/12/2025 13:06:49|02/12/2025 13:06:52|02/12/2025 13:06:57|02/12/2025 13:06:58|02/12/2025 13:07:02|02/12/2025 13:07:04|02/12/2025 13:07:0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8210879629629629">
            <text:p>0.821087962962962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1000392</text:p>
          </table:table-cell>
          <table:table-cell office:value-type="string">
            <text:p>URA_SEG_E_ASSIST_PORTO</text:p>
          </table:table-cell>
          <table:table-cell office:value-type="string">
            <text:p>+5504161083106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51">
            <text:p>151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9:42:26|02/12/2025 19:42:29|02/12/2025 19:42:32|02/12/2025 19:42:33|02/12/2025 19:42:37|02/12/2025 19:42:40|02/12/2025 19:42:41|02/12/2025 19:42:43|02/12/2025 19:42:45|02/12/2025 19:42:47|02/12/2025 19:42:49|02/12/2025 19:42:51|02/12/2025 19:42:52|02/12/2025 19:42:57|02/12/2025 19:42:5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173379629629629">
            <text:p>0.717337962962962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1764867919641000393</text:p>
          </table:table-cell>
          <table:table-cell office:value-type="string">
            <text:p>URA_SEG_E_ASSIST_PORTO</text:p>
          </table:table-cell>
          <table:table-cell office:value-type="string">
            <text:p>+5508182935142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03">
            <text:p>103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2/12/2025 17:13:01|02/12/2025 17:13:06|02/12/2025 17:13:08|02/12/2025 17:13:10|02/12/2025 17:13:14|02/12/2025 17:13:17|02/12/2025 17:13:22|02/12/2025 17:13:23|02/12/2025 17:13:26|02/12/2025 17:13:28|02/12/2025 17:13:30|02/12/2025 17:13:32|02/12/2025 17:13:36|02/12/2025 17:13:39|02/12/2025 17:13:42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408680555555555">
            <text:p>0.540868055555555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1000394</text:p>
          </table:table-cell>
          <table:table-cell office:value-type="string">
            <text:p>URA_SEG_E_ASSIST_PORTO</text:p>
          </table:table-cell>
          <table:table-cell office:value-type="string">
            <text:p>+5503170794969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14">
            <text:p>114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2/12/2025 12:58:52|02/12/2025 12:58:56|02/12/2025 12:58:58|02/12/2025 12:59:01|02/12/2025 12:59:03|02/12/2025 12:59:04|02/12/2025 12:59:07|02/12/2025 12:59:12|02/12/2025 12:59:15|02/12/2025 12:59:20|02/12/2025 12:59:24|02/12/2025 12:59:26|02/12/2025 12:59:30|02/12/2025 12:59:32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40998842592592594">
            <text:p>0.4099884259259259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764867919641000395</text:p>
          </table:table-cell>
          <table:table-cell office:value-type="string">
            <text:p>URA_SEG_E_ASSIST_PORTO</text:p>
          </table:table-cell>
          <table:table-cell office:value-type="string">
            <text:p>+5505197214171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97">
            <text:p>297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09:50:27|02/12/2025 09:50:30|02/12/2025 09:50:35|02/12/2025 09:50:36|02/12/2025 09:50:40|02/12/2025 09:50:41|02/12/2025 09:50:46|02/12/2025 09:50:51|02/12/2025 09:50:53|02/12/2025 09:50:57|02/12/2025 09:50:59|02/12/2025 09:51:01|02/12/2025 09:51:0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750162037037037">
            <text:p>0.75016203703703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1764867919641000396</text:p>
          </table:table-cell>
          <table:table-cell office:value-type="string">
            <text:p>URA_SEG_E_ASSIST_PORTO</text:p>
          </table:table-cell>
          <table:table-cell office:value-type="string">
            <text:p>+5502140885593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2">
            <text:p>162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2/12/2025 18:00:17|02/12/2025 18:00:21|02/12/2025 18:00:23|02/12/2025 18:00:28|02/12/2025 18:00:31|02/12/2025 18:00:33|02/12/2025 18:00:36|02/12/2025 18:00:39|02/12/2025 18:00:41|02/12/2025 18:00:43|02/12/2025 18:00:45|02/12/2025 18:00:47|02/12/2025 18:00:49|02/12/2025 18:00:51|02/12/2025 18:00:5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6222106481481481">
            <text:p>0.622210648148148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764867919641000397</text:p>
          </table:table-cell>
          <table:table-cell office:value-type="string">
            <text:p>URA_SEG_E_ASSIST_PORTO</text:p>
          </table:table-cell>
          <table:table-cell office:value-type="string">
            <text:p>+5505154625439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72">
            <text:p>172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2/12/2025 14:56:02|02/12/2025 14:56:06|02/12/2025 14:56:08|02/12/2025 14:56:10|02/12/2025 14:56:11|02/12/2025 14:56:13|02/12/2025 14:56:14|02/12/2025 14:56:17|02/12/2025 14:56:18|02/12/2025 14:56:21|02/12/2025 14:56:24|02/12/2025 14:56:27|02/12/2025 14:56:30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5172453703703704">
            <text:p>0.517245370370370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764867919641000398</text:p>
          </table:table-cell>
          <table:table-cell office:value-type="string">
            <text:p>URA_SEG_E_ASSIST_PORTO</text:p>
          </table:table-cell>
          <table:table-cell office:value-type="string">
            <text:p>+5505142013489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60">
            <text:p>160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2/12/2025 12:24:54|02/12/2025 12:24:58|02/12/2025 12:25:01|02/12/2025 12:25:03|02/12/2025 12:25:06|02/12/2025 12:25:08|02/12/2025 12:25:09|02/12/2025 12:25:11|02/12/2025 12:25:14|02/12/2025 12:25:15|02/12/2025 12:25:19|02/12/2025 12:25:23|02/12/2025 12:25:2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2.99550925926">
            <text:p>45992.99550925926</text:p>
          </table:table-cell>
          <table:table-cell office:value-type="float" office:value="0.8022916666666666">
            <text:p>0.802291666666666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1764867919641000399</text:p>
          </table:table-cell>
          <table:table-cell office:value-type="string">
            <text:p>URA_SEG_E_ASSIST_PORTO</text:p>
          </table:table-cell>
          <table:table-cell office:value-type="string">
            <text:p>+5505129494898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20">
            <text:p>120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2/12/2025 19:15:19|02/12/2025 19:15:20|02/12/2025 19:15:24|02/12/2025 19:15:29|02/12/2025 19:15:31|02/12/2025 19:15:34|02/12/2025 19:15:38|02/12/2025 19:15:40|02/12/2025 19:15:45|02/12/2025 19:15:48|02/12/2025 19:15:52|02/12/2025 19:15:55|02/12/2025 19:15:58|02/12/2025 19:16:03|02/12/2025 19:16:0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279513888888888">
            <text:p>0.727951388888888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764867919641000400</text:p>
          </table:table-cell>
          <table:table-cell office:value-type="string">
            <text:p>URA_SEG_E_ASSIST_PORTO</text:p>
          </table:table-cell>
          <table:table-cell office:value-type="string">
            <text:p>+5508128942102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26">
            <text:p>126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3/12/2025 17:28:18|03/12/2025 17:28:20|03/12/2025 17:28:21|03/12/2025 17:28:22|03/12/2025 17:28:27|03/12/2025 17:28:30|03/12/2025 17:28:32|03/12/2025 17:28:36|03/12/2025 17:28:40|03/12/2025 17:28:41|03/12/2025 17:28:44|03/12/2025 17:28:47|03/12/2025 17:28:49|03/12/2025 17:28:52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9174768518518516">
            <text:p>0.3917476851851851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764867919641000401</text:p>
          </table:table-cell>
          <table:table-cell office:value-type="string">
            <text:p>URA_SEG_E_ASSIST_PORTO</text:p>
          </table:table-cell>
          <table:table-cell office:value-type="string">
            <text:p>+5508113667293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78">
            <text:p>78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09:24:08|03/12/2025 09:24:11|03/12/2025 09:24:15|03/12/2025 09:24:17|03/12/2025 09:24:18|03/12/2025 09:24:23|03/12/2025 09:24:25|03/12/2025 09:24:27|03/12/2025 09:24:29|03/12/2025 09:24:31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501620370370371">
            <text:p>0.450162037037037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1000402</text:p>
          </table:table-cell>
          <table:table-cell office:value-type="string">
            <text:p>URA_SEG_E_ASSIST_PORTO</text:p>
          </table:table-cell>
          <table:table-cell office:value-type="string">
            <text:p>+5505195423677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15">
            <text:p>115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0:48:16|03/12/2025 10:48:17|03/12/2025 10:48:20|03/12/2025 10:48:24|03/12/2025 10:48:26|03/12/2025 10:48:30|03/12/2025 10:48:35|03/12/2025 10:48:39|03/12/2025 10:48:40|03/12/2025 10:48:42|03/12/2025 10:48:43|03/12/2025 10:48:48|03/12/2025 10:48:50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795601851851852">
            <text:p>0.579560185185185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1000403</text:p>
          </table:table-cell>
          <table:table-cell office:value-type="string">
            <text:p>URA_SEG_E_ASSIST_PORTO</text:p>
          </table:table-cell>
          <table:table-cell office:value-type="string">
            <text:p>+5502121424356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76">
            <text:p>176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3:54:38|03/12/2025 13:54:39|03/12/2025 13:54:43|03/12/2025 13:54:46|03/12/2025 13:54:49|03/12/2025 13:54:50|03/12/2025 13:54:54|03/12/2025 13:54:57|03/12/2025 13:55:00|03/12/2025 13:55:03|03/12/2025 13:55:05|03/12/2025 13:55:0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442245370370371">
            <text:p>0.744224537037037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764867919641000404</text:p>
          </table:table-cell>
          <table:table-cell office:value-type="string">
            <text:p>URA_SEG_E_ASSIST_PORTO</text:p>
          </table:table-cell>
          <table:table-cell office:value-type="string">
            <text:p>+5502195107842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0">
            <text:p>40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7:51:44|03/12/2025 17:51:45|03/12/2025 17:51:47|03/12/2025 17:51:49|03/12/2025 17:51:51|03/12/2025 17:51:55|03/12/2025 17:52:00|03/12/2025 17:52:03|03/12/2025 17:52:08|03/12/2025 17:52:10|03/12/2025 17:52:12|03/12/2025 17:52:14|03/12/2025 17:52:18|03/12/2025 17:52:21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768634259259258">
            <text:p>0.776863425925925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1000405</text:p>
          </table:table-cell>
          <table:table-cell office:value-type="string">
            <text:p>URA_SEG_E_ASSIST_PORTO</text:p>
          </table:table-cell>
          <table:table-cell office:value-type="string">
            <text:p>+5505160309043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7">
            <text:p>67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8:38:42|03/12/2025 18:38:46|03/12/2025 18:38:49|03/12/2025 18:38:51|03/12/2025 18:38:56|03/12/2025 18:39:00|03/12/2025 18:39:05|03/12/2025 18:39:08|03/12/2025 18:39:11|03/12/2025 18:39:15|03/12/2025 18:39:19|03/12/2025 18:39:22|03/12/2025 18:39:24|03/12/2025 18:39:2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941550925925926">
            <text:p>0.494155092592592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1000406</text:p>
          </table:table-cell>
          <table:table-cell office:value-type="string">
            <text:p>URA_SEG_E_ASSIST_PORTO</text:p>
          </table:table-cell>
          <table:table-cell office:value-type="string">
            <text:p>+5501178825976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00">
            <text:p>100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1:51:38|03/12/2025 11:51:41|03/12/2025 11:51:44|03/12/2025 11:51:47|03/12/2025 11:51:48|03/12/2025 11:51:50|03/12/2025 11:51:53|03/12/2025 11:51:55|03/12/2025 11:51:57|03/12/2025 11:51:59|03/12/2025 11:52:04|03/12/2025 11:52:05|03/12/2025 11:52:09|03/12/2025 11:52:12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566898148148148">
            <text:p>0.356689814814814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1000407</text:p>
          </table:table-cell>
          <table:table-cell office:value-type="string">
            <text:p>URA_SEG_E_ASSIST_PORTO</text:p>
          </table:table-cell>
          <table:table-cell office:value-type="string">
            <text:p>+5505191047621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07">
            <text:p>207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08:33:39|03/12/2025 08:33:42|03/12/2025 08:33:44|03/12/2025 08:33:46|03/12/2025 08:33:48|03/12/2025 08:33:49|03/12/2025 08:33:50|03/12/2025 08:33:54|03/12/2025 08:33:59|03/12/2025 08:34:03|03/12/2025 08:34:06|03/12/2025 08:34:07|03/12/2025 08:34:0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8259374999999999">
            <text:p>0.825937499999999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1764867919641000408</text:p>
          </table:table-cell>
          <table:table-cell office:value-type="string">
            <text:p>URA_SEG_E_ASSIST_PORTO</text:p>
          </table:table-cell>
          <table:table-cell office:value-type="string">
            <text:p>+5509181712827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44">
            <text:p>144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9:49:23|03/12/2025 19:49:25|03/12/2025 19:49:28|03/12/2025 19:49:31|03/12/2025 19:49:35|03/12/2025 19:49:37|03/12/2025 19:49:41|03/12/2025 19:49:43|03/12/2025 19:49:47|03/12/2025 19:49:51|03/12/2025 19:49:54|03/12/2025 19:49:58|03/12/2025 19:50:03|03/12/2025 19:50:0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402430555555555">
            <text:p>0.640243055555555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1000409</text:p>
          </table:table-cell>
          <table:table-cell office:value-type="string">
            <text:p>URA_SEG_E_ASSIST_PORTO</text:p>
          </table:table-cell>
          <table:table-cell office:value-type="string">
            <text:p>+5502118991497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9">
            <text:p>69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5:22:01|03/12/2025 15:22:05|03/12/2025 15:22:07|03/12/2025 15:22:10|03/12/2025 15:22:13|03/12/2025 15:22:16|03/12/2025 15:22:17|03/12/2025 15:22:22|03/12/2025 15:22:25|03/12/2025 15:22:27|03/12/2025 15:22:29|03/12/2025 15:22:31|03/12/2025 15:22:32|03/12/2025 15:22:34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446527777777779">
            <text:p>0.644652777777777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1000410</text:p>
          </table:table-cell>
          <table:table-cell office:value-type="string">
            <text:p>URA_SEG_E_ASSIST_PORTO</text:p>
          </table:table-cell>
          <table:table-cell office:value-type="string">
            <text:p>+5501167142171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91">
            <text:p>91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5:28:21|03/12/2025 15:28:26|03/12/2025 15:28:27|03/12/2025 15:28:30|03/12/2025 15:28:35|03/12/2025 15:28:39|03/12/2025 15:28:42|03/12/2025 15:28:45|03/12/2025 15:28:48|03/12/2025 15:28:50|03/12/2025 15:28:53|03/12/2025 15:28:54|03/12/2025 15:28:59|03/12/2025 15:29:03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937037037037036">
            <text:p>0.693703703703703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1764867919641000411</text:p>
          </table:table-cell>
          <table:table-cell office:value-type="string">
            <text:p>URA_SEG_E_ASSIST_PORTO</text:p>
          </table:table-cell>
          <table:table-cell office:value-type="string">
            <text:p>+5507113461758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20">
            <text:p>220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6:39:00|03/12/2025 16:39:02|03/12/2025 16:39:05|03/12/2025 16:39:09|03/12/2025 16:39:12|03/12/2025 16:39:17|03/12/2025 16:39:21|03/12/2025 16:39:22|03/12/2025 16:39:26|03/12/2025 16:39:30|03/12/2025 16:39:32|03/12/2025 16:39:33|03/12/2025 16:39:3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4512731481481477">
            <text:p>0.4451273148148147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1000412</text:p>
          </table:table-cell>
          <table:table-cell office:value-type="string">
            <text:p>URA_SEG_E_ASSIST_PORTO</text:p>
          </table:table-cell>
          <table:table-cell office:value-type="string">
            <text:p>+5503166357847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99">
            <text:p>299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0:41:01|03/12/2025 10:41:06|03/12/2025 10:41:09|03/12/2025 10:41:11|03/12/2025 10:41:13|03/12/2025 10:41:16|03/12/2025 10:41:18|03/12/2025 10:41:22|03/12/2025 10:41:25|03/12/2025 10:41:27|03/12/2025 10:41:31|03/12/2025 10:41:35|03/12/2025 10:41:3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6527777777777773">
            <text:p>0.4652777777777777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1000413</text:p>
          </table:table-cell>
          <table:table-cell office:value-type="string">
            <text:p>URA_SEG_E_ASSIST_PORTO</text:p>
          </table:table-cell>
          <table:table-cell office:value-type="string">
            <text:p>+5505114474384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00">
            <text:p>100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1:10:04|03/12/2025 11:10:08|03/12/2025 11:10:11|03/12/2025 11:10:16|03/12/2025 11:10:19|03/12/2025 11:10:23|03/12/2025 11:10:25|03/12/2025 11:10:30|03/12/2025 11:10:34|03/12/2025 11:10:35|03/12/2025 11:10:37|03/12/2025 11:10:39|03/12/2025 11:10:44|03/12/2025 11:10:48|03/12/2025 11:10:53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239351851851851">
            <text:p>0.523935185185185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1000414</text:p>
          </table:table-cell>
          <table:table-cell office:value-type="string">
            <text:p>URA_SEG_E_ASSIST_PORTO</text:p>
          </table:table-cell>
          <table:table-cell office:value-type="string">
            <text:p>+5504168919982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63">
            <text:p>63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12:34:31|03/12/2025 12:34:34|03/12/2025 12:34:36|03/12/2025 12:34:40|03/12/2025 12:34:45|03/12/2025 12:34:48|03/12/2025 12:34:51|03/12/2025 12:34:53|03/12/2025 12:34:58|03/12/2025 12:34:59|03/12/2025 12:35:03|03/12/2025 12:35:07|03/12/2025 12:35:10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9291666666666664">
            <text:p>0.3929166666666666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764867919641000415</text:p>
          </table:table-cell>
          <table:table-cell office:value-type="string">
            <text:p>URA_SEG_E_ASSIST_PORTO</text:p>
          </table:table-cell>
          <table:table-cell office:value-type="string">
            <text:p>+5503114584186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21">
            <text:p>121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09:25:51|03/12/2025 09:25:53|03/12/2025 09:25:56|03/12/2025 09:25:57|03/12/2025 09:26:02|03/12/2025 09:26:06|03/12/2025 09:26:07|03/12/2025 09:26:12|03/12/2025 09:26:16|03/12/2025 09:26:18|03/12/2025 09:26:21|03/12/2025 09:26:25|03/12/2025 09:26:27|03/12/2025 09:26:28|03/12/2025 09:26:31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5199074074074077">
            <text:p>0.3519907407407407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1000416</text:p>
          </table:table-cell>
          <table:table-cell office:value-type="string">
            <text:p>URA_SEG_E_ASSIST_PORTO</text:p>
          </table:table-cell>
          <table:table-cell office:value-type="string">
            <text:p>+5501165863327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41">
            <text:p>141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08:26:55|03/12/2025 08:26:58|03/12/2025 08:27:02|03/12/2025 08:27:05|03/12/2025 08:27:09|03/12/2025 08:27:11|03/12/2025 08:27:12|03/12/2025 08:27:14|03/12/2025 08:27:18|03/12/2025 08:27:21|03/12/2025 08:27:24|03/12/2025 08:27:26|03/12/2025 08:27:30|03/12/2025 08:27:33|03/12/2025 08:27:3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910185185185185">
            <text:p>0.491018518518518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1000417</text:p>
          </table:table-cell>
          <table:table-cell office:value-type="string">
            <text:p>URA_SEG_E_ASSIST_PORTO</text:p>
          </table:table-cell>
          <table:table-cell office:value-type="string">
            <text:p>+5509180890520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73">
            <text:p>73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1:47:08|03/12/2025 11:47:10|03/12/2025 11:47:12|03/12/2025 11:47:15|03/12/2025 11:47:19|03/12/2025 11:47:21|03/12/2025 11:47:26|03/12/2025 11:47:29|03/12/2025 11:47:31|03/12/2025 11:47:33|03/12/2025 11:47:35|03/12/2025 11:47:38|03/12/2025 11:47:41|03/12/2025 11:47:44|03/12/2025 11:47:4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076273148148148">
            <text:p>0.707627314814814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1764867919641000418</text:p>
          </table:table-cell>
          <table:table-cell office:value-type="string">
            <text:p>URA_SEG_E_ASSIST_PORTO</text:p>
          </table:table-cell>
          <table:table-cell office:value-type="string">
            <text:p>+5506142194029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15">
            <text:p>115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3/12/2025 16:59:03|03/12/2025 16:59:06|03/12/2025 16:59:08|03/12/2025 16:59:11|03/12/2025 16:59:14|03/12/2025 16:59:16|03/12/2025 16:59:17|03/12/2025 16:59:19|03/12/2025 16:59:20|03/12/2025 16:59:23|03/12/2025 16:59:28|03/12/2025 16:59:31|03/12/2025 16:59:34|03/12/2025 16:59:3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637847222222223">
            <text:p>0.763784722222222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1000419</text:p>
          </table:table-cell>
          <table:table-cell office:value-type="string">
            <text:p>URA_SEG_E_ASSIST_PORTO</text:p>
          </table:table-cell>
          <table:table-cell office:value-type="string">
            <text:p>+5502174512363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23">
            <text:p>123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8:19:52|03/12/2025 18:19:55|03/12/2025 18:20:00|03/12/2025 18:20:01|03/12/2025 18:20:04|03/12/2025 18:20:08|03/12/2025 18:20:12|03/12/2025 18:20:14|03/12/2025 18:20:18|03/12/2025 18:20:23|03/12/2025 18:20:24|03/12/2025 18:20:28|03/12/2025 18:20:33|03/12/2025 18:20:35|03/12/2025 18:20:3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196412037037037">
            <text:p>0.519641203703703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1000420</text:p>
          </table:table-cell>
          <table:table-cell office:value-type="string">
            <text:p>URA_SEG_E_ASSIST_PORTO</text:p>
          </table:table-cell>
          <table:table-cell office:value-type="string">
            <text:p>+5507165054621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9">
            <text:p>69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2:28:19|03/12/2025 12:28:21|03/12/2025 12:28:23|03/12/2025 12:28:26|03/12/2025 12:28:28|03/12/2025 12:28:30|03/12/2025 12:28:31|03/12/2025 12:28:33|03/12/2025 12:28:38|03/12/2025 12:28:39|03/12/2025 12:28:41|03/12/2025 12:28:43|03/12/2025 12:28:45|03/12/2025 12:28:4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895833333333333">
            <text:p>0.789583333333333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1000421</text:p>
          </table:table-cell>
          <table:table-cell office:value-type="string">
            <text:p>URA_SEG_E_ASSIST_PORTO</text:p>
          </table:table-cell>
          <table:table-cell office:value-type="string">
            <text:p>+5508186357166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63">
            <text:p>163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8:57:01|03/12/2025 18:57:06|03/12/2025 18:57:08|03/12/2025 18:57:09|03/12/2025 18:57:12|03/12/2025 18:57:15|03/12/2025 18:57:20|03/12/2025 18:57:23|03/12/2025 18:57:24|03/12/2025 18:57:26|03/12/2025 18:57:29|03/12/2025 18:57:31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276273148148148">
            <text:p>0.527627314814814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1000422</text:p>
          </table:table-cell>
          <table:table-cell office:value-type="string">
            <text:p>URA_SEG_E_ASSIST_PORTO</text:p>
          </table:table-cell>
          <table:table-cell office:value-type="string">
            <text:p>+5506186060811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46">
            <text:p>146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2:39:50|03/12/2025 12:39:52|03/12/2025 12:39:54|03/12/2025 12:39:57|03/12/2025 12:40:00|03/12/2025 12:40:03|03/12/2025 12:40:06|03/12/2025 12:40:09|03/12/2025 12:40:11|03/12/2025 12:40:13|03/12/2025 12:40:17|03/12/2025 12:40:19|03/12/2025 12:40:21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554861111111111">
            <text:p>0.555486111111111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1000423</text:p>
          </table:table-cell>
          <table:table-cell office:value-type="string">
            <text:p>URA_SEG_E_ASSIST_PORTO</text:p>
          </table:table-cell>
          <table:table-cell office:value-type="string">
            <text:p>+5504161571097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16">
            <text:p>116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3:19:55|03/12/2025 13:19:58|03/12/2025 13:20:02|03/12/2025 13:20:05|03/12/2025 13:20:07|03/12/2025 13:20:09|03/12/2025 13:20:14|03/12/2025 13:20:17|03/12/2025 13:20:21|03/12/2025 13:20:23|03/12/2025 13:20:27|03/12/2025 13:20:2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681134259259258">
            <text:p>0.568113425925925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1000424</text:p>
          </table:table-cell>
          <table:table-cell office:value-type="string">
            <text:p>URA_SEG_E_ASSIST_PORTO</text:p>
          </table:table-cell>
          <table:table-cell office:value-type="string">
            <text:p>+5508125478571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15">
            <text:p>115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3:38:06|03/12/2025 13:38:08|03/12/2025 13:38:12|03/12/2025 13:38:17|03/12/2025 13:38:21|03/12/2025 13:38:23|03/12/2025 13:38:24|03/12/2025 13:38:28|03/12/2025 13:38:31|03/12/2025 13:38:32|03/12/2025 13:38:35|03/12/2025 13:38:38|03/12/2025 13:38:41|03/12/2025 13:38:43|03/12/2025 13:38:4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475347222222222">
            <text:p>0.447534722222222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1000425</text:p>
          </table:table-cell>
          <table:table-cell office:value-type="string">
            <text:p>URA_SEG_E_ASSIST_PORTO</text:p>
          </table:table-cell>
          <table:table-cell office:value-type="string">
            <text:p>+5503171038967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19">
            <text:p>119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0:44:28|03/12/2025 10:44:32|03/12/2025 10:44:34|03/12/2025 10:44:37|03/12/2025 10:44:39|03/12/2025 10:44:41|03/12/2025 10:44:44|03/12/2025 10:44:47|03/12/2025 10:44:51|03/12/2025 10:44:53|03/12/2025 10:44:57|03/12/2025 10:45:00|03/12/2025 10:45:02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583796296296296">
            <text:p>0.558379629629629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1000426</text:p>
          </table:table-cell>
          <table:table-cell office:value-type="string">
            <text:p>URA_SEG_E_ASSIST_PORTO</text:p>
          </table:table-cell>
          <table:table-cell office:value-type="string">
            <text:p>+5507139979340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45">
            <text:p>145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3:24:05|03/12/2025 13:24:09|03/12/2025 13:24:12|03/12/2025 13:24:15|03/12/2025 13:24:18|03/12/2025 13:24:22|03/12/2025 13:24:25|03/12/2025 13:24:27|03/12/2025 13:24:31|03/12/2025 13:24:33|03/12/2025 13:24:35|03/12/2025 13:24:3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063310185185185">
            <text:p>0.506331018518518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1000427</text:p>
          </table:table-cell>
          <table:table-cell office:value-type="string">
            <text:p>URA_SEG_E_ASSIST_PORTO</text:p>
          </table:table-cell>
          <table:table-cell office:value-type="string">
            <text:p>+5501143872167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76">
            <text:p>76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3/12/2025 12:09:09|03/12/2025 12:09:13|03/12/2025 12:09:18|03/12/2025 12:09:20|03/12/2025 12:09:24|03/12/2025 12:09:27|03/12/2025 12:09:31|03/12/2025 12:09:32|03/12/2025 12:09:36|03/12/2025 12:09:39|03/12/2025 12:09:40|03/12/2025 12:09:42|03/12/2025 12:09:44|03/12/2025 12:09:4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564004629629629">
            <text:p>0.756400462962962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1000428</text:p>
          </table:table-cell>
          <table:table-cell office:value-type="string">
            <text:p>URA_SEG_E_ASSIST_PORTO</text:p>
          </table:table-cell>
          <table:table-cell office:value-type="string">
            <text:p>+5509134411947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69">
            <text:p>169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8:09:17|03/12/2025 18:09:22|03/12/2025 18:09:25|03/12/2025 18:09:29|03/12/2025 18:09:33|03/12/2025 18:09:36|03/12/2025 18:09:39|03/12/2025 18:09:43|03/12/2025 18:09:47|03/12/2025 18:09:48|03/12/2025 18:09:50|03/12/2025 18:09:52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367708333333333">
            <text:p>0.536770833333333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1000429</text:p>
          </table:table-cell>
          <table:table-cell office:value-type="string">
            <text:p>URA_SEG_E_ASSIST_PORTO</text:p>
          </table:table-cell>
          <table:table-cell office:value-type="string">
            <text:p>+5505148453367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41">
            <text:p>141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2:53:00|03/12/2025 12:53:01|03/12/2025 12:53:02|03/12/2025 12:53:05|03/12/2025 12:53:08|03/12/2025 12:53:13|03/12/2025 12:53:17|03/12/2025 12:53:20|03/12/2025 12:53:23|03/12/2025 12:53:28|03/12/2025 12:53:32|03/12/2025 12:53:34|03/12/2025 12:53:37|03/12/2025 12:53:40|03/12/2025 12:53:43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008217592592593">
            <text:p>0.500821759259259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1000430</text:p>
          </table:table-cell>
          <table:table-cell office:value-type="string">
            <text:p>URA_SEG_E_ASSIST_PORTO</text:p>
          </table:table-cell>
          <table:table-cell office:value-type="string">
            <text:p>+5505164502014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57">
            <text:p>257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2:01:12|03/12/2025 12:01:17|03/12/2025 12:01:18|03/12/2025 12:01:21|03/12/2025 12:01:23|03/12/2025 12:01:26|03/12/2025 12:01:29|03/12/2025 12:01:32|03/12/2025 12:01:35|03/12/2025 12:01:37|03/12/2025 12:01:38|03/12/2025 12:01:41|03/12/2025 12:01:4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639930555555556">
            <text:p>0.563993055555555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1000431</text:p>
          </table:table-cell>
          <table:table-cell office:value-type="string">
            <text:p>URA_SEG_E_ASSIST_PORTO</text:p>
          </table:table-cell>
          <table:table-cell office:value-type="string">
            <text:p>+5502119939944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76">
            <text:p>176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3:32:12|03/12/2025 13:32:16|03/12/2025 13:32:19|03/12/2025 13:32:21|03/12/2025 13:32:25|03/12/2025 13:32:27|03/12/2025 13:32:31|03/12/2025 13:32:35|03/12/2025 13:32:40|03/12/2025 13:32:42|03/12/2025 13:32:45|03/12/2025 13:32:50|03/12/2025 13:32:53|03/12/2025 13:32:56|03/12/2025 13:32:5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405208333333333">
            <text:p>0.540520833333333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1000432</text:p>
          </table:table-cell>
          <table:table-cell office:value-type="string">
            <text:p>URA_SEG_E_ASSIST_PORTO</text:p>
          </table:table-cell>
          <table:table-cell office:value-type="string">
            <text:p>+5501135924155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1">
            <text:p>5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2:58:23|03/12/2025 12:58:28|03/12/2025 12:58:30|03/12/2025 12:58:31|03/12/2025 12:58:34|03/12/2025 12:58:36|03/12/2025 12:58:40|03/12/2025 12:58:43|03/12/2025 12:58:44|03/12/2025 12:58:47|03/12/2025 12:58:49|03/12/2025 12:58:53|03/12/2025 12:58:54|03/12/2025 12:58:5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04849537037037">
            <text:p>0.60484953703703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1764867919641000433</text:p>
          </table:table-cell>
          <table:table-cell office:value-type="string">
            <text:p>URA_SEG_E_ASSIST_PORTO</text:p>
          </table:table-cell>
          <table:table-cell office:value-type="string">
            <text:p>+5502120248514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04">
            <text:p>104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4:31:01|03/12/2025 14:31:06|03/12/2025 14:31:10|03/12/2025 14:31:14|03/12/2025 14:31:17|03/12/2025 14:31:21|03/12/2025 14:31:23|03/12/2025 14:31:26|03/12/2025 14:31:28|03/12/2025 14:31:33|03/12/2025 14:31:36|03/12/2025 14:31:38|03/12/2025 14:31:40|03/12/2025 14:31:42|03/12/2025 14:31:4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05925925925926">
            <text:p>0.70592592592592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1764867919641000434</text:p>
          </table:table-cell>
          <table:table-cell office:value-type="string">
            <text:p>URA_SEG_E_ASSIST_PORTO</text:p>
          </table:table-cell>
          <table:table-cell office:value-type="string">
            <text:p>+5508127372374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74">
            <text:p>74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6:56:35|03/12/2025 16:56:39|03/12/2025 16:56:43|03/12/2025 16:56:46|03/12/2025 16:56:51|03/12/2025 16:56:53|03/12/2025 16:56:56|03/12/2025 16:56:58|03/12/2025 16:56:59|03/12/2025 16:57:01|03/12/2025 16:57:02|03/12/2025 16:57:07|03/12/2025 16:57:12|03/12/2025 16:57:14|03/12/2025 16:57:1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809490740740741">
            <text:p>0.780949074074074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1000435</text:p>
          </table:table-cell>
          <table:table-cell office:value-type="string">
            <text:p>URA_SEG_E_ASSIST_PORTO</text:p>
          </table:table-cell>
          <table:table-cell office:value-type="string">
            <text:p>+5504195839057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21">
            <text:p>121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3/12/2025 18:44:36|03/12/2025 18:44:40|03/12/2025 18:44:42|03/12/2025 18:44:45|03/12/2025 18:44:49|03/12/2025 18:44:53|03/12/2025 18:44:54|03/12/2025 18:44:58|03/12/2025 18:45:00|03/12/2025 18:45:04|03/12/2025 18:45:07|03/12/2025 18:45:09|03/12/2025 18:45:12|03/12/2025 18:45:1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977430555555556">
            <text:p>0.697743055555555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1764867919641000436</text:p>
          </table:table-cell>
          <table:table-cell office:value-type="string">
            <text:p>URA_SEG_E_ASSIST_PORTO</text:p>
          </table:table-cell>
          <table:table-cell office:value-type="string">
            <text:p>+5507122813859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62">
            <text:p>262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6:44:46|03/12/2025 16:44:49|03/12/2025 16:44:52|03/12/2025 16:44:56|03/12/2025 16:44:59|03/12/2025 16:45:02|03/12/2025 16:45:04|03/12/2025 16:45:07|03/12/2025 16:45:10|03/12/2025 16:45:14|03/12/2025 16:45:15|03/12/2025 16:45:19|03/12/2025 16:45:24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7631944444444446">
            <text:p>0.4763194444444444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1000437</text:p>
          </table:table-cell>
          <table:table-cell office:value-type="string">
            <text:p>URA_SEG_E_ASSIST_PORTO</text:p>
          </table:table-cell>
          <table:table-cell office:value-type="string">
            <text:p>+5502146337760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63">
            <text:p>63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3/12/2025 11:25:57|03/12/2025 11:25:59|03/12/2025 11:26:01|03/12/2025 11:26:04|03/12/2025 11:26:08|03/12/2025 11:26:10|03/12/2025 11:26:12|03/12/2025 11:26:17|03/12/2025 11:26:19|03/12/2025 11:26:22|03/12/2025 11:26:26|03/12/2025 11:26:28|03/12/2025 11:26:32|03/12/2025 11:26:34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6472222222222226">
            <text:p>0.4647222222222222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1000438</text:p>
          </table:table-cell>
          <table:table-cell office:value-type="string">
            <text:p>URA_SEG_E_ASSIST_PORTO</text:p>
          </table:table-cell>
          <table:table-cell office:value-type="string">
            <text:p>+5505184945717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62">
            <text:p>62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1:09:14|03/12/2025 11:09:19|03/12/2025 11:09:20|03/12/2025 11:09:22|03/12/2025 11:09:24|03/12/2025 11:09:28|03/12/2025 11:09:30|03/12/2025 11:09:32|03/12/2025 11:09:37|03/12/2025 11:09:3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709143518518518">
            <text:p>0.570914351851851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1000439</text:p>
          </table:table-cell>
          <table:table-cell office:value-type="string">
            <text:p>URA_SEG_E_ASSIST_PORTO</text:p>
          </table:table-cell>
          <table:table-cell office:value-type="string">
            <text:p>+5509138617566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04">
            <text:p>104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13:42:11|03/12/2025 13:42:14|03/12/2025 13:42:17|03/12/2025 13:42:22|03/12/2025 13:42:26|03/12/2025 13:42:31|03/12/2025 13:42:36|03/12/2025 13:42:39|03/12/2025 13:42:41|03/12/2025 13:42:43|03/12/2025 13:42:46|03/12/2025 13:42:4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900925925925926">
            <text:p>0.390092592592592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764867919641000440</text:p>
          </table:table-cell>
          <table:table-cell office:value-type="string">
            <text:p>URA_SEG_E_ASSIST_PORTO</text:p>
          </table:table-cell>
          <table:table-cell office:value-type="string">
            <text:p>+5505170337058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35">
            <text:p>35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09:21:48|03/12/2025 09:21:49|03/12/2025 09:21:52|03/12/2025 09:21:53|03/12/2025 09:21:55|03/12/2025 09:21:57|03/12/2025 09:22:00|03/12/2025 09:22:05|03/12/2025 09:22:08|03/12/2025 09:22:10|03/12/2025 09:22:12|03/12/2025 09:22:14|03/12/2025 09:22:1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902662037037037">
            <text:p>0.490266203703703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1000441</text:p>
          </table:table-cell>
          <table:table-cell office:value-type="string">
            <text:p>URA_SEG_E_ASSIST_PORTO</text:p>
          </table:table-cell>
          <table:table-cell office:value-type="string">
            <text:p>+5503177633822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44">
            <text:p>44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1:46:02|03/12/2025 11:46:05|03/12/2025 11:46:09|03/12/2025 11:46:11|03/12/2025 11:46:15|03/12/2025 11:46:19|03/12/2025 11:46:23|03/12/2025 11:46:24|03/12/2025 11:46:28|03/12/2025 11:46:2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1673611111111114">
            <text:p>0.416736111111111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1000442</text:p>
          </table:table-cell>
          <table:table-cell office:value-type="string">
            <text:p>URA_SEG_E_ASSIST_PORTO</text:p>
          </table:table-cell>
          <table:table-cell office:value-type="string">
            <text:p>+5506186107047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15">
            <text:p>215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0:00:10|03/12/2025 10:00:13|03/12/2025 10:00:17|03/12/2025 10:00:20|03/12/2025 10:00:22|03/12/2025 10:00:25|03/12/2025 10:00:27|03/12/2025 10:00:31|03/12/2025 10:00:35|03/12/2025 10:00:38|03/12/2025 10:00:41|03/12/2025 10:00:4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960879629629629">
            <text:p>0.496087962962962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1000443</text:p>
          </table:table-cell>
          <table:table-cell office:value-type="string">
            <text:p>URA_SEG_E_ASSIST_PORTO</text:p>
          </table:table-cell>
          <table:table-cell office:value-type="string">
            <text:p>+5508188351244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4">
            <text:p>6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1:54:25|03/12/2025 11:54:27|03/12/2025 11:54:30|03/12/2025 11:54:35|03/12/2025 11:54:39|03/12/2025 11:54:42|03/12/2025 11:54:43|03/12/2025 11:54:48|03/12/2025 11:54:53|03/12/2025 11:54:56|03/12/2025 11:55:00|03/12/2025 11:55:01|03/12/2025 11:55:05|03/12/2025 11:55:0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526851851851853">
            <text:p>0.652685185185185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1000444</text:p>
          </table:table-cell>
          <table:table-cell office:value-type="string">
            <text:p>URA_SEG_E_ASSIST_PORTO</text:p>
          </table:table-cell>
          <table:table-cell office:value-type="string">
            <text:p>+5507154081008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06">
            <text:p>206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15:39:53|03/12/2025 15:39:58|03/12/2025 15:40:00|03/12/2025 15:40:01|03/12/2025 15:40:03|03/12/2025 15:40:06|03/12/2025 15:40:09|03/12/2025 15:40:13|03/12/2025 15:40:15|03/12/2025 15:40:17|03/12/2025 15:40:19|03/12/2025 15:40:20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6752314814814816">
            <text:p>0.4675231481481481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1000445</text:p>
          </table:table-cell>
          <table:table-cell office:value-type="string">
            <text:p>URA_SEG_E_ASSIST_PORTO</text:p>
          </table:table-cell>
          <table:table-cell office:value-type="string">
            <text:p>+550913699440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07">
            <text:p>107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1:13:17|03/12/2025 11:13:20|03/12/2025 11:13:23|03/12/2025 11:13:27|03/12/2025 11:13:30|03/12/2025 11:13:31|03/12/2025 11:13:36|03/12/2025 11:13:40|03/12/2025 11:13:42|03/12/2025 11:13:45|03/12/2025 11:13:50|03/12/2025 11:13:54|03/12/2025 11:13:5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435763888888888">
            <text:p>0.543576388888888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1000446</text:p>
          </table:table-cell>
          <table:table-cell office:value-type="string">
            <text:p>URA_SEG_E_ASSIST_PORTO</text:p>
          </table:table-cell>
          <table:table-cell office:value-type="string">
            <text:p>+5502142939615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46">
            <text:p>46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3:02:47|03/12/2025 13:02:51|03/12/2025 13:02:52|03/12/2025 13:02:56|03/12/2025 13:02:58|03/12/2025 13:03:01|03/12/2025 13:03:03|03/12/2025 13:03:08|03/12/2025 13:03:12|03/12/2025 13:03:1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202546296296297">
            <text:p>0.420254629629629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1000447</text:p>
          </table:table-cell>
          <table:table-cell office:value-type="string">
            <text:p>URA_SEG_E_ASSIST_PORTO</text:p>
          </table:table-cell>
          <table:table-cell office:value-type="string">
            <text:p>+5502151094515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99">
            <text:p>99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10:05:12|03/12/2025 10:05:14|03/12/2025 10:05:17|03/12/2025 10:05:18|03/12/2025 10:05:23|03/12/2025 10:05:27|03/12/2025 10:05:30|03/12/2025 10:05:35|03/12/2025 10:05:40|03/12/2025 10:05:41|03/12/2025 10:05:45|03/12/2025 10:05:48|03/12/2025 10:05:52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295833333333334">
            <text:p>0.429583333333333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1000448</text:p>
          </table:table-cell>
          <table:table-cell office:value-type="string">
            <text:p>URA_SEG_E_ASSIST_PORTO</text:p>
          </table:table-cell>
          <table:table-cell office:value-type="string">
            <text:p>+5503150933735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39">
            <text:p>139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0:18:39|03/12/2025 10:18:43|03/12/2025 10:18:48|03/12/2025 10:18:49|03/12/2025 10:18:54|03/12/2025 10:18:57|03/12/2025 10:18:58|03/12/2025 10:19:01|03/12/2025 10:19:03|03/12/2025 10:19:07|03/12/2025 10:19:10|03/12/2025 10:19:14|03/12/2025 10:19:1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41712962962963">
            <text:p>0.44171296296296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1000449</text:p>
          </table:table-cell>
          <table:table-cell office:value-type="string">
            <text:p>URA_SEG_E_ASSIST_PORTO</text:p>
          </table:table-cell>
          <table:table-cell office:value-type="string">
            <text:p>+5506156715027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4">
            <text:p>164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0:36:05|03/12/2025 10:36:07|03/12/2025 10:36:11|03/12/2025 10:36:14|03/12/2025 10:36:17|03/12/2025 10:36:20|03/12/2025 10:36:24|03/12/2025 10:36:27|03/12/2025 10:36:28|03/12/2025 10:36:31|03/12/2025 10:36:35|03/12/2025 10:36:36|03/12/2025 10:36:40|03/12/2025 10:36:43|03/12/2025 10:36:4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621527777777777">
            <text:p>0.662152777777777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1000450</text:p>
          </table:table-cell>
          <table:table-cell office:value-type="string">
            <text:p>URA_SEG_E_ASSIST_PORTO</text:p>
          </table:table-cell>
          <table:table-cell office:value-type="string">
            <text:p>+5505176239242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4">
            <text:p>4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5:53:34|03/12/2025 15:53:38|03/12/2025 15:53:43|03/12/2025 15:53:47|03/12/2025 15:53:50|03/12/2025 15:53:51|03/12/2025 15:53:53|03/12/2025 15:53:58|03/12/2025 15:54:01|03/12/2025 15:54:03|03/12/2025 15:54:05|03/12/2025 15:54:09|03/12/2025 15:54:12|03/12/2025 15:54:1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609722222222223">
            <text:p>0.460972222222222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1000451</text:p>
          </table:table-cell>
          <table:table-cell office:value-type="string">
            <text:p>URA_SEG_E_ASSIST_PORTO</text:p>
          </table:table-cell>
          <table:table-cell office:value-type="string">
            <text:p>+5501187018850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83">
            <text:p>83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3/12/2025 11:03:50|03/12/2025 11:03:54|03/12/2025 11:03:58|03/12/2025 11:03:59|03/12/2025 11:04:02|03/12/2025 11:04:06|03/12/2025 11:04:11|03/12/2025 11:04:12|03/12/2025 11:04:15|03/12/2025 11:04:17|03/12/2025 11:04:21|03/12/2025 11:04:23|03/12/2025 11:04:25|03/12/2025 11:04:2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33425925925926">
            <text:p>0.53342592592592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1000452</text:p>
          </table:table-cell>
          <table:table-cell office:value-type="string">
            <text:p>URA_SEG_E_ASSIST_PORTO</text:p>
          </table:table-cell>
          <table:table-cell office:value-type="string">
            <text:p>+5502147896737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8">
            <text:p>68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2:48:11|03/12/2025 12:48:13|03/12/2025 12:48:17|03/12/2025 12:48:21|03/12/2025 12:48:24|03/12/2025 12:48:27|03/12/2025 12:48:29|03/12/2025 12:48:31|03/12/2025 12:48:35|03/12/2025 12:48:40|03/12/2025 12:48:44|03/12/2025 12:48:48|03/12/2025 12:48:50|03/12/2025 12:48:51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549305555555556">
            <text:p>0.654930555555555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1000453</text:p>
          </table:table-cell>
          <table:table-cell office:value-type="string">
            <text:p>URA_SEG_E_ASSIST_PORTO</text:p>
          </table:table-cell>
          <table:table-cell office:value-type="string">
            <text:p>+5502140480278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9">
            <text:p>69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5:43:08|03/12/2025 15:43:13|03/12/2025 15:43:15|03/12/2025 15:43:18|03/12/2025 15:43:21|03/12/2025 15:43:22|03/12/2025 15:43:25|03/12/2025 15:43:29|03/12/2025 15:43:34|03/12/2025 15:43:35|03/12/2025 15:43:39|03/12/2025 15:43:41|03/12/2025 15:43:4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2">
            <text:p>0.5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1000454</text:p>
          </table:table-cell>
          <table:table-cell office:value-type="string">
            <text:p>URA_SEG_E_ASSIST_PORTO</text:p>
          </table:table-cell>
          <table:table-cell office:value-type="string">
            <text:p>+5507115892224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4">
            <text:p>6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2:28:50|03/12/2025 12:28:53|03/12/2025 12:28:58|03/12/2025 12:29:01|03/12/2025 12:29:03|03/12/2025 12:29:07|03/12/2025 12:29:11|03/12/2025 12:29:15|03/12/2025 12:29:17|03/12/2025 12:29:21|03/12/2025 12:29:24|03/12/2025 12:29:25|03/12/2025 12:29:27|03/12/2025 12:29:2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6878472222222217">
            <text:p>0.4687847222222221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1000455</text:p>
          </table:table-cell>
          <table:table-cell office:value-type="string">
            <text:p>URA_SEG_E_ASSIST_PORTO</text:p>
          </table:table-cell>
          <table:table-cell office:value-type="string">
            <text:p>+5507136454271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25">
            <text:p>125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1:15:07|03/12/2025 11:15:10|03/12/2025 11:15:11|03/12/2025 11:15:13|03/12/2025 11:15:16|03/12/2025 11:15:17|03/12/2025 11:15:20|03/12/2025 11:15:22|03/12/2025 11:15:24|03/12/2025 11:15:26|03/12/2025 11:15:30|03/12/2025 11:15:32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841898148148148">
            <text:p>0.784189814814814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1000456</text:p>
          </table:table-cell>
          <table:table-cell office:value-type="string">
            <text:p>URA_SEG_E_ASSIST_PORTO</text:p>
          </table:table-cell>
          <table:table-cell office:value-type="string">
            <text:p>+5506150909923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9">
            <text:p>49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8:49:18|03/12/2025 18:49:22|03/12/2025 18:49:25|03/12/2025 18:49:30|03/12/2025 18:49:33|03/12/2025 18:49:36|03/12/2025 18:49:37|03/12/2025 18:49:41|03/12/2025 18:49:45|03/12/2025 18:49:49|03/12/2025 18:49:53|03/12/2025 18:49:57|03/12/2025 18:49:59|03/12/2025 18:50:03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312500000000001">
            <text:p>0.731250000000000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764867919641000457</text:p>
          </table:table-cell>
          <table:table-cell office:value-type="string">
            <text:p>URA_SEG_E_ASSIST_PORTO</text:p>
          </table:table-cell>
          <table:table-cell office:value-type="string">
            <text:p>+5508159987659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08">
            <text:p>108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7:33:01|03/12/2025 17:33:05|03/12/2025 17:33:10|03/12/2025 17:33:14|03/12/2025 17:33:18|03/12/2025 17:33:22|03/12/2025 17:33:24|03/12/2025 17:33:27|03/12/2025 17:33:30|03/12/2025 17:33:33|03/12/2025 17:33:36|03/12/2025 17:33:40|03/12/2025 17:33:41|03/12/2025 17:33:44|03/12/2025 17:33:4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369907407407408">
            <text:p>0.33699074074074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1000458</text:p>
          </table:table-cell>
          <table:table-cell office:value-type="string">
            <text:p>URA_SEG_E_ASSIST_PORTO</text:p>
          </table:table-cell>
          <table:table-cell office:value-type="string">
            <text:p>+5506183184917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3">
            <text:p>5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08:05:17|03/12/2025 08:05:20|03/12/2025 08:05:23|03/12/2025 08:05:25|03/12/2025 08:05:29|03/12/2025 08:05:31|03/12/2025 08:05:32|03/12/2025 08:05:36|03/12/2025 08:05:39|03/12/2025 08:05:40|03/12/2025 08:05:41|03/12/2025 08:05:43|03/12/2025 08:05:48|03/12/2025 08:05:52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049421296296297">
            <text:p>0.604942129629629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1764867919641000459</text:p>
          </table:table-cell>
          <table:table-cell office:value-type="string">
            <text:p>URA_SEG_E_ASSIST_PORTO</text:p>
          </table:table-cell>
          <table:table-cell office:value-type="string">
            <text:p>+5506151316264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97">
            <text:p>97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4:31:11|03/12/2025 14:31:15|03/12/2025 14:31:20|03/12/2025 14:31:25|03/12/2025 14:31:30|03/12/2025 14:31:32|03/12/2025 14:31:37|03/12/2025 14:31:41|03/12/2025 14:31:46|03/12/2025 14:31:48|03/12/2025 14:31:52|03/12/2025 14:31:56|03/12/2025 14:32:00|03/12/2025 14:32:04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618171296296296">
            <text:p>0.661817129629629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1000460</text:p>
          </table:table-cell>
          <table:table-cell office:value-type="string">
            <text:p>URA_SEG_E_ASSIST_PORTO</text:p>
          </table:table-cell>
          <table:table-cell office:value-type="string">
            <text:p>+5502167702222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72">
            <text:p>72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5:53:04|03/12/2025 15:53:07|03/12/2025 15:53:12|03/12/2025 15:53:16|03/12/2025 15:53:20|03/12/2025 15:53:24|03/12/2025 15:53:27|03/12/2025 15:53:30|03/12/2025 15:53:34|03/12/2025 15:53:38|03/12/2025 15:53:42|03/12/2025 15:53:44|03/12/2025 15:53:47|03/12/2025 15:53:50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430092592592593">
            <text:p>0.343009259259259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1000461</text:p>
          </table:table-cell>
          <table:table-cell office:value-type="string">
            <text:p>URA_SEG_E_ASSIST_PORTO</text:p>
          </table:table-cell>
          <table:table-cell office:value-type="string">
            <text:p>+5504189077592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23">
            <text:p>123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08:13:59|03/12/2025 08:14:01|03/12/2025 08:14:02|03/12/2025 08:14:03|03/12/2025 08:14:07|03/12/2025 08:14:10|03/12/2025 08:14:15|03/12/2025 08:14:16|03/12/2025 08:14:21|03/12/2025 08:14:23|03/12/2025 08:14:27|03/12/2025 08:14:28|03/12/2025 08:14:32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555092592592593">
            <text:p>0.555509259259259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1000462</text:p>
          </table:table-cell>
          <table:table-cell office:value-type="string">
            <text:p>URA_SEG_E_ASSIST_PORTO</text:p>
          </table:table-cell>
          <table:table-cell office:value-type="string">
            <text:p>+5502112672655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0">
            <text:p>50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3:19:59|03/12/2025 13:20:03|03/12/2025 13:20:07|03/12/2025 13:20:09|03/12/2025 13:20:11|03/12/2025 13:20:14|03/12/2025 13:20:16|03/12/2025 13:20:17|03/12/2025 13:20:22|03/12/2025 13:20:26|03/12/2025 13:20:27|03/12/2025 13:20:31|03/12/2025 13:20:36|03/12/2025 13:20:3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9873842592592593">
            <text:p>0.4987384259259259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1000463</text:p>
          </table:table-cell>
          <table:table-cell office:value-type="string">
            <text:p>URA_SEG_E_ASSIST_PORTO</text:p>
          </table:table-cell>
          <table:table-cell office:value-type="string">
            <text:p>+5503172261246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41">
            <text:p>141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1:58:12|03/12/2025 11:58:13|03/12/2025 11:58:16|03/12/2025 11:58:19|03/12/2025 11:58:23|03/12/2025 11:58:27|03/12/2025 11:58:31|03/12/2025 11:58:35|03/12/2025 11:58:39|03/12/2025 11:58:42|03/12/2025 11:58:44|03/12/2025 11:58:46|03/12/2025 11:58:4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450810185185185">
            <text:p>0.445081018518518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1000464</text:p>
          </table:table-cell>
          <table:table-cell office:value-type="string">
            <text:p>URA_SEG_E_ASSIST_PORTO</text:p>
          </table:table-cell>
          <table:table-cell office:value-type="string">
            <text:p>+5505130277154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83">
            <text:p>83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10:40:59|03/12/2025 10:41:00|03/12/2025 10:41:05|03/12/2025 10:41:06|03/12/2025 10:41:08|03/12/2025 10:41:12|03/12/2025 10:41:13|03/12/2025 10:41:17|03/12/2025 10:41:18|03/12/2025 10:41:22|03/12/2025 10:41:26|03/12/2025 10:41:28|03/12/2025 10:41:30|03/12/2025 10:41:33|03/12/2025 10:41:3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356597222222221">
            <text:p>0.735659722222222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764867919641000465</text:p>
          </table:table-cell>
          <table:table-cell office:value-type="string">
            <text:p>URA_SEG_E_ASSIST_PORTO</text:p>
          </table:table-cell>
          <table:table-cell office:value-type="string">
            <text:p>+5509130480611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2">
            <text:p>82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7:39:24|03/12/2025 17:39:27|03/12/2025 17:39:29|03/12/2025 17:39:30|03/12/2025 17:39:33|03/12/2025 17:39:35|03/12/2025 17:39:37|03/12/2025 17:39:38|03/12/2025 17:39:41|03/12/2025 17:39:45|03/12/2025 17:39:50|03/12/2025 17:39:51|03/12/2025 17:39:55|03/12/2025 17:39:5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3158564814814815">
            <text:p>0.431585648148148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1000466</text:p>
          </table:table-cell>
          <table:table-cell office:value-type="string">
            <text:p>URA_SEG_E_ASSIST_PORTO</text:p>
          </table:table-cell>
          <table:table-cell office:value-type="string">
            <text:p>+5502132455805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64">
            <text:p>64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0:21:33|03/12/2025 10:21:38|03/12/2025 10:21:42|03/12/2025 10:21:45|03/12/2025 10:21:48|03/12/2025 10:21:52|03/12/2025 10:21:54|03/12/2025 10:21:57|03/12/2025 10:22:00|03/12/2025 10:22:05|03/12/2025 10:22:08|03/12/2025 10:22:09|03/12/2025 10:22:13|03/12/2025 10:22:1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479282407407408">
            <text:p>0.547928240740740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1000467</text:p>
          </table:table-cell>
          <table:table-cell office:value-type="string">
            <text:p>URA_SEG_E_ASSIST_PORTO</text:p>
          </table:table-cell>
          <table:table-cell office:value-type="string">
            <text:p>+5504140705383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3">
            <text:p>11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3:09:03|03/12/2025 13:09:04|03/12/2025 13:09:06|03/12/2025 13:09:08|03/12/2025 13:09:10|03/12/2025 13:09:14|03/12/2025 13:09:16|03/12/2025 13:09:18|03/12/2025 13:09:21|03/12/2025 13:09:24|03/12/2025 13:09:27|03/12/2025 13:09:29|03/12/2025 13:09:34|03/12/2025 13:09:3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8606481481481486">
            <text:p>0.3860648148148148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764867919641000468</text:p>
          </table:table-cell>
          <table:table-cell office:value-type="string">
            <text:p>URA_SEG_E_ASSIST_PORTO</text:p>
          </table:table-cell>
          <table:table-cell office:value-type="string">
            <text:p>+5509192020951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51">
            <text:p>151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09:16:00|03/12/2025 09:16:04|03/12/2025 09:16:08|03/12/2025 09:16:09|03/12/2025 09:16:13|03/12/2025 09:16:16|03/12/2025 09:16:20|03/12/2025 09:16:21|03/12/2025 09:16:24|03/12/2025 09:16:25|03/12/2025 09:16:27|03/12/2025 09:16:31|03/12/2025 09:16:33|03/12/2025 09:16:36|03/12/2025 09:16:40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515277777777777">
            <text:p>0.551527777777777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1000469</text:p>
          </table:table-cell>
          <table:table-cell office:value-type="string">
            <text:p>URA_SEG_E_ASSIST_PORTO</text:p>
          </table:table-cell>
          <table:table-cell office:value-type="string">
            <text:p>+5507129225810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32">
            <text:p>132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3:14:16|03/12/2025 13:14:21|03/12/2025 13:14:24|03/12/2025 13:14:26|03/12/2025 13:14:30|03/12/2025 13:14:32|03/12/2025 13:14:34|03/12/2025 13:14:36|03/12/2025 13:14:38|03/12/2025 13:14:40|03/12/2025 13:14:44|03/12/2025 13:14:46|03/12/2025 13:14:51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566666666666667">
            <text:p>0.756666666666666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1000470</text:p>
          </table:table-cell>
          <table:table-cell office:value-type="string">
            <text:p>URA_SEG_E_ASSIST_PORTO</text:p>
          </table:table-cell>
          <table:table-cell office:value-type="string">
            <text:p>+5504168254093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46">
            <text:p>146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8:09:37|03/12/2025 18:09:39|03/12/2025 18:09:42|03/12/2025 18:09:45|03/12/2025 18:09:47|03/12/2025 18:09:48|03/12/2025 18:09:51|03/12/2025 18:09:54|03/12/2025 18:09:58|03/12/2025 18:10:00|03/12/2025 18:10:03|03/12/2025 18:10:06|03/12/2025 18:10:10|03/12/2025 18:10:13|03/12/2025 18:10:1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41412037037037">
            <text:p>0.54141203703703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1000471</text:p>
          </table:table-cell>
          <table:table-cell office:value-type="string">
            <text:p>URA_SEG_E_ASSIST_PORTO</text:p>
          </table:table-cell>
          <table:table-cell office:value-type="string">
            <text:p>+5506184906999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31">
            <text:p>131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2:59:39|03/12/2025 12:59:41|03/12/2025 12:59:44|03/12/2025 12:59:49|03/12/2025 12:59:53|03/12/2025 12:59:54|03/12/2025 12:59:57|03/12/2025 13:00:01|03/12/2025 13:00:05|03/12/2025 13:00:07|03/12/2025 13:00:11|03/12/2025 13:00:16|03/12/2025 13:00:19|03/12/2025 13:00:24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826967592592593">
            <text:p>0.682696759259259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1764867919641000472</text:p>
          </table:table-cell>
          <table:table-cell office:value-type="string">
            <text:p>URA_SEG_E_ASSIST_PORTO</text:p>
          </table:table-cell>
          <table:table-cell office:value-type="string">
            <text:p>+5504174327747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19">
            <text:p>11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6:23:07|03/12/2025 16:23:10|03/12/2025 16:23:15|03/12/2025 16:23:16|03/12/2025 16:23:18|03/12/2025 16:23:23|03/12/2025 16:23:25|03/12/2025 16:23:26|03/12/2025 16:23:30|03/12/2025 16:23:35|03/12/2025 16:23:37|03/12/2025 16:23:39|03/12/2025 16:23:41|03/12/2025 16:23:44|03/12/2025 16:23:4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048726851851852">
            <text:p>0.604872685185185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1764867919641000473</text:p>
          </table:table-cell>
          <table:table-cell office:value-type="string">
            <text:p>URA_SEG_E_ASSIST_PORTO</text:p>
          </table:table-cell>
          <table:table-cell office:value-type="string">
            <text:p>+5509130281916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77">
            <text:p>77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4:31:03|03/12/2025 14:31:07|03/12/2025 14:31:08|03/12/2025 14:31:13|03/12/2025 14:31:15|03/12/2025 14:31:20|03/12/2025 14:31:21|03/12/2025 14:31:25|03/12/2025 14:31:30|03/12/2025 14:31:34|03/12/2025 14:31:35|03/12/2025 14:31:39|03/12/2025 14:31:42|03/12/2025 14:31:43|03/12/2025 14:31:47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568981481481482">
            <text:p>0.656898148148148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1000474</text:p>
          </table:table-cell>
          <table:table-cell office:value-type="string">
            <text:p>URA_SEG_E_ASSIST_PORTO</text:p>
          </table:table-cell>
          <table:table-cell office:value-type="string">
            <text:p>+5507140423880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54">
            <text:p>54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5:46:00|03/12/2025 15:46:04|03/12/2025 15:46:05|03/12/2025 15:46:07|03/12/2025 15:46:11|03/12/2025 15:46:13|03/12/2025 15:46:15|03/12/2025 15:46:18|03/12/2025 15:46:22|03/12/2025 15:46:2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489467592592593">
            <text:p>0.548946759259259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1000475</text:p>
          </table:table-cell>
          <table:table-cell office:value-type="string">
            <text:p>URA_SEG_E_ASSIST_PORTO</text:p>
          </table:table-cell>
          <table:table-cell office:value-type="string">
            <text:p>+5502120726878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58">
            <text:p>58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3:10:30|03/12/2025 13:10:34|03/12/2025 13:10:38|03/12/2025 13:10:40|03/12/2025 13:10:41|03/12/2025 13:10:42|03/12/2025 13:10:46|03/12/2025 13:10:50|03/12/2025 13:10:54|03/12/2025 13:10:5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594791666666667">
            <text:p>0.459479166666666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1000476</text:p>
          </table:table-cell>
          <table:table-cell office:value-type="string">
            <text:p>URA_SEG_E_ASSIST_PORTO</text:p>
          </table:table-cell>
          <table:table-cell office:value-type="string">
            <text:p>+5509113972283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71">
            <text:p>171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1:01:42|03/12/2025 11:01:44|03/12/2025 11:01:47|03/12/2025 11:01:50|03/12/2025 11:01:54|03/12/2025 11:01:58|03/12/2025 11:02:00|03/12/2025 11:02:03|03/12/2025 11:02:06|03/12/2025 11:02:09|03/12/2025 11:02:10|03/12/2025 11:02:12|03/12/2025 11:02:16|03/12/2025 11:02:18|03/12/2025 11:02:1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8885416666666665">
            <text:p>0.4888541666666666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1000477</text:p>
          </table:table-cell>
          <table:table-cell office:value-type="string">
            <text:p>URA_SEG_E_ASSIST_PORTO</text:p>
          </table:table-cell>
          <table:table-cell office:value-type="string">
            <text:p>+5502124266110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2">
            <text:p>112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1:43:58|03/12/2025 11:44:00|03/12/2025 11:44:03|03/12/2025 11:44:05|03/12/2025 11:44:07|03/12/2025 11:44:08|03/12/2025 11:44:12|03/12/2025 11:44:13|03/12/2025 11:44:16|03/12/2025 11:44:21|03/12/2025 11:44:23|03/12/2025 11:44:25|03/12/2025 11:44:26|03/12/2025 11:44:2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9377314814814816">
            <text:p>0.4937731481481481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1000478</text:p>
          </table:table-cell>
          <table:table-cell office:value-type="string">
            <text:p>URA_SEG_E_ASSIST_PORTO</text:p>
          </table:table-cell>
          <table:table-cell office:value-type="string">
            <text:p>+5503128679362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91">
            <text:p>91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11:51:04|03/12/2025 11:51:08|03/12/2025 11:51:12|03/12/2025 11:51:15|03/12/2025 11:51:17|03/12/2025 11:51:19|03/12/2025 11:51:22|03/12/2025 11:51:25|03/12/2025 11:51:28|03/12/2025 11:51:32|03/12/2025 11:51:37|03/12/2025 11:51:3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239351851851852">
            <text:p>0.623935185185185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1764867919641000479</text:p>
          </table:table-cell>
          <table:table-cell office:value-type="string">
            <text:p>URA_SEG_E_ASSIST_PORTO</text:p>
          </table:table-cell>
          <table:table-cell office:value-type="string">
            <text:p>+5504150716862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9">
            <text:p>69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4:58:31|03/12/2025 14:58:33|03/12/2025 14:58:36|03/12/2025 14:58:41|03/12/2025 14:58:45|03/12/2025 14:58:48|03/12/2025 14:58:52|03/12/2025 14:58:55|03/12/2025 14:58:57|03/12/2025 14:59:00|03/12/2025 14:59:05|03/12/2025 14:59:07|03/12/2025 14:59:0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516319444444445">
            <text:p>0.751631944444444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1000480</text:p>
          </table:table-cell>
          <table:table-cell office:value-type="string">
            <text:p>URA_SEG_E_ASSIST_PORTO</text:p>
          </table:table-cell>
          <table:table-cell office:value-type="string">
            <text:p>+5502138437147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25">
            <text:p>125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8:02:23|03/12/2025 18:02:25|03/12/2025 18:02:26|03/12/2025 18:02:30|03/12/2025 18:02:34|03/12/2025 18:02:36|03/12/2025 18:02:39|03/12/2025 18:02:40|03/12/2025 18:02:42|03/12/2025 18:02:45|03/12/2025 18:02:47|03/12/2025 18:02:52|03/12/2025 18:02:5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392476851851852">
            <text:p>0.739247685185185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764867919641000481</text:p>
          </table:table-cell>
          <table:table-cell office:value-type="string">
            <text:p>URA_SEG_E_ASSIST_PORTO</text:p>
          </table:table-cell>
          <table:table-cell office:value-type="string">
            <text:p>+5509133849407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7">
            <text:p>167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7:44:33|03/12/2025 17:44:38|03/12/2025 17:44:39|03/12/2025 17:44:43|03/12/2025 17:44:47|03/12/2025 17:44:49|03/12/2025 17:44:51|03/12/2025 17:44:55|03/12/2025 17:45:00|03/12/2025 17:45:01|03/12/2025 17:45:05|03/12/2025 17:45:06|03/12/2025 17:45:09|03/12/2025 17:45:14|03/12/2025 17:45:16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272800925925927">
            <text:p>0.627280092592592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1000482</text:p>
          </table:table-cell>
          <table:table-cell office:value-type="string">
            <text:p>URA_SEG_E_ASSIST_PORTO</text:p>
          </table:table-cell>
          <table:table-cell office:value-type="string">
            <text:p>+5503123964460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89">
            <text:p>8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5:03:20|03/12/2025 15:03:23|03/12/2025 15:03:27|03/12/2025 15:03:31|03/12/2025 15:03:34|03/12/2025 15:03:37|03/12/2025 15:03:39|03/12/2025 15:03:41|03/12/2025 15:03:42|03/12/2025 15:03:44|03/12/2025 15:03:47|03/12/2025 15:03:48|03/12/2025 15:03:49|03/12/2025 15:03:54|03/12/2025 15:03:58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372685185185185">
            <text:p>0.637268518518518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1000483</text:p>
          </table:table-cell>
          <table:table-cell office:value-type="string">
            <text:p>URA_SEG_E_ASSIST_PORTO</text:p>
          </table:table-cell>
          <table:table-cell office:value-type="string">
            <text:p>+5509110005477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43">
            <text:p>143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5:17:44|03/12/2025 15:17:46|03/12/2025 15:17:47|03/12/2025 15:17:52|03/12/2025 15:17:53|03/12/2025 15:17:55|03/12/2025 15:17:59|03/12/2025 15:18:02|03/12/2025 15:18:03|03/12/2025 15:18:05|03/12/2025 15:18:07|03/12/2025 15:18:10|03/12/2025 15:18:13|03/12/2025 15:18:17|03/12/2025 15:18:21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222569444444444">
            <text:p>0.422256944444444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1000484</text:p>
          </table:table-cell>
          <table:table-cell office:value-type="string">
            <text:p>URA_SEG_E_ASSIST_PORTO</text:p>
          </table:table-cell>
          <table:table-cell office:value-type="string">
            <text:p>+5504166822936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98">
            <text:p>98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3/12/2025 10:08:04|03/12/2025 10:08:09|03/12/2025 10:08:13|03/12/2025 10:08:17|03/12/2025 10:08:19|03/12/2025 10:08:22|03/12/2025 10:08:25|03/12/2025 10:08:28|03/12/2025 10:08:32|03/12/2025 10:08:34|03/12/2025 10:08:36|03/12/2025 10:08:38|03/12/2025 10:08:42|03/12/2025 10:08:45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645717592592593">
            <text:p>0.564571759259259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1000485</text:p>
          </table:table-cell>
          <table:table-cell office:value-type="string">
            <text:p>URA_SEG_E_ASSIST_PORTO</text:p>
          </table:table-cell>
          <table:table-cell office:value-type="string">
            <text:p>+5502168725049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38">
            <text:p>238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3:33:03|03/12/2025 13:33:04|03/12/2025 13:33:09|03/12/2025 13:33:11|03/12/2025 13:33:13|03/12/2025 13:33:17|03/12/2025 13:33:21|03/12/2025 13:33:25|03/12/2025 13:33:27|03/12/2025 13:33:30|03/12/2025 13:33:32|03/12/2025 13:33:34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619212962962963">
            <text:p>0.361921296296296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1000486</text:p>
          </table:table-cell>
          <table:table-cell office:value-type="string">
            <text:p>URA_SEG_E_ASSIST_PORTO</text:p>
          </table:table-cell>
          <table:table-cell office:value-type="string">
            <text:p>+5507119580177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69">
            <text:p>69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08:41:11|03/12/2025 08:41:15|03/12/2025 08:41:18|03/12/2025 08:41:22|03/12/2025 08:41:25|03/12/2025 08:41:27|03/12/2025 08:41:30|03/12/2025 08:41:35|03/12/2025 08:41:38|03/12/2025 08:41:42|03/12/2025 08:41:46|03/12/2025 08:41:49|03/12/2025 08:41:53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764814814814815">
            <text:p>0.376481481481481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764867919641000487</text:p>
          </table:table-cell>
          <table:table-cell office:value-type="string">
            <text:p>URA_SEG_E_ASSIST_PORTO</text:p>
          </table:table-cell>
          <table:table-cell office:value-type="string">
            <text:p>+5505178562036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76">
            <text:p>76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09:02:09|03/12/2025 09:02:10|03/12/2025 09:02:11|03/12/2025 09:02:14|03/12/2025 09:02:17|03/12/2025 09:02:21|03/12/2025 09:02:24|03/12/2025 09:02:27|03/12/2025 09:02:29|03/12/2025 09:02:33|03/12/2025 09:02:34|03/12/2025 09:02:35|03/12/2025 09:02:37|03/12/2025 09:02:39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21400462962963">
            <text:p>0.72140046296296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764867919641000488</text:p>
          </table:table-cell>
          <table:table-cell office:value-type="string">
            <text:p>URA_SEG_E_ASSIST_PORTO</text:p>
          </table:table-cell>
          <table:table-cell office:value-type="string">
            <text:p>+5506188804560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76">
            <text:p>76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7:18:51|03/12/2025 17:18:53|03/12/2025 17:18:56|03/12/2025 17:18:58|03/12/2025 17:19:01|03/12/2025 17:19:06|03/12/2025 17:19:07|03/12/2025 17:19:09|03/12/2025 17:19:10|03/12/2025 17:19:14|03/12/2025 17:19:18|03/12/2025 17:19:20|03/12/2025 17:19:23</text:p>
          </table:table-cell>
          <table:table-cell office:value-type="float" office:value="45995.5825421412">
            <text:p>45995.5825421412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142013888888889">
            <text:p>0.614201388888888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1764867919642000489</text:p>
          </table:table-cell>
          <table:table-cell office:value-type="string">
            <text:p>URA_SEG_E_ASSIST_PORTO</text:p>
          </table:table-cell>
          <table:table-cell office:value-type="string">
            <text:p>+5508152040388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30">
            <text:p>130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14:44:31|03/12/2025 14:44:33|03/12/2025 14:44:36|03/12/2025 14:44:38|03/12/2025 14:44:40|03/12/2025 14:44:42|03/12/2025 14:44:44|03/12/2025 14:44:48|03/12/2025 14:44:52|03/12/2025 14:44:53|03/12/2025 14:44:55|03/12/2025 14:44:57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64525462962963">
            <text:p>0.66452546296296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2000490</text:p>
          </table:table-cell>
          <table:table-cell office:value-type="string">
            <text:p>URA_SEG_E_ASSIST_PORTO</text:p>
          </table:table-cell>
          <table:table-cell office:value-type="string">
            <text:p>+5509140206680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8">
            <text:p>88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5:56:57|03/12/2025 15:57:01|03/12/2025 15:57:05|03/12/2025 15:57:06|03/12/2025 15:57:09|03/12/2025 15:57:12|03/12/2025 15:57:14|03/12/2025 15:57:17|03/12/2025 15:57:19|03/12/2025 15:57:22|03/12/2025 15:57:26|03/12/2025 15:57:28|03/12/2025 15:57:33|03/12/2025 15:57:3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48761574074074">
            <text:p>0.54876157407407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2000491</text:p>
          </table:table-cell>
          <table:table-cell office:value-type="string">
            <text:p>URA_SEG_E_ASSIST_PORTO</text:p>
          </table:table-cell>
          <table:table-cell office:value-type="string">
            <text:p>+5507175067734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3">
            <text:p>43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3:10:17|03/12/2025 13:10:19|03/12/2025 13:10:23|03/12/2025 13:10:27|03/12/2025 13:10:31|03/12/2025 13:10:32|03/12/2025 13:10:33|03/12/2025 13:10:35|03/12/2025 13:10:39|03/12/2025 13:10:42|03/12/2025 13:10:44|03/12/2025 13:10:46|03/12/2025 13:10:50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141435185185184">
            <text:p>0.614143518518518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1764867919642000492</text:p>
          </table:table-cell>
          <table:table-cell office:value-type="string">
            <text:p>URA_SEG_E_ASSIST_PORTO</text:p>
          </table:table-cell>
          <table:table-cell office:value-type="string">
            <text:p>+5503172882642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79">
            <text:p>7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4:44:26|03/12/2025 14:44:30|03/12/2025 14:44:32|03/12/2025 14:44:34|03/12/2025 14:44:37|03/12/2025 14:44:41|03/12/2025 14:44:43|03/12/2025 14:44:45|03/12/2025 14:44:48|03/12/2025 14:44:52|03/12/2025 14:44:57|03/12/2025 14:44:59|03/12/2025 14:45:03|03/12/2025 14:45:07|03/12/2025 14:45:10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866666666666667">
            <text:p>0.586666666666666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1764867919642000493</text:p>
          </table:table-cell>
          <table:table-cell office:value-type="string">
            <text:p>URA_SEG_E_ASSIST_PORTO</text:p>
          </table:table-cell>
          <table:table-cell office:value-type="string">
            <text:p>+5502144425544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17">
            <text:p>117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4:04:49|03/12/2025 14:04:54|03/12/2025 14:04:55|03/12/2025 14:04:56|03/12/2025 14:04:58|03/12/2025 14:05:01|03/12/2025 14:05:02|03/12/2025 14:05:07|03/12/2025 14:05:11|03/12/2025 14:05:15|03/12/2025 14:05:18|03/12/2025 14:05:20|03/12/2025 14:05:22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535532407407407">
            <text:p>0.653553240740740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2000494</text:p>
          </table:table-cell>
          <table:table-cell office:value-type="string">
            <text:p>URA_SEG_E_ASSIST_PORTO</text:p>
          </table:table-cell>
          <table:table-cell office:value-type="string">
            <text:p>+5507135208409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5">
            <text:p>45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5:41:08|03/12/2025 15:41:11|03/12/2025 15:41:15|03/12/2025 15:41:18|03/12/2025 15:41:21|03/12/2025 15:41:23|03/12/2025 15:41:26|03/12/2025 15:41:28|03/12/2025 15:41:30|03/12/2025 15:41:32|03/12/2025 15:41:33|03/12/2025 15:41:36|03/12/2025 15:41:40|03/12/2025 15:41:42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4957175925925926">
            <text:p>0.3495717592592592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2000495</text:p>
          </table:table-cell>
          <table:table-cell office:value-type="string">
            <text:p>URA_SEG_E_ASSIST_PORTO</text:p>
          </table:table-cell>
          <table:table-cell office:value-type="string">
            <text:p>+5503132912078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2">
            <text:p>82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08:23:24|03/12/2025 08:23:27|03/12/2025 08:23:32|03/12/2025 08:23:36|03/12/2025 08:23:41|03/12/2025 08:23:42|03/12/2025 08:23:45|03/12/2025 08:23:49|03/12/2025 08:23:53|03/12/2025 08:23:57|03/12/2025 08:24:00|03/12/2025 08:24:04|03/12/2025 08:24:07|03/12/2025 08:24:11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915046296296296">
            <text:p>0.791504629629629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2000496</text:p>
          </table:table-cell>
          <table:table-cell office:value-type="string">
            <text:p>URA_SEG_E_ASSIST_PORTO</text:p>
          </table:table-cell>
          <table:table-cell office:value-type="string">
            <text:p>+5501141796413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71">
            <text:p>7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8:59:49|03/12/2025 18:59:53|03/12/2025 18:59:56|03/12/2025 18:59:58|03/12/2025 19:00:02|03/12/2025 19:00:04|03/12/2025 19:00:07|03/12/2025 19:00:10|03/12/2025 19:00:14|03/12/2025 19:00:17|03/12/2025 19:00:20|03/12/2025 19:00:23|03/12/2025 19:00:27|03/12/2025 19:00:31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128935185185185">
            <text:p>0.412893518518518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764867919642000497</text:p>
          </table:table-cell>
          <table:table-cell office:value-type="string">
            <text:p>URA_SEG_E_ASSIST_PORTO</text:p>
          </table:table-cell>
          <table:table-cell office:value-type="string">
            <text:p>+5501139260880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26">
            <text:p>126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09:54:35|03/12/2025 09:54:39|03/12/2025 09:54:44|03/12/2025 09:54:48|03/12/2025 09:54:51|03/12/2025 09:54:54|03/12/2025 09:54:57|03/12/2025 09:54:59|03/12/2025 09:55:02|03/12/2025 09:55:04|03/12/2025 09:55:07|03/12/2025 09:55:12|03/12/2025 09:55:13|03/12/2025 09:55:16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33425925925926">
            <text:p>0.63342592592592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2000498</text:p>
          </table:table-cell>
          <table:table-cell office:value-type="string">
            <text:p>URA_SEG_E_ASSIST_PORTO</text:p>
          </table:table-cell>
          <table:table-cell office:value-type="string">
            <text:p>+5507186001901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33">
            <text:p>133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5:12:09|03/12/2025 15:12:13|03/12/2025 15:12:16|03/12/2025 15:12:20|03/12/2025 15:12:23|03/12/2025 15:12:26|03/12/2025 15:12:28|03/12/2025 15:12:33|03/12/2025 15:12:35|03/12/2025 15:12:38|03/12/2025 15:12:41|03/12/2025 15:12:43|03/12/2025 15:12:47|03/12/2025 15:12:48|03/12/2025 15:12:52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810300925925925">
            <text:p>0.681030092592592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1764867919642000499</text:p>
          </table:table-cell>
          <table:table-cell office:value-type="string">
            <text:p>URA_SEG_E_ASSIST_PORTO</text:p>
          </table:table-cell>
          <table:table-cell office:value-type="string">
            <text:p>+5501113916256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13">
            <text:p>113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6:20:45|03/12/2025 16:20:48|03/12/2025 16:20:52|03/12/2025 16:20:53|03/12/2025 16:20:55|03/12/2025 16:20:59|03/12/2025 16:21:02|03/12/2025 16:21:05|03/12/2025 16:21:07|03/12/2025 16:21:10|03/12/2025 16:21:14|03/12/2025 16:21:17|03/12/2025 16:21:19|03/12/2025 16:21:24|03/12/2025 16:21:27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758217592592592">
            <text:p>0.775821759259259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2000500</text:p>
          </table:table-cell>
          <table:table-cell office:value-type="string">
            <text:p>URA_SEG_E_ASSIST_PORTO</text:p>
          </table:table-cell>
          <table:table-cell office:value-type="string">
            <text:p>+5508166466713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18">
            <text:p>118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8:37:15|03/12/2025 18:37:20|03/12/2025 18:37:21|03/12/2025 18:37:25|03/12/2025 18:37:28|03/12/2025 18:37:32|03/12/2025 18:37:34|03/12/2025 18:37:36|03/12/2025 18:37:37|03/12/2025 18:37:41|03/12/2025 18:37:44|03/12/2025 18:37:47|03/12/2025 18:37:51|03/12/2025 18:37:54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905439814814814">
            <text:p>0.690543981481481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1764867919642000501</text:p>
          </table:table-cell>
          <table:table-cell office:value-type="string">
            <text:p>URA_SEG_E_ASSIST_PORTO</text:p>
          </table:table-cell>
          <table:table-cell office:value-type="string">
            <text:p>+5503164277720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5">
            <text:p>115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6:34:25|03/12/2025 16:34:26|03/12/2025 16:34:31|03/12/2025 16:34:32|03/12/2025 16:34:35|03/12/2025 16:34:36|03/12/2025 16:34:38|03/12/2025 16:34:41|03/12/2025 16:34:43|03/12/2025 16:34:45|03/12/2025 16:34:50|03/12/2025 16:34:53|03/12/2025 16:34:55|03/12/2025 16:34:59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69872685185185">
            <text:p>0.76987268518518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2000502</text:p>
          </table:table-cell>
          <table:table-cell office:value-type="string">
            <text:p>URA_SEG_E_ASSIST_PORTO</text:p>
          </table:table-cell>
          <table:table-cell office:value-type="string">
            <text:p>+5507146189295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6">
            <text:p>46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8:28:41|03/12/2025 18:28:44|03/12/2025 18:28:47|03/12/2025 18:28:51|03/12/2025 18:28:53|03/12/2025 18:28:55|03/12/2025 18:29:00|03/12/2025 18:29:01|03/12/2025 18:29:04|03/12/2025 18:29:08|03/12/2025 18:29:10|03/12/2025 18:29:12|03/12/2025 18:29:14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204398148148149">
            <text:p>0.720439814814814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764867919642000503</text:p>
          </table:table-cell>
          <table:table-cell office:value-type="string">
            <text:p>URA_SEG_E_ASSIST_PORTO</text:p>
          </table:table-cell>
          <table:table-cell office:value-type="string">
            <text:p>+5502164647312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21">
            <text:p>221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7:17:29|03/12/2025 17:17:32|03/12/2025 17:17:33|03/12/2025 17:17:36|03/12/2025 17:17:38|03/12/2025 17:17:42|03/12/2025 17:17:46|03/12/2025 17:17:47|03/12/2025 17:17:49|03/12/2025 17:17:51|03/12/2025 17:17:53|03/12/2025 17:17:5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15173611111111">
            <text:p>0.51517361111111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2000504</text:p>
          </table:table-cell>
          <table:table-cell office:value-type="string">
            <text:p>URA_SEG_E_ASSIST_PORTO</text:p>
          </table:table-cell>
          <table:table-cell office:value-type="string">
            <text:p>+5508186271639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5">
            <text:p>55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2:21:53|03/12/2025 12:21:55|03/12/2025 12:21:57|03/12/2025 12:21:59|03/12/2025 12:22:01|03/12/2025 12:22:04|03/12/2025 12:22:07|03/12/2025 12:22:09|03/12/2025 12:22:10|03/12/2025 12:22:15|03/12/2025 12:22:19|03/12/2025 12:22:20|03/12/2025 12:22:2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3">
            <text:p>0.6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2000505</text:p>
          </table:table-cell>
          <table:table-cell office:value-type="string">
            <text:p>URA_SEG_E_ASSIST_PORTO</text:p>
          </table:table-cell>
          <table:table-cell office:value-type="string">
            <text:p>+5505177843875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16">
            <text:p>116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5:07:14|03/12/2025 15:07:19|03/12/2025 15:07:21|03/12/2025 15:07:22|03/12/2025 15:07:24|03/12/2025 15:07:27|03/12/2025 15:07:29|03/12/2025 15:07:34|03/12/2025 15:07:37|03/12/2025 15:07:39|03/12/2025 15:07:44|03/12/2025 15:07:47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049652777777778">
            <text:p>0.504965277777777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2000506</text:p>
          </table:table-cell>
          <table:table-cell office:value-type="string">
            <text:p>URA_SEG_E_ASSIST_PORTO</text:p>
          </table:table-cell>
          <table:table-cell office:value-type="string">
            <text:p>+5507148056299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7">
            <text:p>47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2:07:13|03/12/2025 12:07:15|03/12/2025 12:07:20|03/12/2025 12:07:23|03/12/2025 12:07:27|03/12/2025 12:07:31|03/12/2025 12:07:35|03/12/2025 12:07:36|03/12/2025 12:07:40|03/12/2025 12:07:45|03/12/2025 12:07:47|03/12/2025 12:07:49|03/12/2025 12:07:51|03/12/2025 12:07:5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831828703703704">
            <text:p>0.683182870370370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1764867919642000507</text:p>
          </table:table-cell>
          <table:table-cell office:value-type="string">
            <text:p>URA_SEG_E_ASSIST_PORTO</text:p>
          </table:table-cell>
          <table:table-cell office:value-type="string">
            <text:p>+5507165725893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6">
            <text:p>66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6:23:48|03/12/2025 16:23:51|03/12/2025 16:23:53|03/12/2025 16:23:56|03/12/2025 16:23:58|03/12/2025 16:24:01|03/12/2025 16:24:04|03/12/2025 16:24:09|03/12/2025 16:24:13|03/12/2025 16:24:18|03/12/2025 16:24:23|03/12/2025 16:24:25|03/12/2025 16:24:27|03/12/2025 16:24:30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740625000000001">
            <text:p>0.674062500000000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1764867919642000508</text:p>
          </table:table-cell>
          <table:table-cell office:value-type="string">
            <text:p>URA_SEG_E_ASSIST_PORTO</text:p>
          </table:table-cell>
          <table:table-cell office:value-type="string">
            <text:p>+5507161997166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02">
            <text:p>202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6:10:43|03/12/2025 16:10:46|03/12/2025 16:10:48|03/12/2025 16:10:50|03/12/2025 16:10:51|03/12/2025 16:10:53|03/12/2025 16:10:58|03/12/2025 16:11:00|03/12/2025 16:11:04|03/12/2025 16:11:09|03/12/2025 16:11:10|03/12/2025 16:11:12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827546296296296">
            <text:p>0.782754629629629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2000509</text:p>
          </table:table-cell>
          <table:table-cell office:value-type="string">
            <text:p>URA_SEG_E_ASSIST_PORTO</text:p>
          </table:table-cell>
          <table:table-cell office:value-type="string">
            <text:p>+5503132700351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1">
            <text:p>161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18:47:12|03/12/2025 18:47:14|03/12/2025 18:47:17|03/12/2025 18:47:18|03/12/2025 18:47:20|03/12/2025 18:47:24|03/12/2025 18:47:28|03/12/2025 18:47:30|03/12/2025 18:47:34|03/12/2025 18:47:39|03/12/2025 18:47:42|03/12/2025 18:47:45|03/12/2025 18:47:46|03/12/2025 18:47:50|03/12/2025 18:47:54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471296296296296">
            <text:p>0.547129629629629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2000510</text:p>
          </table:table-cell>
          <table:table-cell office:value-type="string">
            <text:p>URA_SEG_E_ASSIST_PORTO</text:p>
          </table:table-cell>
          <table:table-cell office:value-type="string">
            <text:p>+5501179431486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97">
            <text:p>197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3:07:53|03/12/2025 13:07:57|03/12/2025 13:07:58|03/12/2025 13:08:00|03/12/2025 13:08:02|03/12/2025 13:08:05|03/12/2025 13:08:10|03/12/2025 13:08:15|03/12/2025 13:08:18|03/12/2025 13:08:21|03/12/2025 13:08:24|03/12/2025 13:08:29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612037037037037">
            <text:p>0.361203703703703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2000511</text:p>
          </table:table-cell>
          <table:table-cell office:value-type="string">
            <text:p>URA_SEG_E_ASSIST_PORTO</text:p>
          </table:table-cell>
          <table:table-cell office:value-type="string">
            <text:p>+5509138873933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48">
            <text:p>148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08:40:12|03/12/2025 08:40:15|03/12/2025 08:40:18|03/12/2025 08:40:20|03/12/2025 08:40:23|03/12/2025 08:40:24|03/12/2025 08:40:28|03/12/2025 08:40:33|03/12/2025 08:40:37|03/12/2025 08:40:39|03/12/2025 08:40:41|03/12/2025 08:40:42|03/12/2025 08:40:44|03/12/2025 08:40:48|03/12/2025 08:40:52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227546296296296">
            <text:p>0.522754629629629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2000512</text:p>
          </table:table-cell>
          <table:table-cell office:value-type="string">
            <text:p>URA_SEG_E_ASSIST_PORTO</text:p>
          </table:table-cell>
          <table:table-cell office:value-type="string">
            <text:p>+5505164378962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8">
            <text:p>118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2:32:48|03/12/2025 12:32:52|03/12/2025 12:32:54|03/12/2025 12:32:56|03/12/2025 12:33:00|03/12/2025 12:33:05|03/12/2025 12:33:09|03/12/2025 12:33:14|03/12/2025 12:33:17|03/12/2025 12:33:18|03/12/2025 12:33:20|03/12/2025 12:33:24|03/12/2025 12:33:26|03/12/2025 12:33:28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250231481481481">
            <text:p>0.725023148148148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764867919642000513</text:p>
          </table:table-cell>
          <table:table-cell office:value-type="string">
            <text:p>URA_SEG_E_ASSIST_PORTO</text:p>
          </table:table-cell>
          <table:table-cell office:value-type="string">
            <text:p>+5509165629254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20">
            <text:p>120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7:24:04|03/12/2025 17:24:09|03/12/2025 17:24:13|03/12/2025 17:24:16|03/12/2025 17:24:20|03/12/2025 17:24:23|03/12/2025 17:24:27|03/12/2025 17:24:31|03/12/2025 17:24:32|03/12/2025 17:24:33|03/12/2025 17:24:38|03/12/2025 17:24:42|03/12/2025 17:24:44|03/12/2025 17:24:47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8162847222222221">
            <text:p>0.816284722222222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1764867919642000514</text:p>
          </table:table-cell>
          <table:table-cell office:value-type="string">
            <text:p>URA_SEG_E_ASSIST_PORTO</text:p>
          </table:table-cell>
          <table:table-cell office:value-type="string">
            <text:p>+5504156360808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07">
            <text:p>107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9:35:29|03/12/2025 19:35:31|03/12/2025 19:35:35|03/12/2025 19:35:39|03/12/2025 19:35:42|03/12/2025 19:35:44|03/12/2025 19:35:45|03/12/2025 19:35:48|03/12/2025 19:35:51|03/12/2025 19:35:53|03/12/2025 19:35:58|03/12/2025 19:36:02|03/12/2025 19:36:05|03/12/2025 19:36:07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3059027777777775">
            <text:p>0.4305902777777777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2000515</text:p>
          </table:table-cell>
          <table:table-cell office:value-type="string">
            <text:p>URA_SEG_E_ASSIST_PORTO</text:p>
          </table:table-cell>
          <table:table-cell office:value-type="string">
            <text:p>+5505160169550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00">
            <text:p>100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0:20:05|03/12/2025 10:20:06|03/12/2025 10:20:09|03/12/2025 10:20:10|03/12/2025 10:20:11|03/12/2025 10:20:15|03/12/2025 10:20:16|03/12/2025 10:20:17|03/12/2025 10:20:19|03/12/2025 10:20:22|03/12/2025 10:20:23|03/12/2025 10:20:27|03/12/2025 10:20:32|03/12/2025 10:20:36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374768518518519">
            <text:p>0.537476851851851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2000516</text:p>
          </table:table-cell>
          <table:table-cell office:value-type="string">
            <text:p>URA_SEG_E_ASSIST_PORTO</text:p>
          </table:table-cell>
          <table:table-cell office:value-type="string">
            <text:p>+5507175959689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1">
            <text:p>5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2:54:01|03/12/2025 12:54:04|03/12/2025 12:54:09|03/12/2025 12:54:12|03/12/2025 12:54:14|03/12/2025 12:54:19|03/12/2025 12:54:20|03/12/2025 12:54:24|03/12/2025 12:54:28|03/12/2025 12:54:30|03/12/2025 12:54:33|03/12/2025 12:54:37|03/12/2025 12:54:38|03/12/2025 12:54:41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801157407407407">
            <text:p>0.380115740740740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764867919642000517</text:p>
          </table:table-cell>
          <table:table-cell office:value-type="string">
            <text:p>URA_SEG_E_ASSIST_PORTO</text:p>
          </table:table-cell>
          <table:table-cell office:value-type="string">
            <text:p>+5506111622996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66">
            <text:p>66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09:07:26|03/12/2025 09:07:27|03/12/2025 09:07:29|03/12/2025 09:07:31|03/12/2025 09:07:34|03/12/2025 09:07:38|03/12/2025 09:07:42|03/12/2025 09:07:47|03/12/2025 09:07:49|03/12/2025 09:07:53|03/12/2025 09:07:54|03/12/2025 09:07:57|03/12/2025 09:08:01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706712962962963">
            <text:p>0.470671296296296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2000518</text:p>
          </table:table-cell>
          <table:table-cell office:value-type="string">
            <text:p>URA_SEG_E_ASSIST_PORTO</text:p>
          </table:table-cell>
          <table:table-cell office:value-type="string">
            <text:p>+5506185142948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04">
            <text:p>104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1:17:48|03/12/2025 11:17:50|03/12/2025 11:17:52|03/12/2025 11:17:53|03/12/2025 11:17:57|03/12/2025 11:18:01|03/12/2025 11:18:05|03/12/2025 11:18:08|03/12/2025 11:18:10|03/12/2025 11:18:12|03/12/2025 11:18:16|03/12/2025 11:18:19|03/12/2025 11:18:23|03/12/2025 11:18:24|03/12/2025 11:18:26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791203703703703">
            <text:p>0.779120370370370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2000519</text:p>
          </table:table-cell>
          <table:table-cell office:value-type="string">
            <text:p>URA_SEG_E_ASSIST_PORTO</text:p>
          </table:table-cell>
          <table:table-cell office:value-type="string">
            <text:p>+5507115828209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99">
            <text:p>199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8:41:59|03/12/2025 18:42:00|03/12/2025 18:42:03|03/12/2025 18:42:06|03/12/2025 18:42:08|03/12/2025 18:42:11|03/12/2025 18:42:12|03/12/2025 18:42:17|03/12/2025 18:42:20|03/12/2025 18:42:21|03/12/2025 18:42:25|03/12/2025 18:42:29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8108333333333334">
            <text:p>0.810833333333333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1764867919642000520</text:p>
          </table:table-cell>
          <table:table-cell office:value-type="string">
            <text:p>URA_SEG_E_ASSIST_PORTO</text:p>
          </table:table-cell>
          <table:table-cell office:value-type="string">
            <text:p>+5505114532546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81">
            <text:p>81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9:27:40|03/12/2025 19:27:43|03/12/2025 19:27:45|03/12/2025 19:27:47|03/12/2025 19:27:50|03/12/2025 19:27:52|03/12/2025 19:27:56|03/12/2025 19:27:57|03/12/2025 19:27:59|03/12/2025 19:28:03|03/12/2025 19:28:08|03/12/2025 19:28:12|03/12/2025 19:28:14|03/12/2025 19:28:16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085648148148148">
            <text:p>0.708564814814814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764867919642000521</text:p>
          </table:table-cell>
          <table:table-cell office:value-type="string">
            <text:p>URA_SEG_E_ASSIST_PORTO</text:p>
          </table:table-cell>
          <table:table-cell office:value-type="string">
            <text:p>+5503115030233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82">
            <text:p>82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3/12/2025 17:00:24|03/12/2025 17:00:26|03/12/2025 17:00:27|03/12/2025 17:00:31|03/12/2025 17:00:34|03/12/2025 17:00:37|03/12/2025 17:00:40|03/12/2025 17:00:42|03/12/2025 17:00:44|03/12/2025 17:00:46|03/12/2025 17:00:48|03/12/2025 17:00:49|03/12/2025 17:00:52|03/12/2025 17:00:5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432754629629629">
            <text:p>0.34327546296296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2000522</text:p>
          </table:table-cell>
          <table:table-cell office:value-type="string">
            <text:p>URA_SEG_E_ASSIST_PORTO</text:p>
          </table:table-cell>
          <table:table-cell office:value-type="string">
            <text:p>+5509137816257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19">
            <text:p>219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08:14:23|03/12/2025 08:14:25|03/12/2025 08:14:27|03/12/2025 08:14:30|03/12/2025 08:14:32|03/12/2025 08:14:34|03/12/2025 08:14:35|03/12/2025 08:14:37|03/12/2025 08:14:40|03/12/2025 08:14:44|03/12/2025 08:14:46|03/12/2025 08:14:48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8027546296296296">
            <text:p>0.802754629629629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1764867919642000523</text:p>
          </table:table-cell>
          <table:table-cell office:value-type="string">
            <text:p>URA_SEG_E_ASSIST_PORTO</text:p>
          </table:table-cell>
          <table:table-cell office:value-type="string">
            <text:p>+5501199646160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4">
            <text:p>6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9:16:00|03/12/2025 19:16:05|03/12/2025 19:16:09|03/12/2025 19:16:14|03/12/2025 19:16:18|03/12/2025 19:16:21|03/12/2025 19:16:25|03/12/2025 19:16:29|03/12/2025 19:16:34|03/12/2025 19:16:37|03/12/2025 19:16:40|03/12/2025 19:16:41|03/12/2025 19:16:44|03/12/2025 19:16:49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8065509259259259">
            <text:p>0.806550925925925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1764867919642000524</text:p>
          </table:table-cell>
          <table:table-cell office:value-type="string">
            <text:p>URA_SEG_E_ASSIST_PORTO</text:p>
          </table:table-cell>
          <table:table-cell office:value-type="string">
            <text:p>+5505199852805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98">
            <text:p>198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9:21:30|03/12/2025 19:21:32|03/12/2025 19:21:34|03/12/2025 19:21:39|03/12/2025 19:21:41|03/12/2025 19:21:46|03/12/2025 19:21:49|03/12/2025 19:21:54|03/12/2025 19:21:55|03/12/2025 19:21:57|03/12/2025 19:22:00|03/12/2025 19:22:04|03/12/2025 19:22:08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215625">
            <text:p>0.421562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2000525</text:p>
          </table:table-cell>
          <table:table-cell office:value-type="string">
            <text:p>URA_SEG_E_ASSIST_PORTO</text:p>
          </table:table-cell>
          <table:table-cell office:value-type="string">
            <text:p>+5502151098178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97">
            <text:p>97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0:07:05|03/12/2025 10:07:07|03/12/2025 10:07:12|03/12/2025 10:07:15|03/12/2025 10:07:17|03/12/2025 10:07:20|03/12/2025 10:07:23|03/12/2025 10:07:26|03/12/2025 10:07:30|03/12/2025 10:07:34|03/12/2025 10:07:38|03/12/2025 10:07:42|03/12/2025 10:07:43|03/12/2025 10:07:47|03/12/2025 10:07:49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030787037037036">
            <text:p>0.603078703703703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1764867919642000526</text:p>
          </table:table-cell>
          <table:table-cell office:value-type="string">
            <text:p>URA_SEG_E_ASSIST_PORTO</text:p>
          </table:table-cell>
          <table:table-cell office:value-type="string">
            <text:p>+5502177004690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6">
            <text:p>86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4:28:29|03/12/2025 14:28:34|03/12/2025 14:28:38|03/12/2025 14:28:41|03/12/2025 14:28:46|03/12/2025 14:28:48|03/12/2025 14:28:52|03/12/2025 14:28:56|03/12/2025 14:28:59|03/12/2025 14:29:04|03/12/2025 14:29:07|03/12/2025 14:29:09|03/12/2025 14:29:11|03/12/2025 14:29:13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396180555555555">
            <text:p>0.639618055555555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2000527</text:p>
          </table:table-cell>
          <table:table-cell office:value-type="string">
            <text:p>URA_SEG_E_ASSIST_PORTO</text:p>
          </table:table-cell>
          <table:table-cell office:value-type="string">
            <text:p>+5506138862058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90">
            <text:p>190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15:21:06|03/12/2025 15:21:09|03/12/2025 15:21:11|03/12/2025 15:21:12|03/12/2025 15:21:16|03/12/2025 15:21:18|03/12/2025 15:21:22|03/12/2025 15:21:26|03/12/2025 15:21:29|03/12/2025 15:21:33|03/12/2025 15:21:36|03/12/2025 15:21:38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819444444444444">
            <text:p>0.381944444444444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764867919642000528</text:p>
          </table:table-cell>
          <table:table-cell office:value-type="string">
            <text:p>URA_SEG_E_ASSIST_PORTO</text:p>
          </table:table-cell>
          <table:table-cell office:value-type="string">
            <text:p>+5501146016816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00">
            <text:p>100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09:10:02|03/12/2025 09:10:04|03/12/2025 09:10:06|03/12/2025 09:10:08|03/12/2025 09:10:12|03/12/2025 09:10:14|03/12/2025 09:10:17|03/12/2025 09:10:20|03/12/2025 09:10:25|03/12/2025 09:10:29|03/12/2025 09:10:31|03/12/2025 09:10:3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931712962962963">
            <text:p>0.793171296296296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1764867919642000529</text:p>
          </table:table-cell>
          <table:table-cell office:value-type="string">
            <text:p>URA_SEG_E_ASSIST_PORTO</text:p>
          </table:table-cell>
          <table:table-cell office:value-type="string">
            <text:p>+5508159466027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24">
            <text:p>124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9:02:13|03/12/2025 19:02:16|03/12/2025 19:02:21|03/12/2025 19:02:25|03/12/2025 19:02:26|03/12/2025 19:02:29|03/12/2025 19:02:33|03/12/2025 19:02:38|03/12/2025 19:02:42|03/12/2025 19:02:45|03/12/2025 19:02:47|03/12/2025 19:02:51|03/12/2025 19:02:53|03/12/2025 19:02:55|03/12/2025 19:02:56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268055555555555">
            <text:p>0.526805555555555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2000530</text:p>
          </table:table-cell>
          <table:table-cell office:value-type="string">
            <text:p>URA_SEG_E_ASSIST_PORTO</text:p>
          </table:table-cell>
          <table:table-cell office:value-type="string">
            <text:p>+5506179036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3">
            <text:p>8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2:38:39|03/12/2025 12:38:41|03/12/2025 12:38:44|03/12/2025 12:38:49|03/12/2025 12:38:51|03/12/2025 12:38:54|03/12/2025 12:38:55|03/12/2025 12:38:57|03/12/2025 12:38:58|03/12/2025 12:39:03|03/12/2025 12:39:08|03/12/2025 12:39:11|03/12/2025 12:39:13|03/12/2025 12:39:18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727777777777778">
            <text:p>0.372777777777777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2000531</text:p>
          </table:table-cell>
          <table:table-cell office:value-type="string">
            <text:p>URA_SEG_E_ASSIST_PORTO</text:p>
          </table:table-cell>
          <table:table-cell office:value-type="string">
            <text:p>+5508132303030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4">
            <text:p>4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08:56:50|03/12/2025 08:56:54|03/12/2025 08:56:58|03/12/2025 08:57:00|03/12/2025 08:57:04|03/12/2025 08:57:08|03/12/2025 08:57:10|03/12/2025 08:57:11|03/12/2025 08:57:15|03/12/2025 08:57:19|03/12/2025 08:57:23|03/12/2025 08:57:27|03/12/2025 08:57:30|03/12/2025 08:57:33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1909722222222223">
            <text:p>0.4190972222222222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2000532</text:p>
          </table:table-cell>
          <table:table-cell office:value-type="string">
            <text:p>URA_SEG_E_ASSIST_PORTO</text:p>
          </table:table-cell>
          <table:table-cell office:value-type="string">
            <text:p>+5509130122487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23">
            <text:p>223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0:03:31|03/12/2025 10:03:33|03/12/2025 10:03:35|03/12/2025 10:03:40|03/12/2025 10:03:42|03/12/2025 10:03:46|03/12/2025 10:03:50|03/12/2025 10:03:54|03/12/2025 10:03:57|03/12/2025 10:04:00|03/12/2025 10:04:05|03/12/2025 10:04:06|03/12/2025 10:04:11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285185185185185">
            <text:p>0.428518518518518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2000533</text:p>
          </table:table-cell>
          <table:table-cell office:value-type="string">
            <text:p>URA_SEG_E_ASSIST_PORTO</text:p>
          </table:table-cell>
          <table:table-cell office:value-type="string">
            <text:p>+5502146177703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82">
            <text:p>82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0:17:08|03/12/2025 10:17:13|03/12/2025 10:17:17|03/12/2025 10:17:21|03/12/2025 10:17:24|03/12/2025 10:17:27|03/12/2025 10:17:29|03/12/2025 10:17:34|03/12/2025 10:17:36|03/12/2025 10:17:37|03/12/2025 10:17:42|03/12/2025 10:17:45|03/12/2025 10:17:47|03/12/2025 10:17:48|03/12/2025 10:17:53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363541666666667">
            <text:p>0.336354166666666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2000534</text:p>
          </table:table-cell>
          <table:table-cell office:value-type="string">
            <text:p>URA_SEG_E_ASSIST_PORTO</text:p>
          </table:table-cell>
          <table:table-cell office:value-type="string">
            <text:p>+5504119772569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45">
            <text:p>145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08:04:23|03/12/2025 08:04:28|03/12/2025 08:04:30|03/12/2025 08:04:32|03/12/2025 08:04:36|03/12/2025 08:04:39|03/12/2025 08:04:42|03/12/2025 08:04:45|03/12/2025 08:04:50|03/12/2025 08:04:52|03/12/2025 08:04:55|03/12/2025 08:04:59|03/12/2025 08:05:02|03/12/2025 08:05:07|03/12/2025 08:05:11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392708333333333">
            <text:p>0.639270833333333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2000535</text:p>
          </table:table-cell>
          <table:table-cell office:value-type="string">
            <text:p>URA_SEG_E_ASSIST_PORTO</text:p>
          </table:table-cell>
          <table:table-cell office:value-type="string">
            <text:p>+5508166284912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45">
            <text:p>145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5:20:36|03/12/2025 15:20:37|03/12/2025 15:20:39|03/12/2025 15:20:43|03/12/2025 15:20:47|03/12/2025 15:20:50|03/12/2025 15:20:51|03/12/2025 15:20:56|03/12/2025 15:20:59|03/12/2025 15:21:01|03/12/2025 15:21:06|03/12/2025 15:21:07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818136574074074">
            <text:p>0.81813657407407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1764867919642000536</text:p>
          </table:table-cell>
          <table:table-cell office:value-type="string">
            <text:p>URA_SEG_E_ASSIST_PORTO</text:p>
          </table:table-cell>
          <table:table-cell office:value-type="string">
            <text:p>+5508143006583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90">
            <text:p>90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9:38:08|03/12/2025 19:38:13|03/12/2025 19:38:14|03/12/2025 19:38:17|03/12/2025 19:38:18|03/12/2025 19:38:22|03/12/2025 19:38:25|03/12/2025 19:38:29|03/12/2025 19:38:30|03/12/2025 19:38:35|03/12/2025 19:38:39|03/12/2025 19:38:43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261342592592593">
            <text:p>0.526134259259259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2000537</text:p>
          </table:table-cell>
          <table:table-cell office:value-type="string">
            <text:p>URA_SEG_E_ASSIST_PORTO</text:p>
          </table:table-cell>
          <table:table-cell office:value-type="string">
            <text:p>+5505138142555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5">
            <text:p>65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2:37:40|03/12/2025 12:37:44|03/12/2025 12:37:46|03/12/2025 12:37:49|03/12/2025 12:37:54|03/12/2025 12:37:55|03/12/2025 12:37:56|03/12/2025 12:37:57|03/12/2025 12:38:00|03/12/2025 12:38:04|03/12/2025 12:38:08|03/12/2025 12:38:10|03/12/2025 12:38:15|03/12/2025 12:38:16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8753472222222216">
            <text:p>0.4875347222222221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2000538</text:p>
          </table:table-cell>
          <table:table-cell office:value-type="string">
            <text:p>URA_SEG_E_ASSIST_PORTO</text:p>
          </table:table-cell>
          <table:table-cell office:value-type="string">
            <text:p>+5501141681474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60">
            <text:p>160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1:42:04|03/12/2025 11:42:08|03/12/2025 11:42:13|03/12/2025 11:42:17|03/12/2025 11:42:19|03/12/2025 11:42:21|03/12/2025 11:42:26|03/12/2025 11:42:29|03/12/2025 11:42:30|03/12/2025 11:42:32|03/12/2025 11:42:36|03/12/2025 11:42:41|03/12/2025 11:42:44|03/12/2025 11:42:45|03/12/2025 11:42:47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8226157407407407">
            <text:p>0.822615740740740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1764867919642000539</text:p>
          </table:table-cell>
          <table:table-cell office:value-type="string">
            <text:p>URA_SEG_E_ASSIST_PORTO</text:p>
          </table:table-cell>
          <table:table-cell office:value-type="string">
            <text:p>+5503156705184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9">
            <text:p>59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9:44:38|03/12/2025 19:44:42|03/12/2025 19:44:46|03/12/2025 19:44:51|03/12/2025 19:44:56|03/12/2025 19:44:59|03/12/2025 19:45:02|03/12/2025 19:45:06|03/12/2025 19:45:10|03/12/2025 19:45:12|03/12/2025 19:45:14|03/12/2025 19:45:16|03/12/2025 19:45:19|03/12/2025 19:45:23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962731481481481">
            <text:p>0.396273148148148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764867919642000540</text:p>
          </table:table-cell>
          <table:table-cell office:value-type="string">
            <text:p>URA_SEG_E_ASSIST_PORTO</text:p>
          </table:table-cell>
          <table:table-cell office:value-type="string">
            <text:p>+5508145967112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alteracao|inclusao_dependente|dados_dependente|validacao_dados|dependente_incluido</text:p>
          </table:table-cell>
          <table:table-cell office:value-type="string">
            <text:p>Inicio_Ura_Seguros_Assistencias|Identificacao_Telefone|Menu_Identificacao_Cliente|Menu_Alteracao_Cadastral|Menu_Inclusao_Dependente|Confirmacao_Inclusao</text:p>
          </table:table-cell>
          <table:table-cell office:value-type="string">
            <text:p>10023|10589|50013|10551|15001|10647|10858</text:p>
          </table:table-cell>
          <table:table-cell office:value-type="string">
            <text:p>333_Porto|PORTO|Bom_Dia|Cpf|Sucesso|Dependente|Inclui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5">
            <text:p>115</text:p>
          </table:table-cell>
          <table:table-cell office:value-type="string">
            <text:p>014XXXXXXXX</text:p>
          </table:table-cell>
          <table:table-cell office:value-type="string">
            <text:p>10858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09:30:39|03/12/2025 09:30:43|03/12/2025 09:30:46|03/12/2025 09:30:51|03/12/2025 09:30:52|03/12/2025 09:30:55|03/12/2025 09:30:58|03/12/2025 09:31:00|03/12/2025 09:31:03|03/12/2025 09:31:05|03/12/2025 09:31:07|03/12/2025 09:31:11|03/12/2025 09:31:1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830439814814815">
            <text:p>0.683043981481481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1764867919642000541</text:p>
          </table:table-cell>
          <table:table-cell office:value-type="string">
            <text:p>URA_SEG_E_ASSIST_PORTO</text:p>
          </table:table-cell>
          <table:table-cell office:value-type="string">
            <text:p>+5501134483917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5">
            <text:p>55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6:23:39|03/12/2025 16:23:44|03/12/2025 16:23:45|03/12/2025 16:23:50|03/12/2025 16:23:52|03/12/2025 16:23:54|03/12/2025 16:23:59|03/12/2025 16:24:03|03/12/2025 16:24:08|03/12/2025 16:24:13|03/12/2025 16:24:16|03/12/2025 16:24:18|03/12/2025 16:24:23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675925925925926">
            <text:p>0.467592592592592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2000542</text:p>
          </table:table-cell>
          <table:table-cell office:value-type="string">
            <text:p>URA_SEG_E_ASSIST_PORTO</text:p>
          </table:table-cell>
          <table:table-cell office:value-type="string">
            <text:p>+5501149902860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19">
            <text:p>119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1:13:21|03/12/2025 11:13:22|03/12/2025 11:13:24|03/12/2025 11:13:28|03/12/2025 11:13:32|03/12/2025 11:13:35|03/12/2025 11:13:38|03/12/2025 11:13:40|03/12/2025 11:13:42|03/12/2025 11:13:47|03/12/2025 11:13:48|03/12/2025 11:13:52|03/12/2025 11:13:5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473263888888889">
            <text:p>0.347326388888888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2000543</text:p>
          </table:table-cell>
          <table:table-cell office:value-type="string">
            <text:p>URA_SEG_E_ASSIST_PORTO</text:p>
          </table:table-cell>
          <table:table-cell office:value-type="string">
            <text:p>+5509120775787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99">
            <text:p>99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3/12/2025 08:20:13|03/12/2025 08:20:16|03/12/2025 08:20:21|03/12/2025 08:20:26|03/12/2025 08:20:28|03/12/2025 08:20:33|03/12/2025 08:20:37|03/12/2025 08:20:38|03/12/2025 08:20:40|03/12/2025 08:20:44|03/12/2025 08:20:46|03/12/2025 08:20:49|03/12/2025 08:20:52|03/12/2025 08:20:56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500347222222222">
            <text:p>0.550034722222222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2000544</text:p>
          </table:table-cell>
          <table:table-cell office:value-type="string">
            <text:p>URA_SEG_E_ASSIST_PORTO</text:p>
          </table:table-cell>
          <table:table-cell office:value-type="string">
            <text:p>+5505157964984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1">
            <text:p>41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3:12:07|03/12/2025 13:12:10|03/12/2025 13:12:14|03/12/2025 13:12:16|03/12/2025 13:12:20|03/12/2025 13:12:23|03/12/2025 13:12:24|03/12/2025 13:12:28|03/12/2025 13:12:33|03/12/2025 13:12:36|03/12/2025 13:12:41|03/12/2025 13:12:45|03/12/2025 13:12:48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9896990740740743">
            <text:p>0.4989699074074074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2000545</text:p>
          </table:table-cell>
          <table:table-cell office:value-type="string">
            <text:p>URA_SEG_E_ASSIST_PORTO</text:p>
          </table:table-cell>
          <table:table-cell office:value-type="string">
            <text:p>+5506143422644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09">
            <text:p>109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1:58:35|03/12/2025 11:58:39|03/12/2025 11:58:41|03/12/2025 11:58:44|03/12/2025 11:58:48|03/12/2025 11:58:49|03/12/2025 11:58:53|03/12/2025 11:58:57|03/12/2025 11:58:58|03/12/2025 11:59:01|03/12/2025 11:59:04|03/12/2025 11:59:09|03/12/2025 11:59:10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740740740740741">
            <text:p>0.774074074074074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2000546</text:p>
          </table:table-cell>
          <table:table-cell office:value-type="string">
            <text:p>URA_SEG_E_ASSIST_PORTO</text:p>
          </table:table-cell>
          <table:table-cell office:value-type="string">
            <text:p>+5503192386805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75">
            <text:p>175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8:34:44|03/12/2025 18:34:46|03/12/2025 18:34:48|03/12/2025 18:34:49|03/12/2025 18:34:52|03/12/2025 18:34:54|03/12/2025 18:34:56|03/12/2025 18:34:59|03/12/2025 18:35:02|03/12/2025 18:35:03|03/12/2025 18:35:05|03/12/2025 18:35:07|03/12/2025 18:35:12|03/12/2025 18:35:16|03/12/2025 18:35:21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535416666666667">
            <text:p>0.553541666666666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2000547</text:p>
          </table:table-cell>
          <table:table-cell office:value-type="string">
            <text:p>URA_SEG_E_ASSIST_PORTO</text:p>
          </table:table-cell>
          <table:table-cell office:value-type="string">
            <text:p>+5502130126450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07">
            <text:p>107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13:17:07|03/12/2025 13:17:12|03/12/2025 13:17:16|03/12/2025 13:17:21|03/12/2025 13:17:23|03/12/2025 13:17:26|03/12/2025 13:17:28|03/12/2025 13:17:29|03/12/2025 13:17:34|03/12/2025 13:17:35|03/12/2025 13:17:38|03/12/2025 13:17:41|03/12/2025 13:17:43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261342592592593">
            <text:p>0.626134259259259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2000548</text:p>
          </table:table-cell>
          <table:table-cell office:value-type="string">
            <text:p>URA_SEG_E_ASSIST_PORTO</text:p>
          </table:table-cell>
          <table:table-cell office:value-type="string">
            <text:p>+5509144098504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68">
            <text:p>68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5:01:41|03/12/2025 15:01:44|03/12/2025 15:01:48|03/12/2025 15:01:52|03/12/2025 15:01:55|03/12/2025 15:01:59|03/12/2025 15:02:04|03/12/2025 15:02:08|03/12/2025 15:02:11|03/12/2025 15:02:16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990856481481481">
            <text:p>0.699085648148148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1764867919642000549</text:p>
          </table:table-cell>
          <table:table-cell office:value-type="string">
            <text:p>URA_SEG_E_ASSIST_PORTO</text:p>
          </table:table-cell>
          <table:table-cell office:value-type="string">
            <text:p>+5506189361728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4">
            <text:p>5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6:46:44|03/12/2025 16:46:48|03/12/2025 16:46:52|03/12/2025 16:46:54|03/12/2025 16:46:57|03/12/2025 16:47:01|03/12/2025 16:47:06|03/12/2025 16:47:08|03/12/2025 16:47:12|03/12/2025 16:47:15|03/12/2025 16:47:17|03/12/2025 16:47:22|03/12/2025 16:47:27|03/12/2025 16:47:30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960300925925926">
            <text:p>0.396030092592592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764867919642000550</text:p>
          </table:table-cell>
          <table:table-cell office:value-type="string">
            <text:p>URA_SEG_E_ASSIST_PORTO</text:p>
          </table:table-cell>
          <table:table-cell office:value-type="string">
            <text:p>+5506158017760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46">
            <text:p>146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09:30:21|03/12/2025 09:30:22|03/12/2025 09:30:26|03/12/2025 09:30:30|03/12/2025 09:30:33|03/12/2025 09:30:34|03/12/2025 09:30:37|03/12/2025 09:30:40|03/12/2025 09:30:42|03/12/2025 09:30:45|03/12/2025 09:30:48|03/12/2025 09:30:51|03/12/2025 09:30:54|03/12/2025 09:30:57|03/12/2025 09:31:00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8056944444444444">
            <text:p>0.805694444444444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1764867919642000551</text:p>
          </table:table-cell>
          <table:table-cell office:value-type="string">
            <text:p>URA_SEG_E_ASSIST_PORTO</text:p>
          </table:table-cell>
          <table:table-cell office:value-type="string">
            <text:p>+5507161560983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alteracao|inclusao_dependente|dados_dependente|validacao_dados|dependente_incluido</text:p>
          </table:table-cell>
          <table:table-cell office:value-type="string">
            <text:p>Inicio_Ura_Seguros_Assistencias|Identificacao_Telefone|Menu_Identificacao_Cliente|Menu_Alteracao_Cadastral|Menu_Inclusao_Dependente|Confirmacao_Inclusao</text:p>
          </table:table-cell>
          <table:table-cell office:value-type="string">
            <text:p>10023|10589|50013|10551|15001|10647|10858</text:p>
          </table:table-cell>
          <table:table-cell office:value-type="string">
            <text:p>333_Porto|PORTO|Bom_Dia|Cpf|Sucesso|Dependente|Inclui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32">
            <text:p>132</text:p>
          </table:table-cell>
          <table:table-cell office:value-type="string">
            <text:p>014XXXXXXXX</text:p>
          </table:table-cell>
          <table:table-cell office:value-type="string">
            <text:p>10858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9:20:13|03/12/2025 19:20:17|03/12/2025 19:20:20|03/12/2025 19:20:24|03/12/2025 19:20:28|03/12/2025 19:20:29|03/12/2025 19:20:34|03/12/2025 19:20:38|03/12/2025 19:20:43|03/12/2025 19:20:45|03/12/2025 19:20:48|03/12/2025 19:20:50|03/12/2025 19:20:51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691435185185185">
            <text:p>0.569143518518518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1764867919642000552</text:p>
          </table:table-cell>
          <table:table-cell office:value-type="string">
            <text:p>URA_SEG_E_ASSIST_PORTO</text:p>
          </table:table-cell>
          <table:table-cell office:value-type="string">
            <text:p>+5505148211364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77">
            <text:p>77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3:39:38|03/12/2025 13:39:43|03/12/2025 13:39:44|03/12/2025 13:39:46|03/12/2025 13:39:51|03/12/2025 13:39:53|03/12/2025 13:39:58|03/12/2025 13:39:59|03/12/2025 13:40:02|03/12/2025 13:40:06|03/12/2025 13:40:11|03/12/2025 13:40:12|03/12/2025 13:40:16|03/12/2025 13:40:18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823611111111112">
            <text:p>0.78236111111111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2000553</text:p>
          </table:table-cell>
          <table:table-cell office:value-type="string">
            <text:p>URA_SEG_E_ASSIST_PORTO</text:p>
          </table:table-cell>
          <table:table-cell office:value-type="string">
            <text:p>+5506161875426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14">
            <text:p>114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8:46:38|03/12/2025 18:46:43|03/12/2025 18:46:47|03/12/2025 18:46:50|03/12/2025 18:46:53|03/12/2025 18:46:56|03/12/2025 18:46:58|03/12/2025 18:47:00|03/12/2025 18:47:01|03/12/2025 18:47:05|03/12/2025 18:47:09|03/12/2025 18:47:14|03/12/2025 18:47:18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972800925925926">
            <text:p>0.497280092592592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2000554</text:p>
          </table:table-cell>
          <table:table-cell office:value-type="string">
            <text:p>URA_SEG_E_ASSIST_PORTO</text:p>
          </table:table-cell>
          <table:table-cell office:value-type="string">
            <text:p>+5501166051646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informacoes_cobertura|tipo_cobertura|detalhes_cobertura|duvidas_esclarecidas</text:p>
          </table:table-cell>
          <table:table-cell office:value-type="string">
            <text:p>Inicio_Ura_Seguros_Assistencias|Identificacao_Telefone|Menu_Principal|Menu_Informacoes|Menu_Cobertura|Detalhes_Cobertura</text:p>
          </table:table-cell>
          <table:table-cell office:value-type="string">
            <text:p>10023|10589|10078|10627|10629|10637</text:p>
          </table:table-cell>
          <table:table-cell office:value-type="string">
            <text:p>333_Porto|PORTO|Boa_Tarde|Informacoes|Cobertura|Esclarecido</text:p>
          </table:table-cell>
          <table:table-cell office:value-type="string">
            <text:p>||||</text:p>
          </table:table-cell>
          <table:table-cell office:value-type="string">
            <text:p>Desconexao</text:p>
          </table:table-cell>
          <table:table-cell office:value-type="float" office:value="51">
            <text:p>51</text:p>
          </table:table-cell>
          <table:table-cell office:value-type="string">
            <text:p>014XXXXXXXX</text:p>
          </table:table-cell>
          <table:table-cell office:value-type="string">
            <text:p>10637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1:56:09|03/12/2025 11:56:11|03/12/2025 11:56:15|03/12/2025 11:56:17|03/12/2025 11:56:22|03/12/2025 11:56:24|03/12/2025 11:56:28|03/12/2025 11:56:32|03/12/2025 11:56:36|03/12/2025 11:56:39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745717592592593">
            <text:p>0.674571759259259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1764867919642000555</text:p>
          </table:table-cell>
          <table:table-cell office:value-type="string">
            <text:p>URA_SEG_E_ASSIST_PORTO</text:p>
          </table:table-cell>
          <table:table-cell office:value-type="string">
            <text:p>+5508149017219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36">
            <text:p>136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6:11:26|03/12/2025 16:11:28|03/12/2025 16:11:30|03/12/2025 16:11:33|03/12/2025 16:11:37|03/12/2025 16:11:41|03/12/2025 16:11:42|03/12/2025 16:11:44|03/12/2025 16:11:49|03/12/2025 16:11:50|03/12/2025 16:11:53|03/12/2025 16:11:58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080787037037037">
            <text:p>0.408078703703703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764867919642000556</text:p>
          </table:table-cell>
          <table:table-cell office:value-type="string">
            <text:p>URA_SEG_E_ASSIST_PORTO</text:p>
          </table:table-cell>
          <table:table-cell office:value-type="string">
            <text:p>+5506147245690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8">
            <text:p>88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09:47:42|03/12/2025 09:47:43|03/12/2025 09:47:45|03/12/2025 09:47:47|03/12/2025 09:47:49|03/12/2025 09:47:52|03/12/2025 09:47:57|03/12/2025 09:48:01|03/12/2025 09:48:02|03/12/2025 09:48:03|03/12/2025 09:48:06|03/12/2025 09:48:11|03/12/2025 09:48:14|03/12/2025 09:48:1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625347222222222">
            <text:p>0.762534722222222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2000557</text:p>
          </table:table-cell>
          <table:table-cell office:value-type="string">
            <text:p>URA_SEG_E_ASSIST_PORTO</text:p>
          </table:table-cell>
          <table:table-cell office:value-type="string">
            <text:p>+5507126695143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142">
            <text:p>142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18:18:04|03/12/2025 18:18:09|03/12/2025 18:18:10|03/12/2025 18:18:15|03/12/2025 18:18:18|03/12/2025 18:18:21|03/12/2025 18:18:23|03/12/2025 18:18:26|03/12/2025 18:18:31|03/12/2025 18:18:34|03/12/2025 18:18:35|03/12/2025 18:18:37|03/12/2025 18:18:39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233449074074074">
            <text:p>0.723344907407407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764867919642000558</text:p>
          </table:table-cell>
          <table:table-cell office:value-type="string">
            <text:p>URA_SEG_E_ASSIST_PORTO</text:p>
          </table:table-cell>
          <table:table-cell office:value-type="string">
            <text:p>+5504188685874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93">
            <text:p>9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7:21:38|03/12/2025 17:21:41|03/12/2025 17:21:45|03/12/2025 17:21:49|03/12/2025 17:21:52|03/12/2025 17:21:56|03/12/2025 17:21:57|03/12/2025 17:22:00|03/12/2025 17:22:05|03/12/2025 17:22:09|03/12/2025 17:22:14|03/12/2025 17:22:19|03/12/2025 17:22:23|03/12/2025 17:22:27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6296296296296297">
            <text:p>0.4629629629629629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2000559</text:p>
          </table:table-cell>
          <table:table-cell office:value-type="string">
            <text:p>URA_SEG_E_ASSIST_PORTO</text:p>
          </table:table-cell>
          <table:table-cell office:value-type="string">
            <text:p>+5507174333434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42">
            <text:p>242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FINANCEI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FINANCEIRO</text:p>
          </table:table-cell>
          <table:table-cell office:value-type="string">
            <text:p/>
          </table:table-cell>
          <table:table-cell office:value-type="string">
            <text:p>03/12/2025 11:06:41|03/12/2025 11:06:43|03/12/2025 11:06:46|03/12/2025 11:06:48|03/12/2025 11:06:50|03/12/2025 11:06:52|03/12/2025 11:06:57|03/12/2025 11:06:58|03/12/2025 11:06:59|03/12/2025 11:07:02|03/12/2025 11:07:04|03/12/2025 11:07:08|03/12/2025 11:07:10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446990740740741">
            <text:p>0.744699074074074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764867919642000560</text:p>
          </table:table-cell>
          <table:table-cell office:value-type="string">
            <text:p>URA_SEG_E_ASSIST_PORTO</text:p>
          </table:table-cell>
          <table:table-cell office:value-type="string">
            <text:p>+5504196099042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1">
            <text:p>81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7:52:25|03/12/2025 17:52:27|03/12/2025 17:52:29|03/12/2025 17:52:32|03/12/2025 17:52:35|03/12/2025 17:52:39|03/12/2025 17:52:42|03/12/2025 17:52:46|03/12/2025 17:52:50|03/12/2025 17:52:52|03/12/2025 17:52:56|03/12/2025 17:53:00|03/12/2025 17:53:04|03/12/2025 17:53:07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3653935185185185">
            <text:p>0.3365393518518518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2000561</text:p>
          </table:table-cell>
          <table:table-cell office:value-type="string">
            <text:p>URA_SEG_E_ASSIST_PORTO</text:p>
          </table:table-cell>
          <table:table-cell office:value-type="string">
            <text:p>+5508149108245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10">
            <text:p>110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08:04:41|03/12/2025 08:04:44|03/12/2025 08:04:46|03/12/2025 08:04:47|03/12/2025 08:04:49|03/12/2025 08:04:52|03/12/2025 08:04:55|03/12/2025 08:04:59|03/12/2025 08:05:02|03/12/2025 08:05:03|03/12/2025 08:05:05|03/12/2025 08:05:09|03/12/2025 08:05:11|03/12/2025 08:05:1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3416666666666665">
            <text:p>0.4341666666666666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2000562</text:p>
          </table:table-cell>
          <table:table-cell office:value-type="string">
            <text:p>URA_SEG_E_ASSIST_PORTO</text:p>
          </table:table-cell>
          <table:table-cell office:value-type="string">
            <text:p>+5507120854511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77">
            <text:p>77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3/12/2025 10:25:14|03/12/2025 10:25:19|03/12/2025 10:25:23|03/12/2025 10:25:27|03/12/2025 10:25:32|03/12/2025 10:25:34|03/12/2025 10:25:36|03/12/2025 10:25:39|03/12/2025 10:25:41|03/12/2025 10:25:45|03/12/2025 10:25:48|03/12/2025 10:25:49|03/12/2025 10:25:51|03/12/2025 10:25:5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951157407407408">
            <text:p>0.595115740740740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1764867919642000563</text:p>
          </table:table-cell>
          <table:table-cell office:value-type="string">
            <text:p>URA_SEG_E_ASSIST_PORTO</text:p>
          </table:table-cell>
          <table:table-cell office:value-type="string">
            <text:p>+5504155465722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98">
            <text:p>98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4:17:02|03/12/2025 14:17:05|03/12/2025 14:17:09|03/12/2025 14:17:10|03/12/2025 14:17:15|03/12/2025 14:17:19|03/12/2025 14:17:23|03/12/2025 14:17:28|03/12/2025 14:17:31|03/12/2025 14:17:34|03/12/2025 14:17:35|03/12/2025 14:17:39|03/12/2025 14:17:43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5619212962962963">
            <text:p>0.4561921296296296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2000564</text:p>
          </table:table-cell>
          <table:table-cell office:value-type="string">
            <text:p>URA_SEG_E_ASSIST_PORTO</text:p>
          </table:table-cell>
          <table:table-cell office:value-type="string">
            <text:p>+5507161561593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4">
            <text:p>54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0:56:57|03/12/2025 10:57:01|03/12/2025 10:57:06|03/12/2025 10:57:08|03/12/2025 10:57:11|03/12/2025 10:57:13|03/12/2025 10:57:18|03/12/2025 10:57:20|03/12/2025 10:57:25|03/12/2025 10:57:26|03/12/2025 10:57:31|03/12/2025 10:57:35|03/12/2025 10:57:38|03/12/2025 10:57:39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534143518518519">
            <text:p>0.753414351851851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2000565</text:p>
          </table:table-cell>
          <table:table-cell office:value-type="string">
            <text:p>URA_SEG_E_ASSIST_PORTO</text:p>
          </table:table-cell>
          <table:table-cell office:value-type="string">
            <text:p>+5508191388331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9">
            <text:p>89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8:04:56|03/12/2025 18:05:01|03/12/2025 18:05:02|03/12/2025 18:05:03|03/12/2025 18:05:06|03/12/2025 18:05:11|03/12/2025 18:05:13|03/12/2025 18:05:17|03/12/2025 18:05:22|03/12/2025 18:05:24|03/12/2025 18:05:27|03/12/2025 18:05:30|03/12/2025 18:05:34|03/12/2025 18:05:37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261342592592593">
            <text:p>0.726134259259259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764867919642000566</text:p>
          </table:table-cell>
          <table:table-cell office:value-type="string">
            <text:p>URA_SEG_E_ASSIST_PORTO</text:p>
          </table:table-cell>
          <table:table-cell office:value-type="string">
            <text:p>+5505170087693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08">
            <text:p>208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7:25:40|03/12/2025 17:25:44|03/12/2025 17:25:48|03/12/2025 17:25:53|03/12/2025 17:25:55|03/12/2025 17:25:59|03/12/2025 17:26:02|03/12/2025 17:26:04|03/12/2025 17:26:06|03/12/2025 17:26:08|03/12/2025 17:26:11|03/12/2025 17:26:14|03/12/2025 17:26:17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262152777777777">
            <text:p>0.626215277777777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2000567</text:p>
          </table:table-cell>
          <table:table-cell office:value-type="string">
            <text:p>URA_SEG_E_ASSIST_PORTO</text:p>
          </table:table-cell>
          <table:table-cell office:value-type="string">
            <text:p>+5508155222723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13">
            <text:p>113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3/12/2025 15:01:49|03/12/2025 15:01:54|03/12/2025 15:01:58|03/12/2025 15:02:00|03/12/2025 15:02:02|03/12/2025 15:02:06|03/12/2025 15:02:10|03/12/2025 15:02:14|03/12/2025 15:02:16|03/12/2025 15:02:21|03/12/2025 15:02:24|03/12/2025 15:02:27|03/12/2025 15:02:31|03/12/2025 15:02:34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088888888888888">
            <text:p>0.708888888888888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764867919642000568</text:p>
          </table:table-cell>
          <table:table-cell office:value-type="string">
            <text:p>URA_SEG_E_ASSIST_PORTO</text:p>
          </table:table-cell>
          <table:table-cell office:value-type="string">
            <text:p>+5509176019896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32">
            <text:p>32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7:00:52|03/12/2025 17:00:54|03/12/2025 17:00:56|03/12/2025 17:01:00|03/12/2025 17:01:04|03/12/2025 17:01:06|03/12/2025 17:01:08|03/12/2025 17:01:12|03/12/2025 17:01:16|03/12/2025 17:01:20|03/12/2025 17:01:22|03/12/2025 17:01:24|03/12/2025 17:01:26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172569444444445">
            <text:p>0.617256944444444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1764867919642000569</text:p>
          </table:table-cell>
          <table:table-cell office:value-type="string">
            <text:p>URA_SEG_E_ASSIST_PORTO</text:p>
          </table:table-cell>
          <table:table-cell office:value-type="string">
            <text:p>+5503176518509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01">
            <text:p>101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4:48:55|03/12/2025 14:48:56|03/12/2025 14:48:58|03/12/2025 14:49:02|03/12/2025 14:49:04|03/12/2025 14:49:08|03/12/2025 14:49:12|03/12/2025 14:49:14|03/12/2025 14:49:17|03/12/2025 14:49:20|03/12/2025 14:49:23|03/12/2025 14:49:27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813113425925926">
            <text:p>0.81311342592592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1764867919642000570</text:p>
          </table:table-cell>
          <table:table-cell office:value-type="string">
            <text:p>URA_SEG_E_ASSIST_PORTO</text:p>
          </table:table-cell>
          <table:table-cell office:value-type="string">
            <text:p>+5501150078874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180">
            <text:p>180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9:30:55|03/12/2025 19:30:58|03/12/2025 19:31:00|03/12/2025 19:31:04|03/12/2025 19:31:08|03/12/2025 19:31:12|03/12/2025 19:31:14|03/12/2025 19:31:18|03/12/2025 19:31:20|03/12/2025 19:31:23|03/12/2025 19:31:27|03/12/2025 19:31:29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0346064814814814">
            <text:p>0.4034606481481481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764867919642000571</text:p>
          </table:table-cell>
          <table:table-cell office:value-type="string">
            <text:p>URA_SEG_E_ASSIST_PORTO</text:p>
          </table:table-cell>
          <table:table-cell office:value-type="string">
            <text:p>+5503177792782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99">
            <text:p>99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09:41:00|03/12/2025 09:41:01|03/12/2025 09:41:05|03/12/2025 09:41:10|03/12/2025 09:41:12|03/12/2025 09:41:15|03/12/2025 09:41:19|03/12/2025 09:41:22|03/12/2025 09:41:26|03/12/2025 09:41:30|03/12/2025 09:41:34|03/12/2025 09:41:37|03/12/2025 09:41:38|03/12/2025 09:41:40|03/12/2025 09:41:4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8303356481481482">
            <text:p>0.830335648148148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1764867919642000572</text:p>
          </table:table-cell>
          <table:table-cell office:value-type="string">
            <text:p>URA_SEG_E_ASSIST_PORTO</text:p>
          </table:table-cell>
          <table:table-cell office:value-type="string">
            <text:p>+5501176634097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8">
            <text:p>48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9:55:45|03/12/2025 19:55:48|03/12/2025 19:55:50|03/12/2025 19:55:55|03/12/2025 19:55:58|03/12/2025 19:56:01|03/12/2025 19:56:04|03/12/2025 19:56:08|03/12/2025 19:56:10|03/12/2025 19:56:11|03/12/2025 19:56:14|03/12/2025 19:56:15|03/12/2025 19:56:19|03/12/2025 19:56:20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000925925925926">
            <text:p>0.500092592592592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2000573</text:p>
          </table:table-cell>
          <table:table-cell office:value-type="string">
            <text:p>URA_SEG_E_ASSIST_PORTO</text:p>
          </table:table-cell>
          <table:table-cell office:value-type="string">
            <text:p>+5508119329487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menu_cancelamento|motivo_cancelamento|confirmacao_cancelamento|protocolo_gerado</text:p>
          </table:table-cell>
          <table:table-cell office:value-type="string">
            <text:p>Inicio_Ura_Seguros_Assistencias|Identificacao_Telefone|Menu_Identificacao_Cliente|Menu_Cancelamento|Motivo_Cancelamento|Confirmacao_Cancelamento</text:p>
          </table:table-cell>
          <table:table-cell office:value-type="string">
            <text:p>10023|10589|50013|10551|15001|10627|10629|10633</text:p>
          </table:table-cell>
          <table:table-cell office:value-type="string">
            <text:p>333_Porto|PORTO|Bom_Dia|Cpf|Sucesso|Cancelamento|Protocolo_Gerado</text:p>
          </table:table-cell>
          <table:table-cell office:value-type="string">
            <text:p>|||2|||</text:p>
          </table:table-cell>
          <table:table-cell office:value-type="string">
            <text:p>Transferencia</text:p>
          </table:table-cell>
          <table:table-cell office:value-type="float" office:value="67">
            <text:p>67</text:p>
          </table:table-cell>
          <table:table-cell office:value-type="string">
            <text:p>014XXXXXXXX</text:p>
          </table:table-cell>
          <table:table-cell office:value-type="string">
            <text:p>106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2:00:11|03/12/2025 12:00:12|03/12/2025 12:00:14|03/12/2025 12:00:19|03/12/2025 12:00:22|03/12/2025 12:00:26|03/12/2025 12:00:30|03/12/2025 12:00:32|03/12/2025 12:00:35|03/12/2025 12:00:39|03/12/2025 12:00:40|03/12/2025 12:00:43|03/12/2025 12:00:4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5312499999999997">
            <text:p>0.3531249999999999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2000574</text:p>
          </table:table-cell>
          <table:table-cell office:value-type="string">
            <text:p>URA_SEG_E_ASSIST_PORTO</text:p>
          </table:table-cell>
          <table:table-cell office:value-type="string">
            <text:p>+5505176836984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90">
            <text:p>90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08:28:32|03/12/2025 08:28:33|03/12/2025 08:28:38|03/12/2025 08:28:41|03/12/2025 08:28:46|03/12/2025 08:28:50|03/12/2025 08:28:51|03/12/2025 08:28:56|03/12/2025 08:29:01|03/12/2025 08:29:03|03/12/2025 08:29:04|03/12/2025 08:29:09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5146759259259259">
            <text:p>0.514675925925925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764867919642000575</text:p>
          </table:table-cell>
          <table:table-cell office:value-type="string">
            <text:p>URA_SEG_E_ASSIST_PORTO</text:p>
          </table:table-cell>
          <table:table-cell office:value-type="string">
            <text:p>+5506187300920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alteracao|inclusao_dependente|dados_dependente|validacao_dados|dependente_incluido</text:p>
          </table:table-cell>
          <table:table-cell office:value-type="string">
            <text:p>Inicio_Ura_Seguros_Assistencias|Identificacao_Telefone|Menu_Identificacao_Cliente|Menu_Alteracao_Cadastral|Menu_Inclusao_Dependente|Confirmacao_Inclusao</text:p>
          </table:table-cell>
          <table:table-cell office:value-type="string">
            <text:p>10023|10589|50013|10551|15001|10647|10858</text:p>
          </table:table-cell>
          <table:table-cell office:value-type="string">
            <text:p>333_Porto|PORTO|Bom_Dia|Cpf|Sucesso|Dependente|Inclui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0">
            <text:p>80</text:p>
          </table:table-cell>
          <table:table-cell office:value-type="string">
            <text:p>014XXXXXXXX</text:p>
          </table:table-cell>
          <table:table-cell office:value-type="string">
            <text:p>10858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2:21:10|03/12/2025 12:21:13|03/12/2025 12:21:17|03/12/2025 12:21:19|03/12/2025 12:21:22|03/12/2025 12:21:25|03/12/2025 12:21:28|03/12/2025 12:21:32|03/12/2025 12:21:36|03/12/2025 12:21:38|03/12/2025 12:21:41|03/12/2025 12:21:45|03/12/2025 12:21:50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8110995370370371">
            <text:p>0.811099537037037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1764867919642000576</text:p>
          </table:table-cell>
          <table:table-cell office:value-type="string">
            <text:p>URA_SEG_E_ASSIST_PORTO</text:p>
          </table:table-cell>
          <table:table-cell office:value-type="string">
            <text:p>+5504120485739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sac|tipo_reclamacao|descricao_problema|protocolo_sac|prazo_resposta</text:p>
          </table:table-cell>
          <table:table-cell office:value-type="string">
            <text:p>Inicio_Ura_Seguros_Assistencias|Identificacao_Telefone|Menu_SAC|Tipo_Reclamacao|Registro_Protocolo</text:p>
          </table:table-cell>
          <table:table-cell office:value-type="string">
            <text:p>10023|10589|11567|11612|15003</text:p>
          </table:table-cell>
          <table:table-cell office:value-type="string">
            <text:p>333_Porto|PORTO|Ola|SAC|Protocolo_Registrado</text:p>
          </table:table-cell>
          <table:table-cell office:value-type="string">
            <text:p>||||</text:p>
          </table:table-cell>
          <table:table-cell office:value-type="string">
            <text:p>Transferencia</text:p>
          </table:table-cell>
          <table:table-cell office:value-type="float" office:value="125">
            <text:p>125</text:p>
          </table:table-cell>
          <table:table-cell office:value-type="string">
            <text:p>014XXXXXXXX</text:p>
          </table:table-cell>
          <table:table-cell office:value-type="string">
            <text:p>15003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19:28:00|03/12/2025 19:28:04|03/12/2025 19:28:08|03/12/2025 19:28:11|03/12/2025 19:28:16|03/12/2025 19:28:18|03/12/2025 19:28:22|03/12/2025 19:28:24|03/12/2025 19:28:26|03/12/2025 19:28:29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352777777777778">
            <text:p>0.335277777777777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2000577</text:p>
          </table:table-cell>
          <table:table-cell office:value-type="string">
            <text:p>URA_SEG_E_ASSIST_PORTO</text:p>
          </table:table-cell>
          <table:table-cell office:value-type="string">
            <text:p>+5509139034332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315">
            <text:p>315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08:02:52|03/12/2025 08:02:55|03/12/2025 08:02:59|03/12/2025 08:03:02|03/12/2025 08:03:05|03/12/2025 08:03:10|03/12/2025 08:03:13|03/12/2025 08:03:14|03/12/2025 08:03:18|03/12/2025 08:03:20|03/12/2025 08:03:25|03/12/2025 08:03:30|03/12/2025 08:03:32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217592592592592">
            <text:p>0.621759259259259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1764867919642000578</text:p>
          </table:table-cell>
          <table:table-cell office:value-type="string">
            <text:p>URA_SEG_E_ASSIST_PORTO</text:p>
          </table:table-cell>
          <table:table-cell office:value-type="string">
            <text:p>+5501134623642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43">
            <text:p>143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3/12/2025 14:55:21|03/12/2025 14:55:23|03/12/2025 14:55:28|03/12/2025 14:55:32|03/12/2025 14:55:36|03/12/2025 14:55:40|03/12/2025 14:55:43|03/12/2025 14:55:44|03/12/2025 14:55:47|03/12/2025 14:55:48|03/12/2025 14:55:51|03/12/2025 14:55:54|03/12/2025 14:55:58|03/12/2025 14:56:00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364583333333333">
            <text:p>0.636458333333333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2000579</text:p>
          </table:table-cell>
          <table:table-cell office:value-type="string">
            <text:p>URA_SEG_E_ASSIST_PORTO</text:p>
          </table:table-cell>
          <table:table-cell office:value-type="string">
            <text:p>+5505194673800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07">
            <text:p>207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5:16:31|03/12/2025 15:16:33|03/12/2025 15:16:38|03/12/2025 15:16:40|03/12/2025 15:16:44|03/12/2025 15:16:49|03/12/2025 15:16:52|03/12/2025 15:16:54|03/12/2025 15:16:56|03/12/2025 15:16:57|03/12/2025 15:16:59|03/12/2025 15:17:01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9613425925925925">
            <text:p>0.4961342592592592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2000580</text:p>
          </table:table-cell>
          <table:table-cell office:value-type="string">
            <text:p>URA_SEG_E_ASSIST_PORTO</text:p>
          </table:table-cell>
          <table:table-cell office:value-type="string">
            <text:p>+55091514189233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34">
            <text:p>134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1:54:30|03/12/2025 11:54:31|03/12/2025 11:54:36|03/12/2025 11:54:41|03/12/2025 11:54:44|03/12/2025 11:54:49|03/12/2025 11:54:50|03/12/2025 11:54:53|03/12/2025 11:54:54|03/12/2025 11:54:58|03/12/2025 11:55:02|03/12/2025 11:55:06|03/12/2025 11:55:10|03/12/2025 11:55:13|03/12/2025 11:55:1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3005787037037035">
            <text:p>0.4300578703703703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764867919642000581</text:p>
          </table:table-cell>
          <table:table-cell office:value-type="string">
            <text:p>URA_SEG_E_ASSIST_PORTO</text:p>
          </table:table-cell>
          <table:table-cell office:value-type="string">
            <text:p>+55011586897340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alteracao|inclusao_dependente|dados_dependente|validacao_dados|dependente_incluido</text:p>
          </table:table-cell>
          <table:table-cell office:value-type="string">
            <text:p>Inicio_Ura_Seguros_Assistencias|Identificacao_Telefone|Menu_Identificacao_Cliente|Menu_Alteracao_Cadastral|Menu_Inclusao_Dependente|Confirmacao_Inclusao</text:p>
          </table:table-cell>
          <table:table-cell office:value-type="string">
            <text:p>10023|10589|50013|10551|15001|10647|10858</text:p>
          </table:table-cell>
          <table:table-cell office:value-type="string">
            <text:p>333_Porto|PORTO|Bom_Dia|Cpf|Sucesso|Dependente|Inclui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162">
            <text:p>162</text:p>
          </table:table-cell>
          <table:table-cell office:value-type="string">
            <text:p>014XXXXXXXX</text:p>
          </table:table-cell>
          <table:table-cell office:value-type="string">
            <text:p>10858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3/12/2025 10:19:19|03/12/2025 10:19:22|03/12/2025 10:19:24|03/12/2025 10:19:26|03/12/2025 10:19:29|03/12/2025 10:19:31|03/12/2025 10:19:35|03/12/2025 10:19:39|03/12/2025 10:19:43|03/12/2025 10:19:47|03/12/2025 10:19:52|03/12/2025 10:19:56|03/12/2025 10:19:57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669444444444444">
            <text:p>0.766944444444444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2000582</text:p>
          </table:table-cell>
          <table:table-cell office:value-type="string">
            <text:p>URA_SEG_E_ASSIST_PORTO</text:p>
          </table:table-cell>
          <table:table-cell office:value-type="string">
            <text:p>+5507148618496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90">
            <text:p>190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8:24:25|03/12/2025 18:24:27|03/12/2025 18:24:29|03/12/2025 18:24:31|03/12/2025 18:24:35|03/12/2025 18:24:37|03/12/2025 18:24:39|03/12/2025 18:24:40|03/12/2025 18:24:43|03/12/2025 18:24:45|03/12/2025 18:24:48|03/12/2025 18:24:52|03/12/2025 18:24:5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358217592592592">
            <text:p>0.735821759259259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764867919642000583</text:p>
          </table:table-cell>
          <table:table-cell office:value-type="string">
            <text:p>URA_SEG_E_ASSIST_PORTO</text:p>
          </table:table-cell>
          <table:table-cell office:value-type="string">
            <text:p>+55051726819057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85">
            <text:p>85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7:39:36|03/12/2025 17:39:39|03/12/2025 17:39:40|03/12/2025 17:39:43|03/12/2025 17:39:46|03/12/2025 17:39:49|03/12/2025 17:39:51|03/12/2025 17:39:56|03/12/2025 17:39:59|03/12/2025 17:40:03|03/12/2025 17:40:07|03/12/2025 17:40:09|03/12/2025 17:40:11|03/12/2025 17:40:15|03/12/2025 17:40:18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326504629629629">
            <text:p>0.632650462962962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2000584</text:p>
          </table:table-cell>
          <table:table-cell office:value-type="string">
            <text:p>URA_SEG_E_ASSIST_PORTO</text:p>
          </table:table-cell>
          <table:table-cell office:value-type="string">
            <text:p>+55021580215121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21">
            <text:p>121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5:11:05|03/12/2025 15:11:08|03/12/2025 15:11:11|03/12/2025 15:11:16|03/12/2025 15:11:20|03/12/2025 15:11:23|03/12/2025 15:11:25|03/12/2025 15:11:26|03/12/2025 15:11:29|03/12/2025 15:11:33|03/12/2025 15:11:37|03/12/2025 15:11:40|03/12/2025 15:11:44|03/12/2025 15:11:48|03/12/2025 15:11:49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646064814814815">
            <text:p>0.464606481481481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2000585</text:p>
          </table:table-cell>
          <table:table-cell office:value-type="string">
            <text:p>URA_SEG_E_ASSIST_PORTO</text:p>
          </table:table-cell>
          <table:table-cell office:value-type="string">
            <text:p>+5503122899528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290">
            <text:p>290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1:09:03|03/12/2025 11:09:07|03/12/2025 11:09:09|03/12/2025 11:09:12|03/12/2025 11:09:17|03/12/2025 11:09:21|03/12/2025 11:09:26|03/12/2025 11:09:29|03/12/2025 11:09:31|03/12/2025 11:09:34|03/12/2025 11:09:36|03/12/2025 11:09:38|03/12/2025 11:09:40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015162037037037">
            <text:p>0.601516203703703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1764867919642000586</text:p>
          </table:table-cell>
          <table:table-cell office:value-type="string">
            <text:p>URA_SEG_E_ASSIST_PORTO</text:p>
          </table:table-cell>
          <table:table-cell office:value-type="string">
            <text:p>+5502146249957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15">
            <text:p>115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3/12/2025 14:26:15|03/12/2025 14:26:20|03/12/2025 14:26:24|03/12/2025 14:26:26|03/12/2025 14:26:29|03/12/2025 14:26:32|03/12/2025 14:26:37|03/12/2025 14:26:40|03/12/2025 14:26:42|03/12/2025 14:26:46|03/12/2025 14:26:51|03/12/2025 14:26:53|03/12/2025 14:26:56|03/12/2025 14:26:58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309375">
            <text:p>0.730937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764867919642000587</text:p>
          </table:table-cell>
          <table:table-cell office:value-type="string">
            <text:p>URA_SEG_E_ASSIST_PORTO</text:p>
          </table:table-cell>
          <table:table-cell office:value-type="string">
            <text:p>+5506169368237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82">
            <text:p>82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17:32:36|03/12/2025 17:32:39|03/12/2025 17:32:43|03/12/2025 17:32:45|03/12/2025 17:32:49|03/12/2025 17:32:51|03/12/2025 17:32:53|03/12/2025 17:32:56|03/12/2025 17:33:00|03/12/2025 17:33:04|03/12/2025 17:33:05|03/12/2025 17:33:08|03/12/2025 17:33:11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619907407407408">
            <text:p>0.461990740740740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2000588</text:p>
          </table:table-cell>
          <table:table-cell office:value-type="string">
            <text:p>URA_SEG_E_ASSIST_PORTO</text:p>
          </table:table-cell>
          <table:table-cell office:value-type="string">
            <text:p>+5508138516932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122">
            <text:p>122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CONSULTA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1:05:20|03/12/2025 11:05:24|03/12/2025 11:05:26|03/12/2025 11:05:28|03/12/2025 11:05:33|03/12/2025 11:05:38|03/12/2025 11:05:39|03/12/2025 11:05:44|03/12/2025 11:05:46|03/12/2025 11:05:50|03/12/2025 11:05:53|03/12/2025 11:05:55|03/12/2025 11:06:00|03/12/2025 11:06:04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4858796296296296">
            <text:p>0.3485879629629629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2000589</text:p>
          </table:table-cell>
          <table:table-cell office:value-type="string">
            <text:p>URA_SEG_E_ASSIST_PORTO</text:p>
          </table:table-cell>
          <table:table-cell office:value-type="string">
            <text:p>+5501146476778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152">
            <text:p>152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08:22:02|03/12/2025 08:22:03|03/12/2025 08:22:04|03/12/2025 08:22:05|03/12/2025 08:22:09|03/12/2025 08:22:12|03/12/2025 08:22:15|03/12/2025 08:22:16|03/12/2025 08:22:21|03/12/2025 08:22:22|03/12/2025 08:22:25|03/12/2025 08:22:28|03/12/2025 08:22:31|03/12/2025 08:22:33|03/12/2025 08:22:3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109027777777778">
            <text:p>0.610902777777777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1764867919642000590</text:p>
          </table:table-cell>
          <table:table-cell office:value-type="string">
            <text:p>URA_SEG_E_ASSIST_PORTO</text:p>
          </table:table-cell>
          <table:table-cell office:value-type="string">
            <text:p>+5504140393041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53">
            <text:p>53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4:39:46|03/12/2025 14:39:47|03/12/2025 14:39:49|03/12/2025 14:39:52|03/12/2025 14:39:57|03/12/2025 14:39:59|03/12/2025 14:40:02|03/12/2025 14:40:05|03/12/2025 14:40:07|03/12/2025 14:40:09|03/12/2025 14:40:13|03/12/2025 14:40:16|03/12/2025 14:40:20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850347222222221">
            <text:p>0.785034722222222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764867919642000591</text:p>
          </table:table-cell>
          <table:table-cell office:value-type="string">
            <text:p>URA_SEG_E_ASSIST_PORTO</text:p>
          </table:table-cell>
          <table:table-cell office:value-type="string">
            <text:p>+5503111497778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42">
            <text:p>142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8:50:29|03/12/2025 18:50:31|03/12/2025 18:50:33|03/12/2025 18:50:37|03/12/2025 18:50:39|03/12/2025 18:50:41|03/12/2025 18:50:46|03/12/2025 18:50:47|03/12/2025 18:50:51|03/12/2025 18:50:54|03/12/2025 18:50:59|03/12/2025 18:51:02|03/12/2025 18:51:05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749537037037037">
            <text:p>0.374953703703703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2000592</text:p>
          </table:table-cell>
          <table:table-cell office:value-type="string">
            <text:p>URA_SEG_E_ASSIST_PORTO</text:p>
          </table:table-cell>
          <table:table-cell office:value-type="string">
            <text:p>+5507139411020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230">
            <text:p>230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CANCELAMENT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ANCELAMENTO</text:p>
          </table:table-cell>
          <table:table-cell office:value-type="string">
            <text:p/>
          </table:table-cell>
          <table:table-cell office:value-type="string">
            <text:p>03/12/2025 08:59:58|03/12/2025 09:00:03|03/12/2025 09:00:07|03/12/2025 09:00:11|03/12/2025 09:00:12|03/12/2025 09:00:15|03/12/2025 09:00:16|03/12/2025 09:00:19|03/12/2025 09:00:22|03/12/2025 09:00:26|03/12/2025 09:00:27|03/12/2025 09:00:31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656481481481481">
            <text:p>0.665648148148148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2000593</text:p>
          </table:table-cell>
          <table:table-cell office:value-type="string">
            <text:p>URA_SEG_E_ASSIST_PORTO</text:p>
          </table:table-cell>
          <table:table-cell office:value-type="string">
            <text:p>+55041708214162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46">
            <text:p>46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CONSULTA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5:58:35|03/12/2025 15:58:40|03/12/2025 15:58:43|03/12/2025 15:58:47|03/12/2025 15:58:49|03/12/2025 15:58:54|03/12/2025 15:58:56|03/12/2025 15:58:58|03/12/2025 15:59:03|03/12/2025 15:59:06|03/12/2025 15:59:10|03/12/2025 15:59:12|03/12/2025 15:59:15|03/12/2025 15:59:16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49496527777777777">
            <text:p>0.4949652777777777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764867919642000594</text:p>
          </table:table-cell>
          <table:table-cell office:value-type="string">
            <text:p>URA_SEG_E_ASSIST_PORTO</text:p>
          </table:table-cell>
          <table:table-cell office:value-type="string">
            <text:p>+5505160636518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documento_validado|pf_pj|chamada_api_contratos|sucesso_api|produto_identificado|menu_principal|abertura_sinistro|confirmacao_dados|sinistro_registrado</text:p>
          </table:table-cell>
          <table:table-cell office:value-type="string">
            <text:p>Inicio_Ura_Seguros_Assistencias|Identificacao_Telefone|Menu_Identificacao_Cliente|Menu_Produtos_Dinamico_Cliente|Menu_Principal_Dinamico_Auto|Menu_Sinistro_Auto|Confirmacao_Sinistro</text:p>
          </table:table-cell>
          <table:table-cell office:value-type="string">
            <text:p>10023|10589|50013|10551|15001|15001|10066|10623|10078|10733</text:p>
          </table:table-cell>
          <table:table-cell office:value-type="string">
            <text:p>333_Porto|PORTO|Boa_Tarde|Valido|Pessoa_Fisica|Sucesso|Identificado|Auto|Sinistro_Registrado</text:p>
          </table:table-cell>
          <table:table-cell office:value-type="string">
            <text:p>|||||||</text:p>
          </table:table-cell>
          <table:table-cell office:value-type="string">
            <text:p>Transferencia</text:p>
          </table:table-cell>
          <table:table-cell office:value-type="float" office:value="67">
            <text:p>67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 office:value-type="string">
            <text:p/>
          </table:table-cell>
          <table:table-cell office:value-type="string">
            <text:p>03/12/2025 11:52:48|03/12/2025 11:52:52|03/12/2025 11:52:54|03/12/2025 11:52:55|03/12/2025 11:52:56|03/12/2025 11:53:01|03/12/2025 11:53:05|03/12/2025 11:53:08|03/12/2025 11:53:09|03/12/2025 11:53:11|03/12/2025 11:53:13|03/12/2025 11:53:15|03/12/2025 11:53:18|03/12/2025 11:53:20|03/12/2025 11:53:22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702083333333333">
            <text:p>0.370208333333333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764867919642000595</text:p>
          </table:table-cell>
          <table:table-cell office:value-type="string">
            <text:p>URA_SEG_E_ASSIST_PORTO</text:p>
          </table:table-cell>
          <table:table-cell office:value-type="string">
            <text:p>+55021737531084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|sucesso_api|produto_identificado|menu_renovacao|dados_renovacao|aceite_condicoes|renovacao_confirmada</text:p>
          </table:table-cell>
          <table:table-cell office:value-type="string">
            <text:p>Inicio_Ura_Seguros_Assistencias|Identificacao_Telefone|Menu_Identificacao_Cliente|Menu_Produtos_Dinamico_Cliente|Menu_Renovacao_Vida|Confirmacao_Renovacao</text:p>
          </table:table-cell>
          <table:table-cell office:value-type="string">
            <text:p>10023|10589|50013|10551|15001|10954|10959|10976</text:p>
          </table:table-cell>
          <table:table-cell office:value-type="string">
            <text:p>333_Porto|PORTO|Bom_Dia|Cpf|Sucesso|Vida|Renovacao_Aceita</text:p>
          </table:table-cell>
          <table:table-cell office:value-type="string">
            <text:p>||||1||</text:p>
          </table:table-cell>
          <table:table-cell office:value-type="string">
            <text:p>Desconexao</text:p>
          </table:table-cell>
          <table:table-cell office:value-type="float" office:value="83">
            <text:p>83</text:p>
          </table:table-cell>
          <table:table-cell office:value-type="string">
            <text:p>014XXXXXXXX</text:p>
          </table:table-cell>
          <table:table-cell office:value-type="string">
            <text:p>10976</text:p>
          </table:table-cell>
          <table:table-cell office:value-type="string">
            <text:p>PORTO/(VIDA):VIDA/RENOVACAO</text:p>
          </table:table-cell>
          <table:table-cell office:value-type="string">
            <text:p>PORTO</text:p>
          </table:table-cell>
          <table:table-cell office:value-type="string">
            <text:p>(VIDA):VIDA</text:p>
          </table:table-cell>
          <table:table-cell office:value-type="string">
            <text:p>RENOVACAO</text:p>
          </table:table-cell>
          <table:table-cell office:value-type="string">
            <text:p/>
          </table:table-cell>
          <table:table-cell office:value-type="string">
            <text:p>03/12/2025 08:53:10|03/12/2025 08:53:12|03/12/2025 08:53:15|03/12/2025 08:53:16|03/12/2025 08:53:18|03/12/2025 08:53:23|03/12/2025 08:53:28|03/12/2025 08:53:32|03/12/2025 08:53:37|03/12/2025 08:53:40|03/12/2025 08:53:42|03/12/2025 08:53:44|03/12/2025 08:53:48|03/12/2025 08:53:51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37991898148148145">
            <text:p>0.3799189814814814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764867919642000596</text:p>
          </table:table-cell>
          <table:table-cell office:value-type="string">
            <text:p>URA_SEG_E_ASSIST_PORTO</text:p>
          </table:table-cell>
          <table:table-cell office:value-type="string">
            <text:p>+5506187345002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menu_principal|nova_cotacao|dados_veiculo|marca_modelo|ano_veiculo|dados_condutor|cep_residencia|calculo_premio|apresentacao_valores</text:p>
          </table:table-cell>
          <table:table-cell office:value-type="string">
            <text:p>Inicio_Ura_Seguros_Assistencias|Menu_Principal|Menu_Cotacao_Auto|Dados_Veiculo|Dados_Condutor|Calculo_Premio|Apresentacao_Valores</text:p>
          </table:table-cell>
          <table:table-cell office:value-type="string">
            <text:p>10023|10078|10733|11014|11016|12001|10619</text:p>
          </table:table-cell>
          <table:table-cell office:value-type="string">
            <text:p>333_Porto|PORTO|Boa_Tarde|Cotacao|Dados_Completos|Calculo_Realizado</text:p>
          </table:table-cell>
          <table:table-cell office:value-type="string">
            <text:p>||||||</text:p>
          </table:table-cell>
          <table:table-cell office:value-type="string">
            <text:p>Abandono</text:p>
          </table:table-cell>
          <table:table-cell office:value-type="float" office:value="194">
            <text:p>194</text:p>
          </table:table-cell>
          <table:table-cell office:value-type="string">
            <text:p>014XXXXXXXX</text:p>
          </table:table-cell>
          <table:table-cell office:value-type="string">
            <text:p>10619</text:p>
          </table:table-cell>
          <table:table-cell office:value-type="string">
            <text:p>PORTO/(AUTO):AUTO/COTACA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TACAO</text:p>
          </table:table-cell>
          <table:table-cell office:value-type="string">
            <text:p/>
          </table:table-cell>
          <table:table-cell office:value-type="string">
            <text:p>03/12/2025 09:07:06|03/12/2025 09:07:07|03/12/2025 09:07:08|03/12/2025 09:07:13|03/12/2025 09:07:16|03/12/2025 09:07:19|03/12/2025 09:07:20|03/12/2025 09:07:23|03/12/2025 09:07:27|03/12/2025 09:07:29|03/12/2025 09:07:31|03/12/2025 09:07:35|03/12/2025 09:07:39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8180671296296297">
            <text:p>0.818067129629629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1764867919642000597</text:p>
          </table:table-cell>
          <table:table-cell office:value-type="string">
            <text:p>URA_SEG_E_ASSIST_PORTO</text:p>
          </table:table-cell>
          <table:table-cell office:value-type="string">
            <text:p>+55041526122005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tipo_documento|cpf_cnpj|chamada_api_contratos|sucesso_api|produto_identificado|menu_principal|consulta_apolice|dados_apolice|confirmacao</text:p>
          </table:table-cell>
          <table:table-cell office:value-type="string">
            <text:p>Inicio_Ura_Seguros_Assistencias|Identificacao_Telefone|Menu_Identificacao_Cliente|Menu_Produtos_Dinamico_Cliente|Menu_Principal_Dinamico_Residencial|Menu_Consulta_Apolice|Dados_Apolice</text:p>
          </table:table-cell>
          <table:table-cell office:value-type="string">
            <text:p>10023|10589|50013|10563|15001|15001|10647|10858|10866</text:p>
          </table:table-cell>
          <table:table-cell office:value-type="string">
            <text:p>333_Porto|PORTO|Ola|Cpf|Sucesso|Identificado|Residencial|Consulta_Realizada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63">
            <text:p>63</text:p>
          </table:table-cell>
          <table:table-cell office:value-type="string">
            <text:p>014XXXXXXXX</text:p>
          </table:table-cell>
          <table:table-cell office:value-type="string">
            <text:p>10866</text:p>
          </table:table-cell>
          <table:table-cell office:value-type="string">
            <text:p>PORTO/(RESIDENCIAL):CASA/SINISTRO</text:p>
          </table:table-cell>
          <table:table-cell office:value-type="string">
            <text:p>PORTO</text:p>
          </table:table-cell>
          <table:table-cell office:value-type="string">
            <text:p>(RESIDENCIAL):CASA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9:38:04|03/12/2025 19:38:07|03/12/2025 19:38:12|03/12/2025 19:38:17|03/12/2025 19:38:20|03/12/2025 19:38:25|03/12/2025 19:38:29|03/12/2025 19:38:33|03/12/2025 19:38:37|03/12/2025 19:38:41|03/12/2025 19:38:43|03/12/2025 19:38:44|03/12/2025 19:38:46|03/12/2025 19:38:51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7384143518518518">
            <text:p>0.738414351851851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764867919642000598</text:p>
          </table:table-cell>
          <table:table-cell office:value-type="string">
            <text:p>URA_SEG_E_ASSIST_PORTO</text:p>
          </table:table-cell>
          <table:table-cell office:value-type="string">
            <text:p>+55071473836736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menu_principal|servico_assistencia|tipo_assistencia|guincho|localizacao_cliente|confirmacao_endereco|assistencia_acionada</text:p>
          </table:table-cell>
          <table:table-cell office:value-type="string">
            <text:p>Inicio_Ura_Seguros_Assistencias|Identificacao_Telefone|Menu_Principal_Dinamico_Auto|Menu_Assistencia_24h|Menu_Tipo_Assistencia|Menu_Guincho|Confirmacao_Localizacao</text:p>
          </table:table-cell>
          <table:table-cell office:value-type="string">
            <text:p>10023|10589|10078|10733|10739|10083|12541</text:p>
          </table:table-cell>
          <table:table-cell office:value-type="string">
            <text:p>333_Porto|PORTO|Boa_Noite|Identificado|Assistencia|Guincho|Endereco_Confirmado</text:p>
          </table:table-cell>
          <table:table-cell office:value-type="string">
            <text:p>||||||</text:p>
          </table:table-cell>
          <table:table-cell office:value-type="string">
            <text:p>Transferencia</text:p>
          </table:table-cell>
          <table:table-cell office:value-type="float" office:value="93">
            <text:p>93</text:p>
          </table:table-cell>
          <table:table-cell office:value-type="string">
            <text:p>014XXXXXXXX</text:p>
          </table:table-cell>
          <table:table-cell office:value-type="string">
            <text:p>12541</text:p>
          </table:table-cell>
          <table:table-cell office:value-type="string">
            <text:p>PORTO/(AUTO):AUTO/SINISTR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SINISTRO</text:p>
          </table:table-cell>
          <table:table-cell office:value-type="string">
            <text:p/>
          </table:table-cell>
          <table:table-cell office:value-type="string">
            <text:p>03/12/2025 17:43:23|03/12/2025 17:43:26|03/12/2025 17:43:29|03/12/2025 17:43:31|03/12/2025 17:43:35|03/12/2025 17:43:38|03/12/2025 17:43:40|03/12/2025 17:43:42|03/12/2025 17:43:44|03/12/2025 17:43:47|03/12/2025 17:43:49|03/12/2025 17:43:52</text:p>
          </table:table-cell>
          <table:table-cell office:value-type="float" office:value="45995.58254215278">
            <text:p>45995.58254215278</text:p>
          </table:table-cell>
        </table:table-row>
        <table:table-row>
          <table:table-cell office:value-type="float" office:value="45993.99550925926">
            <text:p>45993.99550925926</text:p>
          </table:table-cell>
          <table:table-cell office:value-type="float" office:value="0.6324189814814815">
            <text:p>0.63241898148148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764867919642000599</text:p>
          </table:table-cell>
          <table:table-cell office:value-type="string">
            <text:p>URA_SEG_E_ASSIST_PORTO</text:p>
          </table:table-cell>
          <table:table-cell office:value-type="string">
            <text:p>+55051993874508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identificacao_telefone|cpf_cnpj|chamada_api|sucesso_api|menu_financeiro|segunda_via_boleto|selecao_fatura|envio_email|confirmacao</text:p>
          </table:table-cell>
          <table:table-cell office:value-type="string">
            <text:p>Inicio_Ura_Seguros_Assistencias|Identificacao_Telefone|Menu_Identificacao_Cliente|Menu_Financeiro|Menu_Segunda_Via|Envio_Email</text:p>
          </table:table-cell>
          <table:table-cell office:value-type="string">
            <text:p>10023|10589|50013|10563|10647|10073|10860</text:p>
          </table:table-cell>
          <table:table-cell office:value-type="string">
            <text:p>333_Porto|PORTO|Ola|Cpf|Sucesso|Segunda_Via|Email_Enviado</text:p>
          </table:table-cell>
          <table:table-cell office:value-type="string">
            <text:p>|||||</text:p>
          </table:table-cell>
          <table:table-cell office:value-type="string">
            <text:p>Desconexao</text:p>
          </table:table-cell>
          <table:table-cell office:value-type="float" office:value="39">
            <text:p>39</text:p>
          </table:table-cell>
          <table:table-cell office:value-type="string">
            <text:p>014XXXXXXXX</text:p>
          </table:table-cell>
          <table:table-cell office:value-type="string">
            <text:p>10860</text:p>
          </table:table-cell>
          <table:table-cell office:value-type="string">
            <text:p>PORTO/(AUTO):AUTO/CONSULT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CONSULTA</text:p>
          </table:table-cell>
          <table:table-cell office:value-type="string">
            <text:p/>
          </table:table-cell>
          <table:table-cell office:value-type="string">
            <text:p>03/12/2025 15:10:45|03/12/2025 15:10:48|03/12/2025 15:10:53|03/12/2025 15:10:54|03/12/2025 15:10:59|03/12/2025 15:11:02|03/12/2025 15:11:06|03/12/2025 15:11:10|03/12/2025 15:11:13|03/12/2025 15:11:17|03/12/2025 15:11:20|03/12/2025 15:11:24|03/12/2025 15:11:28</text:p>
          </table:table-cell>
          <table:table-cell office:value-type="float" office:value="45995.58254215278">
            <text:p>45995.582542152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